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8.61pt"/>
    </style:style>
    <style:style style:name="co2" style:family="table-column">
      <style:table-column-properties fo:break-before="auto" style:column-width="433.36pt"/>
    </style:style>
    <style:style style:name="co3" style:family="table-column">
      <style:table-column-properties fo:break-before="auto" style:column-width="375.76pt"/>
    </style:style>
    <style:style style:name="co4" style:family="table-column">
      <style:table-column-properties fo:break-before="auto" style:column-width="423.64pt"/>
    </style:style>
    <style:style style:name="co5" style:family="table-column">
      <style:table-column-properties fo:break-before="auto" style:column-width="430.61pt"/>
    </style:style>
    <style:style style:name="co6" style:family="table-column">
      <style:table-column-properties fo:break-before="auto" style:column-width="311.16pt"/>
    </style:style>
    <style:style style:name="co7" style:family="table-column">
      <style:table-column-properties fo:break-before="auto" style:column-width="391.69pt"/>
    </style:style>
    <style:style style:name="co8" style:family="table-column">
      <style:table-column-properties fo:break-before="auto" style:column-width="360.45pt"/>
    </style:style>
    <style:style style:name="co9" style:family="table-column">
      <style:table-column-properties fo:break-before="auto" style:column-width="421.54pt"/>
    </style:style>
    <style:style style:name="co10" style:family="table-column">
      <style:table-column-properties fo:break-before="auto" style:column-width="411.14pt"/>
    </style:style>
    <style:style style:name="co11" style:family="table-column">
      <style:table-column-properties fo:break-before="auto" style:column-width="384.75pt"/>
    </style:style>
    <style:style style:name="co12" style:family="table-column">
      <style:table-column-properties fo:break-before="auto" style:column-width="427.1pt"/>
    </style:style>
    <style:style style:name="co13" style:family="table-column">
      <style:table-column-properties fo:break-before="auto" style:column-width="359.74pt"/>
    </style:style>
    <style:style style:name="co14" style:family="table-column">
      <style:table-column-properties fo:break-before="auto" style:column-width="335.45pt"/>
    </style:style>
    <style:style style:name="co15" style:family="table-column">
      <style:table-column-properties fo:break-before="auto" style:column-width="366.69pt"/>
    </style:style>
    <style:style style:name="co16" style:family="table-column">
      <style:table-column-properties fo:break-before="auto" style:column-width="448.64pt"/>
    </style:style>
    <style:style style:name="co17" style:family="table-column">
      <style:table-column-properties fo:break-before="auto" style:column-width="463.89pt"/>
    </style:style>
    <style:style style:name="co18" style:family="table-column">
      <style:table-column-properties fo:break-before="auto" style:column-width="415.3pt"/>
    </style:style>
    <style:style style:name="co19" style:family="table-column">
      <style:table-column-properties fo:break-before="auto" style:column-width="410.46pt"/>
    </style:style>
    <style:style style:name="co20" style:family="table-column">
      <style:table-column-properties fo:break-before="auto" style:column-width="510.46pt"/>
    </style:style>
    <style:style style:name="co21" style:family="table-column">
      <style:table-column-properties fo:break-before="auto" style:column-width="381.29pt"/>
    </style:style>
    <style:style style:name="co2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001" table:default-cell-style-name="Default"/>
        <table:table-row table:style-name="ro1">
          <table:table-cell table:style-name="ce1" office:value-type="string" calcext:value-type="string">
            <text:p>abbr</text:p>
          </table:table-cell>
          <table:table-cell table:style-name="ce1"/>
          <table:table-cell table:style-name="ce1" office:value-type="string" calcext:value-type="string">
            <text:p>ko</text:p>
          </table:table-cell>
          <table:table-cell table:style-name="ce1" office:value-type="string" calcext:value-type="string">
            <text:p>fr</text:p>
          </table:table-cell>
          <table:table-cell table:style-name="ce1" office:value-type="string" calcext:value-type="string">
            <text:p>de</text:p>
          </table:table-cell>
          <table:table-cell table:style-name="ce1" office:value-type="string" calcext:value-type="string">
            <text:p>zh</text:p>
          </table:table-cell>
          <table:table-cell table:style-name="ce1" office:value-type="string" calcext:value-type="string">
            <text:p>es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ru</text:p>
          </table:table-cell>
          <table:table-cell table:style-name="ce1" office:value-type="string" calcext:value-type="string">
            <text:p>hi</text:p>
          </table:table-cell>
          <table:table-cell table:style-name="ce1" office:value-type="string" calcext:value-type="string">
            <text:p>bn</text:p>
          </table:table-cell>
          <table:table-cell table:style-name="ce1" office:value-type="string" calcext:value-type="string">
            <text:p>pt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ja</text:p>
          </table:table-cell>
          <table:table-cell table:style-name="ce1" office:value-type="string" calcext:value-type="string">
            <text:p>he</text:p>
          </table:table-cell>
          <table:table-cell table:style-name="ce1" office:value-type="string" calcext:value-type="string">
            <text:p>eo</text:p>
          </table:table-cell>
          <table:table-cell table:style-name="ce1" office:value-type="string" calcext:value-type="string">
            <text:p>sw</text:p>
          </table:table-cell>
          <table:table-cell table:style-name="ce1" office:value-type="string" calcext:value-type="string">
            <text:p>tl</text:p>
          </table:table-cell>
          <table:table-cell table:style-name="ce1" office:value-type="string" calcext:value-type="string">
            <text:p>ur</text:p>
          </table:table-cell>
          <table:table-cell table:style-name="ce1" office:value-type="string" calcext:value-type="string">
            <text:p>la</text:p>
          </table:table-cell>
          <table:table-cell table:style-name="ce1" office:value-type="string" calcext:value-type="string">
            <text:p>cy</text:p>
          </table:table-cell>
          <table:table-cell table:style-name="ce1" office:value-type="string" calcext:value-type="string">
            <text:p>zu</text:p>
          </table:table-cell>
          <table:table-cell table:style-name="ce1" office:value-type="string" calcext:value-type="string">
            <text:p>yi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anguage\</text:p>
          </table:table-cell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KOREAN</text:p>
          </table:table-cell>
          <table:table-cell table:style-name="ce1" office:value-type="string" calcext:value-type="string">
            <text:p>FRENCH</text:p>
          </table:table-cell>
          <table:table-cell table:style-name="ce1" office:value-type="string" calcext:value-type="string">
            <text:p>GERMAN</text:p>
          </table:table-cell>
          <table:table-cell table:style-name="ce1" office:value-type="string" calcext:value-type="string">
            <text:p>CHINESE</text:p>
          </table:table-cell>
          <table:table-cell table:style-name="ce1" office:value-type="string" calcext:value-type="string">
            <text:p>SPANISH</text:p>
          </table:table-cell>
          <table:table-cell table:style-name="ce1" office:value-type="string" calcext:value-type="string">
            <text:p>ARABIC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string" calcext:value-type="string">
            <text:p>HINDI</text:p>
          </table:table-cell>
          <table:table-cell table:style-name="ce1" office:value-type="string" calcext:value-type="string">
            <text:p>BENGALI</text:p>
          </table:table-cell>
          <table:table-cell table:style-name="ce1" office:value-type="string" calcext:value-type="string">
            <text:p>PORTUGUESE</text:p>
          </table:table-cell>
          <table:table-cell table:style-name="ce1" office:value-type="string" calcext:value-type="string">
            <text:p>INDONESIAN</text:p>
          </table:table-cell>
          <table:table-cell table:style-name="ce1" office:value-type="string" calcext:value-type="string">
            <text:p>JAPANESE</text:p>
          </table:table-cell>
          <table:table-cell table:style-name="ce1" office:value-type="string" calcext:value-type="string">
            <text:p>HEBREW</text:p>
          </table:table-cell>
          <table:table-cell table:style-name="ce1" office:value-type="string" calcext:value-type="string">
            <text:p>ESPERANTO</text:p>
          </table:table-cell>
          <table:table-cell table:style-name="ce1" office:value-type="string" calcext:value-type="string">
            <text:p>SWAHILI</text:p>
          </table:table-cell>
          <table:table-cell table:style-name="ce1" office:value-type="string" calcext:value-type="string">
            <text:p>TAGOLOG</text:p>
          </table:table-cell>
          <table:table-cell table:style-name="ce1" office:value-type="string" calcext:value-type="string">
            <text:p>URDU</text:p>
          </table:table-cell>
          <table:table-cell table:style-name="ce1" office:value-type="string" calcext:value-type="string">
            <text:p>LATIN</text:p>
          </table:table-cell>
          <table:table-cell table:style-name="ce1" office:value-type="string" calcext:value-type="string">
            <text:p>WELSH</text:p>
          </table:table-cell>
          <table:table-cell table:style-name="ce1" office:value-type="string" calcext:value-type="string">
            <text:p>ZULU</text:p>
          </table:table-cell>
          <table:table-cell table:style-name="ce1" office:value-type="string" calcext:value-type="string">
            <text:p>YIDDISH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END</text:p>
          </table:table-cell>
          <table:table-cell table:style-name="ce2" table:formula="of:=IFERROR(__xludf.dummyfunction(&quot;GOOGLETRANSLATE($B3,&quot;&quot;en&quot;&quot;,C$1)&quot;);&quot;끝&quot;)" office:value-type="string" office:string-value="끝" calcext:value-type="string">
            <text:p>끝</text:p>
          </table:table-cell>
          <table:table-cell table:style-name="ce2" table:formula="of:=IFERROR(__xludf.dummyfunction(&quot;GOOGLETRANSLATE($B3,&quot;&quot;en&quot;&quot;,D$1)&quot;);&quot;FIN&quot;)" office:value-type="string" office:string-value="FIN" calcext:value-type="string">
            <text:p>FIN</text:p>
          </table:table-cell>
          <table:table-cell table:style-name="ce2" table:formula="of:=IFERROR(__xludf.dummyfunction(&quot;GOOGLETRANSLATE($B3,&quot;&quot;en&quot;&quot;,E$1)&quot;);&quot;ENDE&quot;)" office:value-type="string" office:string-value="ENDE" calcext:value-type="string">
            <text:p>ENDE</text:p>
          </table:table-cell>
          <table:table-cell table:style-name="ce2" table:formula="of:=IFERROR(__xludf.dummyfunction(&quot;GOOGLETRANSLATE($B3,&quot;&quot;en&quot;&quot;,F$1)&quot;);&quot;结尾&quot;)" office:value-type="string" office:string-value="结尾" calcext:value-type="string">
            <text:p>结尾</text:p>
          </table:table-cell>
          <table:table-cell table:style-name="ce2" table:formula="of:=IFERROR(__xludf.dummyfunction(&quot;GOOGLETRANSLATE($B3,&quot;&quot;en&quot;&quot;,G$1)&quot;);&quot;FIN&quot;)" office:value-type="string" office:string-value="FIN" calcext:value-type="string">
            <text:p>FIN</text:p>
          </table:table-cell>
          <table:table-cell table:style-name="ce2" table:formula="of:=IFERROR(__xludf.dummyfunction(&quot;GOOGLETRANSLATE($B3,&quot;&quot;en&quot;&quot;,H$1)&quot;);&quot;نهاية&quot;)" office:value-type="string" office:string-value="نهاية" calcext:value-type="string">
            <text:p>نهاية</text:p>
          </table:table-cell>
          <table:table-cell table:style-name="ce2" table:formula="of:=IFERROR(__xludf.dummyfunction(&quot;GOOGLETRANSLATE($B3,&quot;&quot;en&quot;&quot;,I$1)&quot;);&quot;КОНЕЦ&quot;)" office:value-type="string" office:string-value="КОНЕЦ" calcext:value-type="string">
            <text:p>КОНЕЦ</text:p>
          </table:table-cell>
          <table:table-cell table:style-name="ce2" table:formula="of:=IFERROR(__xludf.dummyfunction(&quot;GOOGLETRANSLATE($B3,&quot;&quot;en&quot;&quot;,J$1)&quot;);&quot;अंत&quot;)" office:value-type="string" office:string-value="अंत" calcext:value-type="string">
            <text:p>अंत</text:p>
          </table:table-cell>
          <table:table-cell table:style-name="ce2" table:formula="of:=IFERROR(__xludf.dummyfunction(&quot;GOOGLETRANSLATE($B3,&quot;&quot;en&quot;&quot;,K$1)&quot;);&quot;শেষ&quot;)" office:value-type="string" office:string-value="শেষ" calcext:value-type="string">
            <text:p>শেষ</text:p>
          </table:table-cell>
          <table:table-cell table:style-name="ce2" table:formula="of:=IFERROR(__xludf.dummyfunction(&quot;GOOGLETRANSLATE($B3,&quot;&quot;en&quot;&quot;,L$1)&quot;);&quot;FIM&quot;)" office:value-type="string" office:string-value="FIM" calcext:value-type="string">
            <text:p>FIM</text:p>
          </table:table-cell>
          <table:table-cell table:style-name="ce2" table:formula="of:=IFERROR(__xludf.dummyfunction(&quot;GOOGLETRANSLATE($B3,&quot;&quot;en&quot;&quot;,M$1)&quot;);&quot;AKHIR&quot;)" office:value-type="string" office:string-value="AKHIR" calcext:value-type="string">
            <text:p>AKHIR</text:p>
          </table:table-cell>
          <table:table-cell table:style-name="ce2" table:formula="of:=IFERROR(__xludf.dummyfunction(&quot;GOOGLETRANSLATE($B3,&quot;&quot;en&quot;&quot;,N$1)&quot;);&quot;終わり&quot;)" office:value-type="string" office:string-value="終わり" calcext:value-type="string">
            <text:p>終わり</text:p>
          </table:table-cell>
          <table:table-cell table:style-name="ce2" table:formula="of:=IFERROR(__xludf.dummyfunction(&quot;GOOGLETRANSLATE($B3,&quot;&quot;en&quot;&quot;,O$1)&quot;);&quot;סוֹף&quot;)" office:value-type="string" office:string-value="סוֹף" calcext:value-type="string">
            <text:p>סוֹף</text:p>
          </table:table-cell>
          <table:table-cell table:style-name="ce2" table:formula="of:=IFERROR(__xludf.dummyfunction(&quot;GOOGLETRANSLATE($B3,&quot;&quot;en&quot;&quot;,P$1)&quot;);&quot;FINO&quot;)" office:value-type="string" office:string-value="FINO" calcext:value-type="string">
            <text:p>FINO</text:p>
          </table:table-cell>
          <table:table-cell table:style-name="ce2" table:formula="of:=IFERROR(__xludf.dummyfunction(&quot;GOOGLETRANSLATE($B3,&quot;&quot;en&quot;&quot;,Q$1)&quot;);&quot;Mwisho&quot;)" office:value-type="string" office:string-value="Mwisho" calcext:value-type="string">
            <text:p>Mwisho</text:p>
          </table:table-cell>
          <table:table-cell table:style-name="ce2" table:formula="of:=IFERROR(__xludf.dummyfunction(&quot;GOOGLETRANSLATE($B3,&quot;&quot;en&quot;&quot;,R$1)&quot;);&quot;Magtapos&quot;)" office:value-type="string" office:string-value="Magtapos" calcext:value-type="string">
            <text:p>Magtapos</text:p>
          </table:table-cell>
          <table:table-cell table:style-name="ce2" table:formula="of:=IFERROR(__xludf.dummyfunction(&quot;GOOGLETRANSLATE($B3,&quot;&quot;en&quot;&quot;,S$1)&quot;);&quot;آخر&quot;)" office:value-type="string" office:string-value="آخر" calcext:value-type="string">
            <text:p>آخر</text:p>
          </table:table-cell>
          <table:table-cell table:style-name="ce2" table:formula="of:=IFERROR(__xludf.dummyfunction(&quot;GOOGLETRANSLATE($B3,&quot;&quot;en&quot;&quot;,T$1)&quot;);&quot;Finis&quot;)" office:value-type="string" office:string-value="Finis" calcext:value-type="string">
            <text:p>Finis</text:p>
          </table:table-cell>
          <table:table-cell table:style-name="ce2" table:formula="of:=IFERROR(__xludf.dummyfunction(&quot;GOOGLETRANSLATE($B3,&quot;&quot;en&quot;&quot;,U$1)&quot;);&quot;Terfyna ’&quot;)" office:value-type="string" office:string-value="Terfyna ’" calcext:value-type="string">
            <text:p>Terfyna ’</text:p>
          </table:table-cell>
          <table:table-cell table:style-name="ce2" table:formula="of:=IFERROR(__xludf.dummyfunction(&quot;GOOGLETRANSLATE($B3,&quot;&quot;en&quot;&quot;,V$1)&quot;);&quot;Ukugcina&quot;)" office:value-type="string" office:string-value="Ukugcina" calcext:value-type="string">
            <text:p>Ukugcina</text:p>
          </table:table-cell>
          <table:table-cell table:style-name="ce2" table:formula="of:=IFERROR(__xludf.dummyfunction(&quot;GOOGLETRANSLATE($B3,&quot;&quot;en&quot;&quot;,W$1)&quot;);&quot;ויסלאָזן&quot;)" office:value-type="string" office:string-value="ויסלאָזן" calcext:value-type="string">
            <text:p>ויסלאָזן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bs</text:p>
          </table:table-cell>
          <table:table-cell table:style-name="ce1" office:value-type="string" calcext:value-type="string">
            <text:p>ABSOLUTE VALUE</text:p>
          </table:table-cell>
          <table:table-cell table:style-name="ce2" table:formula="of:=IFERROR(__xludf.dummyfunction(&quot;GOOGLETRANSLATE($B4,&quot;&quot;en&quot;&quot;,C$1)&quot;);&quot;절대 가치&quot;)" office:value-type="string" office:string-value="절대 가치" calcext:value-type="string">
            <text:p>절대 가치</text:p>
          </table:table-cell>
          <table:table-cell table:style-name="ce2" table:formula="of:=IFERROR(__xludf.dummyfunction(&quot;GOOGLETRANSLATE($B4,&quot;&quot;en&quot;&quot;,D$1)&quot;);&quot;VALEUR ABSOLUE&quot;)" office:value-type="string" office:string-value="VALEUR ABSOLUE" calcext:value-type="string">
            <text:p>VALEUR ABSOLUE</text:p>
          </table:table-cell>
          <table:table-cell table:style-name="ce2" table:formula="of:=IFERROR(__xludf.dummyfunction(&quot;GOOGLETRANSLATE($B4,&quot;&quot;en&quot;&quot;,E$1)&quot;);&quot;ABSOLUTER WERT&quot;)" office:value-type="string" office:string-value="ABSOLUTER WERT" calcext:value-type="string">
            <text:p>ABSOLUTER WERT</text:p>
          </table:table-cell>
          <table:table-cell table:style-name="ce2" table:formula="of:=IFERROR(__xludf.dummyfunction(&quot;GOOGLETRANSLATE($B4,&quot;&quot;en&quot;&quot;,F$1)&quot;);&quot;绝对值&quot;)" office:value-type="string" office:string-value="绝对值" calcext:value-type="string">
            <text:p>绝对值</text:p>
          </table:table-cell>
          <table:table-cell table:style-name="ce2" table:formula="of:=IFERROR(__xludf.dummyfunction(&quot;GOOGLETRANSLATE($B4,&quot;&quot;en&quot;&quot;,G$1)&quot;);&quot;VALOR ABSOLUTO&quot;)" office:value-type="string" office:string-value="VALOR ABSOLUTO" calcext:value-type="string">
            <text:p>VALOR ABSOLUTO</text:p>
          </table:table-cell>
          <table:table-cell table:style-name="ce2" table:formula="of:=IFERROR(__xludf.dummyfunction(&quot;GOOGLETRANSLATE($B4,&quot;&quot;en&quot;&quot;,H$1)&quot;);&quot;قيمه مطلقه&quot;)" office:value-type="string" office:string-value="قيمه مطلقه" calcext:value-type="string">
            <text:p>قيمه مطلقه</text:p>
          </table:table-cell>
          <table:table-cell table:style-name="ce2" table:formula="of:=IFERROR(__xludf.dummyfunction(&quot;GOOGLETRANSLATE($B4,&quot;&quot;en&quot;&quot;,I$1)&quot;);&quot;АБСОЛЮТНАЯ ВЕЛИЧИНА&quot;)" office:value-type="string" office:string-value="АБСОЛЮТНАЯ ВЕЛИЧИНА" calcext:value-type="string">
            <text:p>АБСОЛЮТНАЯ ВЕЛИЧИНА</text:p>
          </table:table-cell>
          <table:table-cell table:style-name="ce2" table:formula="of:=IFERROR(__xludf.dummyfunction(&quot;GOOGLETRANSLATE($B4,&quot;&quot;en&quot;&quot;,J$1)&quot;);&quot;निरपेक्ष मूल्य&quot;)" office:value-type="string" office:string-value="निरपेक्ष मूल्य" calcext:value-type="string">
            <text:p>निरपेक्ष मूल्य</text:p>
          </table:table-cell>
          <table:table-cell table:style-name="ce2" table:formula="of:=IFERROR(__xludf.dummyfunction(&quot;GOOGLETRANSLATE($B4,&quot;&quot;en&quot;&quot;,K$1)&quot;);&quot;পরম মান&quot;)" office:value-type="string" office:string-value="পরম মান" calcext:value-type="string">
            <text:p>পরম মান</text:p>
          </table:table-cell>
          <table:table-cell table:style-name="ce2" table:formula="of:=IFERROR(__xludf.dummyfunction(&quot;GOOGLETRANSLATE($B4,&quot;&quot;en&quot;&quot;,L$1)&quot;);&quot;VALOR ABSOLUTO&quot;)" office:value-type="string" office:string-value="VALOR ABSOLUTO" calcext:value-type="string">
            <text:p>VALOR ABSOLUTO</text:p>
          </table:table-cell>
          <table:table-cell table:style-name="ce2" table:formula="of:=IFERROR(__xludf.dummyfunction(&quot;GOOGLETRANSLATE($B4,&quot;&quot;en&quot;&quot;,M$1)&quot;);&quot;NILAI MUTLAK&quot;)" office:value-type="string" office:string-value="NILAI MUTLAK" calcext:value-type="string">
            <text:p>NILAI MUTLAK</text:p>
          </table:table-cell>
          <table:table-cell table:style-name="ce2" table:formula="of:=IFERROR(__xludf.dummyfunction(&quot;GOOGLETRANSLATE($B4,&quot;&quot;en&quot;&quot;,N$1)&quot;);&quot;絶対値&quot;)" office:value-type="string" office:string-value="絶対値" calcext:value-type="string">
            <text:p>絶対値</text:p>
          </table:table-cell>
          <table:table-cell table:style-name="ce2" table:formula="of:=IFERROR(__xludf.dummyfunction(&quot;GOOGLETRANSLATE($B4,&quot;&quot;en&quot;&quot;,O$1)&quot;);&quot;ערך מוחלט&quot;)" office:value-type="string" office:string-value="ערך מוחלט" calcext:value-type="string">
            <text:p>ערך מוחלט</text:p>
          </table:table-cell>
          <table:table-cell table:style-name="ce2" table:formula="of:=IFERROR(__xludf.dummyfunction(&quot;GOOGLETRANSLATE($B4,&quot;&quot;en&quot;&quot;,P$1)&quot;);&quot;Absoluta valoro&quot;)" office:value-type="string" office:string-value="Absoluta valoro" calcext:value-type="string">
            <text:p>Absoluta valoro</text:p>
          </table:table-cell>
          <table:table-cell table:style-name="ce2" table:formula="of:=IFERROR(__xludf.dummyfunction(&quot;GOOGLETRANSLATE($B4,&quot;&quot;en&quot;&quot;,Q$1)&quot;);&quot;Thamani kabisa&quot;)" office:value-type="string" office:string-value="Thamani kabisa" calcext:value-type="string">
            <text:p>Thamani kabisa</text:p>
          </table:table-cell>
          <table:table-cell table:style-name="ce2" table:formula="of:=IFERROR(__xludf.dummyfunction(&quot;GOOGLETRANSLATE($B4,&quot;&quot;en&quot;&quot;,R$1)&quot;);&quot;Ganap na halaga&quot;)" office:value-type="string" office:string-value="Ganap na halaga" calcext:value-type="string">
            <text:p>Ganap na halaga</text:p>
          </table:table-cell>
          <table:table-cell table:style-name="ce2" table:formula="of:=IFERROR(__xludf.dummyfunction(&quot;GOOGLETRANSLATE($B4,&quot;&quot;en&quot;&quot;,S$1)&quot;);&quot;مطلق قیمت&quot;)" office:value-type="string" office:string-value="مطلق قیمت" calcext:value-type="string">
            <text:p>مطلق قیمت</text:p>
          </table:table-cell>
          <table:table-cell table:style-name="ce2" table:formula="of:=IFERROR(__xludf.dummyfunction(&quot;GOOGLETRANSLATE($B4,&quot;&quot;en&quot;&quot;,T$1)&quot;);&quot;Absolutus&quot;)" office:value-type="string" office:string-value="Absolutus" calcext:value-type="string">
            <text:p>Absolutus</text:p>
          </table:table-cell>
          <table:table-cell table:style-name="ce2" table:formula="of:=IFERROR(__xludf.dummyfunction(&quot;GOOGLETRANSLATE($B4,&quot;&quot;en&quot;&quot;,U$1)&quot;);&quot;Gwerth Absoliwt&quot;)" office:value-type="string" office:string-value="Gwerth Absoliwt" calcext:value-type="string">
            <text:p>Gwerth Absoliwt</text:p>
          </table:table-cell>
          <table:table-cell table:style-name="ce2" table:formula="of:=IFERROR(__xludf.dummyfunction(&quot;GOOGLETRANSLATE($B4,&quot;&quot;en&quot;&quot;,V$1)&quot;);&quot;Inani eliphelele&quot;)" office:value-type="string" office:string-value="Inani eliphelele" calcext:value-type="string">
            <text:p>Inani eliphelele</text:p>
          </table:table-cell>
          <table:table-cell table:style-name="ce2" table:formula="of:=IFERROR(__xludf.dummyfunction(&quot;GOOGLETRANSLATE($B4,&quot;&quot;en&quot;&quot;,W$1)&quot;);&quot;אַבסאָלוט ווערט&quot;)" office:value-type="string" office:string-value="אַבסאָלוט ווערט" calcext:value-type="string">
            <text:p>אַבסאָלוט ווערט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atn</text:p>
          </table:table-cell>
          <table:table-cell table:style-name="ce1" office:value-type="string" calcext:value-type="string">
            <text:p>INVERSE TANGENT</text:p>
          </table:table-cell>
          <table:table-cell table:style-name="ce2" table:formula="of:=IFERROR(__xludf.dummyfunction(&quot;GOOGLETRANSLATE($B5,&quot;&quot;en&quot;&quot;,C$1)&quot;);&quot;역 탄젠트&quot;)" office:value-type="string" office:string-value="역 탄젠트" calcext:value-type="string">
            <text:p>역 탄젠트</text:p>
          </table:table-cell>
          <table:table-cell table:style-name="ce2" table:formula="of:=IFERROR(__xludf.dummyfunction(&quot;GOOGLETRANSLATE($B5,&quot;&quot;en&quot;&quot;,D$1)&quot;);&quot;Tangente inverse&quot;)" office:value-type="string" office:string-value="Tangente inverse" calcext:value-type="string">
            <text:p>Tangente inverse</text:p>
          </table:table-cell>
          <table:table-cell table:style-name="ce2" table:formula="of:=IFERROR(__xludf.dummyfunction(&quot;GOOGLETRANSLATE($B5,&quot;&quot;en&quot;&quot;,E$1)&quot;);&quot;Inverse Tangente&quot;)" office:value-type="string" office:string-value="Inverse Tangente" calcext:value-type="string">
            <text:p>Inverse Tangente</text:p>
          </table:table-cell>
          <table:table-cell table:style-name="ce2" table:formula="of:=IFERROR(__xludf.dummyfunction(&quot;GOOGLETRANSLATE($B5,&quot;&quot;en&quot;&quot;,F$1)&quot;);&quot;逆切线&quot;)" office:value-type="string" office:string-value="逆切线" calcext:value-type="string">
            <text:p>逆切线</text:p>
          </table:table-cell>
          <table:table-cell table:style-name="ce2" table:formula="of:=IFERROR(__xludf.dummyfunction(&quot;GOOGLETRANSLATE($B5,&quot;&quot;en&quot;&quot;,G$1)&quot;);&quot;Tangente inversa&quot;)" office:value-type="string" office:string-value="Tangente inversa" calcext:value-type="string">
            <text:p>Tangente inversa</text:p>
          </table:table-cell>
          <table:table-cell table:style-name="ce2" table:formula="of:=IFERROR(__xludf.dummyfunction(&quot;GOOGLETRANSLATE($B5,&quot;&quot;en&quot;&quot;,H$1)&quot;);&quot;عكس الظل&quot;)" office:value-type="string" office:string-value="عكس الظل" calcext:value-type="string">
            <text:p>عكس الظل</text:p>
          </table:table-cell>
          <table:table-cell table:style-name="ce2" table:formula="of:=IFERROR(__xludf.dummyfunction(&quot;GOOGLETRANSLATE($B5,&quot;&quot;en&quot;&quot;,I$1)&quot;);&quot;Обратная касательная&quot;)" office:value-type="string" office:string-value="Обратная касательная" calcext:value-type="string">
            <text:p>Обратная касательная</text:p>
          </table:table-cell>
          <table:table-cell table:style-name="ce2" table:formula="of:=IFERROR(__xludf.dummyfunction(&quot;GOOGLETRANSLATE($B5,&quot;&quot;en&quot;&quot;,J$1)&quot;);&quot;उलटा स्पर्शरेखा&quot;)" office:value-type="string" office:string-value="उलटा स्पर्शरेखा" calcext:value-type="string">
            <text:p>उलटा स्पर्शरेखा</text:p>
          </table:table-cell>
          <table:table-cell table:style-name="ce2" table:formula="of:=IFERROR(__xludf.dummyfunction(&quot;GOOGLETRANSLATE($B5,&quot;&quot;en&quot;&quot;,K$1)&quot;);&quot;বিপরীত স্পর্শকাতর&quot;)" office:value-type="string" office:string-value="বিপরীত স্পর্শকাতর" calcext:value-type="string">
            <text:p>বিপরীত স্পর্শকাতর</text:p>
          </table:table-cell>
          <table:table-cell table:style-name="ce2" table:formula="of:=IFERROR(__xludf.dummyfunction(&quot;GOOGLETRANSLATE($B5,&quot;&quot;en&quot;&quot;,L$1)&quot;);&quot;Tangente inversa&quot;)" office:value-type="string" office:string-value="Tangente inversa" calcext:value-type="string">
            <text:p>Tangente inversa</text:p>
          </table:table-cell>
          <table:table-cell table:style-name="ce2" table:formula="of:=IFERROR(__xludf.dummyfunction(&quot;GOOGLETRANSLATE($B5,&quot;&quot;en&quot;&quot;,M$1)&quot;);&quot;Tangen terbalik&quot;)" office:value-type="string" office:string-value="Tangen terbalik" calcext:value-type="string">
            <text:p>Tangen terbalik</text:p>
          </table:table-cell>
          <table:table-cell table:style-name="ce2" table:formula="of:=IFERROR(__xludf.dummyfunction(&quot;GOOGLETRANSLATE($B5,&quot;&quot;en&quot;&quot;,N$1)&quot;);&quot;逆の接線&quot;)" office:value-type="string" office:string-value="逆の接線" calcext:value-type="string">
            <text:p>逆の接線</text:p>
          </table:table-cell>
          <table:table-cell table:style-name="ce2" table:formula="of:=IFERROR(__xludf.dummyfunction(&quot;GOOGLETRANSLATE($B5,&quot;&quot;en&quot;&quot;,O$1)&quot;);&quot;משיק הפוך&quot;)" office:value-type="string" office:string-value="משיק הפוך" calcext:value-type="string">
            <text:p>משיק הפוך</text:p>
          </table:table-cell>
          <table:table-cell table:style-name="ce2" table:formula="of:=IFERROR(__xludf.dummyfunction(&quot;GOOGLETRANSLATE($B5,&quot;&quot;en&quot;&quot;,P$1)&quot;);&quot;Inversa tangento&quot;)" office:value-type="string" office:string-value="Inversa tangento" calcext:value-type="string">
            <text:p>Inversa tangento</text:p>
          </table:table-cell>
          <table:table-cell table:style-name="ce2" table:formula="of:=IFERROR(__xludf.dummyfunction(&quot;GOOGLETRANSLATE($B5,&quot;&quot;en&quot;&quot;,Q$1)&quot;);&quot;Tangent isiyo na maana&quot;)" office:value-type="string" office:string-value="Tangent isiyo na maana" calcext:value-type="string">
            <text:p>Tangent isiyo na maana</text:p>
          </table:table-cell>
          <table:table-cell table:style-name="ce2" table:formula="of:=IFERROR(__xludf.dummyfunction(&quot;GOOGLETRANSLATE($B5,&quot;&quot;en&quot;&quot;,R$1)&quot;);&quot;Kabaligtaran tangent&quot;)" office:value-type="string" office:string-value="Kabaligtaran tangent" calcext:value-type="string">
            <text:p>Kabaligtaran tangent</text:p>
          </table:table-cell>
          <table:table-cell table:style-name="ce2" table:formula="of:=IFERROR(__xludf.dummyfunction(&quot;GOOGLETRANSLATE($B5,&quot;&quot;en&quot;&quot;,S$1)&quot;);&quot;الٹا ٹینجنٹ&quot;)" office:value-type="string" office:string-value="الٹا ٹینجنٹ" calcext:value-type="string">
            <text:p>الٹا ٹینجنٹ</text:p>
          </table:table-cell>
          <table:table-cell table:style-name="ce2" table:formula="of:=IFERROR(__xludf.dummyfunction(&quot;GOOGLETRANSLATE($B5,&quot;&quot;en&quot;&quot;,T$1)&quot;);&quot;Inversum tangentem&quot;)" office:value-type="string" office:string-value="Inversum tangentem" calcext:value-type="string">
            <text:p>Inversum tangentem</text:p>
          </table:table-cell>
          <table:table-cell table:style-name="ce2" table:formula="of:=IFERROR(__xludf.dummyfunction(&quot;GOOGLETRANSLATE($B5,&quot;&quot;en&quot;&quot;,U$1)&quot;);&quot;Tangiad gwrthdro&quot;)" office:value-type="string" office:string-value="Tangiad gwrthdro" calcext:value-type="string">
            <text:p>Tangiad gwrthdro</text:p>
          </table:table-cell>
          <table:table-cell table:style-name="ce2" table:formula="of:=IFERROR(__xludf.dummyfunction(&quot;GOOGLETRANSLATE($B5,&quot;&quot;en&quot;&quot;,V$1)&quot;);&quot;I-Inverse Tangent&quot;)" office:value-type="string" office:string-value="I-Inverse Tangent" calcext:value-type="string">
            <text:p>I-Inverse Tangent</text:p>
          </table:table-cell>
          <table:table-cell table:style-name="ce2" table:formula="of:=IFERROR(__xludf.dummyfunction(&quot;GOOGLETRANSLATE($B5,&quot;&quot;en&quot;&quot;,W$1)&quot;);&quot;פאַרקערט טאַנדזשאַנט&quot;)" office:value-type="string" office:string-value="פאַרקערט טאַנדזשאַנט" calcext:value-type="string">
            <text:p>פאַרקערט טאַנדזשאַנט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os</text:p>
          </table:table-cell>
          <table:table-cell table:style-name="ce1" office:value-type="string" calcext:value-type="string">
            <text:p>COSINE</text:p>
          </table:table-cell>
          <table:table-cell table:style-name="ce2" table:formula="of:=IFERROR(__xludf.dummyfunction(&quot;GOOGLETRANSLATE($B6,&quot;&quot;en&quot;&quot;,C$1)&quot;);&quot;코사인&quot;)" office:value-type="string" office:string-value="코사인" calcext:value-type="string">
            <text:p>코사인</text:p>
          </table:table-cell>
          <table:table-cell table:style-name="ce2" table:formula="of:=IFERROR(__xludf.dummyfunction(&quot;GOOGLETRANSLATE($B6,&quot;&quot;en&quot;&quot;,D$1)&quot;);&quot;COSINUS&quot;)" office:value-type="string" office:string-value="COSINUS" calcext:value-type="string">
            <text:p>COSINUS</text:p>
          </table:table-cell>
          <table:table-cell table:style-name="ce2" table:formula="of:=IFERROR(__xludf.dummyfunction(&quot;GOOGLETRANSLATE($B6,&quot;&quot;en&quot;&quot;,E$1)&quot;);&quot;KOSINUS&quot;)" office:value-type="string" office:string-value="KOSINUS" calcext:value-type="string">
            <text:p>KOSINUS</text:p>
          </table:table-cell>
          <table:table-cell table:style-name="ce2" table:formula="of:=IFERROR(__xludf.dummyfunction(&quot;GOOGLETRANSLATE($B6,&quot;&quot;en&quot;&quot;,F$1)&quot;);&quot;余弦&quot;)" office:value-type="string" office:string-value="余弦" calcext:value-type="string">
            <text:p>余弦</text:p>
          </table:table-cell>
          <table:table-cell table:style-name="ce2" table:formula="of:=IFERROR(__xludf.dummyfunction(&quot;GOOGLETRANSLATE($B6,&quot;&quot;en&quot;&quot;,G$1)&quot;);&quot;COSENO&quot;)" office:value-type="string" office:string-value="COSENO" calcext:value-type="string">
            <text:p>COSENO</text:p>
          </table:table-cell>
          <table:table-cell table:style-name="ce2" table:formula="of:=IFERROR(__xludf.dummyfunction(&quot;GOOGLETRANSLATE($B6,&quot;&quot;en&quot;&quot;,H$1)&quot;);&quot;جيب التمام&quot;)" office:value-type="string" office:string-value="جيب التمام" calcext:value-type="string">
            <text:p>جيب التمام</text:p>
          </table:table-cell>
          <table:table-cell table:style-name="ce2" table:formula="of:=IFERROR(__xludf.dummyfunction(&quot;GOOGLETRANSLATE($B6,&quot;&quot;en&quot;&quot;,I$1)&quot;);&quot;КОСИНУС&quot;)" office:value-type="string" office:string-value="КОСИНУС" calcext:value-type="string">
            <text:p>КОСИНУС</text:p>
          </table:table-cell>
          <table:table-cell table:style-name="ce2" table:formula="of:=IFERROR(__xludf.dummyfunction(&quot;GOOGLETRANSLATE($B6,&quot;&quot;en&quot;&quot;,J$1)&quot;);&quot;कोज्या&quot;)" office:value-type="string" office:string-value="कोज्या" calcext:value-type="string">
            <text:p>कोज्या</text:p>
          </table:table-cell>
          <table:table-cell table:style-name="ce2" table:formula="of:=IFERROR(__xludf.dummyfunction(&quot;GOOGLETRANSLATE($B6,&quot;&quot;en&quot;&quot;,K$1)&quot;);&quot;কোসাইন&quot;)" office:value-type="string" office:string-value="কোসাইন" calcext:value-type="string">
            <text:p>কোসাইন</text:p>
          </table:table-cell>
          <table:table-cell table:style-name="ce2" table:formula="of:=IFERROR(__xludf.dummyfunction(&quot;GOOGLETRANSLATE($B6,&quot;&quot;en&quot;&quot;,L$1)&quot;);&quot;Cosseno&quot;)" office:value-type="string" office:string-value="Cosseno" calcext:value-type="string">
            <text:p>Cosseno</text:p>
          </table:table-cell>
          <table:table-cell table:style-name="ce2" table:formula="of:=IFERROR(__xludf.dummyfunction(&quot;GOOGLETRANSLATE($B6,&quot;&quot;en&quot;&quot;,M$1)&quot;);&quot;KOSINUS&quot;)" office:value-type="string" office:string-value="KOSINUS" calcext:value-type="string">
            <text:p>KOSINUS</text:p>
          </table:table-cell>
          <table:table-cell table:style-name="ce2" table:formula="of:=IFERROR(__xludf.dummyfunction(&quot;GOOGLETRANSLATE($B6,&quot;&quot;en&quot;&quot;,N$1)&quot;);&quot;余弦&quot;)" office:value-type="string" office:string-value="余弦" calcext:value-type="string">
            <text:p>余弦</text:p>
          </table:table-cell>
          <table:table-cell table:style-name="ce2" table:formula="of:=IFERROR(__xludf.dummyfunction(&quot;GOOGLETRANSLATE($B6,&quot;&quot;en&quot;&quot;,O$1)&quot;);&quot;קוסינוס&quot;)" office:value-type="string" office:string-value="קוסינוס" calcext:value-type="string">
            <text:p>קוסינוס</text:p>
          </table:table-cell>
          <table:table-cell table:style-name="ce2" table:formula="of:=IFERROR(__xludf.dummyfunction(&quot;GOOGLETRANSLATE($B6,&quot;&quot;en&quot;&quot;,P$1)&quot;);&quot;Kosinaro&quot;)" office:value-type="string" office:string-value="Kosinaro" calcext:value-type="string">
            <text:p>Kosinaro</text:p>
          </table:table-cell>
          <table:table-cell table:style-name="ce2" table:formula="of:=IFERROR(__xludf.dummyfunction(&quot;GOOGLETRANSLATE($B6,&quot;&quot;en&quot;&quot;,Q$1)&quot;);&quot;Cosine&quot;)" office:value-type="string" office:string-value="Cosine" calcext:value-type="string">
            <text:p>Cosine</text:p>
          </table:table-cell>
          <table:table-cell table:style-name="ce2" table:formula="of:=IFERROR(__xludf.dummyfunction(&quot;GOOGLETRANSLATE($B6,&quot;&quot;en&quot;&quot;,R$1)&quot;);&quot;Cosine&quot;)" office:value-type="string" office:string-value="Cosine" calcext:value-type="string">
            <text:p>Cosine</text:p>
          </table:table-cell>
          <table:table-cell table:style-name="ce2" table:formula="of:=IFERROR(__xludf.dummyfunction(&quot;GOOGLETRANSLATE($B6,&quot;&quot;en&quot;&quot;,S$1)&quot;);&quot;کوسائن&quot;)" office:value-type="string" office:string-value="کوسائن" calcext:value-type="string">
            <text:p>کوسائن</text:p>
          </table:table-cell>
          <table:table-cell table:style-name="ce2" table:formula="of:=IFERROR(__xludf.dummyfunction(&quot;GOOGLETRANSLATE($B6,&quot;&quot;en&quot;&quot;,T$1)&quot;);&quot;Cosinus&quot;)" office:value-type="string" office:string-value="Cosinus" calcext:value-type="string">
            <text:p>Cosinus</text:p>
          </table:table-cell>
          <table:table-cell table:style-name="ce2" table:formula="of:=IFERROR(__xludf.dummyfunction(&quot;GOOGLETRANSLATE($B6,&quot;&quot;en&quot;&quot;,U$1)&quot;);&quot;Nghosin&quot;)" office:value-type="string" office:string-value="Nghosin" calcext:value-type="string">
            <text:p>Nghosin</text:p>
          </table:table-cell>
          <table:table-cell table:style-name="ce2" table:formula="of:=IFERROR(__xludf.dummyfunction(&quot;GOOGLETRANSLATE($B6,&quot;&quot;en&quot;&quot;,V$1)&quot;);&quot;Icosi&quot;)" office:value-type="string" office:string-value="Icosi" calcext:value-type="string">
            <text:p>Icosi</text:p>
          </table:table-cell>
          <table:table-cell table:style-name="ce2" table:formula="of:=IFERROR(__xludf.dummyfunction(&quot;GOOGLETRANSLATE($B6,&quot;&quot;en&quot;&quot;,W$1)&quot;);&quot;קאָסינע&quot;)" office:value-type="string" office:string-value="קאָסינע" calcext:value-type="string">
            <text:p>קאָסינע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EXPONENTIAL</text:p>
          </table:table-cell>
          <table:table-cell table:style-name="ce2" table:formula="of:=IFERROR(__xludf.dummyfunction(&quot;GOOGLETRANSLATE($B7,&quot;&quot;en&quot;&quot;,C$1)&quot;);&quot;지수&quot;)" office:value-type="string" office:string-value="지수" calcext:value-type="string">
            <text:p>지수</text:p>
          </table:table-cell>
          <table:table-cell table:style-name="ce2" table:formula="of:=IFERROR(__xludf.dummyfunction(&quot;GOOGLETRANSLATE($B7,&quot;&quot;en&quot;&quot;,D$1)&quot;);&quot;EXPONENTIEL&quot;)" office:value-type="string" office:string-value="EXPONENTIEL" calcext:value-type="string">
            <text:p>EXPONENTIEL</text:p>
          </table:table-cell>
          <table:table-cell table:style-name="ce2" table:formula="of:=IFERROR(__xludf.dummyfunction(&quot;GOOGLETRANSLATE($B7,&quot;&quot;en&quot;&quot;,E$1)&quot;);&quot;EXPONENTIELL&quot;)" office:value-type="string" office:string-value="EXPONENTIELL" calcext:value-type="string">
            <text:p>EXPONENTIELL</text:p>
          </table:table-cell>
          <table:table-cell table:style-name="ce2" table:formula="of:=IFERROR(__xludf.dummyfunction(&quot;GOOGLETRANSLATE($B7,&quot;&quot;en&quot;&quot;,F$1)&quot;);&quot;指数&quot;)" office:value-type="string" office:string-value="指数" calcext:value-type="string">
            <text:p>指数</text:p>
          </table:table-cell>
          <table:table-cell table:style-name="ce2" table:formula="of:=IFERROR(__xludf.dummyfunction(&quot;GOOGLETRANSLATE($B7,&quot;&quot;en&quot;&quot;,G$1)&quot;);&quot;EXPONENCIAL&quot;)" office:value-type="string" office:string-value="EXPONENCIAL" calcext:value-type="string">
            <text:p>EXPONENCIAL</text:p>
          </table:table-cell>
          <table:table-cell table:style-name="ce2" table:formula="of:=IFERROR(__xludf.dummyfunction(&quot;GOOGLETRANSLATE($B7,&quot;&quot;en&quot;&quot;,H$1)&quot;);&quot;متسارع&quot;)" office:value-type="string" office:string-value="متسارع" calcext:value-type="string">
            <text:p>متسارع</text:p>
          </table:table-cell>
          <table:table-cell table:style-name="ce2" table:formula="of:=IFERROR(__xludf.dummyfunction(&quot;GOOGLETRANSLATE($B7,&quot;&quot;en&quot;&quot;,I$1)&quot;);&quot;Экспоненциальный&quot;)" office:value-type="string" office:string-value="Экспоненциальный" calcext:value-type="string">
            <text:p>Экспоненциальный</text:p>
          </table:table-cell>
          <table:table-cell table:style-name="ce2" table:formula="of:=IFERROR(__xludf.dummyfunction(&quot;GOOGLETRANSLATE($B7,&quot;&quot;en&quot;&quot;,J$1)&quot;);&quot;घातीय&quot;)" office:value-type="string" office:string-value="घातीय" calcext:value-type="string">
            <text:p>घातीय</text:p>
          </table:table-cell>
          <table:table-cell table:style-name="ce2" table:formula="of:=IFERROR(__xludf.dummyfunction(&quot;GOOGLETRANSLATE($B7,&quot;&quot;en&quot;&quot;,K$1)&quot;);&quot;তাত্পর্যপূর্ণ&quot;)" office:value-type="string" office:string-value="তাত্পর্যপূর্ণ" calcext:value-type="string">
            <text:p>তাত্পর্যপূর্ণ</text:p>
          </table:table-cell>
          <table:table-cell table:style-name="ce2" table:formula="of:=IFERROR(__xludf.dummyfunction(&quot;GOOGLETRANSLATE($B7,&quot;&quot;en&quot;&quot;,L$1)&quot;);&quot;EXPONENCIAL&quot;)" office:value-type="string" office:string-value="EXPONENCIAL" calcext:value-type="string">
            <text:p>EXPONENCIAL</text:p>
          </table:table-cell>
          <table:table-cell table:style-name="ce2" table:formula="of:=IFERROR(__xludf.dummyfunction(&quot;GOOGLETRANSLATE($B7,&quot;&quot;en&quot;&quot;,M$1)&quot;);&quot;Eksponensial&quot;)" office:value-type="string" office:string-value="Eksponensial" calcext:value-type="string">
            <text:p>Eksponensial</text:p>
          </table:table-cell>
          <table:table-cell table:style-name="ce2" table:formula="of:=IFERROR(__xludf.dummyfunction(&quot;GOOGLETRANSLATE($B7,&quot;&quot;en&quot;&quot;,N$1)&quot;);&quot;指数&quot;)" office:value-type="string" office:string-value="指数" calcext:value-type="string">
            <text:p>指数</text:p>
          </table:table-cell>
          <table:table-cell table:style-name="ce2" table:formula="of:=IFERROR(__xludf.dummyfunction(&quot;GOOGLETRANSLATE($B7,&quot;&quot;en&quot;&quot;,O$1)&quot;);&quot;אקספוננציאלי&quot;)" office:value-type="string" office:string-value="אקספוננציאלי" calcext:value-type="string">
            <text:p>אקספוננציאלי</text:p>
          </table:table-cell>
          <table:table-cell table:style-name="ce2" table:formula="of:=IFERROR(__xludf.dummyfunction(&quot;GOOGLETRANSLATE($B7,&quot;&quot;en&quot;&quot;,P$1)&quot;);&quot;Eksponenta&quot;)" office:value-type="string" office:string-value="Eksponenta" calcext:value-type="string">
            <text:p>Eksponenta</text:p>
          </table:table-cell>
          <table:table-cell table:style-name="ce2" table:formula="of:=IFERROR(__xludf.dummyfunction(&quot;GOOGLETRANSLATE($B7,&quot;&quot;en&quot;&quot;,Q$1)&quot;);&quot;Exponential&quot;)" office:value-type="string" office:string-value="Exponential" calcext:value-type="string">
            <text:p>Exponential</text:p>
          </table:table-cell>
          <table:table-cell table:style-name="ce2" table:formula="of:=IFERROR(__xludf.dummyfunction(&quot;GOOGLETRANSLATE($B7,&quot;&quot;en&quot;&quot;,R$1)&quot;);&quot;Exponential&quot;)" office:value-type="string" office:string-value="Exponential" calcext:value-type="string">
            <text:p>Exponential</text:p>
          </table:table-cell>
          <table:table-cell table:style-name="ce2" table:formula="of:=IFERROR(__xludf.dummyfunction(&quot;GOOGLETRANSLATE($B7,&quot;&quot;en&quot;&quot;,S$1)&quot;);&quot;کفایت شعاری&quot;)" office:value-type="string" office:string-value="کفایت شعاری" calcext:value-type="string">
            <text:p>کفایت شعاری</text:p>
          </table:table-cell>
          <table:table-cell table:style-name="ce2" table:formula="of:=IFERROR(__xludf.dummyfunction(&quot;GOOGLETRANSLATE($B7,&quot;&quot;en&quot;&quot;,T$1)&quot;);&quot;Exponentialis&quot;)" office:value-type="string" office:string-value="Exponentialis" calcext:value-type="string">
            <text:p>Exponentialis</text:p>
          </table:table-cell>
          <table:table-cell table:style-name="ce2" table:formula="of:=IFERROR(__xludf.dummyfunction(&quot;GOOGLETRANSLATE($B7,&quot;&quot;en&quot;&quot;,U$1)&quot;);&quot;Esbonyddol&quot;)" office:value-type="string" office:string-value="Esbonyddol" calcext:value-type="string">
            <text:p>Esbonyddol</text:p>
          </table:table-cell>
          <table:table-cell table:style-name="ce2" table:formula="of:=IFERROR(__xludf.dummyfunction(&quot;GOOGLETRANSLATE($B7,&quot;&quot;en&quot;&quot;,V$1)&quot;);&quot;Ukuveza&quot;)" office:value-type="string" office:string-value="Ukuveza" calcext:value-type="string">
            <text:p>Ukuveza</text:p>
          </table:table-cell>
          <table:table-cell table:style-name="ce2" table:formula="of:=IFERROR(__xludf.dummyfunction(&quot;GOOGLETRANSLATE($B7,&quot;&quot;en&quot;&quot;,W$1)&quot;);&quot;עקספּאָונענשאַל&quot;)" office:value-type="string" office:string-value="עקספּאָונענשאַל" calcext:value-type="string">
            <text:p>עקספּאָונענשאַל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int</text:p>
          </table:table-cell>
          <table:table-cell table:style-name="ce1" office:value-type="string" calcext:value-type="string">
            <text:p>INTEGER</text:p>
          </table:table-cell>
          <table:table-cell table:style-name="ce2" table:formula="of:=IFERROR(__xludf.dummyfunction(&quot;GOOGLETRANSLATE($B8,&quot;&quot;en&quot;&quot;,C$1)&quot;);&quot;정수&quot;)" office:value-type="string" office:string-value="정수" calcext:value-type="string">
            <text:p>정수</text:p>
          </table:table-cell>
          <table:table-cell table:style-name="ce2" table:formula="of:=IFERROR(__xludf.dummyfunction(&quot;GOOGLETRANSLATE($B8,&quot;&quot;en&quot;&quot;,D$1)&quot;);&quot;ENTIER&quot;)" office:value-type="string" office:string-value="ENTIER" calcext:value-type="string">
            <text:p>ENTIER</text:p>
          </table:table-cell>
          <table:table-cell table:style-name="ce2" table:formula="of:=IFERROR(__xludf.dummyfunction(&quot;GOOGLETRANSLATE($B8,&quot;&quot;en&quot;&quot;,E$1)&quot;);&quot;GANZE ZAHL&quot;)" office:value-type="string" office:string-value="GANZE ZAHL" calcext:value-type="string">
            <text:p>GANZE ZAHL</text:p>
          </table:table-cell>
          <table:table-cell table:style-name="ce2" table:formula="of:=IFERROR(__xludf.dummyfunction(&quot;GOOGLETRANSLATE($B8,&quot;&quot;en&quot;&quot;,F$1)&quot;);&quot;整数&quot;)" office:value-type="string" office:string-value="整数" calcext:value-type="string">
            <text:p>整数</text:p>
          </table:table-cell>
          <table:table-cell table:style-name="ce2" table:formula="of:=IFERROR(__xludf.dummyfunction(&quot;GOOGLETRANSLATE($B8,&quot;&quot;en&quot;&quot;,G$1)&quot;);&quot;ENTERO&quot;)" office:value-type="string" office:string-value="ENTERO" calcext:value-type="string">
            <text:p>ENTERO</text:p>
          </table:table-cell>
          <table:table-cell table:style-name="ce2" table:formula="of:=IFERROR(__xludf.dummyfunction(&quot;GOOGLETRANSLATE($B8,&quot;&quot;en&quot;&quot;,H$1)&quot;);&quot;عدد صحيح&quot;)" office:value-type="string" office:string-value="عدد صحيح" calcext:value-type="string">
            <text:p>عدد صحيح</text:p>
          </table:table-cell>
          <table:table-cell table:style-name="ce2" table:formula="of:=IFERROR(__xludf.dummyfunction(&quot;GOOGLETRANSLATE($B8,&quot;&quot;en&quot;&quot;,I$1)&quot;);&quot;Целое число&quot;)" office:value-type="string" office:string-value="Целое число" calcext:value-type="string">
            <text:p>Целое число</text:p>
          </table:table-cell>
          <table:table-cell table:style-name="ce2" table:formula="of:=IFERROR(__xludf.dummyfunction(&quot;GOOGLETRANSLATE($B8,&quot;&quot;en&quot;&quot;,J$1)&quot;);&quot;पूर्णांक&quot;)" office:value-type="string" office:string-value="पूर्णांक" calcext:value-type="string">
            <text:p>पूर्णांक</text:p>
          </table:table-cell>
          <table:table-cell table:style-name="ce2" table:formula="of:=IFERROR(__xludf.dummyfunction(&quot;GOOGLETRANSLATE($B8,&quot;&quot;en&quot;&quot;,K$1)&quot;);&quot;পূর্ণসংখ্যা&quot;)" office:value-type="string" office:string-value="পূর্ণসংখ্যা" calcext:value-type="string">
            <text:p>পূর্ণসংখ্যা</text:p>
          </table:table-cell>
          <table:table-cell table:style-name="ce2" table:formula="of:=IFERROR(__xludf.dummyfunction(&quot;GOOGLETRANSLATE($B8,&quot;&quot;en&quot;&quot;,L$1)&quot;);&quot;Inteiro&quot;)" office:value-type="string" office:string-value="Inteiro" calcext:value-type="string">
            <text:p>Inteiro</text:p>
          </table:table-cell>
          <table:table-cell table:style-name="ce2" table:formula="of:=IFERROR(__xludf.dummyfunction(&quot;GOOGLETRANSLATE($B8,&quot;&quot;en&quot;&quot;,M$1)&quot;);&quot;BILANGAN BULAT&quot;)" office:value-type="string" office:string-value="BILANGAN BULAT" calcext:value-type="string">
            <text:p>BILANGAN BULAT</text:p>
          </table:table-cell>
          <table:table-cell table:style-name="ce2" table:formula="of:=IFERROR(__xludf.dummyfunction(&quot;GOOGLETRANSLATE($B8,&quot;&quot;en&quot;&quot;,N$1)&quot;);&quot;整数&quot;)" office:value-type="string" office:string-value="整数" calcext:value-type="string">
            <text:p>整数</text:p>
          </table:table-cell>
          <table:table-cell table:style-name="ce2" table:formula="of:=IFERROR(__xludf.dummyfunction(&quot;GOOGLETRANSLATE($B8,&quot;&quot;en&quot;&quot;,O$1)&quot;);&quot;מספר שלם&quot;)" office:value-type="string" office:string-value="מספר שלם" calcext:value-type="string">
            <text:p>מספר שלם</text:p>
          </table:table-cell>
          <table:table-cell table:style-name="ce2" table:formula="of:=IFERROR(__xludf.dummyfunction(&quot;GOOGLETRANSLATE($B8,&quot;&quot;en&quot;&quot;,P$1)&quot;);&quot;Entjero&quot;)" office:value-type="string" office:string-value="Entjero" calcext:value-type="string">
            <text:p>Entjero</text:p>
          </table:table-cell>
          <table:table-cell table:style-name="ce2" table:formula="of:=IFERROR(__xludf.dummyfunction(&quot;GOOGLETRANSLATE($B8,&quot;&quot;en&quot;&quot;,Q$1)&quot;);&quot;Nambari&quot;)" office:value-type="string" office:string-value="Nambari" calcext:value-type="string">
            <text:p>Nambari</text:p>
          </table:table-cell>
          <table:table-cell table:style-name="ce2" table:formula="of:=IFERROR(__xludf.dummyfunction(&quot;GOOGLETRANSLATE($B8,&quot;&quot;en&quot;&quot;,R$1)&quot;);&quot;Integer&quot;)" office:value-type="string" office:string-value="Integer" calcext:value-type="string">
            <text:p>Integer</text:p>
          </table:table-cell>
          <table:table-cell table:style-name="ce2" table:formula="of:=IFERROR(__xludf.dummyfunction(&quot;GOOGLETRANSLATE($B8,&quot;&quot;en&quot;&quot;,S$1)&quot;);&quot;انٹیجر&quot;)" office:value-type="string" office:string-value="انٹیجر" calcext:value-type="string">
            <text:p>انٹیجر</text:p>
          </table:table-cell>
          <table:table-cell table:style-name="ce2" table:formula="of:=IFERROR(__xludf.dummyfunction(&quot;GOOGLETRANSLATE($B8,&quot;&quot;en&quot;&quot;,T$1)&quot;);&quot;Integer&quot;)" office:value-type="string" office:string-value="Integer" calcext:value-type="string">
            <text:p>Integer</text:p>
          </table:table-cell>
          <table:table-cell table:style-name="ce2" table:formula="of:=IFERROR(__xludf.dummyfunction(&quot;GOOGLETRANSLATE($B8,&quot;&quot;en&quot;&quot;,U$1)&quot;);&quot;Gyfanrif&quot;)" office:value-type="string" office:string-value="Gyfanrif" calcext:value-type="string">
            <text:p>Gyfanrif</text:p>
          </table:table-cell>
          <table:table-cell table:style-name="ce2" table:formula="of:=IFERROR(__xludf.dummyfunction(&quot;GOOGLETRANSLATE($B8,&quot;&quot;en&quot;&quot;,V$1)&quot;);&quot;-Phethe&quot;)" office:value-type="string" office:string-value="-Phethe" calcext:value-type="string">
            <text:p>-Phethe</text:p>
          </table:table-cell>
          <table:table-cell table:style-name="ce2" table:formula="of:=IFERROR(__xludf.dummyfunction(&quot;GOOGLETRANSLATE($B8,&quot;&quot;en&quot;&quot;,W$1)&quot;);&quot;ינטאַדזשער&quot;)" office:value-type="string" office:string-value="ינטאַדזשער" calcext:value-type="string">
            <text:p>ינטאַדזשער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og</text:p>
          </table:table-cell>
          <table:table-cell table:style-name="ce1" office:value-type="string" calcext:value-type="string">
            <text:p>LOGARITHM</text:p>
          </table:table-cell>
          <table:table-cell table:style-name="ce2" table:formula="of:=IFERROR(__xludf.dummyfunction(&quot;GOOGLETRANSLATE($B9,&quot;&quot;en&quot;&quot;,C$1)&quot;);&quot;로그&quot;)" office:value-type="string" office:string-value="로그" calcext:value-type="string">
            <text:p>로그</text:p>
          </table:table-cell>
          <table:table-cell table:style-name="ce2" table:formula="of:=IFERROR(__xludf.dummyfunction(&quot;GOOGLETRANSLATE($B9,&quot;&quot;en&quot;&quot;,D$1)&quot;);&quot;LOGARITHME&quot;)" office:value-type="string" office:string-value="LOGARITHME" calcext:value-type="string">
            <text:p>LOGARITHME</text:p>
          </table:table-cell>
          <table:table-cell table:style-name="ce2" table:formula="of:=IFERROR(__xludf.dummyfunction(&quot;GOOGLETRANSLATE($B9,&quot;&quot;en&quot;&quot;,E$1)&quot;);&quot;LOGARITHMUS&quot;)" office:value-type="string" office:string-value="LOGARITHMUS" calcext:value-type="string">
            <text:p>LOGARITHMUS</text:p>
          </table:table-cell>
          <table:table-cell table:style-name="ce2" table:formula="of:=IFERROR(__xludf.dummyfunction(&quot;GOOGLETRANSLATE($B9,&quot;&quot;en&quot;&quot;,F$1)&quot;);&quot;对数&quot;)" office:value-type="string" office:string-value="对数" calcext:value-type="string">
            <text:p>对数</text:p>
          </table:table-cell>
          <table:table-cell table:style-name="ce2" table:formula="of:=IFERROR(__xludf.dummyfunction(&quot;GOOGLETRANSLATE($B9,&quot;&quot;en&quot;&quot;,G$1)&quot;);&quot;LOGARITMO&quot;)" office:value-type="string" office:string-value="LOGARITMO" calcext:value-type="string">
            <text:p>LOGARITMO</text:p>
          </table:table-cell>
          <table:table-cell table:style-name="ce2" table:formula="of:=IFERROR(__xludf.dummyfunction(&quot;GOOGLETRANSLATE($B9,&quot;&quot;en&quot;&quot;,H$1)&quot;);&quot;لوغاريتم&quot;)" office:value-type="string" office:string-value="لوغاريتم" calcext:value-type="string">
            <text:p>لوغاريتم</text:p>
          </table:table-cell>
          <table:table-cell table:style-name="ce2" table:formula="of:=IFERROR(__xludf.dummyfunction(&quot;GOOGLETRANSLATE($B9,&quot;&quot;en&quot;&quot;,I$1)&quot;);&quot;ЛОГАРИФМ&quot;)" office:value-type="string" office:string-value="ЛОГАРИФМ" calcext:value-type="string">
            <text:p>ЛОГАРИФМ</text:p>
          </table:table-cell>
          <table:table-cell table:style-name="ce2" table:formula="of:=IFERROR(__xludf.dummyfunction(&quot;GOOGLETRANSLATE($B9,&quot;&quot;en&quot;&quot;,J$1)&quot;);&quot;लोगारित्म&quot;)" office:value-type="string" office:string-value="लोगारित्म" calcext:value-type="string">
            <text:p>लोगारित्म</text:p>
          </table:table-cell>
          <table:table-cell table:style-name="ce2" table:formula="of:=IFERROR(__xludf.dummyfunction(&quot;GOOGLETRANSLATE($B9,&quot;&quot;en&quot;&quot;,K$1)&quot;);&quot;লগারিদম&quot;)" office:value-type="string" office:string-value="লগারিদম" calcext:value-type="string">
            <text:p>লগারিদম</text:p>
          </table:table-cell>
          <table:table-cell table:style-name="ce2" table:formula="of:=IFERROR(__xludf.dummyfunction(&quot;GOOGLETRANSLATE($B9,&quot;&quot;en&quot;&quot;,L$1)&quot;);&quot;LOGARITMO&quot;)" office:value-type="string" office:string-value="LOGARITMO" calcext:value-type="string">
            <text:p>LOGARITMO</text:p>
          </table:table-cell>
          <table:table-cell table:style-name="ce2" table:formula="of:=IFERROR(__xludf.dummyfunction(&quot;GOOGLETRANSLATE($B9,&quot;&quot;en&quot;&quot;,M$1)&quot;);&quot;LOGARITMA&quot;)" office:value-type="string" office:string-value="LOGARITMA" calcext:value-type="string">
            <text:p>LOGARITMA</text:p>
          </table:table-cell>
          <table:table-cell table:style-name="ce2" table:formula="of:=IFERROR(__xludf.dummyfunction(&quot;GOOGLETRANSLATE($B9,&quot;&quot;en&quot;&quot;,N$1)&quot;);&quot;対数&quot;)" office:value-type="string" office:string-value="対数" calcext:value-type="string">
            <text:p>対数</text:p>
          </table:table-cell>
          <table:table-cell table:style-name="ce2" table:formula="of:=IFERROR(__xludf.dummyfunction(&quot;GOOGLETRANSLATE($B9,&quot;&quot;en&quot;&quot;,O$1)&quot;);&quot;לוֹגָרִיתְם&quot;)" office:value-type="string" office:string-value="לוֹגָרִיתְם" calcext:value-type="string">
            <text:p>לוֹגָרִיתְם</text:p>
          </table:table-cell>
          <table:table-cell table:style-name="ce2" table:formula="of:=IFERROR(__xludf.dummyfunction(&quot;GOOGLETRANSLATE($B9,&quot;&quot;en&quot;&quot;,P$1)&quot;);&quot;Logaritmo&quot;)" office:value-type="string" office:string-value="Logaritmo" calcext:value-type="string">
            <text:p>Logaritmo</text:p>
          </table:table-cell>
          <table:table-cell table:style-name="ce2" table:formula="of:=IFERROR(__xludf.dummyfunction(&quot;GOOGLETRANSLATE($B9,&quot;&quot;en&quot;&quot;,Q$1)&quot;);&quot;Logarithm&quot;)" office:value-type="string" office:string-value="Logarithm" calcext:value-type="string">
            <text:p>Logarithm</text:p>
          </table:table-cell>
          <table:table-cell table:style-name="ce2" table:formula="of:=IFERROR(__xludf.dummyfunction(&quot;GOOGLETRANSLATE($B9,&quot;&quot;en&quot;&quot;,R$1)&quot;);&quot;Logarithm&quot;)" office:value-type="string" office:string-value="Logarithm" calcext:value-type="string">
            <text:p>Logarithm</text:p>
          </table:table-cell>
          <table:table-cell table:style-name="ce2" table:formula="of:=IFERROR(__xludf.dummyfunction(&quot;GOOGLETRANSLATE($B9,&quot;&quot;en&quot;&quot;,S$1)&quot;);&quot;لوگرتھم&quot;)" office:value-type="string" office:string-value="لوگرتھم" calcext:value-type="string">
            <text:p>لوگرتھم</text:p>
          </table:table-cell>
          <table:table-cell table:style-name="ce2" table:formula="of:=IFERROR(__xludf.dummyfunction(&quot;GOOGLETRANSLATE($B9,&quot;&quot;en&quot;&quot;,T$1)&quot;);&quot;Logarithmus&quot;)" office:value-type="string" office:string-value="Logarithmus" calcext:value-type="string">
            <text:p>Logarithmus</text:p>
          </table:table-cell>
          <table:table-cell table:style-name="ce2" table:formula="of:=IFERROR(__xludf.dummyfunction(&quot;GOOGLETRANSLATE($B9,&quot;&quot;en&quot;&quot;,U$1)&quot;);&quot;Logarithm&quot;)" office:value-type="string" office:string-value="Logarithm" calcext:value-type="string">
            <text:p>Logarithm</text:p>
          </table:table-cell>
          <table:table-cell table:style-name="ce2" table:formula="of:=IFERROR(__xludf.dummyfunction(&quot;GOOGLETRANSLATE($B9,&quot;&quot;en&quot;&quot;,V$1)&quot;);&quot;Isilinganiso sogaziduzemi&quot;)" office:value-type="string" office:string-value="Isilinganiso sogaziduzemi" calcext:value-type="string">
            <text:p>Isilinganiso sogaziduzemi</text:p>
          </table:table-cell>
          <table:table-cell table:style-name="ce2" table:formula="of:=IFERROR(__xludf.dummyfunction(&quot;GOOGLETRANSLATE($B9,&quot;&quot;en&quot;&quot;,W$1)&quot;);&quot;Logarithm&quot;)" office:value-type="string" office:string-value="Logarithm" calcext:value-type="string">
            <text:p>Logarithm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nd</text:p>
          </table:table-cell>
          <table:table-cell table:style-name="ce1" office:value-type="string" calcext:value-type="string">
            <text:p>ROLL</text:p>
          </table:table-cell>
          <table:table-cell table:style-name="ce2" table:formula="of:=IFERROR(__xludf.dummyfunction(&quot;GOOGLETRANSLATE($B10,&quot;&quot;en&quot;&quot;,C$1)&quot;);&quot;롤&quot;)" office:value-type="string" office:string-value="롤" calcext:value-type="string">
            <text:p>롤</text:p>
          </table:table-cell>
          <table:table-cell table:style-name="ce2" table:formula="of:=IFERROR(__xludf.dummyfunction(&quot;GOOGLETRANSLATE($B10,&quot;&quot;en&quot;&quot;,D$1)&quot;);&quot;ROULEAU&quot;)" office:value-type="string" office:string-value="ROULEAU" calcext:value-type="string">
            <text:p>ROULEAU</text:p>
          </table:table-cell>
          <table:table-cell table:style-name="ce2" table:formula="of:=IFERROR(__xludf.dummyfunction(&quot;GOOGLETRANSLATE($B10,&quot;&quot;en&quot;&quot;,E$1)&quot;);&quot;ROLLEN&quot;)" office:value-type="string" office:string-value="ROLLEN" calcext:value-type="string">
            <text:p>ROLLEN</text:p>
          </table:table-cell>
          <table:table-cell table:style-name="ce2" table:formula="of:=IFERROR(__xludf.dummyfunction(&quot;GOOGLETRANSLATE($B10,&quot;&quot;en&quot;&quot;,F$1)&quot;);&quot;卷&quot;)" office:value-type="string" office:string-value="卷" calcext:value-type="string">
            <text:p>卷</text:p>
          </table:table-cell>
          <table:table-cell table:style-name="ce2" table:formula="of:=IFERROR(__xludf.dummyfunction(&quot;GOOGLETRANSLATE($B10,&quot;&quot;en&quot;&quot;,G$1)&quot;);&quot;ROLLO&quot;)" office:value-type="string" office:string-value="ROLLO" calcext:value-type="string">
            <text:p>ROLLO</text:p>
          </table:table-cell>
          <table:table-cell table:style-name="ce2" table:formula="of:=IFERROR(__xludf.dummyfunction(&quot;GOOGLETRANSLATE($B10,&quot;&quot;en&quot;&quot;,H$1)&quot;);&quot;لفافة&quot;)" office:value-type="string" office:string-value="لفافة" calcext:value-type="string">
            <text:p>لفافة</text:p>
          </table:table-cell>
          <table:table-cell table:style-name="ce2" table:formula="of:=IFERROR(__xludf.dummyfunction(&quot;GOOGLETRANSLATE($B10,&quot;&quot;en&quot;&quot;,I$1)&quot;);&quot;РУЛОН&quot;)" office:value-type="string" office:string-value="РУЛОН" calcext:value-type="string">
            <text:p>РУЛОН</text:p>
          </table:table-cell>
          <table:table-cell table:style-name="ce2" table:formula="of:=IFERROR(__xludf.dummyfunction(&quot;GOOGLETRANSLATE($B10,&quot;&quot;en&quot;&quot;,J$1)&quot;);&quot;लुढ़काना&quot;)" office:value-type="string" office:string-value="लुढ़काना" calcext:value-type="string">
            <text:p>लुढ़काना</text:p>
          </table:table-cell>
          <table:table-cell table:style-name="ce2" table:formula="of:=IFERROR(__xludf.dummyfunction(&quot;GOOGLETRANSLATE($B10,&quot;&quot;en&quot;&quot;,K$1)&quot;);&quot;রোল&quot;)" office:value-type="string" office:string-value="রোল" calcext:value-type="string">
            <text:p>রোল</text:p>
          </table:table-cell>
          <table:table-cell table:style-name="ce2" table:formula="of:=IFERROR(__xludf.dummyfunction(&quot;GOOGLETRANSLATE($B10,&quot;&quot;en&quot;&quot;,L$1)&quot;);&quot;ROLAR&quot;)" office:value-type="string" office:string-value="ROLAR" calcext:value-type="string">
            <text:p>ROLAR</text:p>
          </table:table-cell>
          <table:table-cell table:style-name="ce2" table:formula="of:=IFERROR(__xludf.dummyfunction(&quot;GOOGLETRANSLATE($B10,&quot;&quot;en&quot;&quot;,M$1)&quot;);&quot;GULUNGAN&quot;)" office:value-type="string" office:string-value="GULUNGAN" calcext:value-type="string">
            <text:p>GULUNGAN</text:p>
          </table:table-cell>
          <table:table-cell table:style-name="ce2" table:formula="of:=IFERROR(__xludf.dummyfunction(&quot;GOOGLETRANSLATE($B10,&quot;&quot;en&quot;&quot;,N$1)&quot;);&quot;ロール&quot;)" office:value-type="string" office:string-value="ロール" calcext:value-type="string">
            <text:p>ロール</text:p>
          </table:table-cell>
          <table:table-cell table:style-name="ce2" table:formula="of:=IFERROR(__xludf.dummyfunction(&quot;GOOGLETRANSLATE($B10,&quot;&quot;en&quot;&quot;,O$1)&quot;);&quot;גָלִיל&quot;)" office:value-type="string" office:string-value="גָלִיל" calcext:value-type="string">
            <text:p>גָלִיל</text:p>
          </table:table-cell>
          <table:table-cell table:style-name="ce2" table:formula="of:=IFERROR(__xludf.dummyfunction(&quot;GOOGLETRANSLATE($B10,&quot;&quot;en&quot;&quot;,P$1)&quot;);&quot;RULO&quot;)" office:value-type="string" office:string-value="RULO" calcext:value-type="string">
            <text:p>RULO</text:p>
          </table:table-cell>
          <table:table-cell table:style-name="ce2" table:formula="of:=IFERROR(__xludf.dummyfunction(&quot;GOOGLETRANSLATE($B10,&quot;&quot;en&quot;&quot;,Q$1)&quot;);&quot;Roll&quot;)" office:value-type="string" office:string-value="Roll" calcext:value-type="string">
            <text:p>Roll</text:p>
          </table:table-cell>
          <table:table-cell table:style-name="ce2" table:formula="of:=IFERROR(__xludf.dummyfunction(&quot;GOOGLETRANSLATE($B10,&quot;&quot;en&quot;&quot;,R$1)&quot;);&quot;Roll&quot;)" office:value-type="string" office:string-value="Roll" calcext:value-type="string">
            <text:p>Roll</text:p>
          </table:table-cell>
          <table:table-cell table:style-name="ce2" table:formula="of:=IFERROR(__xludf.dummyfunction(&quot;GOOGLETRANSLATE($B10,&quot;&quot;en&quot;&quot;,S$1)&quot;);&quot;رول&quot;)" office:value-type="string" office:string-value="رول" calcext:value-type="string">
            <text:p>رول</text:p>
          </table:table-cell>
          <table:table-cell table:style-name="ce2" table:formula="of:=IFERROR(__xludf.dummyfunction(&quot;GOOGLETRANSLATE($B10,&quot;&quot;en&quot;&quot;,T$1)&quot;);&quot;Volumen&quot;)" office:value-type="string" office:string-value="Volumen" calcext:value-type="string">
            <text:p>Volumen</text:p>
          </table:table-cell>
          <table:table-cell table:style-name="ce2" table:formula="of:=IFERROR(__xludf.dummyfunction(&quot;GOOGLETRANSLATE($B10,&quot;&quot;en&quot;&quot;,U$1)&quot;);&quot;Treiglech&quot;)" office:value-type="string" office:string-value="Treiglech" calcext:value-type="string">
            <text:p>Treiglech</text:p>
          </table:table-cell>
          <table:table-cell table:style-name="ce2" table:formula="of:=IFERROR(__xludf.dummyfunction(&quot;GOOGLETRANSLATE($B10,&quot;&quot;en&quot;&quot;,V$1)&quot;);&quot;Qoqa&quot;)" office:value-type="string" office:string-value="Qoqa" calcext:value-type="string">
            <text:p>Qoqa</text:p>
          </table:table-cell>
          <table:table-cell table:style-name="ce2" table:formula="of:=IFERROR(__xludf.dummyfunction(&quot;GOOGLETRANSLATE($B10,&quot;&quot;en&quot;&quot;,W$1)&quot;);&quot;זעמל&quot;)" office:value-type="string" office:string-value="זעמל" calcext:value-type="string">
            <text:p>זעמל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gn</text:p>
          </table:table-cell>
          <table:table-cell table:style-name="ce1" office:value-type="string" calcext:value-type="string">
            <text:p>SIGN</text:p>
          </table:table-cell>
          <table:table-cell table:style-name="ce2" table:formula="of:=IFERROR(__xludf.dummyfunction(&quot;GOOGLETRANSLATE($B11,&quot;&quot;en&quot;&quot;,C$1)&quot;);&quot;징후&quot;)" office:value-type="string" office:string-value="징후" calcext:value-type="string">
            <text:p>징후</text:p>
          </table:table-cell>
          <table:table-cell table:style-name="ce2" table:formula="of:=IFERROR(__xludf.dummyfunction(&quot;GOOGLETRANSLATE($B11,&quot;&quot;en&quot;&quot;,D$1)&quot;);&quot;SIGNE&quot;)" office:value-type="string" office:string-value="SIGNE" calcext:value-type="string">
            <text:p>SIGNE</text:p>
          </table:table-cell>
          <table:table-cell table:style-name="ce2" table:formula="of:=IFERROR(__xludf.dummyfunction(&quot;GOOGLETRANSLATE($B11,&quot;&quot;en&quot;&quot;,E$1)&quot;);&quot;ZEICHEN&quot;)" office:value-type="string" office:string-value="ZEICHEN" calcext:value-type="string">
            <text:p>ZEICHEN</text:p>
          </table:table-cell>
          <table:table-cell table:style-name="ce2" table:formula="of:=IFERROR(__xludf.dummyfunction(&quot;GOOGLETRANSLATE($B11,&quot;&quot;en&quot;&quot;,F$1)&quot;);&quot;符号&quot;)" office:value-type="string" office:string-value="符号" calcext:value-type="string">
            <text:p>符号</text:p>
          </table:table-cell>
          <table:table-cell table:style-name="ce2" table:formula="of:=IFERROR(__xludf.dummyfunction(&quot;GOOGLETRANSLATE($B11,&quot;&quot;en&quot;&quot;,G$1)&quot;);&quot;FIRMAR&quot;)" office:value-type="string" office:string-value="FIRMAR" calcext:value-type="string">
            <text:p>FIRMAR</text:p>
          </table:table-cell>
          <table:table-cell table:style-name="ce2" table:formula="of:=IFERROR(__xludf.dummyfunction(&quot;GOOGLETRANSLATE($B11,&quot;&quot;en&quot;&quot;,H$1)&quot;);&quot;لافتة&quot;)" office:value-type="string" office:string-value="لافتة" calcext:value-type="string">
            <text:p>لافتة</text:p>
          </table:table-cell>
          <table:table-cell table:style-name="ce2" table:formula="of:=IFERROR(__xludf.dummyfunction(&quot;GOOGLETRANSLATE($B11,&quot;&quot;en&quot;&quot;,I$1)&quot;);&quot;ЗНАК&quot;)" office:value-type="string" office:string-value="ЗНАК" calcext:value-type="string">
            <text:p>ЗНАК</text:p>
          </table:table-cell>
          <table:table-cell table:style-name="ce2" table:formula="of:=IFERROR(__xludf.dummyfunction(&quot;GOOGLETRANSLATE($B11,&quot;&quot;en&quot;&quot;,J$1)&quot;);&quot;संकेत&quot;)" office:value-type="string" office:string-value="संकेत" calcext:value-type="string">
            <text:p>संकेत</text:p>
          </table:table-cell>
          <table:table-cell table:style-name="ce2" table:formula="of:=IFERROR(__xludf.dummyfunction(&quot;GOOGLETRANSLATE($B11,&quot;&quot;en&quot;&quot;,K$1)&quot;);&quot;চিহ্ন&quot;)" office:value-type="string" office:string-value="চিহ্ন" calcext:value-type="string">
            <text:p>চিহ্ন</text:p>
          </table:table-cell>
          <table:table-cell table:style-name="ce2" table:formula="of:=IFERROR(__xludf.dummyfunction(&quot;GOOGLETRANSLATE($B11,&quot;&quot;en&quot;&quot;,L$1)&quot;);&quot;SINAL&quot;)" office:value-type="string" office:string-value="SINAL" calcext:value-type="string">
            <text:p>SINAL</text:p>
          </table:table-cell>
          <table:table-cell table:style-name="ce2" table:formula="of:=IFERROR(__xludf.dummyfunction(&quot;GOOGLETRANSLATE($B11,&quot;&quot;en&quot;&quot;,M$1)&quot;);&quot;TANDA&quot;)" office:value-type="string" office:string-value="TANDA" calcext:value-type="string">
            <text:p>TANDA</text:p>
          </table:table-cell>
          <table:table-cell table:style-name="ce2" table:formula="of:=IFERROR(__xludf.dummyfunction(&quot;GOOGLETRANSLATE($B11,&quot;&quot;en&quot;&quot;,N$1)&quot;);&quot;サイン&quot;)" office:value-type="string" office:string-value="サイン" calcext:value-type="string">
            <text:p>サイン</text:p>
          </table:table-cell>
          <table:table-cell table:style-name="ce2" table:formula="of:=IFERROR(__xludf.dummyfunction(&quot;GOOGLETRANSLATE($B11,&quot;&quot;en&quot;&quot;,O$1)&quot;);&quot;סִימָן&quot;)" office:value-type="string" office:string-value="סִימָן" calcext:value-type="string">
            <text:p>סִימָן</text:p>
          </table:table-cell>
          <table:table-cell table:style-name="ce2" table:formula="of:=IFERROR(__xludf.dummyfunction(&quot;GOOGLETRANSLATE($B11,&quot;&quot;en&quot;&quot;,P$1)&quot;);&quot;Signo&quot;)" office:value-type="string" office:string-value="Signo" calcext:value-type="string">
            <text:p>Signo</text:p>
          </table:table-cell>
          <table:table-cell table:style-name="ce2" table:formula="of:=IFERROR(__xludf.dummyfunction(&quot;GOOGLETRANSLATE($B11,&quot;&quot;en&quot;&quot;,Q$1)&quot;);&quot;Ishara&quot;)" office:value-type="string" office:string-value="Ishara" calcext:value-type="string">
            <text:p>Ishara</text:p>
          </table:table-cell>
          <table:table-cell table:style-name="ce2" table:formula="of:=IFERROR(__xludf.dummyfunction(&quot;GOOGLETRANSLATE($B11,&quot;&quot;en&quot;&quot;,R$1)&quot;);&quot;TANDA&quot;)" office:value-type="string" office:string-value="TANDA" calcext:value-type="string">
            <text:p>TANDA</text:p>
          </table:table-cell>
          <table:table-cell table:style-name="ce2" table:formula="of:=IFERROR(__xludf.dummyfunction(&quot;GOOGLETRANSLATE($B11,&quot;&quot;en&quot;&quot;,S$1)&quot;);&quot;دستخط کریں&quot;)" office:value-type="string" office:string-value="دستخط کریں" calcext:value-type="string">
            <text:p>دستخط کریں</text:p>
          </table:table-cell>
          <table:table-cell table:style-name="ce2" table:formula="of:=IFERROR(__xludf.dummyfunction(&quot;GOOGLETRANSLATE($B11,&quot;&quot;en&quot;&quot;,T$1)&quot;);&quot;Signum&quot;)" office:value-type="string" office:string-value="Signum" calcext:value-type="string">
            <text:p>Signum</text:p>
          </table:table-cell>
          <table:table-cell table:style-name="ce2" table:formula="of:=IFERROR(__xludf.dummyfunction(&quot;GOOGLETRANSLATE($B11,&quot;&quot;en&quot;&quot;,U$1)&quot;);&quot;Arwydden&quot;)" office:value-type="string" office:string-value="Arwydden" calcext:value-type="string">
            <text:p>Arwydden</text:p>
          </table:table-cell>
          <table:table-cell table:style-name="ce2" table:formula="of:=IFERROR(__xludf.dummyfunction(&quot;GOOGLETRANSLATE($B11,&quot;&quot;en&quot;&quot;,V$1)&quot;);&quot;Bhala&quot;)" office:value-type="string" office:string-value="Bhala" calcext:value-type="string">
            <text:p>Bhala</text:p>
          </table:table-cell>
          <table:table-cell table:style-name="ce2" table:formula="of:=IFERROR(__xludf.dummyfunction(&quot;GOOGLETRANSLATE($B11,&quot;&quot;en&quot;&quot;,W$1)&quot;);&quot;צייכן&quot;)" office:value-type="string" office:string-value="צייכן" calcext:value-type="string">
            <text:p>צייכן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in</text:p>
          </table:table-cell>
          <table:table-cell table:style-name="ce1" office:value-type="string" calcext:value-type="string">
            <text:p>SINE</text:p>
          </table:table-cell>
          <table:table-cell table:style-name="ce2" table:formula="of:=IFERROR(__xludf.dummyfunction(&quot;GOOGLETRANSLATE($B12,&quot;&quot;en&quot;&quot;,C$1)&quot;);&quot;사인&quot;)" office:value-type="string" office:string-value="사인" calcext:value-type="string">
            <text:p>사인</text:p>
          </table:table-cell>
          <table:table-cell table:style-name="ce2" table:formula="of:=IFERROR(__xludf.dummyfunction(&quot;GOOGLETRANSLATE($B12,&quot;&quot;en&quot;&quot;,D$1)&quot;);&quot;SINUS&quot;)" office:value-type="string" office:string-value="SINUS" calcext:value-type="string">
            <text:p>SINUS</text:p>
          </table:table-cell>
          <table:table-cell table:style-name="ce2" table:formula="of:=IFERROR(__xludf.dummyfunction(&quot;GOOGLETRANSLATE($B12,&quot;&quot;en&quot;&quot;,E$1)&quot;);&quot;SINUS&quot;)" office:value-type="string" office:string-value="SINUS" calcext:value-type="string">
            <text:p>SINUS</text:p>
          </table:table-cell>
          <table:table-cell table:style-name="ce2" table:formula="of:=IFERROR(__xludf.dummyfunction(&quot;GOOGLETRANSLATE($B12,&quot;&quot;en&quot;&quot;,F$1)&quot;);&quot;正弦&quot;)" office:value-type="string" office:string-value="正弦" calcext:value-type="string">
            <text:p>正弦</text:p>
          </table:table-cell>
          <table:table-cell table:style-name="ce2" table:formula="of:=IFERROR(__xludf.dummyfunction(&quot;GOOGLETRANSLATE($B12,&quot;&quot;en&quot;&quot;,G$1)&quot;);&quot;SENO&quot;)" office:value-type="string" office:string-value="SENO" calcext:value-type="string">
            <text:p>SENO</text:p>
          </table:table-cell>
          <table:table-cell table:style-name="ce2" table:formula="of:=IFERROR(__xludf.dummyfunction(&quot;GOOGLETRANSLATE($B12,&quot;&quot;en&quot;&quot;,H$1)&quot;);&quot;جيب&quot;)" office:value-type="string" office:string-value="جيب" calcext:value-type="string">
            <text:p>جيب</text:p>
          </table:table-cell>
          <table:table-cell table:style-name="ce2" table:formula="of:=IFERROR(__xludf.dummyfunction(&quot;GOOGLETRANSLATE($B12,&quot;&quot;en&quot;&quot;,I$1)&quot;);&quot;СИНУС&quot;)" office:value-type="string" office:string-value="СИНУС" calcext:value-type="string">
            <text:p>СИНУС</text:p>
          </table:table-cell>
          <table:table-cell table:style-name="ce2" table:formula="of:=IFERROR(__xludf.dummyfunction(&quot;GOOGLETRANSLATE($B12,&quot;&quot;en&quot;&quot;,J$1)&quot;);&quot;ज्या&quot;)" office:value-type="string" office:string-value="ज्या" calcext:value-type="string">
            <text:p>ज्या</text:p>
          </table:table-cell>
          <table:table-cell table:style-name="ce2" table:formula="of:=IFERROR(__xludf.dummyfunction(&quot;GOOGLETRANSLATE($B12,&quot;&quot;en&quot;&quot;,K$1)&quot;);&quot;সাইন&quot;)" office:value-type="string" office:string-value="সাইন" calcext:value-type="string">
            <text:p>সাইন</text:p>
          </table:table-cell>
          <table:table-cell table:style-name="ce2" table:formula="of:=IFERROR(__xludf.dummyfunction(&quot;GOOGLETRANSLATE($B12,&quot;&quot;en&quot;&quot;,L$1)&quot;);&quot;SENO&quot;)" office:value-type="string" office:string-value="SENO" calcext:value-type="string">
            <text:p>SENO</text:p>
          </table:table-cell>
          <table:table-cell table:style-name="ce2" table:formula="of:=IFERROR(__xludf.dummyfunction(&quot;GOOGLETRANSLATE($B12,&quot;&quot;en&quot;&quot;,M$1)&quot;);&quot;SINUS&quot;)" office:value-type="string" office:string-value="SINUS" calcext:value-type="string">
            <text:p>SINUS</text:p>
          </table:table-cell>
          <table:table-cell table:style-name="ce2" table:formula="of:=IFERROR(__xludf.dummyfunction(&quot;GOOGLETRANSLATE($B12,&quot;&quot;en&quot;&quot;,N$1)&quot;);&quot;正弦&quot;)" office:value-type="string" office:string-value="正弦" calcext:value-type="string">
            <text:p>正弦</text:p>
          </table:table-cell>
          <table:table-cell table:style-name="ce2" table:formula="of:=IFERROR(__xludf.dummyfunction(&quot;GOOGLETRANSLATE($B12,&quot;&quot;en&quot;&quot;,O$1)&quot;);&quot;סינוס&quot;)" office:value-type="string" office:string-value="סינוס" calcext:value-type="string">
            <text:p>סינוס</text:p>
          </table:table-cell>
          <table:table-cell table:style-name="ce2" table:formula="of:=IFERROR(__xludf.dummyfunction(&quot;GOOGLETRANSLATE($B12,&quot;&quot;en&quot;&quot;,P$1)&quot;);&quot;Sinuso&quot;)" office:value-type="string" office:string-value="Sinuso" calcext:value-type="string">
            <text:p>Sinuso</text:p>
          </table:table-cell>
          <table:table-cell table:style-name="ce2" table:formula="of:=IFERROR(__xludf.dummyfunction(&quot;GOOGLETRANSLATE($B12,&quot;&quot;en&quot;&quot;,Q$1)&quot;);&quot;Sine&quot;)" office:value-type="string" office:string-value="Sine" calcext:value-type="string">
            <text:p>Sine</text:p>
          </table:table-cell>
          <table:table-cell table:style-name="ce2" table:formula="of:=IFERROR(__xludf.dummyfunction(&quot;GOOGLETRANSLATE($B12,&quot;&quot;en&quot;&quot;,R$1)&quot;);&quot;Sine&quot;)" office:value-type="string" office:string-value="Sine" calcext:value-type="string">
            <text:p>Sine</text:p>
          </table:table-cell>
          <table:table-cell table:style-name="ce2" table:formula="of:=IFERROR(__xludf.dummyfunction(&quot;GOOGLETRANSLATE($B12,&quot;&quot;en&quot;&quot;,S$1)&quot;);&quot;sine&quot;)" office:value-type="string" office:string-value="sine" calcext:value-type="string">
            <text:p>sine</text:p>
          </table:table-cell>
          <table:table-cell table:style-name="ce2" table:formula="of:=IFERROR(__xludf.dummyfunction(&quot;GOOGLETRANSLATE($B12,&quot;&quot;en&quot;&quot;,T$1)&quot;);&quot;Sinus&quot;)" office:value-type="string" office:string-value="Sinus" calcext:value-type="string">
            <text:p>Sinus</text:p>
          </table:table-cell>
          <table:table-cell table:style-name="ce2" table:formula="of:=IFERROR(__xludf.dummyfunction(&quot;GOOGLETRANSLATE($B12,&quot;&quot;en&quot;&quot;,U$1)&quot;);&quot;Sein&quot;)" office:value-type="string" office:string-value="Sein" calcext:value-type="string">
            <text:p>Sein</text:p>
          </table:table-cell>
          <table:table-cell table:style-name="ce2" table:formula="of:=IFERROR(__xludf.dummyfunction(&quot;GOOGLETRANSLATE($B12,&quot;&quot;en&quot;&quot;,V$1)&quot;);&quot;Sine&quot;)" office:value-type="string" office:string-value="Sine" calcext:value-type="string">
            <text:p>Sine</text:p>
          </table:table-cell>
          <table:table-cell table:style-name="ce2" table:formula="of:=IFERROR(__xludf.dummyfunction(&quot;GOOGLETRANSLATE($B12,&quot;&quot;en&quot;&quot;,W$1)&quot;);&quot;סינוס&quot;)" office:value-type="string" office:string-value="סינוס" calcext:value-type="string">
            <text:p>סינוס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qr</text:p>
          </table:table-cell>
          <table:table-cell table:style-name="ce1" office:value-type="string" calcext:value-type="string">
            <text:p>SQUARE ROOT</text:p>
          </table:table-cell>
          <table:table-cell table:style-name="ce2" table:formula="of:=IFERROR(__xludf.dummyfunction(&quot;GOOGLETRANSLATE($B13,&quot;&quot;en&quot;&quot;,C$1)&quot;);&quot;제곱근&quot;)" office:value-type="string" office:string-value="제곱근" calcext:value-type="string">
            <text:p>제곱근</text:p>
          </table:table-cell>
          <table:table-cell table:style-name="ce2" table:formula="of:=IFERROR(__xludf.dummyfunction(&quot;GOOGLETRANSLATE($B13,&quot;&quot;en&quot;&quot;,D$1)&quot;);&quot;RACINE CARRÉE&quot;)" office:value-type="string" office:string-value="RACINE CARRÉE" calcext:value-type="string">
            <text:p>RACINE CARRÉE</text:p>
          </table:table-cell>
          <table:table-cell table:style-name="ce2" table:formula="of:=IFERROR(__xludf.dummyfunction(&quot;GOOGLETRANSLATE($B13,&quot;&quot;en&quot;&quot;,E$1)&quot;);&quot;QUADRATWURZEL&quot;)" office:value-type="string" office:string-value="QUADRATWURZEL" calcext:value-type="string">
            <text:p>QUADRATWURZEL</text:p>
          </table:table-cell>
          <table:table-cell table:style-name="ce2" table:formula="of:=IFERROR(__xludf.dummyfunction(&quot;GOOGLETRANSLATE($B13,&quot;&quot;en&quot;&quot;,F$1)&quot;);&quot;平方根&quot;)" office:value-type="string" office:string-value="平方根" calcext:value-type="string">
            <text:p>平方根</text:p>
          </table:table-cell>
          <table:table-cell table:style-name="ce2" table:formula="of:=IFERROR(__xludf.dummyfunction(&quot;GOOGLETRANSLATE($B13,&quot;&quot;en&quot;&quot;,G$1)&quot;);&quot;RAÍZ CUADRADA&quot;)" office:value-type="string" office:string-value="RAÍZ CUADRADA" calcext:value-type="string">
            <text:p>RAÍZ CUADRADA</text:p>
          </table:table-cell>
          <table:table-cell table:style-name="ce2" table:formula="of:=IFERROR(__xludf.dummyfunction(&quot;GOOGLETRANSLATE($B13,&quot;&quot;en&quot;&quot;,H$1)&quot;);&quot;الجذر التربيعي&quot;)" office:value-type="string" office:string-value="الجذر التربيعي" calcext:value-type="string">
            <text:p>الجذر التربيعي</text:p>
          </table:table-cell>
          <table:table-cell table:style-name="ce2" table:formula="of:=IFERROR(__xludf.dummyfunction(&quot;GOOGLETRANSLATE($B13,&quot;&quot;en&quot;&quot;,I$1)&quot;);&quot;КВАДРАТНЫЙ КОРЕНЬ&quot;)" office:value-type="string" office:string-value="КВАДРАТНЫЙ КОРЕНЬ" calcext:value-type="string">
            <text:p>КВАДРАТНЫЙ КОРЕНЬ</text:p>
          </table:table-cell>
          <table:table-cell table:style-name="ce2" table:formula="of:=IFERROR(__xludf.dummyfunction(&quot;GOOGLETRANSLATE($B13,&quot;&quot;en&quot;&quot;,J$1)&quot;);&quot;वर्गमूल&quot;)" office:value-type="string" office:string-value="वर्गमूल" calcext:value-type="string">
            <text:p>वर्गमूल</text:p>
          </table:table-cell>
          <table:table-cell table:style-name="ce2" table:formula="of:=IFERROR(__xludf.dummyfunction(&quot;GOOGLETRANSLATE($B13,&quot;&quot;en&quot;&quot;,K$1)&quot;);&quot;বর্গমূল&quot;)" office:value-type="string" office:string-value="বর্গমূল" calcext:value-type="string">
            <text:p>বর্গমূল</text:p>
          </table:table-cell>
          <table:table-cell table:style-name="ce2" table:formula="of:=IFERROR(__xludf.dummyfunction(&quot;GOOGLETRANSLATE($B13,&quot;&quot;en&quot;&quot;,L$1)&quot;);&quot;RAIZ QUADRADA&quot;)" office:value-type="string" office:string-value="RAIZ QUADRADA" calcext:value-type="string">
            <text:p>RAIZ QUADRADA</text:p>
          </table:table-cell>
          <table:table-cell table:style-name="ce2" table:formula="of:=IFERROR(__xludf.dummyfunction(&quot;GOOGLETRANSLATE($B13,&quot;&quot;en&quot;&quot;,M$1)&quot;);&quot;AKAR PANGKAT DUA&quot;)" office:value-type="string" office:string-value="AKAR PANGKAT DUA" calcext:value-type="string">
            <text:p>AKAR PANGKAT DUA</text:p>
          </table:table-cell>
          <table:table-cell table:style-name="ce2" table:formula="of:=IFERROR(__xludf.dummyfunction(&quot;GOOGLETRANSLATE($B13,&quot;&quot;en&quot;&quot;,N$1)&quot;);&quot;平方根&quot;)" office:value-type="string" office:string-value="平方根" calcext:value-type="string">
            <text:p>平方根</text:p>
          </table:table-cell>
          <table:table-cell table:style-name="ce2" table:formula="of:=IFERROR(__xludf.dummyfunction(&quot;GOOGLETRANSLATE($B13,&quot;&quot;en&quot;&quot;,O$1)&quot;);&quot;שורש ריבועי&quot;)" office:value-type="string" office:string-value="שורש ריבועי" calcext:value-type="string">
            <text:p>שורש ריבועי</text:p>
          </table:table-cell>
          <table:table-cell table:style-name="ce2" table:formula="of:=IFERROR(__xludf.dummyfunction(&quot;GOOGLETRANSLATE($B13,&quot;&quot;en&quot;&quot;,P$1)&quot;);&quot;Kvadrata radiko&quot;)" office:value-type="string" office:string-value="Kvadrata radiko" calcext:value-type="string">
            <text:p>Kvadrata radiko</text:p>
          </table:table-cell>
          <table:table-cell table:style-name="ce2" table:formula="of:=IFERROR(__xludf.dummyfunction(&quot;GOOGLETRANSLATE($B13,&quot;&quot;en&quot;&quot;,Q$1)&quot;);&quot;KIPEO&quot;)" office:value-type="string" office:string-value="KIPEO" calcext:value-type="string">
            <text:p>KIPEO</text:p>
          </table:table-cell>
          <table:table-cell table:style-name="ce2" table:formula="of:=IFERROR(__xludf.dummyfunction(&quot;GOOGLETRANSLATE($B13,&quot;&quot;en&quot;&quot;,R$1)&quot;);&quot;Parisukat na ugat&quot;)" office:value-type="string" office:string-value="Parisukat na ugat" calcext:value-type="string">
            <text:p>Parisukat na ugat</text:p>
          </table:table-cell>
          <table:table-cell table:style-name="ce2" table:formula="of:=IFERROR(__xludf.dummyfunction(&quot;GOOGLETRANSLATE($B13,&quot;&quot;en&quot;&quot;,S$1)&quot;);&quot;مربع جڑ&quot;)" office:value-type="string" office:string-value="مربع جڑ" calcext:value-type="string">
            <text:p>مربع جڑ</text:p>
          </table:table-cell>
          <table:table-cell table:style-name="ce2" table:formula="of:=IFERROR(__xludf.dummyfunction(&quot;GOOGLETRANSLATE($B13,&quot;&quot;en&quot;&quot;,T$1)&quot;);&quot;Quadratus&quot;)" office:value-type="string" office:string-value="Quadratus" calcext:value-type="string">
            <text:p>Quadratus</text:p>
          </table:table-cell>
          <table:table-cell table:style-name="ce2" table:formula="of:=IFERROR(__xludf.dummyfunction(&quot;GOOGLETRANSLATE($B13,&quot;&quot;en&quot;&quot;,U$1)&quot;);&quot;AIL ISRADD&quot;)" office:value-type="string" office:string-value="AIL ISRADD" calcext:value-type="string">
            <text:p>AIL ISRADD</text:p>
          </table:table-cell>
          <table:table-cell table:style-name="ce2" table:formula="of:=IFERROR(__xludf.dummyfunction(&quot;GOOGLETRANSLATE($B13,&quot;&quot;en&quot;&quot;,V$1)&quot;);&quot;I-SQUARE ROOT&quot;)" office:value-type="string" office:string-value="I-SQUARE ROOT" calcext:value-type="string">
            <text:p>I-SQUARE ROOT</text:p>
          </table:table-cell>
          <table:table-cell table:style-name="ce2" table:formula="of:=IFERROR(__xludf.dummyfunction(&quot;GOOGLETRANSLATE($B13,&quot;&quot;en&quot;&quot;,W$1)&quot;);&quot;קוואַדראַט וואָרצל&quot;)" office:value-type="string" office:string-value="קוואַדראַט וואָרצל" calcext:value-type="string">
            <text:p>קוואַדראַט וואָרצל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an</text:p>
          </table:table-cell>
          <table:table-cell table:style-name="ce1" office:value-type="string" calcext:value-type="string">
            <text:p>TANGENT</text:p>
          </table:table-cell>
          <table:table-cell table:style-name="ce2" table:formula="of:=IFERROR(__xludf.dummyfunction(&quot;GOOGLETRANSLATE($B14,&quot;&quot;en&quot;&quot;,C$1)&quot;);&quot;접선&quot;)" office:value-type="string" office:string-value="접선" calcext:value-type="string">
            <text:p>접선</text:p>
          </table:table-cell>
          <table:table-cell table:style-name="ce2" table:formula="of:=IFERROR(__xludf.dummyfunction(&quot;GOOGLETRANSLATE($B14,&quot;&quot;en&quot;&quot;,D$1)&quot;);&quot;TANGENTE&quot;)" office:value-type="string" office:string-value="TANGENTE" calcext:value-type="string">
            <text:p>TANGENTE</text:p>
          </table:table-cell>
          <table:table-cell table:style-name="ce2" table:formula="of:=IFERROR(__xludf.dummyfunction(&quot;GOOGLETRANSLATE($B14,&quot;&quot;en&quot;&quot;,E$1)&quot;);&quot;TANGENTE&quot;)" office:value-type="string" office:string-value="TANGENTE" calcext:value-type="string">
            <text:p>TANGENTE</text:p>
          </table:table-cell>
          <table:table-cell table:style-name="ce2" table:formula="of:=IFERROR(__xludf.dummyfunction(&quot;GOOGLETRANSLATE($B14,&quot;&quot;en&quot;&quot;,F$1)&quot;);&quot;切线&quot;)" office:value-type="string" office:string-value="切线" calcext:value-type="string">
            <text:p>切线</text:p>
          </table:table-cell>
          <table:table-cell table:style-name="ce2" table:formula="of:=IFERROR(__xludf.dummyfunction(&quot;GOOGLETRANSLATE($B14,&quot;&quot;en&quot;&quot;,G$1)&quot;);&quot;TANGENTE&quot;)" office:value-type="string" office:string-value="TANGENTE" calcext:value-type="string">
            <text:p>TANGENTE</text:p>
          </table:table-cell>
          <table:table-cell table:style-name="ce2" table:formula="of:=IFERROR(__xludf.dummyfunction(&quot;GOOGLETRANSLATE($B14,&quot;&quot;en&quot;&quot;,H$1)&quot;);&quot;الظل&quot;)" office:value-type="string" office:string-value="الظل" calcext:value-type="string">
            <text:p>الظل</text:p>
          </table:table-cell>
          <table:table-cell table:style-name="ce2" table:formula="of:=IFERROR(__xludf.dummyfunction(&quot;GOOGLETRANSLATE($B14,&quot;&quot;en&quot;&quot;,I$1)&quot;);&quot;Тангенс&quot;)" office:value-type="string" office:string-value="Тангенс" calcext:value-type="string">
            <text:p>Тангенс</text:p>
          </table:table-cell>
          <table:table-cell table:style-name="ce2" table:formula="of:=IFERROR(__xludf.dummyfunction(&quot;GOOGLETRANSLATE($B14,&quot;&quot;en&quot;&quot;,J$1)&quot;);&quot;स्पर्शरेखा&quot;)" office:value-type="string" office:string-value="स्पर्शरेखा" calcext:value-type="string">
            <text:p>स्पर्शरेखा</text:p>
          </table:table-cell>
          <table:table-cell table:style-name="ce2" table:formula="of:=IFERROR(__xludf.dummyfunction(&quot;GOOGLETRANSLATE($B14,&quot;&quot;en&quot;&quot;,K$1)&quot;);&quot;স্পর্শকাতর&quot;)" office:value-type="string" office:string-value="স্পর্শকাতর" calcext:value-type="string">
            <text:p>স্পর্শকাতর</text:p>
          </table:table-cell>
          <table:table-cell table:style-name="ce2" table:formula="of:=IFERROR(__xludf.dummyfunction(&quot;GOOGLETRANSLATE($B14,&quot;&quot;en&quot;&quot;,L$1)&quot;);&quot;TANGENTE&quot;)" office:value-type="string" office:string-value="TANGENTE" calcext:value-type="string">
            <text:p>TANGENTE</text:p>
          </table:table-cell>
          <table:table-cell table:style-name="ce2" table:formula="of:=IFERROR(__xludf.dummyfunction(&quot;GOOGLETRANSLATE($B14,&quot;&quot;en&quot;&quot;,M$1)&quot;);&quot;GARIS SINGGUNG&quot;)" office:value-type="string" office:string-value="GARIS SINGGUNG" calcext:value-type="string">
            <text:p>GARIS SINGGUNG</text:p>
          </table:table-cell>
          <table:table-cell table:style-name="ce2" table:formula="of:=IFERROR(__xludf.dummyfunction(&quot;GOOGLETRANSLATE($B14,&quot;&quot;en&quot;&quot;,N$1)&quot;);&quot;正接&quot;)" office:value-type="string" office:string-value="正接" calcext:value-type="string">
            <text:p>正接</text:p>
          </table:table-cell>
          <table:table-cell table:style-name="ce2" table:formula="of:=IFERROR(__xludf.dummyfunction(&quot;GOOGLETRANSLATE($B14,&quot;&quot;en&quot;&quot;,O$1)&quot;);&quot;מַשִׁיק&quot;)" office:value-type="string" office:string-value="מַשִׁיק" calcext:value-type="string">
            <text:p>מַשִׁיק</text:p>
          </table:table-cell>
          <table:table-cell table:style-name="ce2" table:formula="of:=IFERROR(__xludf.dummyfunction(&quot;GOOGLETRANSLATE($B14,&quot;&quot;en&quot;&quot;,P$1)&quot;);&quot;Tangento&quot;)" office:value-type="string" office:string-value="Tangento" calcext:value-type="string">
            <text:p>Tangento</text:p>
          </table:table-cell>
          <table:table-cell table:style-name="ce2" table:formula="of:=IFERROR(__xludf.dummyfunction(&quot;GOOGLETRANSLATE($B14,&quot;&quot;en&quot;&quot;,Q$1)&quot;);&quot;Tangent&quot;)" office:value-type="string" office:string-value="Tangent" calcext:value-type="string">
            <text:p>Tangent</text:p>
          </table:table-cell>
          <table:table-cell table:style-name="ce2" table:formula="of:=IFERROR(__xludf.dummyfunction(&quot;GOOGLETRANSLATE($B14,&quot;&quot;en&quot;&quot;,R$1)&quot;);&quot;Tangent&quot;)" office:value-type="string" office:string-value="Tangent" calcext:value-type="string">
            <text:p>Tangent</text:p>
          </table:table-cell>
          <table:table-cell table:style-name="ce2" table:formula="of:=IFERROR(__xludf.dummyfunction(&quot;GOOGLETRANSLATE($B14,&quot;&quot;en&quot;&quot;,S$1)&quot;);&quot;ٹینجینٹ&quot;)" office:value-type="string" office:string-value="ٹینجینٹ" calcext:value-type="string">
            <text:p>ٹینجینٹ</text:p>
          </table:table-cell>
          <table:table-cell table:style-name="ce2" table:formula="of:=IFERROR(__xludf.dummyfunction(&quot;GOOGLETRANSLATE($B14,&quot;&quot;en&quot;&quot;,T$1)&quot;);&quot;Tangens&quot;)" office:value-type="string" office:string-value="Tangens" calcext:value-type="string">
            <text:p>Tangens</text:p>
          </table:table-cell>
          <table:table-cell table:style-name="ce2" table:formula="of:=IFERROR(__xludf.dummyfunction(&quot;GOOGLETRANSLATE($B14,&quot;&quot;en&quot;&quot;,U$1)&quot;);&quot;Tangiad&quot;)" office:value-type="string" office:string-value="Tangiad" calcext:value-type="string">
            <text:p>Tangiad</text:p>
          </table:table-cell>
          <table:table-cell table:style-name="ce2" table:formula="of:=IFERROR(__xludf.dummyfunction(&quot;GOOGLETRANSLATE($B14,&quot;&quot;en&quot;&quot;,V$1)&quot;);&quot;Inhliziyo yakhona&quot;)" office:value-type="string" office:string-value="Inhliziyo yakhona" calcext:value-type="string">
            <text:p>Inhliziyo yakhona</text:p>
          </table:table-cell>
          <table:table-cell table:style-name="ce2" table:formula="of:=IFERROR(__xludf.dummyfunction(&quot;GOOGLETRANSLATE($B14,&quot;&quot;en&quot;&quot;,W$1)&quot;);&quot;טאַנדזשאַנט&quot;)" office:value-type="string" office:string-value="טאַנדזשאַנט" calcext:value-type="string">
            <text:p>טאַנדזשאַנט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bl</text:p>
          </table:table-cell>
          <table:table-cell table:style-name="ce1" office:value-type="string" calcext:value-type="string">
            <text:p>DOUBLE</text:p>
          </table:table-cell>
          <table:table-cell table:style-name="ce2" table:formula="of:=IFERROR(__xludf.dummyfunction(&quot;GOOGLETRANSLATE($B15,&quot;&quot;en&quot;&quot;,C$1)&quot;);&quot;더블&quot;)" office:value-type="string" office:string-value="더블" calcext:value-type="string">
            <text:p>더블</text:p>
          </table:table-cell>
          <table:table-cell table:style-name="ce2" table:formula="of:=IFERROR(__xludf.dummyfunction(&quot;GOOGLETRANSLATE($B15,&quot;&quot;en&quot;&quot;,D$1)&quot;);&quot;DOUBLE&quot;)" office:value-type="string" office:string-value="DOUBLE" calcext:value-type="string">
            <text:p>DOUBLE</text:p>
          </table:table-cell>
          <table:table-cell table:style-name="ce2" table:formula="of:=IFERROR(__xludf.dummyfunction(&quot;GOOGLETRANSLATE($B15,&quot;&quot;en&quot;&quot;,E$1)&quot;);&quot;DOPPELT&quot;)" office:value-type="string" office:string-value="DOPPELT" calcext:value-type="string">
            <text:p>DOPPELT</text:p>
          </table:table-cell>
          <table:table-cell table:style-name="ce2" table:formula="of:=IFERROR(__xludf.dummyfunction(&quot;GOOGLETRANSLATE($B15,&quot;&quot;en&quot;&quot;,F$1)&quot;);&quot;双倍的&quot;)" office:value-type="string" office:string-value="双倍的" calcext:value-type="string">
            <text:p>双倍的</text:p>
          </table:table-cell>
          <table:table-cell table:style-name="ce2" table:formula="of:=IFERROR(__xludf.dummyfunction(&quot;GOOGLETRANSLATE($B15,&quot;&quot;en&quot;&quot;,G$1)&quot;);&quot;DOBLE&quot;)" office:value-type="string" office:string-value="DOBLE" calcext:value-type="string">
            <text:p>DOBLE</text:p>
          </table:table-cell>
          <table:table-cell table:style-name="ce2" table:formula="of:=IFERROR(__xludf.dummyfunction(&quot;GOOGLETRANSLATE($B15,&quot;&quot;en&quot;&quot;,H$1)&quot;);&quot;مزدوج&quot;)" office:value-type="string" office:string-value="مزدوج" calcext:value-type="string">
            <text:p>مزدوج</text:p>
          </table:table-cell>
          <table:table-cell table:style-name="ce2" table:formula="of:=IFERROR(__xludf.dummyfunction(&quot;GOOGLETRANSLATE($B15,&quot;&quot;en&quot;&quot;,I$1)&quot;);&quot;ДВОЙНОЙ&quot;)" office:value-type="string" office:string-value="ДВОЙНОЙ" calcext:value-type="string">
            <text:p>ДВОЙНОЙ</text:p>
          </table:table-cell>
          <table:table-cell table:style-name="ce2" table:formula="of:=IFERROR(__xludf.dummyfunction(&quot;GOOGLETRANSLATE($B15,&quot;&quot;en&quot;&quot;,J$1)&quot;);&quot;दोहरा&quot;)" office:value-type="string" office:string-value="दोहरा" calcext:value-type="string">
            <text:p>दोहरा</text:p>
          </table:table-cell>
          <table:table-cell table:style-name="ce2" table:formula="of:=IFERROR(__xludf.dummyfunction(&quot;GOOGLETRANSLATE($B15,&quot;&quot;en&quot;&quot;,K$1)&quot;);&quot;দ্বিগুণ&quot;)" office:value-type="string" office:string-value="দ্বিগুণ" calcext:value-type="string">
            <text:p>দ্বিগুণ</text:p>
          </table:table-cell>
          <table:table-cell table:style-name="ce2" table:formula="of:=IFERROR(__xludf.dummyfunction(&quot;GOOGLETRANSLATE($B15,&quot;&quot;en&quot;&quot;,L$1)&quot;);&quot;DOBRO&quot;)" office:value-type="string" office:string-value="DOBRO" calcext:value-type="string">
            <text:p>DOBRO</text:p>
          </table:table-cell>
          <table:table-cell table:style-name="ce2" table:formula="of:=IFERROR(__xludf.dummyfunction(&quot;GOOGLETRANSLATE($B15,&quot;&quot;en&quot;&quot;,M$1)&quot;);&quot;DOBEL&quot;)" office:value-type="string" office:string-value="DOBEL" calcext:value-type="string">
            <text:p>DOBEL</text:p>
          </table:table-cell>
          <table:table-cell table:style-name="ce2" table:formula="of:=IFERROR(__xludf.dummyfunction(&quot;GOOGLETRANSLATE($B15,&quot;&quot;en&quot;&quot;,N$1)&quot;);&quot;ダブル&quot;)" office:value-type="string" office:string-value="ダブル" calcext:value-type="string">
            <text:p>ダブル</text:p>
          </table:table-cell>
          <table:table-cell table:style-name="ce2" table:formula="of:=IFERROR(__xludf.dummyfunction(&quot;GOOGLETRANSLATE($B15,&quot;&quot;en&quot;&quot;,O$1)&quot;);&quot;לְהַכפִּיל&quot;)" office:value-type="string" office:string-value="לְהַכפִּיל" calcext:value-type="string">
            <text:p>לְהַכפִּיל</text:p>
          </table:table-cell>
          <table:table-cell table:style-name="ce2" table:formula="of:=IFERROR(__xludf.dummyfunction(&quot;GOOGLETRANSLATE($B15,&quot;&quot;en&quot;&quot;,P$1)&quot;);&quot;Duobla&quot;)" office:value-type="string" office:string-value="Duobla" calcext:value-type="string">
            <text:p>Duobla</text:p>
          </table:table-cell>
          <table:table-cell table:style-name="ce2" table:formula="of:=IFERROR(__xludf.dummyfunction(&quot;GOOGLETRANSLATE($B15,&quot;&quot;en&quot;&quot;,Q$1)&quot;);&quot;Mara mbili&quot;)" office:value-type="string" office:string-value="Mara mbili" calcext:value-type="string">
            <text:p>Mara mbili</text:p>
          </table:table-cell>
          <table:table-cell table:style-name="ce2" table:formula="of:=IFERROR(__xludf.dummyfunction(&quot;GOOGLETRANSLATE($B15,&quot;&quot;en&quot;&quot;,R$1)&quot;);&quot;Doble&quot;)" office:value-type="string" office:string-value="Doble" calcext:value-type="string">
            <text:p>Doble</text:p>
          </table:table-cell>
          <table:table-cell table:style-name="ce2" table:formula="of:=IFERROR(__xludf.dummyfunction(&quot;GOOGLETRANSLATE($B15,&quot;&quot;en&quot;&quot;,S$1)&quot;);&quot;دگنا&quot;)" office:value-type="string" office:string-value="دگنا" calcext:value-type="string">
            <text:p>دگنا</text:p>
          </table:table-cell>
          <table:table-cell table:style-name="ce2" table:formula="of:=IFERROR(__xludf.dummyfunction(&quot;GOOGLETRANSLATE($B15,&quot;&quot;en&quot;&quot;,T$1)&quot;);&quot;Duplex&quot;)" office:value-type="string" office:string-value="Duplex" calcext:value-type="string">
            <text:p>Duplex</text:p>
          </table:table-cell>
          <table:table-cell table:style-name="ce2" table:formula="of:=IFERROR(__xludf.dummyfunction(&quot;GOOGLETRANSLATE($B15,&quot;&quot;en&quot;&quot;,U$1)&quot;);&quot;Dyblwch&quot;)" office:value-type="string" office:string-value="Dyblwch" calcext:value-type="string">
            <text:p>Dyblwch</text:p>
          </table:table-cell>
          <table:table-cell table:style-name="ce2" table:formula="of:=IFERROR(__xludf.dummyfunction(&quot;GOOGLETRANSLATE($B15,&quot;&quot;en&quot;&quot;,V$1)&quot;);&quot;-Bili&quot;)" office:value-type="string" office:string-value="-Bili" calcext:value-type="string">
            <text:p>-Bili</text:p>
          </table:table-cell>
          <table:table-cell table:style-name="ce2" table:formula="of:=IFERROR(__xludf.dummyfunction(&quot;GOOGLETRANSLATE($B15,&quot;&quot;en&quot;&quot;,W$1)&quot;);&quot;טאָפּל&quot;)" office:value-type="string" office:string-value="טאָפּל" calcext:value-type="string">
            <text:p>טאָפּל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DEFINE</text:p>
          </table:table-cell>
          <table:table-cell table:style-name="ce2" table:formula="of:=IFERROR(__xludf.dummyfunction(&quot;GOOGLETRANSLATE($B16,&quot;&quot;en&quot;&quot;,C$1)&quot;);&quot;정의하다&quot;)" office:value-type="string" office:string-value="정의하다" calcext:value-type="string">
            <text:p>정의하다</text:p>
          </table:table-cell>
          <table:table-cell table:style-name="ce2" table:formula="of:=IFERROR(__xludf.dummyfunction(&quot;GOOGLETRANSLATE($B16,&quot;&quot;en&quot;&quot;,D$1)&quot;);&quot;DÉFINIR&quot;)" office:value-type="string" office:string-value="DÉFINIR" calcext:value-type="string">
            <text:p>DÉFINIR</text:p>
          </table:table-cell>
          <table:table-cell table:style-name="ce2" table:formula="of:=IFERROR(__xludf.dummyfunction(&quot;GOOGLETRANSLATE($B16,&quot;&quot;en&quot;&quot;,E$1)&quot;);&quot;DEFINIEREN&quot;)" office:value-type="string" office:string-value="DEFINIEREN" calcext:value-type="string">
            <text:p>DEFINIEREN</text:p>
          </table:table-cell>
          <table:table-cell table:style-name="ce2" table:formula="of:=IFERROR(__xludf.dummyfunction(&quot;GOOGLETRANSLATE($B16,&quot;&quot;en&quot;&quot;,F$1)&quot;);&quot;定义&quot;)" office:value-type="string" office:string-value="定义" calcext:value-type="string">
            <text:p>定义</text:p>
          </table:table-cell>
          <table:table-cell table:style-name="ce2" table:formula="of:=IFERROR(__xludf.dummyfunction(&quot;GOOGLETRANSLATE($B16,&quot;&quot;en&quot;&quot;,G$1)&quot;);&quot;DEFINIR&quot;)" office:value-type="string" office:string-value="DEFINIR" calcext:value-type="string">
            <text:p>DEFINIR</text:p>
          </table:table-cell>
          <table:table-cell table:style-name="ce2" table:formula="of:=IFERROR(__xludf.dummyfunction(&quot;GOOGLETRANSLATE($B16,&quot;&quot;en&quot;&quot;,H$1)&quot;);&quot;يُعرِّف&quot;)" office:value-type="string" office:string-value="يُعرِّف" calcext:value-type="string">
            <text:p>يُعرِّف</text:p>
          </table:table-cell>
          <table:table-cell table:style-name="ce2" table:formula="of:=IFERROR(__xludf.dummyfunction(&quot;GOOGLETRANSLATE($B16,&quot;&quot;en&quot;&quot;,I$1)&quot;);&quot;ОПРЕДЕЛЯТЬ&quot;)" office:value-type="string" office:string-value="ОПРЕДЕЛЯТЬ" calcext:value-type="string">
            <text:p>ОПРЕДЕЛЯТЬ</text:p>
          </table:table-cell>
          <table:table-cell table:style-name="ce2" table:formula="of:=IFERROR(__xludf.dummyfunction(&quot;GOOGLETRANSLATE($B16,&quot;&quot;en&quot;&quot;,J$1)&quot;);&quot;परिभाषित करना&quot;)" office:value-type="string" office:string-value="परिभाषित करना" calcext:value-type="string">
            <text:p>परिभाषित करना</text:p>
          </table:table-cell>
          <table:table-cell table:style-name="ce2" table:formula="of:=IFERROR(__xludf.dummyfunction(&quot;GOOGLETRANSLATE($B16,&quot;&quot;en&quot;&quot;,K$1)&quot;);&quot;সংজ্ঞায়িত&quot;)" office:value-type="string" office:string-value="সংজ্ঞায়িত" calcext:value-type="string">
            <text:p>সংজ্ঞায়িত</text:p>
          </table:table-cell>
          <table:table-cell table:style-name="ce2" table:formula="of:=IFERROR(__xludf.dummyfunction(&quot;GOOGLETRANSLATE($B16,&quot;&quot;en&quot;&quot;,L$1)&quot;);&quot;DEFINIR&quot;)" office:value-type="string" office:string-value="DEFINIR" calcext:value-type="string">
            <text:p>DEFINIR</text:p>
          </table:table-cell>
          <table:table-cell table:style-name="ce2" table:formula="of:=IFERROR(__xludf.dummyfunction(&quot;GOOGLETRANSLATE($B16,&quot;&quot;en&quot;&quot;,M$1)&quot;);&quot;MENDEFINISIKAN&quot;)" office:value-type="string" office:string-value="MENDEFINISIKAN" calcext:value-type="string">
            <text:p>MENDEFINISIKAN</text:p>
          </table:table-cell>
          <table:table-cell table:style-name="ce2" table:formula="of:=IFERROR(__xludf.dummyfunction(&quot;GOOGLETRANSLATE($B16,&quot;&quot;en&quot;&quot;,N$1)&quot;);&quot;定義&quot;)" office:value-type="string" office:string-value="定義" calcext:value-type="string">
            <text:p>定義</text:p>
          </table:table-cell>
          <table:table-cell table:style-name="ce2" table:formula="of:=IFERROR(__xludf.dummyfunction(&quot;GOOGLETRANSLATE($B16,&quot;&quot;en&quot;&quot;,O$1)&quot;);&quot;לְהַגדִיר&quot;)" office:value-type="string" office:string-value="לְהַגדִיר" calcext:value-type="string">
            <text:p>לְהַגדִיר</text:p>
          </table:table-cell>
          <table:table-cell table:style-name="ce2" table:formula="of:=IFERROR(__xludf.dummyfunction(&quot;GOOGLETRANSLATE($B16,&quot;&quot;en&quot;&quot;,P$1)&quot;);&quot;Difini&quot;)" office:value-type="string" office:string-value="Difini" calcext:value-type="string">
            <text:p>Difini</text:p>
          </table:table-cell>
          <table:table-cell table:style-name="ce2" table:formula="of:=IFERROR(__xludf.dummyfunction(&quot;GOOGLETRANSLATE($B16,&quot;&quot;en&quot;&quot;,Q$1)&quot;);&quot;Fafanua&quot;)" office:value-type="string" office:string-value="Fafanua" calcext:value-type="string">
            <text:p>Fafanua</text:p>
          </table:table-cell>
          <table:table-cell table:style-name="ce2" table:formula="of:=IFERROR(__xludf.dummyfunction(&quot;GOOGLETRANSLATE($B16,&quot;&quot;en&quot;&quot;,R$1)&quot;);&quot;Tukuyin&quot;)" office:value-type="string" office:string-value="Tukuyin" calcext:value-type="string">
            <text:p>Tukuyin</text:p>
          </table:table-cell>
          <table:table-cell table:style-name="ce2" table:formula="of:=IFERROR(__xludf.dummyfunction(&quot;GOOGLETRANSLATE($B16,&quot;&quot;en&quot;&quot;,S$1)&quot;);&quot;وضاحت کریں&quot;)" office:value-type="string" office:string-value="وضاحت کریں" calcext:value-type="string">
            <text:p>وضاحت کریں</text:p>
          </table:table-cell>
          <table:table-cell table:style-name="ce2" table:formula="of:=IFERROR(__xludf.dummyfunction(&quot;GOOGLETRANSLATE($B16,&quot;&quot;en&quot;&quot;,T$1)&quot;);&quot;DEFINIRE&quot;)" office:value-type="string" office:string-value="DEFINIRE" calcext:value-type="string">
            <text:p>DEFINIRE</text:p>
          </table:table-cell>
          <table:table-cell table:style-name="ce2" table:formula="of:=IFERROR(__xludf.dummyfunction(&quot;GOOGLETRANSLATE($B16,&quot;&quot;en&quot;&quot;,U$1)&quot;);&quot;Ddiffinia&quot;)" office:value-type="string" office:string-value="Ddiffinia" calcext:value-type="string">
            <text:p>Ddiffinia</text:p>
          </table:table-cell>
          <table:table-cell table:style-name="ce2" table:formula="of:=IFERROR(__xludf.dummyfunction(&quot;GOOGLETRANSLATE($B16,&quot;&quot;en&quot;&quot;,V$1)&quot;);&quot;Chasisela&quot;)" office:value-type="string" office:string-value="Chasisela" calcext:value-type="string">
            <text:p>Chasisela</text:p>
          </table:table-cell>
          <table:table-cell table:style-name="ce2" table:formula="of:=IFERROR(__xludf.dummyfunction(&quot;GOOGLETRANSLATE($B16,&quot;&quot;en&quot;&quot;,W$1)&quot;);&quot;דעפינירן&quot;)" office:value-type="string" office:string-value="דעפינירן" calcext:value-type="string">
            <text:p>דעפינירן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et</text:p>
          </table:table-cell>
          <table:table-cell table:style-name="ce1" office:value-type="string" calcext:value-type="string">
            <text:p>LET</text:p>
          </table:table-cell>
          <table:table-cell table:style-name="ce2" table:formula="of:=IFERROR(__xludf.dummyfunction(&quot;GOOGLETRANSLATE($B17,&quot;&quot;en&quot;&quot;,C$1)&quot;);&quot;허락하다&quot;)" office:value-type="string" office:string-value="허락하다" calcext:value-type="string">
            <text:p>허락하다</text:p>
          </table:table-cell>
          <table:table-cell table:style-name="ce2" table:formula="of:=IFERROR(__xludf.dummyfunction(&quot;GOOGLETRANSLATE($B17,&quot;&quot;en&quot;&quot;,D$1)&quot;);&quot;LAISSER&quot;)" office:value-type="string" office:string-value="LAISSER" calcext:value-type="string">
            <text:p>LAISSER</text:p>
          </table:table-cell>
          <table:table-cell table:style-name="ce2" table:formula="of:=IFERROR(__xludf.dummyfunction(&quot;GOOGLETRANSLATE($B17,&quot;&quot;en&quot;&quot;,E$1)&quot;);&quot;LASSEN&quot;)" office:value-type="string" office:string-value="LASSEN" calcext:value-type="string">
            <text:p>LASSEN</text:p>
          </table:table-cell>
          <table:table-cell table:style-name="ce2" table:formula="of:=IFERROR(__xludf.dummyfunction(&quot;GOOGLETRANSLATE($B17,&quot;&quot;en&quot;&quot;,F$1)&quot;);&quot;让&quot;)" office:value-type="string" office:string-value="让" calcext:value-type="string">
            <text:p>让</text:p>
          </table:table-cell>
          <table:table-cell table:style-name="ce2" table:formula="of:=IFERROR(__xludf.dummyfunction(&quot;GOOGLETRANSLATE($B17,&quot;&quot;en&quot;&quot;,G$1)&quot;);&quot;DEJAR&quot;)" office:value-type="string" office:string-value="DEJAR" calcext:value-type="string">
            <text:p>DEJAR</text:p>
          </table:table-cell>
          <table:table-cell table:style-name="ce2" table:formula="of:=IFERROR(__xludf.dummyfunction(&quot;GOOGLETRANSLATE($B17,&quot;&quot;en&quot;&quot;,H$1)&quot;);&quot;يترك&quot;)" office:value-type="string" office:string-value="يترك" calcext:value-type="string">
            <text:p>يترك</text:p>
          </table:table-cell>
          <table:table-cell table:style-name="ce2" table:formula="of:=IFERROR(__xludf.dummyfunction(&quot;GOOGLETRANSLATE($B17,&quot;&quot;en&quot;&quot;,I$1)&quot;);&quot;ПОЗВОЛЯТЬ&quot;)" office:value-type="string" office:string-value="ПОЗВОЛЯТЬ" calcext:value-type="string">
            <text:p>ПОЗВОЛЯТЬ</text:p>
          </table:table-cell>
          <table:table-cell table:style-name="ce2" table:formula="of:=IFERROR(__xludf.dummyfunction(&quot;GOOGLETRANSLATE($B17,&quot;&quot;en&quot;&quot;,J$1)&quot;);&quot;होने देना&quot;)" office:value-type="string" office:string-value="होने देना" calcext:value-type="string">
            <text:p>होने देना</text:p>
          </table:table-cell>
          <table:table-cell table:style-name="ce2" table:formula="of:=IFERROR(__xludf.dummyfunction(&quot;GOOGLETRANSLATE($B17,&quot;&quot;en&quot;&quot;,K$1)&quot;);&quot;দিন&quot;)" office:value-type="string" office:string-value="দিন" calcext:value-type="string">
            <text:p>দিন</text:p>
          </table:table-cell>
          <table:table-cell table:style-name="ce2" table:formula="of:=IFERROR(__xludf.dummyfunction(&quot;GOOGLETRANSLATE($B17,&quot;&quot;en&quot;&quot;,L$1)&quot;);&quot;DEIXAR&quot;)" office:value-type="string" office:string-value="DEIXAR" calcext:value-type="string">
            <text:p>DEIXAR</text:p>
          </table:table-cell>
          <table:table-cell table:style-name="ce2" table:formula="of:=IFERROR(__xludf.dummyfunction(&quot;GOOGLETRANSLATE($B17,&quot;&quot;en&quot;&quot;,M$1)&quot;);&quot;MEMBIARKAN&quot;)" office:value-type="string" office:string-value="MEMBIARKAN" calcext:value-type="string">
            <text:p>MEMBIARKAN</text:p>
          </table:table-cell>
          <table:table-cell table:style-name="ce2" table:formula="of:=IFERROR(__xludf.dummyfunction(&quot;GOOGLETRANSLATE($B17,&quot;&quot;en&quot;&quot;,N$1)&quot;);&quot;させて&quot;)" office:value-type="string" office:string-value="させて" calcext:value-type="string">
            <text:p>させて</text:p>
          </table:table-cell>
          <table:table-cell table:style-name="ce2" table:formula="of:=IFERROR(__xludf.dummyfunction(&quot;GOOGLETRANSLATE($B17,&quot;&quot;en&quot;&quot;,O$1)&quot;);&quot;לתת&quot;)" office:value-type="string" office:string-value="לתת" calcext:value-type="string">
            <text:p>לתת</text:p>
          </table:table-cell>
          <table:table-cell table:style-name="ce2" table:formula="of:=IFERROR(__xludf.dummyfunction(&quot;GOOGLETRANSLATE($B17,&quot;&quot;en&quot;&quot;,P$1)&quot;);&quot;Lasu&quot;)" office:value-type="string" office:string-value="Lasu" calcext:value-type="string">
            <text:p>Lasu</text:p>
          </table:table-cell>
          <table:table-cell table:style-name="ce2" table:formula="of:=IFERROR(__xludf.dummyfunction(&quot;GOOGLETRANSLATE($B17,&quot;&quot;en&quot;&quot;,Q$1)&quot;);&quot;Acha&quot;)" office:value-type="string" office:string-value="Acha" calcext:value-type="string">
            <text:p>Acha</text:p>
          </table:table-cell>
          <table:table-cell table:style-name="ce2" table:formula="of:=IFERROR(__xludf.dummyfunction(&quot;GOOGLETRANSLATE($B17,&quot;&quot;en&quot;&quot;,R$1)&quot;);&quot;Hayaan&quot;)" office:value-type="string" office:string-value="Hayaan" calcext:value-type="string">
            <text:p>Hayaan</text:p>
          </table:table-cell>
          <table:table-cell table:style-name="ce2" table:formula="of:=IFERROR(__xludf.dummyfunction(&quot;GOOGLETRANSLATE($B17,&quot;&quot;en&quot;&quot;,S$1)&quot;);&quot;دو&quot;)" office:value-type="string" office:string-value="دو" calcext:value-type="string">
            <text:p>دو</text:p>
          </table:table-cell>
          <table:table-cell table:style-name="ce2" table:formula="of:=IFERROR(__xludf.dummyfunction(&quot;GOOGLETRANSLATE($B17,&quot;&quot;en&quot;&quot;,T$1)&quot;);&quot;Fiat&quot;)" office:value-type="string" office:string-value="Fiat" calcext:value-type="string">
            <text:p>Fiat</text:p>
          </table:table-cell>
          <table:table-cell table:style-name="ce2" table:formula="of:=IFERROR(__xludf.dummyfunction(&quot;GOOGLETRANSLATE($B17,&quot;&quot;en&quot;&quot;,U$1)&quot;);&quot;Adawen&quot;)" office:value-type="string" office:string-value="Adawen" calcext:value-type="string">
            <text:p>Adawen</text:p>
          </table:table-cell>
          <table:table-cell table:style-name="ce2" table:formula="of:=IFERROR(__xludf.dummyfunction(&quot;GOOGLETRANSLATE($B17,&quot;&quot;en&quot;&quot;,V$1)&quot;);&quot;Vumela&quot;)" office:value-type="string" office:string-value="Vumela" calcext:value-type="string">
            <text:p>Vumela</text:p>
          </table:table-cell>
          <table:table-cell table:style-name="ce2" table:formula="of:=IFERROR(__xludf.dummyfunction(&quot;GOOGLETRANSLATE($B17,&quot;&quot;en&quot;&quot;,W$1)&quot;);&quot;לאָזן&quot;)" office:value-type="string" office:string-value="לאָזן" calcext:value-type="string">
            <text:p>לאָזן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o</text:p>
          </table:table-cell>
          <table:table-cell table:style-name="ce1" office:value-type="string" calcext:value-type="string">
            <text:p>GO</text:p>
          </table:table-cell>
          <table:table-cell table:style-name="ce2" table:formula="of:=IFERROR(__xludf.dummyfunction(&quot;GOOGLETRANSLATE($B18,&quot;&quot;en&quot;&quot;,C$1)&quot;);&quot;가다&quot;)" office:value-type="string" office:string-value="가다" calcext:value-type="string">
            <text:p>가다</text:p>
          </table:table-cell>
          <table:table-cell table:style-name="ce2" table:formula="of:=IFERROR(__xludf.dummyfunction(&quot;GOOGLETRANSLATE($B18,&quot;&quot;en&quot;&quot;,D$1)&quot;);&quot;ALLER&quot;)" office:value-type="string" office:string-value="ALLER" calcext:value-type="string">
            <text:p>ALLER</text:p>
          </table:table-cell>
          <table:table-cell table:style-name="ce2" table:formula="of:=IFERROR(__xludf.dummyfunction(&quot;GOOGLETRANSLATE($B18,&quot;&quot;en&quot;&quot;,E$1)&quot;);&quot;GEHEN&quot;)" office:value-type="string" office:string-value="GEHEN" calcext:value-type="string">
            <text:p>GEHEN</text:p>
          </table:table-cell>
          <table:table-cell table:style-name="ce2" table:formula="of:=IFERROR(__xludf.dummyfunction(&quot;GOOGLETRANSLATE($B18,&quot;&quot;en&quot;&quot;,F$1)&quot;);&quot;去&quot;)" office:value-type="string" office:string-value="去" calcext:value-type="string">
            <text:p>去</text:p>
          </table:table-cell>
          <table:table-cell table:style-name="ce2" table:formula="of:=IFERROR(__xludf.dummyfunction(&quot;GOOGLETRANSLATE($B18,&quot;&quot;en&quot;&quot;,G$1)&quot;);&quot;IR&quot;)" office:value-type="string" office:string-value="IR" calcext:value-type="string">
            <text:p>IR</text:p>
          </table:table-cell>
          <table:table-cell table:style-name="ce2" table:formula="of:=IFERROR(__xludf.dummyfunction(&quot;GOOGLETRANSLATE($B18,&quot;&quot;en&quot;&quot;,H$1)&quot;);&quot;يذهب&quot;)" office:value-type="string" office:string-value="يذهب" calcext:value-type="string">
            <text:p>يذهب</text:p>
          </table:table-cell>
          <table:table-cell table:style-name="ce2" table:formula="of:=IFERROR(__xludf.dummyfunction(&quot;GOOGLETRANSLATE($B18,&quot;&quot;en&quot;&quot;,I$1)&quot;);&quot;ИДТИ&quot;)" office:value-type="string" office:string-value="ИДТИ" calcext:value-type="string">
            <text:p>ИДТИ</text:p>
          </table:table-cell>
          <table:table-cell table:style-name="ce2" table:formula="of:=IFERROR(__xludf.dummyfunction(&quot;GOOGLETRANSLATE($B18,&quot;&quot;en&quot;&quot;,J$1)&quot;);&quot;जाना&quot;)" office:value-type="string" office:string-value="जाना" calcext:value-type="string">
            <text:p>जाना</text:p>
          </table:table-cell>
          <table:table-cell table:style-name="ce2" table:formula="of:=IFERROR(__xludf.dummyfunction(&quot;GOOGLETRANSLATE($B18,&quot;&quot;en&quot;&quot;,K$1)&quot;);&quot;যাওয়া&quot;)" office:value-type="string" office:string-value="যাওয়া" calcext:value-type="string">
            <text:p>যাওয়া</text:p>
          </table:table-cell>
          <table:table-cell table:style-name="ce2" table:formula="of:=IFERROR(__xludf.dummyfunction(&quot;GOOGLETRANSLATE($B18,&quot;&quot;en&quot;&quot;,L$1)&quot;);&quot;IR&quot;)" office:value-type="string" office:string-value="IR" calcext:value-type="string">
            <text:p>IR</text:p>
          </table:table-cell>
          <table:table-cell table:style-name="ce2" table:formula="of:=IFERROR(__xludf.dummyfunction(&quot;GOOGLETRANSLATE($B18,&quot;&quot;en&quot;&quot;,M$1)&quot;);&quot;PERGI&quot;)" office:value-type="string" office:string-value="PERGI" calcext:value-type="string">
            <text:p>PERGI</text:p>
          </table:table-cell>
          <table:table-cell table:style-name="ce2" table:formula="of:=IFERROR(__xludf.dummyfunction(&quot;GOOGLETRANSLATE($B18,&quot;&quot;en&quot;&quot;,N$1)&quot;);&quot;行く&quot;)" office:value-type="string" office:string-value="行く" calcext:value-type="string">
            <text:p>行く</text:p>
          </table:table-cell>
          <table:table-cell table:style-name="ce2" table:formula="of:=IFERROR(__xludf.dummyfunction(&quot;GOOGLETRANSLATE($B18,&quot;&quot;en&quot;&quot;,O$1)&quot;);&quot;ללכת&quot;)" office:value-type="string" office:string-value="ללכת" calcext:value-type="string">
            <text:p>ללכת</text:p>
          </table:table-cell>
          <table:table-cell table:style-name="ce2" table:formula="of:=IFERROR(__xludf.dummyfunction(&quot;GOOGLETRANSLATE($B18,&quot;&quot;en&quot;&quot;,P$1)&quot;);&quot;Iru&quot;)" office:value-type="string" office:string-value="Iru" calcext:value-type="string">
            <text:p>Iru</text:p>
          </table:table-cell>
          <table:table-cell table:style-name="ce2" table:formula="of:=IFERROR(__xludf.dummyfunction(&quot;GOOGLETRANSLATE($B18,&quot;&quot;en&quot;&quot;,Q$1)&quot;);&quot;Nenda&quot;)" office:value-type="string" office:string-value="Nenda" calcext:value-type="string">
            <text:p>Nenda</text:p>
          </table:table-cell>
          <table:table-cell table:style-name="ce2" table:formula="of:=IFERROR(__xludf.dummyfunction(&quot;GOOGLETRANSLATE($B18,&quot;&quot;en&quot;&quot;,R$1)&quot;);&quot;Pumunta ka na&quot;)" office:value-type="string" office:string-value="Pumunta ka na" calcext:value-type="string">
            <text:p>Pumunta ka na</text:p>
          </table:table-cell>
          <table:table-cell table:style-name="ce2" table:formula="of:=IFERROR(__xludf.dummyfunction(&quot;GOOGLETRANSLATE($B18,&quot;&quot;en&quot;&quot;,S$1)&quot;);&quot;جاؤ&quot;)" office:value-type="string" office:string-value="جاؤ" calcext:value-type="string">
            <text:p>جاؤ</text:p>
          </table:table-cell>
          <table:table-cell table:style-name="ce2" table:formula="of:=IFERROR(__xludf.dummyfunction(&quot;GOOGLETRANSLATE($B18,&quot;&quot;en&quot;&quot;,T$1)&quot;);&quot;Pereo&quot;)" office:value-type="string" office:string-value="Pereo" calcext:value-type="string">
            <text:p>Pereo</text:p>
          </table:table-cell>
          <table:table-cell table:style-name="ce2" table:formula="of:=IFERROR(__xludf.dummyfunction(&quot;GOOGLETRANSLATE($B18,&quot;&quot;en&quot;&quot;,U$1)&quot;);&quot;Aethant&quot;)" office:value-type="string" office:string-value="Aethant" calcext:value-type="string">
            <text:p>Aethant</text:p>
          </table:table-cell>
          <table:table-cell table:style-name="ce2" table:formula="of:=IFERROR(__xludf.dummyfunction(&quot;GOOGLETRANSLATE($B18,&quot;&quot;en&quot;&quot;,V$1)&quot;);&quot;Hamba ngemoto&quot;)" office:value-type="string" office:string-value="Hamba ngemoto" calcext:value-type="string">
            <text:p>Hamba ngemoto</text:p>
          </table:table-cell>
          <table:table-cell table:style-name="ce2" table:formula="of:=IFERROR(__xludf.dummyfunction(&quot;GOOGLETRANSLATE($B18,&quot;&quot;en&quot;&quot;,W$1)&quot;);&quot;פונקציאָנירן&quot;)" office:value-type="string" office:string-value="פונקציאָנירן" calcext:value-type="string">
            <text:p>פונקציאָנירן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osub</text:p>
          </table:table-cell>
          <table:table-cell table:style-name="ce1" office:value-type="string" calcext:value-type="string">
            <text:p>CALL</text:p>
          </table:table-cell>
          <table:table-cell table:style-name="ce2" table:formula="of:=IFERROR(__xludf.dummyfunction(&quot;GOOGLETRANSLATE($B19,&quot;&quot;en&quot;&quot;,C$1)&quot;);&quot;부르다&quot;)" office:value-type="string" office:string-value="부르다" calcext:value-type="string">
            <text:p>부르다</text:p>
          </table:table-cell>
          <table:table-cell table:style-name="ce2" table:formula="of:=IFERROR(__xludf.dummyfunction(&quot;GOOGLETRANSLATE($B19,&quot;&quot;en&quot;&quot;,D$1)&quot;);&quot;APPEL&quot;)" office:value-type="string" office:string-value="APPEL" calcext:value-type="string">
            <text:p>APPEL</text:p>
          </table:table-cell>
          <table:table-cell table:style-name="ce2" table:formula="of:=IFERROR(__xludf.dummyfunction(&quot;GOOGLETRANSLATE($B19,&quot;&quot;en&quot;&quot;,E$1)&quot;);&quot;FORDERUNG&quot;)" office:value-type="string" office:string-value="FORDERUNG" calcext:value-type="string">
            <text:p>FORDERUNG</text:p>
          </table:table-cell>
          <table:table-cell table:style-name="ce2" table:formula="of:=IFERROR(__xludf.dummyfunction(&quot;GOOGLETRANSLATE($B19,&quot;&quot;en&quot;&quot;,F$1)&quot;);&quot;称呼&quot;)" office:value-type="string" office:string-value="称呼" calcext:value-type="string">
            <text:p>称呼</text:p>
          </table:table-cell>
          <table:table-cell table:style-name="ce2" table:formula="of:=IFERROR(__xludf.dummyfunction(&quot;GOOGLETRANSLATE($B19,&quot;&quot;en&quot;&quot;,G$1)&quot;);&quot;LLAMAR&quot;)" office:value-type="string" office:string-value="LLAMAR" calcext:value-type="string">
            <text:p>LLAMAR</text:p>
          </table:table-cell>
          <table:table-cell table:style-name="ce2" table:formula="of:=IFERROR(__xludf.dummyfunction(&quot;GOOGLETRANSLATE($B19,&quot;&quot;en&quot;&quot;,H$1)&quot;);&quot;يتصل&quot;)" office:value-type="string" office:string-value="يتصل" calcext:value-type="string">
            <text:p>يتصل</text:p>
          </table:table-cell>
          <table:table-cell table:style-name="ce2" table:formula="of:=IFERROR(__xludf.dummyfunction(&quot;GOOGLETRANSLATE($B19,&quot;&quot;en&quot;&quot;,I$1)&quot;);&quot;ВЫЗОВ&quot;)" office:value-type="string" office:string-value="ВЫЗОВ" calcext:value-type="string">
            <text:p>ВЫЗОВ</text:p>
          </table:table-cell>
          <table:table-cell table:style-name="ce2" table:formula="of:=IFERROR(__xludf.dummyfunction(&quot;GOOGLETRANSLATE($B19,&quot;&quot;en&quot;&quot;,J$1)&quot;);&quot;पुकारना&quot;)" office:value-type="string" office:string-value="पुकारना" calcext:value-type="string">
            <text:p>पुकारना</text:p>
          </table:table-cell>
          <table:table-cell table:style-name="ce2" table:formula="of:=IFERROR(__xludf.dummyfunction(&quot;GOOGLETRANSLATE($B19,&quot;&quot;en&quot;&quot;,K$1)&quot;);&quot;কল&quot;)" office:value-type="string" office:string-value="কল" calcext:value-type="string">
            <text:p>কল</text:p>
          </table:table-cell>
          <table:table-cell table:style-name="ce2" table:formula="of:=IFERROR(__xludf.dummyfunction(&quot;GOOGLETRANSLATE($B19,&quot;&quot;en&quot;&quot;,L$1)&quot;);&quot;CHAMAR&quot;)" office:value-type="string" office:string-value="CHAMAR" calcext:value-type="string">
            <text:p>CHAMAR</text:p>
          </table:table-cell>
          <table:table-cell table:style-name="ce2" table:formula="of:=IFERROR(__xludf.dummyfunction(&quot;GOOGLETRANSLATE($B19,&quot;&quot;en&quot;&quot;,M$1)&quot;);&quot;PANGGILAN&quot;)" office:value-type="string" office:string-value="PANGGILAN" calcext:value-type="string">
            <text:p>PANGGILAN</text:p>
          </table:table-cell>
          <table:table-cell table:style-name="ce2" table:formula="of:=IFERROR(__xludf.dummyfunction(&quot;GOOGLETRANSLATE($B19,&quot;&quot;en&quot;&quot;,N$1)&quot;);&quot;電話&quot;)" office:value-type="string" office:string-value="電話" calcext:value-type="string">
            <text:p>電話</text:p>
          </table:table-cell>
          <table:table-cell table:style-name="ce2" table:formula="of:=IFERROR(__xludf.dummyfunction(&quot;GOOGLETRANSLATE($B19,&quot;&quot;en&quot;&quot;,O$1)&quot;);&quot;שִׂיחָה&quot;)" office:value-type="string" office:string-value="שִׂיחָה" calcext:value-type="string">
            <text:p>שִׂיחָה</text:p>
          </table:table-cell>
          <table:table-cell table:style-name="ce2" table:formula="of:=IFERROR(__xludf.dummyfunction(&quot;GOOGLETRANSLATE($B19,&quot;&quot;en&quot;&quot;,P$1)&quot;);&quot;Voku&quot;)" office:value-type="string" office:string-value="Voku" calcext:value-type="string">
            <text:p>Voku</text:p>
          </table:table-cell>
          <table:table-cell table:style-name="ce2" table:formula="of:=IFERROR(__xludf.dummyfunction(&quot;GOOGLETRANSLATE($B19,&quot;&quot;en&quot;&quot;,Q$1)&quot;);&quot;WITO&quot;)" office:value-type="string" office:string-value="WITO" calcext:value-type="string">
            <text:p>WITO</text:p>
          </table:table-cell>
          <table:table-cell table:style-name="ce2" table:formula="of:=IFERROR(__xludf.dummyfunction(&quot;GOOGLETRANSLATE($B19,&quot;&quot;en&quot;&quot;,R$1)&quot;);&quot;Tumawag&quot;)" office:value-type="string" office:string-value="Tumawag" calcext:value-type="string">
            <text:p>Tumawag</text:p>
          </table:table-cell>
          <table:table-cell table:style-name="ce2" table:formula="of:=IFERROR(__xludf.dummyfunction(&quot;GOOGLETRANSLATE($B19,&quot;&quot;en&quot;&quot;,S$1)&quot;);&quot;کال کریں&quot;)" office:value-type="string" office:string-value="کال کریں" calcext:value-type="string">
            <text:p>کال کریں</text:p>
          </table:table-cell>
          <table:table-cell table:style-name="ce2" table:formula="of:=IFERROR(__xludf.dummyfunction(&quot;GOOGLETRANSLATE($B19,&quot;&quot;en&quot;&quot;,T$1)&quot;);&quot;Voco&quot;)" office:value-type="string" office:string-value="Voco" calcext:value-type="string">
            <text:p>Voco</text:p>
          </table:table-cell>
          <table:table-cell table:style-name="ce2" table:formula="of:=IFERROR(__xludf.dummyfunction(&quot;GOOGLETRANSLATE($B19,&quot;&quot;en&quot;&quot;,U$1)&quot;);&quot;Alwa ’&quot;)" office:value-type="string" office:string-value="Alwa ’" calcext:value-type="string">
            <text:p>Alwa ’</text:p>
          </table:table-cell>
          <table:table-cell table:style-name="ce2" table:formula="of:=IFERROR(__xludf.dummyfunction(&quot;GOOGLETRANSLATE($B19,&quot;&quot;en&quot;&quot;,V$1)&quot;);&quot;Memeza&quot;)" office:value-type="string" office:string-value="Memeza" calcext:value-type="string">
            <text:p>Memeza</text:p>
          </table:table-cell>
          <table:table-cell table:style-name="ce2" table:formula="of:=IFERROR(__xludf.dummyfunction(&quot;GOOGLETRANSLATE($B19,&quot;&quot;en&quot;&quot;,W$1)&quot;);&quot;רופן&quot;)" office:value-type="string" office:string-value="רופן" calcext:value-type="string">
            <text:p>רופן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goto</text:p>
          </table:table-cell>
          <table:table-cell table:style-name="ce1" office:value-type="string" calcext:value-type="string">
            <text:p>JUMP</text:p>
          </table:table-cell>
          <table:table-cell table:style-name="ce2" table:formula="of:=IFERROR(__xludf.dummyfunction(&quot;GOOGLETRANSLATE($B20,&quot;&quot;en&quot;&quot;,C$1)&quot;);&quot;도약&quot;)" office:value-type="string" office:string-value="도약" calcext:value-type="string">
            <text:p>도약</text:p>
          </table:table-cell>
          <table:table-cell table:style-name="ce2" table:formula="of:=IFERROR(__xludf.dummyfunction(&quot;GOOGLETRANSLATE($B20,&quot;&quot;en&quot;&quot;,D$1)&quot;);&quot;SAUT&quot;)" office:value-type="string" office:string-value="SAUT" calcext:value-type="string">
            <text:p>SAUT</text:p>
          </table:table-cell>
          <table:table-cell table:style-name="ce2" table:formula="of:=IFERROR(__xludf.dummyfunction(&quot;GOOGLETRANSLATE($B20,&quot;&quot;en&quot;&quot;,E$1)&quot;);&quot;SPRINGEN&quot;)" office:value-type="string" office:string-value="SPRINGEN" calcext:value-type="string">
            <text:p>SPRINGEN</text:p>
          </table:table-cell>
          <table:table-cell table:style-name="ce2" table:formula="of:=IFERROR(__xludf.dummyfunction(&quot;GOOGLETRANSLATE($B20,&quot;&quot;en&quot;&quot;,F$1)&quot;);&quot;跳&quot;)" office:value-type="string" office:string-value="跳" calcext:value-type="string">
            <text:p>跳</text:p>
          </table:table-cell>
          <table:table-cell table:style-name="ce2" table:formula="of:=IFERROR(__xludf.dummyfunction(&quot;GOOGLETRANSLATE($B20,&quot;&quot;en&quot;&quot;,G$1)&quot;);&quot;SALTAR&quot;)" office:value-type="string" office:string-value="SALTAR" calcext:value-type="string">
            <text:p>SALTAR</text:p>
          </table:table-cell>
          <table:table-cell table:style-name="ce2" table:formula="of:=IFERROR(__xludf.dummyfunction(&quot;GOOGLETRANSLATE($B20,&quot;&quot;en&quot;&quot;,H$1)&quot;);&quot;القفز&quot;)" office:value-type="string" office:string-value="القفز" calcext:value-type="string">
            <text:p>القفز</text:p>
          </table:table-cell>
          <table:table-cell table:style-name="ce2" table:formula="of:=IFERROR(__xludf.dummyfunction(&quot;GOOGLETRANSLATE($B20,&quot;&quot;en&quot;&quot;,I$1)&quot;);&quot;ПРЫГАТЬ&quot;)" office:value-type="string" office:string-value="ПРЫГАТЬ" calcext:value-type="string">
            <text:p>ПРЫГАТЬ</text:p>
          </table:table-cell>
          <table:table-cell table:style-name="ce2" table:formula="of:=IFERROR(__xludf.dummyfunction(&quot;GOOGLETRANSLATE($B20,&quot;&quot;en&quot;&quot;,J$1)&quot;);&quot;कूदना&quot;)" office:value-type="string" office:string-value="कूदना" calcext:value-type="string">
            <text:p>कूदना</text:p>
          </table:table-cell>
          <table:table-cell table:style-name="ce2" table:formula="of:=IFERROR(__xludf.dummyfunction(&quot;GOOGLETRANSLATE($B20,&quot;&quot;en&quot;&quot;,K$1)&quot;);&quot;লাফ&quot;)" office:value-type="string" office:string-value="লাফ" calcext:value-type="string">
            <text:p>লাফ</text:p>
          </table:table-cell>
          <table:table-cell table:style-name="ce2" table:formula="of:=IFERROR(__xludf.dummyfunction(&quot;GOOGLETRANSLATE($B20,&quot;&quot;en&quot;&quot;,L$1)&quot;);&quot;PULAR&quot;)" office:value-type="string" office:string-value="PULAR" calcext:value-type="string">
            <text:p>PULAR</text:p>
          </table:table-cell>
          <table:table-cell table:style-name="ce2" table:formula="of:=IFERROR(__xludf.dummyfunction(&quot;GOOGLETRANSLATE($B20,&quot;&quot;en&quot;&quot;,M$1)&quot;);&quot;MELOMPAT&quot;)" office:value-type="string" office:string-value="MELOMPAT" calcext:value-type="string">
            <text:p>MELOMPAT</text:p>
          </table:table-cell>
          <table:table-cell table:style-name="ce2" table:formula="of:=IFERROR(__xludf.dummyfunction(&quot;GOOGLETRANSLATE($B20,&quot;&quot;en&quot;&quot;,N$1)&quot;);&quot;ジャンプ&quot;)" office:value-type="string" office:string-value="ジャンプ" calcext:value-type="string">
            <text:p>ジャンプ</text:p>
          </table:table-cell>
          <table:table-cell table:style-name="ce2" table:formula="of:=IFERROR(__xludf.dummyfunction(&quot;GOOGLETRANSLATE($B20,&quot;&quot;en&quot;&quot;,O$1)&quot;);&quot;קְפִיצָה&quot;)" office:value-type="string" office:string-value="קְפִיצָה" calcext:value-type="string">
            <text:p>קְפִיצָה</text:p>
          </table:table-cell>
          <table:table-cell table:style-name="ce2" table:formula="of:=IFERROR(__xludf.dummyfunction(&quot;GOOGLETRANSLATE($B20,&quot;&quot;en&quot;&quot;,P$1)&quot;);&quot;Saltu&quot;)" office:value-type="string" office:string-value="Saltu" calcext:value-type="string">
            <text:p>Saltu</text:p>
          </table:table-cell>
          <table:table-cell table:style-name="ce2" table:formula="of:=IFERROR(__xludf.dummyfunction(&quot;GOOGLETRANSLATE($B20,&quot;&quot;en&quot;&quot;,Q$1)&quot;);&quot;Rukia&quot;)" office:value-type="string" office:string-value="Rukia" calcext:value-type="string">
            <text:p>Rukia</text:p>
          </table:table-cell>
          <table:table-cell table:style-name="ce2" table:formula="of:=IFERROR(__xludf.dummyfunction(&quot;GOOGLETRANSLATE($B20,&quot;&quot;en&quot;&quot;,R$1)&quot;);&quot;Tumalon&quot;)" office:value-type="string" office:string-value="Tumalon" calcext:value-type="string">
            <text:p>Tumalon</text:p>
          </table:table-cell>
          <table:table-cell table:style-name="ce2" table:formula="of:=IFERROR(__xludf.dummyfunction(&quot;GOOGLETRANSLATE($B20,&quot;&quot;en&quot;&quot;,S$1)&quot;);&quot;چھلانگ&quot;)" office:value-type="string" office:string-value="چھلانگ" calcext:value-type="string">
            <text:p>چھلانگ</text:p>
          </table:table-cell>
          <table:table-cell table:style-name="ce2" table:formula="of:=IFERROR(__xludf.dummyfunction(&quot;GOOGLETRANSLATE($B20,&quot;&quot;en&quot;&quot;,T$1)&quot;);&quot;Jump&quot;)" office:value-type="string" office:string-value="Jump" calcext:value-type="string">
            <text:p>Jump</text:p>
          </table:table-cell>
          <table:table-cell table:style-name="ce2" table:formula="of:=IFERROR(__xludf.dummyfunction(&quot;GOOGLETRANSLATE($B20,&quot;&quot;en&quot;&quot;,U$1)&quot;);&quot;Beicasid&quot;)" office:value-type="string" office:string-value="Beicasid" calcext:value-type="string">
            <text:p>Beicasid</text:p>
          </table:table-cell>
          <table:table-cell table:style-name="ce2" table:formula="of:=IFERROR(__xludf.dummyfunction(&quot;GOOGLETRANSLATE($B20,&quot;&quot;en&quot;&quot;,V$1)&quot;);&quot;Gxuma&quot;)" office:value-type="string" office:string-value="Gxuma" calcext:value-type="string">
            <text:p>Gxuma</text:p>
          </table:table-cell>
          <table:table-cell table:style-name="ce2" table:formula="of:=IFERROR(__xludf.dummyfunction(&quot;GOOGLETRANSLATE($B20,&quot;&quot;en&quot;&quot;,W$1)&quot;);&quot;שפּרונג&quot;)" office:value-type="string" office:string-value="שפּרונג" calcext:value-type="string">
            <text:p>שפּרונג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  <table:table-cell table:style-name="ce2" table:formula="of:=IFERROR(__xludf.dummyfunction(&quot;GOOGLETRANSLATE($B21,&quot;&quot;en&quot;&quot;,C$1)&quot;);&quot;에게&quot;)" office:value-type="string" office:string-value="에게" calcext:value-type="string">
            <text:p>에게</text:p>
          </table:table-cell>
          <table:table-cell table:style-name="ce2" table:formula="of:=IFERROR(__xludf.dummyfunction(&quot;GOOGLETRANSLATE($B21,&quot;&quot;en&quot;&quot;,D$1)&quot;);&quot;POUR&quot;)" office:value-type="string" office:string-value="POUR" calcext:value-type="string">
            <text:p>POUR</text:p>
          </table:table-cell>
          <table:table-cell table:style-name="ce2" table:formula="of:=IFERROR(__xludf.dummyfunction(&quot;GOOGLETRANSLATE($B21,&quot;&quot;en&quot;&quot;,E$1)&quot;);&quot;ZU&quot;)" office:value-type="string" office:string-value="ZU" calcext:value-type="string">
            <text:p>ZU</text:p>
          </table:table-cell>
          <table:table-cell table:style-name="ce2" table:formula="of:=IFERROR(__xludf.dummyfunction(&quot;GOOGLETRANSLATE($B21,&quot;&quot;en&quot;&quot;,F$1)&quot;);&quot;到&quot;)" office:value-type="string" office:string-value="到" calcext:value-type="string">
            <text:p>到</text:p>
          </table:table-cell>
          <table:table-cell table:style-name="ce2" table:formula="of:=IFERROR(__xludf.dummyfunction(&quot;GOOGLETRANSLATE($B21,&quot;&quot;en&quot;&quot;,G$1)&quot;);&quot;A&quot;)" office:value-type="string" office:string-value="A" calcext:value-type="string">
            <text:p>A</text:p>
          </table:table-cell>
          <table:table-cell table:style-name="ce2" table:formula="of:=IFERROR(__xludf.dummyfunction(&quot;GOOGLETRANSLATE($B21,&quot;&quot;en&quot;&quot;,H$1)&quot;);&quot;ل&quot;)" office:value-type="string" office:string-value="ل" calcext:value-type="string">
            <text:p>ل</text:p>
          </table:table-cell>
          <table:table-cell table:style-name="ce2" table:formula="of:=IFERROR(__xludf.dummyfunction(&quot;GOOGLETRANSLATE($B21,&quot;&quot;en&quot;&quot;,I$1)&quot;);&quot;К&quot;)" office:value-type="string" office:string-value="К" calcext:value-type="string">
            <text:p>К</text:p>
          </table:table-cell>
          <table:table-cell table:style-name="ce2" table:formula="of:=IFERROR(__xludf.dummyfunction(&quot;GOOGLETRANSLATE($B21,&quot;&quot;en&quot;&quot;,J$1)&quot;);&quot;को&quot;)" office:value-type="string" office:string-value="को" calcext:value-type="string">
            <text:p>को</text:p>
          </table:table-cell>
          <table:table-cell table:style-name="ce2" table:formula="of:=IFERROR(__xludf.dummyfunction(&quot;GOOGLETRANSLATE($B21,&quot;&quot;en&quot;&quot;,K$1)&quot;);&quot;প্রতি&quot;)" office:value-type="string" office:string-value="প্রতি" calcext:value-type="string">
            <text:p>প্রতি</text:p>
          </table:table-cell>
          <table:table-cell table:style-name="ce2" table:formula="of:=IFERROR(__xludf.dummyfunction(&quot;GOOGLETRANSLATE($B21,&quot;&quot;en&quot;&quot;,L$1)&quot;);&quot;PARA&quot;)" office:value-type="string" office:string-value="PARA" calcext:value-type="string">
            <text:p>PARA</text:p>
          </table:table-cell>
          <table:table-cell table:style-name="ce2" table:formula="of:=IFERROR(__xludf.dummyfunction(&quot;GOOGLETRANSLATE($B21,&quot;&quot;en&quot;&quot;,M$1)&quot;);&quot;KE&quot;)" office:value-type="string" office:string-value="KE" calcext:value-type="string">
            <text:p>KE</text:p>
          </table:table-cell>
          <table:table-cell table:style-name="ce2" table:formula="of:=IFERROR(__xludf.dummyfunction(&quot;GOOGLETRANSLATE($B21,&quot;&quot;en&quot;&quot;,N$1)&quot;);&quot;に&quot;)" office:value-type="string" office:string-value="に" calcext:value-type="string">
            <text:p>に</text:p>
          </table:table-cell>
          <table:table-cell table:style-name="ce2" table:formula="of:=IFERROR(__xludf.dummyfunction(&quot;GOOGLETRANSLATE($B21,&quot;&quot;en&quot;&quot;,O$1)&quot;);&quot;ל&quot;)" office:value-type="string" office:string-value="ל" calcext:value-type="string">
            <text:p>ל</text:p>
          </table:table-cell>
          <table:table-cell table:style-name="ce2" table:formula="of:=IFERROR(__xludf.dummyfunction(&quot;GOOGLETRANSLATE($B21,&quot;&quot;en&quot;&quot;,P$1)&quot;);&quot;Al&quot;)" office:value-type="string" office:string-value="Al" calcext:value-type="string">
            <text:p>Al</text:p>
          </table:table-cell>
          <table:table-cell table:style-name="ce2" table:formula="of:=IFERROR(__xludf.dummyfunction(&quot;GOOGLETRANSLATE($B21,&quot;&quot;en&quot;&quot;,Q$1)&quot;);&quot;Kwa&quot;)" office:value-type="string" office:string-value="Kwa" calcext:value-type="string">
            <text:p>Kwa</text:p>
          </table:table-cell>
          <table:table-cell table:style-name="ce2" table:formula="of:=IFERROR(__xludf.dummyfunction(&quot;GOOGLETRANSLATE($B21,&quot;&quot;en&quot;&quot;,R$1)&quot;);&quot;Sa&quot;)" office:value-type="string" office:string-value="Sa" calcext:value-type="string">
            <text:p>Sa</text:p>
          </table:table-cell>
          <table:table-cell table:style-name="ce2" table:formula="of:=IFERROR(__xludf.dummyfunction(&quot;GOOGLETRANSLATE($B21,&quot;&quot;en&quot;&quot;,S$1)&quot;);&quot;to&quot;)" office:value-type="string" office:string-value="to" calcext:value-type="string">
            <text:p>to</text:p>
          </table:table-cell>
          <table:table-cell table:style-name="ce2" table:formula="of:=IFERROR(__xludf.dummyfunction(&quot;GOOGLETRANSLATE($B21,&quot;&quot;en&quot;&quot;,T$1)&quot;);&quot;Ut&quot;)" office:value-type="string" office:string-value="Ut" calcext:value-type="string">
            <text:p>Ut</text:p>
          </table:table-cell>
          <table:table-cell table:style-name="ce2" table:formula="of:=IFERROR(__xludf.dummyfunction(&quot;GOOGLETRANSLATE($B21,&quot;&quot;en&quot;&quot;,U$1)&quot;);&quot;I&quot;)" office:value-type="string" office:string-value="I" calcext:value-type="string">
            <text:p>I</text:p>
          </table:table-cell>
          <table:table-cell table:style-name="ce2" table:formula="of:=IFERROR(__xludf.dummyfunction(&quot;GOOGLETRANSLATE($B21,&quot;&quot;en&quot;&quot;,V$1)&quot;);&quot;Kwa-&quot;)" office:value-type="string" office:string-value="Kwa-" calcext:value-type="string">
            <text:p>Kwa-</text:p>
          </table:table-cell>
          <table:table-cell table:style-name="ce2" table:formula="of:=IFERROR(__xludf.dummyfunction(&quot;GOOGLETRANSLATE($B21,&quot;&quot;en&quot;&quot;,W$1)&quot;);&quot;צו&quot;)" office:value-type="string" office:string-value="צו" calcext:value-type="string">
            <text:p>צו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IF</text:p>
          </table:table-cell>
          <table:table-cell table:style-name="ce2" table:formula="of:=IFERROR(__xludf.dummyfunction(&quot;GOOGLETRANSLATE($B22,&quot;&quot;en&quot;&quot;,C$1)&quot;);&quot;만약에&quot;)" office:value-type="string" office:string-value="만약에" calcext:value-type="string">
            <text:p>만약에</text:p>
          </table:table-cell>
          <table:table-cell table:style-name="ce2" table:formula="of:=IFERROR(__xludf.dummyfunction(&quot;GOOGLETRANSLATE($B22,&quot;&quot;en&quot;&quot;,D$1)&quot;);&quot;SI&quot;)" office:value-type="string" office:string-value="SI" calcext:value-type="string">
            <text:p>SI</text:p>
          </table:table-cell>
          <table:table-cell table:style-name="ce2" table:formula="of:=IFERROR(__xludf.dummyfunction(&quot;GOOGLETRANSLATE($B22,&quot;&quot;en&quot;&quot;,E$1)&quot;);&quot;WENN&quot;)" office:value-type="string" office:string-value="WENN" calcext:value-type="string">
            <text:p>WENN</text:p>
          </table:table-cell>
          <table:table-cell table:style-name="ce2" table:formula="of:=IFERROR(__xludf.dummyfunction(&quot;GOOGLETRANSLATE($B22,&quot;&quot;en&quot;&quot;,F$1)&quot;);&quot;如果&quot;)" office:value-type="string" office:string-value="如果" calcext:value-type="string">
            <text:p>如果</text:p>
          </table:table-cell>
          <table:table-cell table:style-name="ce2" table:formula="of:=IFERROR(__xludf.dummyfunction(&quot;GOOGLETRANSLATE($B22,&quot;&quot;en&quot;&quot;,G$1)&quot;);&quot;SI&quot;)" office:value-type="string" office:string-value="SI" calcext:value-type="string">
            <text:p>SI</text:p>
          </table:table-cell>
          <table:table-cell table:style-name="ce2" table:formula="of:=IFERROR(__xludf.dummyfunction(&quot;GOOGLETRANSLATE($B22,&quot;&quot;en&quot;&quot;,H$1)&quot;);&quot;لو&quot;)" office:value-type="string" office:string-value="لو" calcext:value-type="string">
            <text:p>لو</text:p>
          </table:table-cell>
          <table:table-cell table:style-name="ce2" table:formula="of:=IFERROR(__xludf.dummyfunction(&quot;GOOGLETRANSLATE($B22,&quot;&quot;en&quot;&quot;,I$1)&quot;);&quot;ЕСЛИ&quot;)" office:value-type="string" office:string-value="ЕСЛИ" calcext:value-type="string">
            <text:p>ЕСЛИ</text:p>
          </table:table-cell>
          <table:table-cell table:style-name="ce2" table:formula="of:=IFERROR(__xludf.dummyfunction(&quot;GOOGLETRANSLATE($B22,&quot;&quot;en&quot;&quot;,J$1)&quot;);&quot;अगर&quot;)" office:value-type="string" office:string-value="अगर" calcext:value-type="string">
            <text:p>अगर</text:p>
          </table:table-cell>
          <table:table-cell table:style-name="ce2" table:formula="of:=IFERROR(__xludf.dummyfunction(&quot;GOOGLETRANSLATE($B22,&quot;&quot;en&quot;&quot;,K$1)&quot;);&quot;যদি&quot;)" office:value-type="string" office:string-value="যদি" calcext:value-type="string">
            <text:p>যদি</text:p>
          </table:table-cell>
          <table:table-cell table:style-name="ce2" table:formula="of:=IFERROR(__xludf.dummyfunction(&quot;GOOGLETRANSLATE($B22,&quot;&quot;en&quot;&quot;,L$1)&quot;);&quot;SE&quot;)" office:value-type="string" office:string-value="SE" calcext:value-type="string">
            <text:p>SE</text:p>
          </table:table-cell>
          <table:table-cell table:style-name="ce2" table:formula="of:=IFERROR(__xludf.dummyfunction(&quot;GOOGLETRANSLATE($B22,&quot;&quot;en&quot;&quot;,M$1)&quot;);&quot;JIKA&quot;)" office:value-type="string" office:string-value="JIKA" calcext:value-type="string">
            <text:p>JIKA</text:p>
          </table:table-cell>
          <table:table-cell table:style-name="ce2" table:formula="of:=IFERROR(__xludf.dummyfunction(&quot;GOOGLETRANSLATE($B22,&quot;&quot;en&quot;&quot;,N$1)&quot;);&quot;もしも&quot;)" office:value-type="string" office:string-value="もしも" calcext:value-type="string">
            <text:p>もしも</text:p>
          </table:table-cell>
          <table:table-cell table:style-name="ce2" table:formula="of:=IFERROR(__xludf.dummyfunction(&quot;GOOGLETRANSLATE($B22,&quot;&quot;en&quot;&quot;,O$1)&quot;);&quot;אם&quot;)" office:value-type="string" office:string-value="אם" calcext:value-type="string">
            <text:p>אם</text:p>
          </table:table-cell>
          <table:table-cell table:style-name="ce2" table:formula="of:=IFERROR(__xludf.dummyfunction(&quot;GOOGLETRANSLATE($B22,&quot;&quot;en&quot;&quot;,P$1)&quot;);&quot;Se&quot;)" office:value-type="string" office:string-value="Se" calcext:value-type="string">
            <text:p>Se</text:p>
          </table:table-cell>
          <table:table-cell table:style-name="ce2" table:formula="of:=IFERROR(__xludf.dummyfunction(&quot;GOOGLETRANSLATE($B22,&quot;&quot;en&quot;&quot;,Q$1)&quot;);&quot;KAMA&quot;)" office:value-type="string" office:string-value="KAMA" calcext:value-type="string">
            <text:p>KAMA</text:p>
          </table:table-cell>
          <table:table-cell table:style-name="ce2" table:formula="of:=IFERROR(__xludf.dummyfunction(&quot;GOOGLETRANSLATE($B22,&quot;&quot;en&quot;&quot;,R$1)&quot;);&quot;Kung&quot;)" office:value-type="string" office:string-value="Kung" calcext:value-type="string">
            <text:p>Kung</text:p>
          </table:table-cell>
          <table:table-cell table:style-name="ce2" table:formula="of:=IFERROR(__xludf.dummyfunction(&quot;GOOGLETRANSLATE($B22,&quot;&quot;en&quot;&quot;,S$1)&quot;);&quot;اگر&quot;)" office:value-type="string" office:string-value="اگر" calcext:value-type="string">
            <text:p>اگر</text:p>
          </table:table-cell>
          <table:table-cell table:style-name="ce2" table:formula="of:=IFERROR(__xludf.dummyfunction(&quot;GOOGLETRANSLATE($B22,&quot;&quot;en&quot;&quot;,T$1)&quot;);&quot;SI&quot;)" office:value-type="string" office:string-value="SI" calcext:value-type="string">
            <text:p>SI</text:p>
          </table:table-cell>
          <table:table-cell table:style-name="ce2" table:formula="of:=IFERROR(__xludf.dummyfunction(&quot;GOOGLETRANSLATE($B22,&quot;&quot;en&quot;&quot;,U$1)&quot;);&quot;Os&quot;)" office:value-type="string" office:string-value="Os" calcext:value-type="string">
            <text:p>Os</text:p>
          </table:table-cell>
          <table:table-cell table:style-name="ce2" table:formula="of:=IFERROR(__xludf.dummyfunction(&quot;GOOGLETRANSLATE($B22,&quot;&quot;en&quot;&quot;,V$1)&quot;);&quot;Nxa&quot;)" office:value-type="string" office:string-value="Nxa" calcext:value-type="string">
            <text:p>Nxa</text:p>
          </table:table-cell>
          <table:table-cell table:style-name="ce2" table:formula="of:=IFERROR(__xludf.dummyfunction(&quot;GOOGLETRANSLATE($B22,&quot;&quot;en&quot;&quot;,W$1)&quot;);&quot;ויב&quot;)" office:value-type="string" office:string-value="ויב" calcext:value-type="string">
            <text:p>ויב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then</text:p>
          </table:table-cell>
          <table:table-cell table:style-name="ce1" office:value-type="string" calcext:value-type="string">
            <text:p>THEN</text:p>
          </table:table-cell>
          <table:table-cell table:style-name="ce2" table:formula="of:=IFERROR(__xludf.dummyfunction(&quot;GOOGLETRANSLATE($B23,&quot;&quot;en&quot;&quot;,C$1)&quot;);&quot;그 다음에&quot;)" office:value-type="string" office:string-value="그 다음에" calcext:value-type="string">
            <text:p>그 다음에</text:p>
          </table:table-cell>
          <table:table-cell table:style-name="ce2" table:formula="of:=IFERROR(__xludf.dummyfunction(&quot;GOOGLETRANSLATE($B23,&quot;&quot;en&quot;&quot;,D$1)&quot;);&quot;ALORS&quot;)" office:value-type="string" office:string-value="ALORS" calcext:value-type="string">
            <text:p>ALORS</text:p>
          </table:table-cell>
          <table:table-cell table:style-name="ce2" table:formula="of:=IFERROR(__xludf.dummyfunction(&quot;GOOGLETRANSLATE($B23,&quot;&quot;en&quot;&quot;,E$1)&quot;);&quot;DANN&quot;)" office:value-type="string" office:string-value="DANN" calcext:value-type="string">
            <text:p>DANN</text:p>
          </table:table-cell>
          <table:table-cell table:style-name="ce2" table:formula="of:=IFERROR(__xludf.dummyfunction(&quot;GOOGLETRANSLATE($B23,&quot;&quot;en&quot;&quot;,F$1)&quot;);&quot;然后&quot;)" office:value-type="string" office:string-value="然后" calcext:value-type="string">
            <text:p>然后</text:p>
          </table:table-cell>
          <table:table-cell table:style-name="ce2" table:formula="of:=IFERROR(__xludf.dummyfunction(&quot;GOOGLETRANSLATE($B23,&quot;&quot;en&quot;&quot;,G$1)&quot;);&quot;ENTONCES&quot;)" office:value-type="string" office:string-value="ENTONCES" calcext:value-type="string">
            <text:p>ENTONCES</text:p>
          </table:table-cell>
          <table:table-cell table:style-name="ce2" table:formula="of:=IFERROR(__xludf.dummyfunction(&quot;GOOGLETRANSLATE($B23,&quot;&quot;en&quot;&quot;,H$1)&quot;);&quot;ثم&quot;)" office:value-type="string" office:string-value="ثم" calcext:value-type="string">
            <text:p>ثم</text:p>
          </table:table-cell>
          <table:table-cell table:style-name="ce2" table:formula="of:=IFERROR(__xludf.dummyfunction(&quot;GOOGLETRANSLATE($B23,&quot;&quot;en&quot;&quot;,I$1)&quot;);&quot;ЗАТЕМ&quot;)" office:value-type="string" office:string-value="ЗАТЕМ" calcext:value-type="string">
            <text:p>ЗАТЕМ</text:p>
          </table:table-cell>
          <table:table-cell table:style-name="ce2" table:formula="of:=IFERROR(__xludf.dummyfunction(&quot;GOOGLETRANSLATE($B23,&quot;&quot;en&quot;&quot;,J$1)&quot;);&quot;तब&quot;)" office:value-type="string" office:string-value="तब" calcext:value-type="string">
            <text:p>तब</text:p>
          </table:table-cell>
          <table:table-cell table:style-name="ce2" table:formula="of:=IFERROR(__xludf.dummyfunction(&quot;GOOGLETRANSLATE($B23,&quot;&quot;en&quot;&quot;,K$1)&quot;);&quot;তারপর&quot;)" office:value-type="string" office:string-value="তারপর" calcext:value-type="string">
            <text:p>তারপর</text:p>
          </table:table-cell>
          <table:table-cell table:style-name="ce2" table:formula="of:=IFERROR(__xludf.dummyfunction(&quot;GOOGLETRANSLATE($B23,&quot;&quot;en&quot;&quot;,L$1)&quot;);&quot;ENTÃO&quot;)" office:value-type="string" office:string-value="ENTÃO" calcext:value-type="string">
            <text:p>ENTÃO</text:p>
          </table:table-cell>
          <table:table-cell table:style-name="ce2" table:formula="of:=IFERROR(__xludf.dummyfunction(&quot;GOOGLETRANSLATE($B23,&quot;&quot;en&quot;&quot;,M$1)&quot;);&quot;KEMUDIAN&quot;)" office:value-type="string" office:string-value="KEMUDIAN" calcext:value-type="string">
            <text:p>KEMUDIAN</text:p>
          </table:table-cell>
          <table:table-cell table:style-name="ce2" table:formula="of:=IFERROR(__xludf.dummyfunction(&quot;GOOGLETRANSLATE($B23,&quot;&quot;en&quot;&quot;,N$1)&quot;);&quot;それから&quot;)" office:value-type="string" office:string-value="それから" calcext:value-type="string">
            <text:p>それから</text:p>
          </table:table-cell>
          <table:table-cell table:style-name="ce2" table:formula="of:=IFERROR(__xludf.dummyfunction(&quot;GOOGLETRANSLATE($B23,&quot;&quot;en&quot;&quot;,O$1)&quot;);&quot;לאחר מכן&quot;)" office:value-type="string" office:string-value="לאחר מכן" calcext:value-type="string">
            <text:p>לאחר מכן</text:p>
          </table:table-cell>
          <table:table-cell table:style-name="ce2" table:formula="of:=IFERROR(__xludf.dummyfunction(&quot;GOOGLETRANSLATE($B23,&quot;&quot;en&quot;&quot;,P$1)&quot;);&quot;Tiam&quot;)" office:value-type="string" office:string-value="Tiam" calcext:value-type="string">
            <text:p>Tiam</text:p>
          </table:table-cell>
          <table:table-cell table:style-name="ce2" table:formula="of:=IFERROR(__xludf.dummyfunction(&quot;GOOGLETRANSLATE($B23,&quot;&quot;en&quot;&quot;,Q$1)&quot;);&quot;Basi&quot;)" office:value-type="string" office:string-value="Basi" calcext:value-type="string">
            <text:p>Basi</text:p>
          </table:table-cell>
          <table:table-cell table:style-name="ce2" table:formula="of:=IFERROR(__xludf.dummyfunction(&quot;GOOGLETRANSLATE($B23,&quot;&quot;en&quot;&quot;,R$1)&quot;);&quot;Pagkatapos&quot;)" office:value-type="string" office:string-value="Pagkatapos" calcext:value-type="string">
            <text:p>Pagkatapos</text:p>
          </table:table-cell>
          <table:table-cell table:style-name="ce2" table:formula="of:=IFERROR(__xludf.dummyfunction(&quot;GOOGLETRANSLATE($B23,&quot;&quot;en&quot;&quot;,S$1)&quot;);&quot;پھر&quot;)" office:value-type="string" office:string-value="پھر" calcext:value-type="string">
            <text:p>پھر</text:p>
          </table:table-cell>
          <table:table-cell table:style-name="ce2" table:formula="of:=IFERROR(__xludf.dummyfunction(&quot;GOOGLETRANSLATE($B23,&quot;&quot;en&quot;&quot;,T$1)&quot;);&quot;Tum&quot;)" office:value-type="string" office:string-value="Tum" calcext:value-type="string">
            <text:p>Tum</text:p>
          </table:table-cell>
          <table:table-cell table:style-name="ce2" table:formula="of:=IFERROR(__xludf.dummyfunction(&quot;GOOGLETRANSLATE($B23,&quot;&quot;en&quot;&quot;,U$1)&quot;);&quot;Yna&quot;)" office:value-type="string" office:string-value="Yna" calcext:value-type="string">
            <text:p>Yna</text:p>
          </table:table-cell>
          <table:table-cell table:style-name="ce2" table:formula="of:=IFERROR(__xludf.dummyfunction(&quot;GOOGLETRANSLATE($B23,&quot;&quot;en&quot;&quot;,V$1)&quot;);&quot;Khona-&quot;)" office:value-type="string" office:string-value="Khona-" calcext:value-type="string">
            <text:p>Khona-</text:p>
          </table:table-cell>
          <table:table-cell table:style-name="ce2" table:formula="of:=IFERROR(__xludf.dummyfunction(&quot;GOOGLETRANSLATE($B23,&quot;&quot;en&quot;&quot;,W$1)&quot;);&quot;ווי&quot;)" office:value-type="string" office:string-value="ווי" calcext:value-type="string">
            <text:p>ווי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SUB</text:p>
          </table:table-cell>
          <table:table-cell table:style-name="ce2" table:formula="of:=IFERROR(__xludf.dummyfunction(&quot;GOOGLETRANSLATE($B24,&quot;&quot;en&quot;&quot;,C$1)&quot;);&quot;보결&quot;)" office:value-type="string" office:string-value="보결" calcext:value-type="string">
            <text:p>보결</text:p>
          </table:table-cell>
          <table:table-cell table:style-name="ce2" table:formula="of:=IFERROR(__xludf.dummyfunction(&quot;GOOGLETRANSLATE($B24,&quot;&quot;en&quot;&quot;,D$1)&quot;);&quot;SOUS&quot;)" office:value-type="string" office:string-value="SOUS" calcext:value-type="string">
            <text:p>SOUS</text:p>
          </table:table-cell>
          <table:table-cell table:style-name="ce2" table:formula="of:=IFERROR(__xludf.dummyfunction(&quot;GOOGLETRANSLATE($B24,&quot;&quot;en&quot;&quot;,E$1)&quot;);&quot;Sub&quot;)" office:value-type="string" office:string-value="Sub" calcext:value-type="string">
            <text:p>Sub</text:p>
          </table:table-cell>
          <table:table-cell table:style-name="ce2" table:formula="of:=IFERROR(__xludf.dummyfunction(&quot;GOOGLETRANSLATE($B24,&quot;&quot;en&quot;&quot;,F$1)&quot;);&quot;子&quot;)" office:value-type="string" office:string-value="子" calcext:value-type="string">
            <text:p>子</text:p>
          </table:table-cell>
          <table:table-cell table:style-name="ce2" table:formula="of:=IFERROR(__xludf.dummyfunction(&quot;GOOGLETRANSLATE($B24,&quot;&quot;en&quot;&quot;,G$1)&quot;);&quot;SUB&quot;)" office:value-type="string" office:string-value="SUB" calcext:value-type="string">
            <text:p>SUB</text:p>
          </table:table-cell>
          <table:table-cell table:style-name="ce2" table:formula="of:=IFERROR(__xludf.dummyfunction(&quot;GOOGLETRANSLATE($B24,&quot;&quot;en&quot;&quot;,H$1)&quot;);&quot;الفرعية&quot;)" office:value-type="string" office:string-value="الفرعية" calcext:value-type="string">
            <text:p>الفرعية</text:p>
          </table:table-cell>
          <table:table-cell table:style-name="ce2" table:formula="of:=IFERROR(__xludf.dummyfunction(&quot;GOOGLETRANSLATE($B24,&quot;&quot;en&quot;&quot;,I$1)&quot;);&quot;Подставка&quot;)" office:value-type="string" office:string-value="Подставка" calcext:value-type="string">
            <text:p>Подставка</text:p>
          </table:table-cell>
          <table:table-cell table:style-name="ce2" table:formula="of:=IFERROR(__xludf.dummyfunction(&quot;GOOGLETRANSLATE($B24,&quot;&quot;en&quot;&quot;,J$1)&quot;);&quot;विषय&quot;)" office:value-type="string" office:string-value="विषय" calcext:value-type="string">
            <text:p>विषय</text:p>
          </table:table-cell>
          <table:table-cell table:style-name="ce2" table:formula="of:=IFERROR(__xludf.dummyfunction(&quot;GOOGLETRANSLATE($B24,&quot;&quot;en&quot;&quot;,K$1)&quot;);&quot;সাব&quot;)" office:value-type="string" office:string-value="সাব" calcext:value-type="string">
            <text:p>সাব</text:p>
          </table:table-cell>
          <table:table-cell table:style-name="ce2" table:formula="of:=IFERROR(__xludf.dummyfunction(&quot;GOOGLETRANSLATE($B24,&quot;&quot;en&quot;&quot;,L$1)&quot;);&quot;SUB&quot;)" office:value-type="string" office:string-value="SUB" calcext:value-type="string">
            <text:p>SUB</text:p>
          </table:table-cell>
          <table:table-cell table:style-name="ce2" table:formula="of:=IFERROR(__xludf.dummyfunction(&quot;GOOGLETRANSLATE($B24,&quot;&quot;en&quot;&quot;,M$1)&quot;);&quot;SUB&quot;)" office:value-type="string" office:string-value="SUB" calcext:value-type="string">
            <text:p>SUB</text:p>
          </table:table-cell>
          <table:table-cell table:style-name="ce2" table:formula="of:=IFERROR(__xludf.dummyfunction(&quot;GOOGLETRANSLATE($B24,&quot;&quot;en&quot;&quot;,N$1)&quot;);&quot;サブ&quot;)" office:value-type="string" office:string-value="サブ" calcext:value-type="string">
            <text:p>サブ</text:p>
          </table:table-cell>
          <table:table-cell table:style-name="ce2" table:formula="of:=IFERROR(__xludf.dummyfunction(&quot;GOOGLETRANSLATE($B24,&quot;&quot;en&quot;&quot;,O$1)&quot;);&quot;תַת&quot;)" office:value-type="string" office:string-value="תַת" calcext:value-type="string">
            <text:p>תַת</text:p>
          </table:table-cell>
          <table:table-cell table:style-name="ce2" table:formula="of:=IFERROR(__xludf.dummyfunction(&quot;GOOGLETRANSLATE($B24,&quot;&quot;en&quot;&quot;,P$1)&quot;);&quot;Sub&quot;)" office:value-type="string" office:string-value="Sub" calcext:value-type="string">
            <text:p>Sub</text:p>
          </table:table-cell>
          <table:table-cell table:style-name="ce2" table:formula="of:=IFERROR(__xludf.dummyfunction(&quot;GOOGLETRANSLATE($B24,&quot;&quot;en&quot;&quot;,Q$1)&quot;);&quot;Sub&quot;)" office:value-type="string" office:string-value="Sub" calcext:value-type="string">
            <text:p>Sub</text:p>
          </table:table-cell>
          <table:table-cell table:style-name="ce2" table:formula="of:=IFERROR(__xludf.dummyfunction(&quot;GOOGLETRANSLATE($B24,&quot;&quot;en&quot;&quot;,R$1)&quot;);&quot;Sub&quot;)" office:value-type="string" office:string-value="Sub" calcext:value-type="string">
            <text:p>Sub</text:p>
          </table:table-cell>
          <table:table-cell table:style-name="ce2" table:formula="of:=IFERROR(__xludf.dummyfunction(&quot;GOOGLETRANSLATE($B24,&quot;&quot;en&quot;&quot;,S$1)&quot;);&quot;سب&quot;)" office:value-type="string" office:string-value="سب" calcext:value-type="string">
            <text:p>سب</text:p>
          </table:table-cell>
          <table:table-cell table:style-name="ce2" table:formula="of:=IFERROR(__xludf.dummyfunction(&quot;GOOGLETRANSLATE($B24,&quot;&quot;en&quot;&quot;,T$1)&quot;);&quot;Sub&quot;)" office:value-type="string" office:string-value="Sub" calcext:value-type="string">
            <text:p>Sub</text:p>
          </table:table-cell>
          <table:table-cell table:style-name="ce2" table:formula="of:=IFERROR(__xludf.dummyfunction(&quot;GOOGLETRANSLATE($B24,&quot;&quot;en&quot;&quot;,U$1)&quot;);&quot;Hwb&quot;)" office:value-type="string" office:string-value="Hwb" calcext:value-type="string">
            <text:p>Hwb</text:p>
          </table:table-cell>
          <table:table-cell table:style-name="ce2" table:formula="of:=IFERROR(__xludf.dummyfunction(&quot;GOOGLETRANSLATE($B24,&quot;&quot;en&quot;&quot;,V$1)&quot;);&quot;Indawo&quot;)" office:value-type="string" office:string-value="Indawo" calcext:value-type="string">
            <text:p>Indawo</text:p>
          </table:table-cell>
          <table:table-cell table:style-name="ce2" table:formula="of:=IFERROR(__xludf.dummyfunction(&quot;GOOGLETRANSLATE($B24,&quot;&quot;en&quot;&quot;,W$1)&quot;);&quot;סוב&quot;)" office:value-type="string" office:string-value="סוב" calcext:value-type="string">
            <text:p>סוב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SWITCH</text:p>
          </table:table-cell>
          <table:table-cell table:style-name="ce2" table:formula="of:=IFERROR(__xludf.dummyfunction(&quot;GOOGLETRANSLATE($B25,&quot;&quot;en&quot;&quot;,C$1)&quot;);&quot;스위치&quot;)" office:value-type="string" office:string-value="스위치" calcext:value-type="string">
            <text:p>스위치</text:p>
          </table:table-cell>
          <table:table-cell table:style-name="ce2" table:formula="of:=IFERROR(__xludf.dummyfunction(&quot;GOOGLETRANSLATE($B25,&quot;&quot;en&quot;&quot;,D$1)&quot;);&quot;CHANGER&quot;)" office:value-type="string" office:string-value="CHANGER" calcext:value-type="string">
            <text:p>CHANGER</text:p>
          </table:table-cell>
          <table:table-cell table:style-name="ce2" table:formula="of:=IFERROR(__xludf.dummyfunction(&quot;GOOGLETRANSLATE($B25,&quot;&quot;en&quot;&quot;,E$1)&quot;);&quot;SCHALTEN&quot;)" office:value-type="string" office:string-value="SCHALTEN" calcext:value-type="string">
            <text:p>SCHALTEN</text:p>
          </table:table-cell>
          <table:table-cell table:style-name="ce2" table:formula="of:=IFERROR(__xludf.dummyfunction(&quot;GOOGLETRANSLATE($B25,&quot;&quot;en&quot;&quot;,F$1)&quot;);&quot;转变&quot;)" office:value-type="string" office:string-value="转变" calcext:value-type="string">
            <text:p>转变</text:p>
          </table:table-cell>
          <table:table-cell table:style-name="ce2" table:formula="of:=IFERROR(__xludf.dummyfunction(&quot;GOOGLETRANSLATE($B25,&quot;&quot;en&quot;&quot;,G$1)&quot;);&quot;CAMBIAR&quot;)" office:value-type="string" office:string-value="CAMBIAR" calcext:value-type="string">
            <text:p>CAMBIAR</text:p>
          </table:table-cell>
          <table:table-cell table:style-name="ce2" table:formula="of:=IFERROR(__xludf.dummyfunction(&quot;GOOGLETRANSLATE($B25,&quot;&quot;en&quot;&quot;,H$1)&quot;);&quot;يُحوّل&quot;)" office:value-type="string" office:string-value="يُحوّل" calcext:value-type="string">
            <text:p>يُحوّل</text:p>
          </table:table-cell>
          <table:table-cell table:style-name="ce2" table:formula="of:=IFERROR(__xludf.dummyfunction(&quot;GOOGLETRANSLATE($B25,&quot;&quot;en&quot;&quot;,I$1)&quot;);&quot;ВЫКЛЮЧАТЕЛЬ&quot;)" office:value-type="string" office:string-value="ВЫКЛЮЧАТЕЛЬ" calcext:value-type="string">
            <text:p>ВЫКЛЮЧАТЕЛЬ</text:p>
          </table:table-cell>
          <table:table-cell table:style-name="ce2" table:formula="of:=IFERROR(__xludf.dummyfunction(&quot;GOOGLETRANSLATE($B25,&quot;&quot;en&quot;&quot;,J$1)&quot;);&quot;बदलना&quot;)" office:value-type="string" office:string-value="बदलना" calcext:value-type="string">
            <text:p>बदलना</text:p>
          </table:table-cell>
          <table:table-cell table:style-name="ce2" table:formula="of:=IFERROR(__xludf.dummyfunction(&quot;GOOGLETRANSLATE($B25,&quot;&quot;en&quot;&quot;,K$1)&quot;);&quot;স্যুইচ&quot;)" office:value-type="string" office:string-value="স্যুইচ" calcext:value-type="string">
            <text:p>স্যুইচ</text:p>
          </table:table-cell>
          <table:table-cell table:style-name="ce2" table:formula="of:=IFERROR(__xludf.dummyfunction(&quot;GOOGLETRANSLATE($B25,&quot;&quot;en&quot;&quot;,L$1)&quot;);&quot;TROCAR&quot;)" office:value-type="string" office:string-value="TROCAR" calcext:value-type="string">
            <text:p>TROCAR</text:p>
          </table:table-cell>
          <table:table-cell table:style-name="ce2" table:formula="of:=IFERROR(__xludf.dummyfunction(&quot;GOOGLETRANSLATE($B25,&quot;&quot;en&quot;&quot;,M$1)&quot;);&quot;MENGALIHKAN&quot;)" office:value-type="string" office:string-value="MENGALIHKAN" calcext:value-type="string">
            <text:p>MENGALIHKAN</text:p>
          </table:table-cell>
          <table:table-cell table:style-name="ce2" table:formula="of:=IFERROR(__xludf.dummyfunction(&quot;GOOGLETRANSLATE($B25,&quot;&quot;en&quot;&quot;,N$1)&quot;);&quot;スイッチ&quot;)" office:value-type="string" office:string-value="スイッチ" calcext:value-type="string">
            <text:p>スイッチ</text:p>
          </table:table-cell>
          <table:table-cell table:style-name="ce2" table:formula="of:=IFERROR(__xludf.dummyfunction(&quot;GOOGLETRANSLATE($B25,&quot;&quot;en&quot;&quot;,O$1)&quot;);&quot;החלף&quot;)" office:value-type="string" office:string-value="החלף" calcext:value-type="string">
            <text:p>החלף</text:p>
          </table:table-cell>
          <table:table-cell table:style-name="ce2" table:formula="of:=IFERROR(__xludf.dummyfunction(&quot;GOOGLETRANSLATE($B25,&quot;&quot;en&quot;&quot;,P$1)&quot;);&quot;ŜALTI&quot;)" office:value-type="string" office:string-value="ŜALTI" calcext:value-type="string">
            <text:p>ŜALTI</text:p>
          </table:table-cell>
          <table:table-cell table:style-name="ce2" table:formula="of:=IFERROR(__xludf.dummyfunction(&quot;GOOGLETRANSLATE($B25,&quot;&quot;en&quot;&quot;,Q$1)&quot;);&quot;Badili&quot;)" office:value-type="string" office:string-value="Badili" calcext:value-type="string">
            <text:p>Badili</text:p>
          </table:table-cell>
          <table:table-cell table:style-name="ce2" table:formula="of:=IFERROR(__xludf.dummyfunction(&quot;GOOGLETRANSLATE($B25,&quot;&quot;en&quot;&quot;,R$1)&quot;);&quot;Lumipat&quot;)" office:value-type="string" office:string-value="Lumipat" calcext:value-type="string">
            <text:p>Lumipat</text:p>
          </table:table-cell>
          <table:table-cell table:style-name="ce2" table:formula="of:=IFERROR(__xludf.dummyfunction(&quot;GOOGLETRANSLATE($B25,&quot;&quot;en&quot;&quot;,S$1)&quot;);&quot;سوئچ&quot;)" office:value-type="string" office:string-value="سوئچ" calcext:value-type="string">
            <text:p>سوئچ</text:p>
          </table:table-cell>
          <table:table-cell table:style-name="ce2" table:formula="of:=IFERROR(__xludf.dummyfunction(&quot;GOOGLETRANSLATE($B25,&quot;&quot;en&quot;&quot;,T$1)&quot;);&quot;Switch&quot;)" office:value-type="string" office:string-value="Switch" calcext:value-type="string">
            <text:p>Switch</text:p>
          </table:table-cell>
          <table:table-cell table:style-name="ce2" table:formula="of:=IFERROR(__xludf.dummyfunction(&quot;GOOGLETRANSLATE($B25,&quot;&quot;en&quot;&quot;,U$1)&quot;);&quot;Switsith&quot;)" office:value-type="string" office:string-value="Switsith" calcext:value-type="string">
            <text:p>Switsith</text:p>
          </table:table-cell>
          <table:table-cell table:style-name="ce2" table:formula="of:=IFERROR(__xludf.dummyfunction(&quot;GOOGLETRANSLATE($B25,&quot;&quot;en&quot;&quot;,V$1)&quot;);&quot;Shintsha&quot;)" office:value-type="string" office:string-value="Shintsha" calcext:value-type="string">
            <text:p>Shintsha</text:p>
          </table:table-cell>
          <table:table-cell table:style-name="ce2" table:formula="of:=IFERROR(__xludf.dummyfunction(&quot;GOOGLETRANSLATE($B25,&quot;&quot;en&quot;&quot;,W$1)&quot;);&quot;יבערבייַט&quot;)" office:value-type="string" office:string-value="יבערבייַט" calcext:value-type="string">
            <text:p>יבערבייַט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eturn</text:p>
          </table:table-cell>
          <table:table-cell table:style-name="ce1" office:value-type="string" calcext:value-type="string">
            <text:p>RETURN</text:p>
          </table:table-cell>
          <table:table-cell table:style-name="ce2" table:formula="of:=IFERROR(__xludf.dummyfunction(&quot;GOOGLETRANSLATE($B26,&quot;&quot;en&quot;&quot;,C$1)&quot;);&quot;반품&quot;)" office:value-type="string" office:string-value="반품" calcext:value-type="string">
            <text:p>반품</text:p>
          </table:table-cell>
          <table:table-cell table:style-name="ce2" table:formula="of:=IFERROR(__xludf.dummyfunction(&quot;GOOGLETRANSLATE($B26,&quot;&quot;en&quot;&quot;,D$1)&quot;);&quot;RETOUR&quot;)" office:value-type="string" office:string-value="RETOUR" calcext:value-type="string">
            <text:p>RETOUR</text:p>
          </table:table-cell>
          <table:table-cell table:style-name="ce2" table:formula="of:=IFERROR(__xludf.dummyfunction(&quot;GOOGLETRANSLATE($B26,&quot;&quot;en&quot;&quot;,E$1)&quot;);&quot;ZURÜCKKEHREN&quot;)" office:value-type="string" office:string-value="ZURÜCKKEHREN" calcext:value-type="string">
            <text:p>ZURÜCKKEHREN</text:p>
          </table:table-cell>
          <table:table-cell table:style-name="ce2" table:formula="of:=IFERROR(__xludf.dummyfunction(&quot;GOOGLETRANSLATE($B26,&quot;&quot;en&quot;&quot;,F$1)&quot;);&quot;返回&quot;)" office:value-type="string" office:string-value="返回" calcext:value-type="string">
            <text:p>返回</text:p>
          </table:table-cell>
          <table:table-cell table:style-name="ce2" table:formula="of:=IFERROR(__xludf.dummyfunction(&quot;GOOGLETRANSLATE($B26,&quot;&quot;en&quot;&quot;,G$1)&quot;);&quot;DEVOLVER&quot;)" office:value-type="string" office:string-value="DEVOLVER" calcext:value-type="string">
            <text:p>DEVOLVER</text:p>
          </table:table-cell>
          <table:table-cell table:style-name="ce2" table:formula="of:=IFERROR(__xludf.dummyfunction(&quot;GOOGLETRANSLATE($B26,&quot;&quot;en&quot;&quot;,H$1)&quot;);&quot;يعود&quot;)" office:value-type="string" office:string-value="يعود" calcext:value-type="string">
            <text:p>يعود</text:p>
          </table:table-cell>
          <table:table-cell table:style-name="ce2" table:formula="of:=IFERROR(__xludf.dummyfunction(&quot;GOOGLETRANSLATE($B26,&quot;&quot;en&quot;&quot;,I$1)&quot;);&quot;ВОЗВРАЩАТЬСЯ&quot;)" office:value-type="string" office:string-value="ВОЗВРАЩАТЬСЯ" calcext:value-type="string">
            <text:p>ВОЗВРАЩАТЬСЯ</text:p>
          </table:table-cell>
          <table:table-cell table:style-name="ce2" table:formula="of:=IFERROR(__xludf.dummyfunction(&quot;GOOGLETRANSLATE($B26,&quot;&quot;en&quot;&quot;,J$1)&quot;);&quot;वापस करना&quot;)" office:value-type="string" office:string-value="वापस करना" calcext:value-type="string">
            <text:p>वापस करना</text:p>
          </table:table-cell>
          <table:table-cell table:style-name="ce2" table:formula="of:=IFERROR(__xludf.dummyfunction(&quot;GOOGLETRANSLATE($B26,&quot;&quot;en&quot;&quot;,K$1)&quot;);&quot;প্রত্যাবর্তন&quot;)" office:value-type="string" office:string-value="প্রত্যাবর্তন" calcext:value-type="string">
            <text:p>প্রত্যাবর্তন</text:p>
          </table:table-cell>
          <table:table-cell table:style-name="ce2" table:formula="of:=IFERROR(__xludf.dummyfunction(&quot;GOOGLETRANSLATE($B26,&quot;&quot;en&quot;&quot;,L$1)&quot;);&quot;RETORNAR&quot;)" office:value-type="string" office:string-value="RETORNAR" calcext:value-type="string">
            <text:p>RETORNAR</text:p>
          </table:table-cell>
          <table:table-cell table:style-name="ce2" table:formula="of:=IFERROR(__xludf.dummyfunction(&quot;GOOGLETRANSLATE($B26,&quot;&quot;en&quot;&quot;,M$1)&quot;);&quot;KEMBALI&quot;)" office:value-type="string" office:string-value="KEMBALI" calcext:value-type="string">
            <text:p>KEMBALI</text:p>
          </table:table-cell>
          <table:table-cell table:style-name="ce2" table:formula="of:=IFERROR(__xludf.dummyfunction(&quot;GOOGLETRANSLATE($B26,&quot;&quot;en&quot;&quot;,N$1)&quot;);&quot;戻る&quot;)" office:value-type="string" office:string-value="戻る" calcext:value-type="string">
            <text:p>戻る</text:p>
          </table:table-cell>
          <table:table-cell table:style-name="ce2" table:formula="of:=IFERROR(__xludf.dummyfunction(&quot;GOOGLETRANSLATE($B26,&quot;&quot;en&quot;&quot;,O$1)&quot;);&quot;לַחֲזוֹר&quot;)" office:value-type="string" office:string-value="לַחֲזוֹר" calcext:value-type="string">
            <text:p>לַחֲזוֹר</text:p>
          </table:table-cell>
          <table:table-cell table:style-name="ce2" table:formula="of:=IFERROR(__xludf.dummyfunction(&quot;GOOGLETRANSLATE($B26,&quot;&quot;en&quot;&quot;,P$1)&quot;);&quot;Revenu&quot;)" office:value-type="string" office:string-value="Revenu" calcext:value-type="string">
            <text:p>Revenu</text:p>
          </table:table-cell>
          <table:table-cell table:style-name="ce2" table:formula="of:=IFERROR(__xludf.dummyfunction(&quot;GOOGLETRANSLATE($B26,&quot;&quot;en&quot;&quot;,Q$1)&quot;);&quot;Kurudi&quot;)" office:value-type="string" office:string-value="Kurudi" calcext:value-type="string">
            <text:p>Kurudi</text:p>
          </table:table-cell>
          <table:table-cell table:style-name="ce2" table:formula="of:=IFERROR(__xludf.dummyfunction(&quot;GOOGLETRANSLATE($B26,&quot;&quot;en&quot;&quot;,R$1)&quot;);&quot;Bumalik&quot;)" office:value-type="string" office:string-value="Bumalik" calcext:value-type="string">
            <text:p>Bumalik</text:p>
          </table:table-cell>
          <table:table-cell table:style-name="ce2" table:formula="of:=IFERROR(__xludf.dummyfunction(&quot;GOOGLETRANSLATE($B26,&quot;&quot;en&quot;&quot;,S$1)&quot;);&quot;واپس&quot;)" office:value-type="string" office:string-value="واپس" calcext:value-type="string">
            <text:p>واپس</text:p>
          </table:table-cell>
          <table:table-cell table:style-name="ce2" table:formula="of:=IFERROR(__xludf.dummyfunction(&quot;GOOGLETRANSLATE($B26,&quot;&quot;en&quot;&quot;,T$1)&quot;);&quot;Reditus&quot;)" office:value-type="string" office:string-value="Reditus" calcext:value-type="string">
            <text:p>Reditus</text:p>
          </table:table-cell>
          <table:table-cell table:style-name="ce2" table:formula="of:=IFERROR(__xludf.dummyfunction(&quot;GOOGLETRANSLATE($B26,&quot;&quot;en&quot;&quot;,U$1)&quot;);&quot;Ddychwelo&quot;)" office:value-type="string" office:string-value="Ddychwelo" calcext:value-type="string">
            <text:p>Ddychwelo</text:p>
          </table:table-cell>
          <table:table-cell table:style-name="ce2" table:formula="of:=IFERROR(__xludf.dummyfunction(&quot;GOOGLETRANSLATE($B26,&quot;&quot;en&quot;&quot;,V$1)&quot;);&quot;Buyisela emuva&quot;)" office:value-type="string" office:string-value="Buyisela emuva" calcext:value-type="string">
            <text:p>Buyisela emuva</text:p>
          </table:table-cell>
          <table:table-cell table:style-name="ce2" table:formula="of:=IFERROR(__xludf.dummyfunction(&quot;GOOGLETRANSLATE($B26,&quot;&quot;en&quot;&quot;,W$1)&quot;);&quot;ומקערן&quot;)" office:value-type="string" office:string-value="ומקערן" calcext:value-type="string">
            <text:p>ומקערן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top</text:p>
          </table:table-cell>
          <table:table-cell table:style-name="ce1" office:value-type="string" calcext:value-type="string">
            <text:p>FINISHED</text:p>
          </table:table-cell>
          <table:table-cell table:style-name="ce2" table:formula="of:=IFERROR(__xludf.dummyfunction(&quot;GOOGLETRANSLATE($B27,&quot;&quot;en&quot;&quot;,C$1)&quot;);&quot;완성된&quot;)" office:value-type="string" office:string-value="완성된" calcext:value-type="string">
            <text:p>완성된</text:p>
          </table:table-cell>
          <table:table-cell table:style-name="ce2" table:formula="of:=IFERROR(__xludf.dummyfunction(&quot;GOOGLETRANSLATE($B27,&quot;&quot;en&quot;&quot;,D$1)&quot;);&quot;FINI&quot;)" office:value-type="string" office:string-value="FINI" calcext:value-type="string">
            <text:p>FINI</text:p>
          </table:table-cell>
          <table:table-cell table:style-name="ce2" table:formula="of:=IFERROR(__xludf.dummyfunction(&quot;GOOGLETRANSLATE($B27,&quot;&quot;en&quot;&quot;,E$1)&quot;);&quot;FERTIG&quot;)" office:value-type="string" office:string-value="FERTIG" calcext:value-type="string">
            <text:p>FERTIG</text:p>
          </table:table-cell>
          <table:table-cell table:style-name="ce2" table:formula="of:=IFERROR(__xludf.dummyfunction(&quot;GOOGLETRANSLATE($B27,&quot;&quot;en&quot;&quot;,F$1)&quot;);&quot;完成的&quot;)" office:value-type="string" office:string-value="完成的" calcext:value-type="string">
            <text:p>完成的</text:p>
          </table:table-cell>
          <table:table-cell table:style-name="ce2" table:formula="of:=IFERROR(__xludf.dummyfunction(&quot;GOOGLETRANSLATE($B27,&quot;&quot;en&quot;&quot;,G$1)&quot;);&quot;FINALIZADO&quot;)" office:value-type="string" office:string-value="FINALIZADO" calcext:value-type="string">
            <text:p>FINALIZADO</text:p>
          </table:table-cell>
          <table:table-cell table:style-name="ce2" table:formula="of:=IFERROR(__xludf.dummyfunction(&quot;GOOGLETRANSLATE($B27,&quot;&quot;en&quot;&quot;,H$1)&quot;);&quot;تم الانتهاء من&quot;)" office:value-type="string" office:string-value="تم الانتهاء من" calcext:value-type="string">
            <text:p>تم الانتهاء من</text:p>
          </table:table-cell>
          <table:table-cell table:style-name="ce2" table:formula="of:=IFERROR(__xludf.dummyfunction(&quot;GOOGLETRANSLATE($B27,&quot;&quot;en&quot;&quot;,I$1)&quot;);&quot;ЗАКОНЧЕННЫЙ&quot;)" office:value-type="string" office:string-value="ЗАКОНЧЕННЫЙ" calcext:value-type="string">
            <text:p>ЗАКОНЧЕННЫЙ</text:p>
          </table:table-cell>
          <table:table-cell table:style-name="ce2" table:formula="of:=IFERROR(__xludf.dummyfunction(&quot;GOOGLETRANSLATE($B27,&quot;&quot;en&quot;&quot;,J$1)&quot;);&quot;खत्म&quot;)" office:value-type="string" office:string-value="खत्म" calcext:value-type="string">
            <text:p>खत्म</text:p>
          </table:table-cell>
          <table:table-cell table:style-name="ce2" table:formula="of:=IFERROR(__xludf.dummyfunction(&quot;GOOGLETRANSLATE($B27,&quot;&quot;en&quot;&quot;,K$1)&quot;);&quot;সমাপ্ত&quot;)" office:value-type="string" office:string-value="সমাপ্ত" calcext:value-type="string">
            <text:p>সমাপ্ত</text:p>
          </table:table-cell>
          <table:table-cell table:style-name="ce2" table:formula="of:=IFERROR(__xludf.dummyfunction(&quot;GOOGLETRANSLATE($B27,&quot;&quot;en&quot;&quot;,L$1)&quot;);&quot;FINALIZADO&quot;)" office:value-type="string" office:string-value="FINALIZADO" calcext:value-type="string">
            <text:p>FINALIZADO</text:p>
          </table:table-cell>
          <table:table-cell table:style-name="ce2" table:formula="of:=IFERROR(__xludf.dummyfunction(&quot;GOOGLETRANSLATE($B27,&quot;&quot;en&quot;&quot;,M$1)&quot;);&quot;SELESAI&quot;)" office:value-type="string" office:string-value="SELESAI" calcext:value-type="string">
            <text:p>SELESAI</text:p>
          </table:table-cell>
          <table:table-cell table:style-name="ce2" table:formula="of:=IFERROR(__xludf.dummyfunction(&quot;GOOGLETRANSLATE($B27,&quot;&quot;en&quot;&quot;,N$1)&quot;);&quot;終了した&quot;)" office:value-type="string" office:string-value="終了した" calcext:value-type="string">
            <text:p>終了した</text:p>
          </table:table-cell>
          <table:table-cell table:style-name="ce2" table:formula="of:=IFERROR(__xludf.dummyfunction(&quot;GOOGLETRANSLATE($B27,&quot;&quot;en&quot;&quot;,O$1)&quot;);&quot;גָמוּר&quot;)" office:value-type="string" office:string-value="גָמוּר" calcext:value-type="string">
            <text:p>גָמוּר</text:p>
          </table:table-cell>
          <table:table-cell table:style-name="ce2" table:formula="of:=IFERROR(__xludf.dummyfunction(&quot;GOOGLETRANSLATE($B27,&quot;&quot;en&quot;&quot;,P$1)&quot;);&quot;Finita&quot;)" office:value-type="string" office:string-value="Finita" calcext:value-type="string">
            <text:p>Finita</text:p>
          </table:table-cell>
          <table:table-cell table:style-name="ce2" table:formula="of:=IFERROR(__xludf.dummyfunction(&quot;GOOGLETRANSLATE($B27,&quot;&quot;en&quot;&quot;,Q$1)&quot;);&quot;Kumaliza&quot;)" office:value-type="string" office:string-value="Kumaliza" calcext:value-type="string">
            <text:p>Kumaliza</text:p>
          </table:table-cell>
          <table:table-cell table:style-name="ce2" table:formula="of:=IFERROR(__xludf.dummyfunction(&quot;GOOGLETRANSLATE($B27,&quot;&quot;en&quot;&quot;,R$1)&quot;);&quot;Tapos na&quot;)" office:value-type="string" office:string-value="Tapos na" calcext:value-type="string">
            <text:p>Tapos na</text:p>
          </table:table-cell>
          <table:table-cell table:style-name="ce2" table:formula="of:=IFERROR(__xludf.dummyfunction(&quot;GOOGLETRANSLATE($B27,&quot;&quot;en&quot;&quot;,S$1)&quot;);&quot;ختم&quot;)" office:value-type="string" office:string-value="ختم" calcext:value-type="string">
            <text:p>ختم</text:p>
          </table:table-cell>
          <table:table-cell table:style-name="ce2" table:formula="of:=IFERROR(__xludf.dummyfunction(&quot;GOOGLETRANSLATE($B27,&quot;&quot;en&quot;&quot;,T$1)&quot;);&quot;Complexus&quot;)" office:value-type="string" office:string-value="Complexus" calcext:value-type="string">
            <text:p>Complexus</text:p>
          </table:table-cell>
          <table:table-cell table:style-name="ce2" table:formula="of:=IFERROR(__xludf.dummyfunction(&quot;GOOGLETRANSLATE($B27,&quot;&quot;en&quot;&quot;,U$1)&quot;);&quot;Gorffenedig&quot;)" office:value-type="string" office:string-value="Gorffenedig" calcext:value-type="string">
            <text:p>Gorffenedig</text:p>
          </table:table-cell>
          <table:table-cell table:style-name="ce2" table:formula="of:=IFERROR(__xludf.dummyfunction(&quot;GOOGLETRANSLATE($B27,&quot;&quot;en&quot;&quot;,V$1)&quot;);&quot;Kuqediwe&quot;)" office:value-type="string" office:string-value="Kuqediwe" calcext:value-type="string">
            <text:p>Kuqediwe</text:p>
          </table:table-cell>
          <table:table-cell table:style-name="ce2" table:formula="of:=IFERROR(__xludf.dummyfunction(&quot;GOOGLETRANSLATE($B27,&quot;&quot;en&quot;&quot;,W$1)&quot;);&quot;געענדיקט&quot;)" office:value-type="string" office:string-value="געענדיקט" calcext:value-type="string">
            <text:p>געענדיקט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FROM</text:p>
          </table:table-cell>
          <table:table-cell table:style-name="ce2" table:formula="of:=IFERROR(__xludf.dummyfunction(&quot;GOOGLETRANSLATE($B28,&quot;&quot;en&quot;&quot;,C$1)&quot;);&quot;에서&quot;)" office:value-type="string" office:string-value="에서" calcext:value-type="string">
            <text:p>에서</text:p>
          </table:table-cell>
          <table:table-cell table:style-name="ce2" table:formula="of:=IFERROR(__xludf.dummyfunction(&quot;GOOGLETRANSLATE($B28,&quot;&quot;en&quot;&quot;,D$1)&quot;);&quot;DEPUIS&quot;)" office:value-type="string" office:string-value="DEPUIS" calcext:value-type="string">
            <text:p>DEPUIS</text:p>
          </table:table-cell>
          <table:table-cell table:style-name="ce2" table:formula="of:=IFERROR(__xludf.dummyfunction(&quot;GOOGLETRANSLATE($B28,&quot;&quot;en&quot;&quot;,E$1)&quot;);&quot;AUS&quot;)" office:value-type="string" office:string-value="AUS" calcext:value-type="string">
            <text:p>AUS</text:p>
          </table:table-cell>
          <table:table-cell table:style-name="ce2" table:formula="of:=IFERROR(__xludf.dummyfunction(&quot;GOOGLETRANSLATE($B28,&quot;&quot;en&quot;&quot;,F$1)&quot;);&quot;从&quot;)" office:value-type="string" office:string-value="从" calcext:value-type="string">
            <text:p>从</text:p>
          </table:table-cell>
          <table:table-cell table:style-name="ce2" table:formula="of:=IFERROR(__xludf.dummyfunction(&quot;GOOGLETRANSLATE($B28,&quot;&quot;en&quot;&quot;,G$1)&quot;);&quot;DE&quot;)" office:value-type="string" office:string-value="DE" calcext:value-type="string">
            <text:p>DE</text:p>
          </table:table-cell>
          <table:table-cell table:style-name="ce2" table:formula="of:=IFERROR(__xludf.dummyfunction(&quot;GOOGLETRANSLATE($B28,&quot;&quot;en&quot;&quot;,H$1)&quot;);&quot;من&quot;)" office:value-type="string" office:string-value="من" calcext:value-type="string">
            <text:p>من</text:p>
          </table:table-cell>
          <table:table-cell table:style-name="ce2" table:formula="of:=IFERROR(__xludf.dummyfunction(&quot;GOOGLETRANSLATE($B28,&quot;&quot;en&quot;&quot;,I$1)&quot;);&quot;ОТ&quot;)" office:value-type="string" office:string-value="ОТ" calcext:value-type="string">
            <text:p>ОТ</text:p>
          </table:table-cell>
          <table:table-cell table:style-name="ce2" table:formula="of:=IFERROR(__xludf.dummyfunction(&quot;GOOGLETRANSLATE($B28,&quot;&quot;en&quot;&quot;,J$1)&quot;);&quot;से&quot;)" office:value-type="string" office:string-value="से" calcext:value-type="string">
            <text:p>से</text:p>
          </table:table-cell>
          <table:table-cell table:style-name="ce2" table:formula="of:=IFERROR(__xludf.dummyfunction(&quot;GOOGLETRANSLATE($B28,&quot;&quot;en&quot;&quot;,K$1)&quot;);&quot;থেকে&quot;)" office:value-type="string" office:string-value="থেকে" calcext:value-type="string">
            <text:p>থেকে</text:p>
          </table:table-cell>
          <table:table-cell table:style-name="ce2" table:formula="of:=IFERROR(__xludf.dummyfunction(&quot;GOOGLETRANSLATE($B28,&quot;&quot;en&quot;&quot;,L$1)&quot;);&quot;DE&quot;)" office:value-type="string" office:string-value="DE" calcext:value-type="string">
            <text:p>DE</text:p>
          </table:table-cell>
          <table:table-cell table:style-name="ce2" table:formula="of:=IFERROR(__xludf.dummyfunction(&quot;GOOGLETRANSLATE($B28,&quot;&quot;en&quot;&quot;,M$1)&quot;);&quot;DARI&quot;)" office:value-type="string" office:string-value="DARI" calcext:value-type="string">
            <text:p>DARI</text:p>
          </table:table-cell>
          <table:table-cell table:style-name="ce2" table:formula="of:=IFERROR(__xludf.dummyfunction(&quot;GOOGLETRANSLATE($B28,&quot;&quot;en&quot;&quot;,N$1)&quot;);&quot;から&quot;)" office:value-type="string" office:string-value="から" calcext:value-type="string">
            <text:p>から</text:p>
          </table:table-cell>
          <table:table-cell table:style-name="ce2" table:formula="of:=IFERROR(__xludf.dummyfunction(&quot;GOOGLETRANSLATE($B28,&quot;&quot;en&quot;&quot;,O$1)&quot;);&quot;מ&quot;)" office:value-type="string" office:string-value="מ" calcext:value-type="string">
            <text:p>מ</text:p>
          </table:table-cell>
          <table:table-cell table:style-name="ce2" table:formula="of:=IFERROR(__xludf.dummyfunction(&quot;GOOGLETRANSLATE($B28,&quot;&quot;en&quot;&quot;,P$1)&quot;);&quot;De&quot;)" office:value-type="string" office:string-value="De" calcext:value-type="string">
            <text:p>De</text:p>
          </table:table-cell>
          <table:table-cell table:style-name="ce2" table:formula="of:=IFERROR(__xludf.dummyfunction(&quot;GOOGLETRANSLATE($B28,&quot;&quot;en&quot;&quot;,Q$1)&quot;);&quot;Kutoka&quot;)" office:value-type="string" office:string-value="Kutoka" calcext:value-type="string">
            <text:p>Kutoka</text:p>
          </table:table-cell>
          <table:table-cell table:style-name="ce2" table:formula="of:=IFERROR(__xludf.dummyfunction(&quot;GOOGLETRANSLATE($B28,&quot;&quot;en&quot;&quot;,R$1)&quot;);&quot;Mula sa&quot;)" office:value-type="string" office:string-value="Mula sa" calcext:value-type="string">
            <text:p>Mula sa</text:p>
          </table:table-cell>
          <table:table-cell table:style-name="ce2" table:formula="of:=IFERROR(__xludf.dummyfunction(&quot;GOOGLETRANSLATE($B28,&quot;&quot;en&quot;&quot;,S$1)&quot;);&quot;سے&quot;)" office:value-type="string" office:string-value="سے" calcext:value-type="string">
            <text:p>سے</text:p>
          </table:table-cell>
          <table:table-cell table:style-name="ce2" table:formula="of:=IFERROR(__xludf.dummyfunction(&quot;GOOGLETRANSLATE($B28,&quot;&quot;en&quot;&quot;,T$1)&quot;);&quot;Ex&quot;)" office:value-type="string" office:string-value="Ex" calcext:value-type="string">
            <text:p>Ex</text:p>
          </table:table-cell>
          <table:table-cell table:style-name="ce2" table:formula="of:=IFERROR(__xludf.dummyfunction(&quot;GOOGLETRANSLATE($B28,&quot;&quot;en&quot;&quot;,U$1)&quot;);&quot;Oddi wrth&quot;)" office:value-type="string" office:string-value="Oddi wrth" calcext:value-type="string">
            <text:p>Oddi wrth</text:p>
          </table:table-cell>
          <table:table-cell table:style-name="ce2" table:formula="of:=IFERROR(__xludf.dummyfunction(&quot;GOOGLETRANSLATE($B28,&quot;&quot;en&quot;&quot;,V$1)&quot;);&quot;Ukusuka&quot;)" office:value-type="string" office:string-value="Ukusuka" calcext:value-type="string">
            <text:p>Ukusuka</text:p>
          </table:table-cell>
          <table:table-cell table:style-name="ce2" table:formula="of:=IFERROR(__xludf.dummyfunction(&quot;GOOGLETRANSLATE($B28,&quot;&quot;en&quot;&quot;,W$1)&quot;);&quot;פון&quot;)" office:value-type="string" office:string-value="פון" calcext:value-type="string">
            <text:p>פון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STEP</text:p>
          </table:table-cell>
          <table:table-cell table:style-name="ce2" table:formula="of:=IFERROR(__xludf.dummyfunction(&quot;GOOGLETRANSLATE($B29,&quot;&quot;en&quot;&quot;,C$1)&quot;);&quot;단계&quot;)" office:value-type="string" office:string-value="단계" calcext:value-type="string">
            <text:p>단계</text:p>
          </table:table-cell>
          <table:table-cell table:style-name="ce2" table:formula="of:=IFERROR(__xludf.dummyfunction(&quot;GOOGLETRANSLATE($B29,&quot;&quot;en&quot;&quot;,D$1)&quot;);&quot;MARCHER&quot;)" office:value-type="string" office:string-value="MARCHER" calcext:value-type="string">
            <text:p>MARCHER</text:p>
          </table:table-cell>
          <table:table-cell table:style-name="ce2" table:formula="of:=IFERROR(__xludf.dummyfunction(&quot;GOOGLETRANSLATE($B29,&quot;&quot;en&quot;&quot;,E$1)&quot;);&quot;SCHRITT&quot;)" office:value-type="string" office:string-value="SCHRITT" calcext:value-type="string">
            <text:p>SCHRITT</text:p>
          </table:table-cell>
          <table:table-cell table:style-name="ce2" table:formula="of:=IFERROR(__xludf.dummyfunction(&quot;GOOGLETRANSLATE($B29,&quot;&quot;en&quot;&quot;,F$1)&quot;);&quot;步&quot;)" office:value-type="string" office:string-value="步" calcext:value-type="string">
            <text:p>步</text:p>
          </table:table-cell>
          <table:table-cell table:style-name="ce2" table:formula="of:=IFERROR(__xludf.dummyfunction(&quot;GOOGLETRANSLATE($B29,&quot;&quot;en&quot;&quot;,G$1)&quot;);&quot;PASO&quot;)" office:value-type="string" office:string-value="PASO" calcext:value-type="string">
            <text:p>PASO</text:p>
          </table:table-cell>
          <table:table-cell table:style-name="ce2" table:formula="of:=IFERROR(__xludf.dummyfunction(&quot;GOOGLETRANSLATE($B29,&quot;&quot;en&quot;&quot;,H$1)&quot;);&quot;خطوة&quot;)" office:value-type="string" office:string-value="خطوة" calcext:value-type="string">
            <text:p>خطوة</text:p>
          </table:table-cell>
          <table:table-cell table:style-name="ce2" table:formula="of:=IFERROR(__xludf.dummyfunction(&quot;GOOGLETRANSLATE($B29,&quot;&quot;en&quot;&quot;,I$1)&quot;);&quot;ШАГ&quot;)" office:value-type="string" office:string-value="ШАГ" calcext:value-type="string">
            <text:p>ШАГ</text:p>
          </table:table-cell>
          <table:table-cell table:style-name="ce2" table:formula="of:=IFERROR(__xludf.dummyfunction(&quot;GOOGLETRANSLATE($B29,&quot;&quot;en&quot;&quot;,J$1)&quot;);&quot;कदम&quot;)" office:value-type="string" office:string-value="कदम" calcext:value-type="string">
            <text:p>कदम</text:p>
          </table:table-cell>
          <table:table-cell table:style-name="ce2" table:formula="of:=IFERROR(__xludf.dummyfunction(&quot;GOOGLETRANSLATE($B29,&quot;&quot;en&quot;&quot;,K$1)&quot;);&quot;পদক্ষেপ&quot;)" office:value-type="string" office:string-value="পদক্ষেপ" calcext:value-type="string">
            <text:p>পদক্ষেপ</text:p>
          </table:table-cell>
          <table:table-cell table:style-name="ce2" table:formula="of:=IFERROR(__xludf.dummyfunction(&quot;GOOGLETRANSLATE($B29,&quot;&quot;en&quot;&quot;,L$1)&quot;);&quot;ETAPA&quot;)" office:value-type="string" office:string-value="ETAPA" calcext:value-type="string">
            <text:p>ETAPA</text:p>
          </table:table-cell>
          <table:table-cell table:style-name="ce2" table:formula="of:=IFERROR(__xludf.dummyfunction(&quot;GOOGLETRANSLATE($B29,&quot;&quot;en&quot;&quot;,M$1)&quot;);&quot;MELANGKAH&quot;)" office:value-type="string" office:string-value="MELANGKAH" calcext:value-type="string">
            <text:p>MELANGKAH</text:p>
          </table:table-cell>
          <table:table-cell table:style-name="ce2" table:formula="of:=IFERROR(__xludf.dummyfunction(&quot;GOOGLETRANSLATE($B29,&quot;&quot;en&quot;&quot;,N$1)&quot;);&quot;ステップ&quot;)" office:value-type="string" office:string-value="ステップ" calcext:value-type="string">
            <text:p>ステップ</text:p>
          </table:table-cell>
          <table:table-cell table:style-name="ce2" table:formula="of:=IFERROR(__xludf.dummyfunction(&quot;GOOGLETRANSLATE($B29,&quot;&quot;en&quot;&quot;,O$1)&quot;);&quot;שלב&quot;)" office:value-type="string" office:string-value="שלב" calcext:value-type="string">
            <text:p>שלב</text:p>
          </table:table-cell>
          <table:table-cell table:style-name="ce2" table:formula="of:=IFERROR(__xludf.dummyfunction(&quot;GOOGLETRANSLATE($B29,&quot;&quot;en&quot;&quot;,P$1)&quot;);&quot;Paŝo&quot;)" office:value-type="string" office:string-value="Paŝo" calcext:value-type="string">
            <text:p>Paŝo</text:p>
          </table:table-cell>
          <table:table-cell table:style-name="ce2" table:formula="of:=IFERROR(__xludf.dummyfunction(&quot;GOOGLETRANSLATE($B29,&quot;&quot;en&quot;&quot;,Q$1)&quot;);&quot;Hatua&quot;)" office:value-type="string" office:string-value="Hatua" calcext:value-type="string">
            <text:p>Hatua</text:p>
          </table:table-cell>
          <table:table-cell table:style-name="ce2" table:formula="of:=IFERROR(__xludf.dummyfunction(&quot;GOOGLETRANSLATE($B29,&quot;&quot;en&quot;&quot;,R$1)&quot;);&quot;Hakbang&quot;)" office:value-type="string" office:string-value="Hakbang" calcext:value-type="string">
            <text:p>Hakbang</text:p>
          </table:table-cell>
          <table:table-cell table:style-name="ce2" table:formula="of:=IFERROR(__xludf.dummyfunction(&quot;GOOGLETRANSLATE($B29,&quot;&quot;en&quot;&quot;,S$1)&quot;);&quot;مرحلہ&quot;)" office:value-type="string" office:string-value="مرحلہ" calcext:value-type="string">
            <text:p>مرحلہ</text:p>
          </table:table-cell>
          <table:table-cell table:style-name="ce2" table:formula="of:=IFERROR(__xludf.dummyfunction(&quot;GOOGLETRANSLATE($B29,&quot;&quot;en&quot;&quot;,T$1)&quot;);&quot;Gradus&quot;)" office:value-type="string" office:string-value="Gradus" calcext:value-type="string">
            <text:p>Gradus</text:p>
          </table:table-cell>
          <table:table-cell table:style-name="ce2" table:formula="of:=IFERROR(__xludf.dummyfunction(&quot;GOOGLETRANSLATE($B29,&quot;&quot;en&quot;&quot;,U$1)&quot;);&quot;Camoch&quot;)" office:value-type="string" office:string-value="Camoch" calcext:value-type="string">
            <text:p>Camoch</text:p>
          </table:table-cell>
          <table:table-cell table:style-name="ce2" table:formula="of:=IFERROR(__xludf.dummyfunction(&quot;GOOGLETRANSLATE($B29,&quot;&quot;en&quot;&quot;,V$1)&quot;);&quot;Gxatha&quot;)" office:value-type="string" office:string-value="Gxatha" calcext:value-type="string">
            <text:p>Gxatha</text:p>
          </table:table-cell>
          <table:table-cell table:style-name="ce2" table:formula="of:=IFERROR(__xludf.dummyfunction(&quot;GOOGLETRANSLATE($B29,&quot;&quot;en&quot;&quot;,W$1)&quot;);&quot;טרעפּל&quot;)" office:value-type="string" office:string-value="טרעפּל" calcext:value-type="string">
            <text:p>טרעפּל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next</text:p>
          </table:table-cell>
          <table:table-cell table:style-name="ce1" office:value-type="string" calcext:value-type="string">
            <text:p>NEXT</text:p>
          </table:table-cell>
          <table:table-cell table:style-name="ce2" table:formula="of:=IFERROR(__xludf.dummyfunction(&quot;GOOGLETRANSLATE($B30,&quot;&quot;en&quot;&quot;,C$1)&quot;);&quot;다음&quot;)" office:value-type="string" office:string-value="다음" calcext:value-type="string">
            <text:p>다음</text:p>
          </table:table-cell>
          <table:table-cell table:style-name="ce2" table:formula="of:=IFERROR(__xludf.dummyfunction(&quot;GOOGLETRANSLATE($B30,&quot;&quot;en&quot;&quot;,D$1)&quot;);&quot;SUIVANT&quot;)" office:value-type="string" office:string-value="SUIVANT" calcext:value-type="string">
            <text:p>SUIVANT</text:p>
          </table:table-cell>
          <table:table-cell table:style-name="ce2" table:formula="of:=IFERROR(__xludf.dummyfunction(&quot;GOOGLETRANSLATE($B30,&quot;&quot;en&quot;&quot;,E$1)&quot;);&quot;NÄCHSTE&quot;)" office:value-type="string" office:string-value="NÄCHSTE" calcext:value-type="string">
            <text:p>NÄCHSTE</text:p>
          </table:table-cell>
          <table:table-cell table:style-name="ce2" table:formula="of:=IFERROR(__xludf.dummyfunction(&quot;GOOGLETRANSLATE($B30,&quot;&quot;en&quot;&quot;,F$1)&quot;);&quot;下一个&quot;)" office:value-type="string" office:string-value="下一个" calcext:value-type="string">
            <text:p>下一个</text:p>
          </table:table-cell>
          <table:table-cell table:style-name="ce2" table:formula="of:=IFERROR(__xludf.dummyfunction(&quot;GOOGLETRANSLATE($B30,&quot;&quot;en&quot;&quot;,G$1)&quot;);&quot;PRÓXIMO&quot;)" office:value-type="string" office:string-value="PRÓXIMO" calcext:value-type="string">
            <text:p>PRÓXIMO</text:p>
          </table:table-cell>
          <table:table-cell table:style-name="ce2" table:formula="of:=IFERROR(__xludf.dummyfunction(&quot;GOOGLETRANSLATE($B30,&quot;&quot;en&quot;&quot;,H$1)&quot;);&quot;التالي&quot;)" office:value-type="string" office:string-value="التالي" calcext:value-type="string">
            <text:p>التالي</text:p>
          </table:table-cell>
          <table:table-cell table:style-name="ce2" table:formula="of:=IFERROR(__xludf.dummyfunction(&quot;GOOGLETRANSLATE($B30,&quot;&quot;en&quot;&quot;,I$1)&quot;);&quot;СЛЕДУЮЩИЙ&quot;)" office:value-type="string" office:string-value="СЛЕДУЮЩИЙ" calcext:value-type="string">
            <text:p>СЛЕДУЮЩИЙ</text:p>
          </table:table-cell>
          <table:table-cell table:style-name="ce2" table:formula="of:=IFERROR(__xludf.dummyfunction(&quot;GOOGLETRANSLATE($B30,&quot;&quot;en&quot;&quot;,J$1)&quot;);&quot;अगला&quot;)" office:value-type="string" office:string-value="अगला" calcext:value-type="string">
            <text:p>अगला</text:p>
          </table:table-cell>
          <table:table-cell table:style-name="ce2" table:formula="of:=IFERROR(__xludf.dummyfunction(&quot;GOOGLETRANSLATE($B30,&quot;&quot;en&quot;&quot;,K$1)&quot;);&quot;পরবর্তী&quot;)" office:value-type="string" office:string-value="পরবর্তী" calcext:value-type="string">
            <text:p>পরবর্তী</text:p>
          </table:table-cell>
          <table:table-cell table:style-name="ce2" table:formula="of:=IFERROR(__xludf.dummyfunction(&quot;GOOGLETRANSLATE($B30,&quot;&quot;en&quot;&quot;,L$1)&quot;);&quot;PRÓXIMO&quot;)" office:value-type="string" office:string-value="PRÓXIMO" calcext:value-type="string">
            <text:p>PRÓXIMO</text:p>
          </table:table-cell>
          <table:table-cell table:style-name="ce2" table:formula="of:=IFERROR(__xludf.dummyfunction(&quot;GOOGLETRANSLATE($B30,&quot;&quot;en&quot;&quot;,M$1)&quot;);&quot;BERIKUTNYA&quot;)" office:value-type="string" office:string-value="BERIKUTNYA" calcext:value-type="string">
            <text:p>BERIKUTNYA</text:p>
          </table:table-cell>
          <table:table-cell table:style-name="ce2" table:formula="of:=IFERROR(__xludf.dummyfunction(&quot;GOOGLETRANSLATE($B30,&quot;&quot;en&quot;&quot;,N$1)&quot;);&quot;次&quot;)" office:value-type="string" office:string-value="次" calcext:value-type="string">
            <text:p>次</text:p>
          </table:table-cell>
          <table:table-cell table:style-name="ce2" table:formula="of:=IFERROR(__xludf.dummyfunction(&quot;GOOGLETRANSLATE($B30,&quot;&quot;en&quot;&quot;,O$1)&quot;);&quot;הַבָּא&quot;)" office:value-type="string" office:string-value="הַבָּא" calcext:value-type="string">
            <text:p>הַבָּא</text:p>
          </table:table-cell>
          <table:table-cell table:style-name="ce2" table:formula="of:=IFERROR(__xludf.dummyfunction(&quot;GOOGLETRANSLATE($B30,&quot;&quot;en&quot;&quot;,P$1)&quot;);&quot;Poste&quot;)" office:value-type="string" office:string-value="Poste" calcext:value-type="string">
            <text:p>Poste</text:p>
          </table:table-cell>
          <table:table-cell table:style-name="ce2" table:formula="of:=IFERROR(__xludf.dummyfunction(&quot;GOOGLETRANSLATE($B30,&quot;&quot;en&quot;&quot;,Q$1)&quot;);&quot;Ifuatayo&quot;)" office:value-type="string" office:string-value="Ifuatayo" calcext:value-type="string">
            <text:p>Ifuatayo</text:p>
          </table:table-cell>
          <table:table-cell table:style-name="ce2" table:formula="of:=IFERROR(__xludf.dummyfunction(&quot;GOOGLETRANSLATE($B30,&quot;&quot;en&quot;&quot;,R$1)&quot;);&quot;Susunod&quot;)" office:value-type="string" office:string-value="Susunod" calcext:value-type="string">
            <text:p>Susunod</text:p>
          </table:table-cell>
          <table:table-cell table:style-name="ce2" table:formula="of:=IFERROR(__xludf.dummyfunction(&quot;GOOGLETRANSLATE($B30,&quot;&quot;en&quot;&quot;,S$1)&quot;);&quot;اگلے&quot;)" office:value-type="string" office:string-value="اگلے" calcext:value-type="string">
            <text:p>اگلے</text:p>
          </table:table-cell>
          <table:table-cell table:style-name="ce2" table:formula="of:=IFERROR(__xludf.dummyfunction(&quot;GOOGLETRANSLATE($B30,&quot;&quot;en&quot;&quot;,T$1)&quot;);&quot;DEINDE&quot;)" office:value-type="string" office:string-value="DEINDE" calcext:value-type="string">
            <text:p>DEINDE</text:p>
          </table:table-cell>
          <table:table-cell table:style-name="ce2" table:formula="of:=IFERROR(__xludf.dummyfunction(&quot;GOOGLETRANSLATE($B30,&quot;&quot;en&quot;&quot;,U$1)&quot;);&quot;Nesaf&quot;)" office:value-type="string" office:string-value="Nesaf" calcext:value-type="string">
            <text:p>Nesaf</text:p>
          </table:table-cell>
          <table:table-cell table:style-name="ce2" table:formula="of:=IFERROR(__xludf.dummyfunction(&quot;GOOGLETRANSLATE($B30,&quot;&quot;en&quot;&quot;,V$1)&quot;);&quot;OLANDELAYO&quot;)" office:value-type="string" office:string-value="OLANDELAYO" calcext:value-type="string">
            <text:p>OLANDELAYO</text:p>
          </table:table-cell>
          <table:table-cell table:style-name="ce2" table:formula="of:=IFERROR(__xludf.dummyfunction(&quot;GOOGLETRANSLATE($B30,&quot;&quot;en&quot;&quot;,W$1)&quot;);&quot;ווייַטער&quot;)" office:value-type="string" office:string-value="ווייַטער" calcext:value-type="string">
            <text:p>ווייַטער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print</text:p>
          </table:table-cell>
          <table:table-cell table:style-name="ce1" office:value-type="string" calcext:value-type="string">
            <text:p>PRINT</text:p>
          </table:table-cell>
          <table:table-cell table:style-name="ce2" table:formula="of:=IFERROR(__xludf.dummyfunction(&quot;GOOGLETRANSLATE($B31,&quot;&quot;en&quot;&quot;,C$1)&quot;);&quot;인쇄&quot;)" office:value-type="string" office:string-value="인쇄" calcext:value-type="string">
            <text:p>인쇄</text:p>
          </table:table-cell>
          <table:table-cell table:style-name="ce2" table:formula="of:=IFERROR(__xludf.dummyfunction(&quot;GOOGLETRANSLATE($B31,&quot;&quot;en&quot;&quot;,D$1)&quot;);&quot;IMPRIMER&quot;)" office:value-type="string" office:string-value="IMPRIMER" calcext:value-type="string">
            <text:p>IMPRIMER</text:p>
          </table:table-cell>
          <table:table-cell table:style-name="ce2" table:formula="of:=IFERROR(__xludf.dummyfunction(&quot;GOOGLETRANSLATE($B31,&quot;&quot;en&quot;&quot;,E$1)&quot;);&quot;DRUCKEN&quot;)" office:value-type="string" office:string-value="DRUCKEN" calcext:value-type="string">
            <text:p>DRUCKEN</text:p>
          </table:table-cell>
          <table:table-cell table:style-name="ce2" table:formula="of:=IFERROR(__xludf.dummyfunction(&quot;GOOGLETRANSLATE($B31,&quot;&quot;en&quot;&quot;,F$1)&quot;);&quot;打印&quot;)" office:value-type="string" office:string-value="打印" calcext:value-type="string">
            <text:p>打印</text:p>
          </table:table-cell>
          <table:table-cell table:style-name="ce2" table:formula="of:=IFERROR(__xludf.dummyfunction(&quot;GOOGLETRANSLATE($B31,&quot;&quot;en&quot;&quot;,G$1)&quot;);&quot;IMPRIMIR&quot;)" office:value-type="string" office:string-value="IMPRIMIR" calcext:value-type="string">
            <text:p>IMPRIMIR</text:p>
          </table:table-cell>
          <table:table-cell table:style-name="ce2" table:formula="of:=IFERROR(__xludf.dummyfunction(&quot;GOOGLETRANSLATE($B31,&quot;&quot;en&quot;&quot;,H$1)&quot;);&quot;مطبعة&quot;)" office:value-type="string" office:string-value="مطبعة" calcext:value-type="string">
            <text:p>مطبعة</text:p>
          </table:table-cell>
          <table:table-cell table:style-name="ce2" table:formula="of:=IFERROR(__xludf.dummyfunction(&quot;GOOGLETRANSLATE($B31,&quot;&quot;en&quot;&quot;,I$1)&quot;);&quot;РАСПЕЧАТАТЬ&quot;)" office:value-type="string" office:string-value="РАСПЕЧАТАТЬ" calcext:value-type="string">
            <text:p>РАСПЕЧАТАТЬ</text:p>
          </table:table-cell>
          <table:table-cell table:style-name="ce2" table:formula="of:=IFERROR(__xludf.dummyfunction(&quot;GOOGLETRANSLATE($B31,&quot;&quot;en&quot;&quot;,J$1)&quot;);&quot;प्रिंट&quot;)" office:value-type="string" office:string-value="प्रिंट" calcext:value-type="string">
            <text:p>प्रिंट</text:p>
          </table:table-cell>
          <table:table-cell table:style-name="ce2" table:formula="of:=IFERROR(__xludf.dummyfunction(&quot;GOOGLETRANSLATE($B31,&quot;&quot;en&quot;&quot;,K$1)&quot;);&quot;ছাপা&quot;)" office:value-type="string" office:string-value="ছাপা" calcext:value-type="string">
            <text:p>ছাপা</text:p>
          </table:table-cell>
          <table:table-cell table:style-name="ce2" table:formula="of:=IFERROR(__xludf.dummyfunction(&quot;GOOGLETRANSLATE($B31,&quot;&quot;en&quot;&quot;,L$1)&quot;);&quot;IMPRIMIR&quot;)" office:value-type="string" office:string-value="IMPRIMIR" calcext:value-type="string">
            <text:p>IMPRIMIR</text:p>
          </table:table-cell>
          <table:table-cell table:style-name="ce2" table:formula="of:=IFERROR(__xludf.dummyfunction(&quot;GOOGLETRANSLATE($B31,&quot;&quot;en&quot;&quot;,M$1)&quot;);&quot;MENCETAK&quot;)" office:value-type="string" office:string-value="MENCETAK" calcext:value-type="string">
            <text:p>MENCETAK</text:p>
          </table:table-cell>
          <table:table-cell table:style-name="ce2" table:formula="of:=IFERROR(__xludf.dummyfunction(&quot;GOOGLETRANSLATE($B31,&quot;&quot;en&quot;&quot;,N$1)&quot;);&quot;印刷&quot;)" office:value-type="string" office:string-value="印刷" calcext:value-type="string">
            <text:p>印刷</text:p>
          </table:table-cell>
          <table:table-cell table:style-name="ce2" table:formula="of:=IFERROR(__xludf.dummyfunction(&quot;GOOGLETRANSLATE($B31,&quot;&quot;en&quot;&quot;,O$1)&quot;);&quot;הדפס&quot;)" office:value-type="string" office:string-value="הדפס" calcext:value-type="string">
            <text:p>הדפס</text:p>
          </table:table-cell>
          <table:table-cell table:style-name="ce2" table:formula="of:=IFERROR(__xludf.dummyfunction(&quot;GOOGLETRANSLATE($B31,&quot;&quot;en&quot;&quot;,P$1)&quot;);&quot;Presi&quot;)" office:value-type="string" office:string-value="Presi" calcext:value-type="string">
            <text:p>Presi</text:p>
          </table:table-cell>
          <table:table-cell table:style-name="ce2" table:formula="of:=IFERROR(__xludf.dummyfunction(&quot;GOOGLETRANSLATE($B31,&quot;&quot;en&quot;&quot;,Q$1)&quot;);&quot;Chapisha&quot;)" office:value-type="string" office:string-value="Chapisha" calcext:value-type="string">
            <text:p>Chapisha</text:p>
          </table:table-cell>
          <table:table-cell table:style-name="ce2" table:formula="of:=IFERROR(__xludf.dummyfunction(&quot;GOOGLETRANSLATE($B31,&quot;&quot;en&quot;&quot;,R$1)&quot;);&quot;I -print&quot;)" office:value-type="string" office:string-value="I -print" calcext:value-type="string">
            <text:p>I -print</text:p>
          </table:table-cell>
          <table:table-cell table:style-name="ce2" table:formula="of:=IFERROR(__xludf.dummyfunction(&quot;GOOGLETRANSLATE($B31,&quot;&quot;en&quot;&quot;,S$1)&quot;);&quot;پرنٹ کریں&quot;)" office:value-type="string" office:string-value="پرنٹ کریں" calcext:value-type="string">
            <text:p>پرنٹ کریں</text:p>
          </table:table-cell>
          <table:table-cell table:style-name="ce2" table:formula="of:=IFERROR(__xludf.dummyfunction(&quot;GOOGLETRANSLATE($B31,&quot;&quot;en&quot;&quot;,T$1)&quot;);&quot;Print&quot;)" office:value-type="string" office:string-value="Print" calcext:value-type="string">
            <text:p>Print</text:p>
          </table:table-cell>
          <table:table-cell table:style-name="ce2" table:formula="of:=IFERROR(__xludf.dummyfunction(&quot;GOOGLETRANSLATE($B31,&quot;&quot;en&quot;&quot;,U$1)&quot;);&quot;Brintiwyd&quot;)" office:value-type="string" office:string-value="Brintiwyd" calcext:value-type="string">
            <text:p>Brintiwyd</text:p>
          </table:table-cell>
          <table:table-cell table:style-name="ce2" table:formula="of:=IFERROR(__xludf.dummyfunction(&quot;GOOGLETRANSLATE($B31,&quot;&quot;en&quot;&quot;,V$1)&quot;);&quot;Cindezela&quot;)" office:value-type="string" office:string-value="Cindezela" calcext:value-type="string">
            <text:p>Cindezela</text:p>
          </table:table-cell>
          <table:table-cell table:style-name="ce2" table:formula="of:=IFERROR(__xludf.dummyfunction(&quot;GOOGLETRANSLATE($B31,&quot;&quot;en&quot;&quot;,W$1)&quot;);&quot;פאַרקויפט&quot;)" office:value-type="string" office:string-value="פאַרקויפט" calcext:value-type="string">
            <text:p>פאַרקויפט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INPUT</text:p>
          </table:table-cell>
          <table:table-cell table:style-name="ce2" table:formula="of:=IFERROR(__xludf.dummyfunction(&quot;GOOGLETRANSLATE($B32,&quot;&quot;en&quot;&quot;,C$1)&quot;);&quot;입력&quot;)" office:value-type="string" office:string-value="입력" calcext:value-type="string">
            <text:p>입력</text:p>
          </table:table-cell>
          <table:table-cell table:style-name="ce2" table:formula="of:=IFERROR(__xludf.dummyfunction(&quot;GOOGLETRANSLATE($B32,&quot;&quot;en&quot;&quot;,D$1)&quot;);&quot;SAISIR&quot;)" office:value-type="string" office:string-value="SAISIR" calcext:value-type="string">
            <text:p>SAISIR</text:p>
          </table:table-cell>
          <table:table-cell table:style-name="ce2" table:formula="of:=IFERROR(__xludf.dummyfunction(&quot;GOOGLETRANSLATE($B32,&quot;&quot;en&quot;&quot;,E$1)&quot;);&quot;EINGANG&quot;)" office:value-type="string" office:string-value="EINGANG" calcext:value-type="string">
            <text:p>EINGANG</text:p>
          </table:table-cell>
          <table:table-cell table:style-name="ce2" table:formula="of:=IFERROR(__xludf.dummyfunction(&quot;GOOGLETRANSLATE($B32,&quot;&quot;en&quot;&quot;,F$1)&quot;);&quot;输入&quot;)" office:value-type="string" office:string-value="输入" calcext:value-type="string">
            <text:p>输入</text:p>
          </table:table-cell>
          <table:table-cell table:style-name="ce2" table:formula="of:=IFERROR(__xludf.dummyfunction(&quot;GOOGLETRANSLATE($B32,&quot;&quot;en&quot;&quot;,G$1)&quot;);&quot;APORTE&quot;)" office:value-type="string" office:string-value="APORTE" calcext:value-type="string">
            <text:p>APORTE</text:p>
          </table:table-cell>
          <table:table-cell table:style-name="ce2" table:formula="of:=IFERROR(__xludf.dummyfunction(&quot;GOOGLETRANSLATE($B32,&quot;&quot;en&quot;&quot;,H$1)&quot;);&quot;مدخل&quot;)" office:value-type="string" office:string-value="مدخل" calcext:value-type="string">
            <text:p>مدخل</text:p>
          </table:table-cell>
          <table:table-cell table:style-name="ce2" table:formula="of:=IFERROR(__xludf.dummyfunction(&quot;GOOGLETRANSLATE($B32,&quot;&quot;en&quot;&quot;,I$1)&quot;);&quot;ВХОД&quot;)" office:value-type="string" office:string-value="ВХОД" calcext:value-type="string">
            <text:p>ВХОД</text:p>
          </table:table-cell>
          <table:table-cell table:style-name="ce2" table:formula="of:=IFERROR(__xludf.dummyfunction(&quot;GOOGLETRANSLATE($B32,&quot;&quot;en&quot;&quot;,J$1)&quot;);&quot;इनपुट&quot;)" office:value-type="string" office:string-value="इनपुट" calcext:value-type="string">
            <text:p>इनपुट</text:p>
          </table:table-cell>
          <table:table-cell table:style-name="ce2" table:formula="of:=IFERROR(__xludf.dummyfunction(&quot;GOOGLETRANSLATE($B32,&quot;&quot;en&quot;&quot;,K$1)&quot;);&quot;ইনপুট&quot;)" office:value-type="string" office:string-value="ইনপুট" calcext:value-type="string">
            <text:p>ইনপুট</text:p>
          </table:table-cell>
          <table:table-cell table:style-name="ce2" table:formula="of:=IFERROR(__xludf.dummyfunction(&quot;GOOGLETRANSLATE($B32,&quot;&quot;en&quot;&quot;,L$1)&quot;);&quot;ENTRADA&quot;)" office:value-type="string" office:string-value="ENTRADA" calcext:value-type="string">
            <text:p>ENTRADA</text:p>
          </table:table-cell>
          <table:table-cell table:style-name="ce2" table:formula="of:=IFERROR(__xludf.dummyfunction(&quot;GOOGLETRANSLATE($B32,&quot;&quot;en&quot;&quot;,M$1)&quot;);&quot;MEMASUKKAN&quot;)" office:value-type="string" office:string-value="MEMASUKKAN" calcext:value-type="string">
            <text:p>MEMASUKKAN</text:p>
          </table:table-cell>
          <table:table-cell table:style-name="ce2" table:formula="of:=IFERROR(__xludf.dummyfunction(&quot;GOOGLETRANSLATE($B32,&quot;&quot;en&quot;&quot;,N$1)&quot;);&quot;入力&quot;)" office:value-type="string" office:string-value="入力" calcext:value-type="string">
            <text:p>入力</text:p>
          </table:table-cell>
          <table:table-cell table:style-name="ce2" table:formula="of:=IFERROR(__xludf.dummyfunction(&quot;GOOGLETRANSLATE($B32,&quot;&quot;en&quot;&quot;,O$1)&quot;);&quot;קֶלֶט&quot;)" office:value-type="string" office:string-value="קֶלֶט" calcext:value-type="string">
            <text:p>קֶלֶט</text:p>
          </table:table-cell>
          <table:table-cell table:style-name="ce2" table:formula="of:=IFERROR(__xludf.dummyfunction(&quot;GOOGLETRANSLATE($B32,&quot;&quot;en&quot;&quot;,P$1)&quot;);&quot;ENIGO&quot;)" office:value-type="string" office:string-value="ENIGO" calcext:value-type="string">
            <text:p>ENIGO</text:p>
          </table:table-cell>
          <table:table-cell table:style-name="ce2" table:formula="of:=IFERROR(__xludf.dummyfunction(&quot;GOOGLETRANSLATE($B32,&quot;&quot;en&quot;&quot;,Q$1)&quot;);&quot;Pembejeo&quot;)" office:value-type="string" office:string-value="Pembejeo" calcext:value-type="string">
            <text:p>Pembejeo</text:p>
          </table:table-cell>
          <table:table-cell table:style-name="ce2" table:formula="of:=IFERROR(__xludf.dummyfunction(&quot;GOOGLETRANSLATE($B32,&quot;&quot;en&quot;&quot;,R$1)&quot;);&quot;Input&quot;)" office:value-type="string" office:string-value="Input" calcext:value-type="string">
            <text:p>Input</text:p>
          </table:table-cell>
          <table:table-cell table:style-name="ce2" table:formula="of:=IFERROR(__xludf.dummyfunction(&quot;GOOGLETRANSLATE($B32,&quot;&quot;en&quot;&quot;,S$1)&quot;);&quot;ان پٹ&quot;)" office:value-type="string" office:string-value="ان پٹ" calcext:value-type="string">
            <text:p>ان پٹ</text:p>
          </table:table-cell>
          <table:table-cell table:style-name="ce2" table:formula="of:=IFERROR(__xludf.dummyfunction(&quot;GOOGLETRANSLATE($B32,&quot;&quot;en&quot;&quot;,T$1)&quot;);&quot;Input&quot;)" office:value-type="string" office:string-value="Input" calcext:value-type="string">
            <text:p>Input</text:p>
          </table:table-cell>
          <table:table-cell table:style-name="ce2" table:formula="of:=IFERROR(__xludf.dummyfunction(&quot;GOOGLETRANSLATE($B32,&quot;&quot;en&quot;&quot;,U$1)&quot;);&quot;Mewnbynner&quot;)" office:value-type="string" office:string-value="Mewnbynner" calcext:value-type="string">
            <text:p>Mewnbynner</text:p>
          </table:table-cell>
          <table:table-cell table:style-name="ce2" table:formula="of:=IFERROR(__xludf.dummyfunction(&quot;GOOGLETRANSLATE($B32,&quot;&quot;en&quot;&quot;,V$1)&quot;);&quot;Faka&quot;)" office:value-type="string" office:string-value="Faka" calcext:value-type="string">
            <text:p>Faka</text:p>
          </table:table-cell>
          <table:table-cell table:style-name="ce2" table:formula="of:=IFERROR(__xludf.dummyfunction(&quot;GOOGLETRANSLATE($B32,&quot;&quot;en&quot;&quot;,W$1)&quot;);&quot;אַרייַנשרייַב&quot;)" office:value-type="string" office:string-value="אַרייַנשרייַב" calcext:value-type="string">
            <text:p>אַרייַנשרייַב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READ</text:p>
          </table:table-cell>
          <table:table-cell table:style-name="ce2" table:formula="of:=IFERROR(__xludf.dummyfunction(&quot;GOOGLETRANSLATE($B33,&quot;&quot;en&quot;&quot;,C$1)&quot;);&quot;읽다&quot;)" office:value-type="string" office:string-value="읽다" calcext:value-type="string">
            <text:p>읽다</text:p>
          </table:table-cell>
          <table:table-cell table:style-name="ce2" table:formula="of:=IFERROR(__xludf.dummyfunction(&quot;GOOGLETRANSLATE($B33,&quot;&quot;en&quot;&quot;,D$1)&quot;);&quot;LIRE&quot;)" office:value-type="string" office:string-value="LIRE" calcext:value-type="string">
            <text:p>LIRE</text:p>
          </table:table-cell>
          <table:table-cell table:style-name="ce2" table:formula="of:=IFERROR(__xludf.dummyfunction(&quot;GOOGLETRANSLATE($B33,&quot;&quot;en&quot;&quot;,E$1)&quot;);&quot;LESEN&quot;)" office:value-type="string" office:string-value="LESEN" calcext:value-type="string">
            <text:p>LESEN</text:p>
          </table:table-cell>
          <table:table-cell table:style-name="ce2" table:formula="of:=IFERROR(__xludf.dummyfunction(&quot;GOOGLETRANSLATE($B33,&quot;&quot;en&quot;&quot;,F$1)&quot;);&quot;读&quot;)" office:value-type="string" office:string-value="读" calcext:value-type="string">
            <text:p>读</text:p>
          </table:table-cell>
          <table:table-cell table:style-name="ce2" table:formula="of:=IFERROR(__xludf.dummyfunction(&quot;GOOGLETRANSLATE($B33,&quot;&quot;en&quot;&quot;,G$1)&quot;);&quot;LEER&quot;)" office:value-type="string" office:string-value="LEER" calcext:value-type="string">
            <text:p>LEER</text:p>
          </table:table-cell>
          <table:table-cell table:style-name="ce2" table:formula="of:=IFERROR(__xludf.dummyfunction(&quot;GOOGLETRANSLATE($B33,&quot;&quot;en&quot;&quot;,H$1)&quot;);&quot;يقرأ&quot;)" office:value-type="string" office:string-value="يقرأ" calcext:value-type="string">
            <text:p>يقرأ</text:p>
          </table:table-cell>
          <table:table-cell table:style-name="ce2" table:formula="of:=IFERROR(__xludf.dummyfunction(&quot;GOOGLETRANSLATE($B33,&quot;&quot;en&quot;&quot;,I$1)&quot;);&quot;ЧИТАТЬ&quot;)" office:value-type="string" office:string-value="ЧИТАТЬ" calcext:value-type="string">
            <text:p>ЧИТАТЬ</text:p>
          </table:table-cell>
          <table:table-cell table:style-name="ce2" table:formula="of:=IFERROR(__xludf.dummyfunction(&quot;GOOGLETRANSLATE($B33,&quot;&quot;en&quot;&quot;,J$1)&quot;);&quot;पढ़ना&quot;)" office:value-type="string" office:string-value="पढ़ना" calcext:value-type="string">
            <text:p>पढ़ना</text:p>
          </table:table-cell>
          <table:table-cell table:style-name="ce2" table:formula="of:=IFERROR(__xludf.dummyfunction(&quot;GOOGLETRANSLATE($B33,&quot;&quot;en&quot;&quot;,K$1)&quot;);&quot;পড়ুন&quot;)" office:value-type="string" office:string-value="পড়ুন" calcext:value-type="string">
            <text:p>পড়ুন</text:p>
          </table:table-cell>
          <table:table-cell table:style-name="ce2" table:formula="of:=IFERROR(__xludf.dummyfunction(&quot;GOOGLETRANSLATE($B33,&quot;&quot;en&quot;&quot;,L$1)&quot;);&quot;LER&quot;)" office:value-type="string" office:string-value="LER" calcext:value-type="string">
            <text:p>LER</text:p>
          </table:table-cell>
          <table:table-cell table:style-name="ce2" table:formula="of:=IFERROR(__xludf.dummyfunction(&quot;GOOGLETRANSLATE($B33,&quot;&quot;en&quot;&quot;,M$1)&quot;);&quot;MEMBACA&quot;)" office:value-type="string" office:string-value="MEMBACA" calcext:value-type="string">
            <text:p>MEMBACA</text:p>
          </table:table-cell>
          <table:table-cell table:style-name="ce2" table:formula="of:=IFERROR(__xludf.dummyfunction(&quot;GOOGLETRANSLATE($B33,&quot;&quot;en&quot;&quot;,N$1)&quot;);&quot;読む&quot;)" office:value-type="string" office:string-value="読む" calcext:value-type="string">
            <text:p>読む</text:p>
          </table:table-cell>
          <table:table-cell table:style-name="ce2" table:formula="of:=IFERROR(__xludf.dummyfunction(&quot;GOOGLETRANSLATE($B33,&quot;&quot;en&quot;&quot;,O$1)&quot;);&quot;לקרוא&quot;)" office:value-type="string" office:string-value="לקרוא" calcext:value-type="string">
            <text:p>לקרוא</text:p>
          </table:table-cell>
          <table:table-cell table:style-name="ce2" table:formula="of:=IFERROR(__xludf.dummyfunction(&quot;GOOGLETRANSLATE($B33,&quot;&quot;en&quot;&quot;,P$1)&quot;);&quot;Legu&quot;)" office:value-type="string" office:string-value="Legu" calcext:value-type="string">
            <text:p>Legu</text:p>
          </table:table-cell>
          <table:table-cell table:style-name="ce2" table:formula="of:=IFERROR(__xludf.dummyfunction(&quot;GOOGLETRANSLATE($B33,&quot;&quot;en&quot;&quot;,Q$1)&quot;);&quot;Soma&quot;)" office:value-type="string" office:string-value="Soma" calcext:value-type="string">
            <text:p>Soma</text:p>
          </table:table-cell>
          <table:table-cell table:style-name="ce2" table:formula="of:=IFERROR(__xludf.dummyfunction(&quot;GOOGLETRANSLATE($B33,&quot;&quot;en&quot;&quot;,R$1)&quot;);&quot;Basahin&quot;)" office:value-type="string" office:string-value="Basahin" calcext:value-type="string">
            <text:p>Basahin</text:p>
          </table:table-cell>
          <table:table-cell table:style-name="ce2" table:formula="of:=IFERROR(__xludf.dummyfunction(&quot;GOOGLETRANSLATE($B33,&quot;&quot;en&quot;&quot;,S$1)&quot;);&quot;پڑھیں&quot;)" office:value-type="string" office:string-value="پڑھیں" calcext:value-type="string">
            <text:p>پڑھیں</text:p>
          </table:table-cell>
          <table:table-cell table:style-name="ce2" table:formula="of:=IFERROR(__xludf.dummyfunction(&quot;GOOGLETRANSLATE($B33,&quot;&quot;en&quot;&quot;,T$1)&quot;);&quot;LEGERE&quot;)" office:value-type="string" office:string-value="LEGERE" calcext:value-type="string">
            <text:p>LEGERE</text:p>
          </table:table-cell>
          <table:table-cell table:style-name="ce2" table:formula="of:=IFERROR(__xludf.dummyfunction(&quot;GOOGLETRANSLATE($B33,&quot;&quot;en&quot;&quot;,U$1)&quot;);&quot;Darllenest&quot;)" office:value-type="string" office:string-value="Darllenest" calcext:value-type="string">
            <text:p>Darllenest</text:p>
          </table:table-cell>
          <table:table-cell table:style-name="ce2" table:formula="of:=IFERROR(__xludf.dummyfunction(&quot;GOOGLETRANSLATE($B33,&quot;&quot;en&quot;&quot;,V$1)&quot;);&quot;Funda&quot;)" office:value-type="string" office:string-value="Funda" calcext:value-type="string">
            <text:p>Funda</text:p>
          </table:table-cell>
          <table:table-cell table:style-name="ce2" table:formula="of:=IFERROR(__xludf.dummyfunction(&quot;GOOGLETRANSLATE($B33,&quot;&quot;en&quot;&quot;,W$1)&quot;);&quot;לייענען&quot;)" office:value-type="string" office:string-value="לייענען" calcext:value-type="string">
            <text:p>לייענען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estore</text:p>
          </table:table-cell>
          <table:table-cell table:style-name="ce1" office:value-type="string" calcext:value-type="string">
            <text:p>REREAD</text:p>
          </table:table-cell>
          <table:table-cell table:style-name="ce2" table:formula="of:=IFERROR(__xludf.dummyfunction(&quot;GOOGLETRANSLATE($B34,&quot;&quot;en&quot;&quot;,C$1)&quot;);&quot;다시 읽었습니다&quot;)" office:value-type="string" office:string-value="다시 읽었습니다" calcext:value-type="string">
            <text:p>다시 읽었습니다</text:p>
          </table:table-cell>
          <table:table-cell table:style-name="ce2" table:formula="of:=IFERROR(__xludf.dummyfunction(&quot;GOOGLETRANSLATE($B34,&quot;&quot;en&quot;&quot;,D$1)&quot;);&quot;Relier&quot;)" office:value-type="string" office:string-value="Relier" calcext:value-type="string">
            <text:p>Relier</text:p>
          </table:table-cell>
          <table:table-cell table:style-name="ce2" table:formula="of:=IFERROR(__xludf.dummyfunction(&quot;GOOGLETRANSLATE($B34,&quot;&quot;en&quot;&quot;,E$1)&quot;);&quot;Noch einmal lesen&quot;)" office:value-type="string" office:string-value="Noch einmal lesen" calcext:value-type="string">
            <text:p>Noch einmal lesen</text:p>
          </table:table-cell>
          <table:table-cell table:style-name="ce2" table:formula="of:=IFERROR(__xludf.dummyfunction(&quot;GOOGLETRANSLATE($B34,&quot;&quot;en&quot;&quot;,F$1)&quot;);&quot;重读&quot;)" office:value-type="string" office:string-value="重读" calcext:value-type="string">
            <text:p>重读</text:p>
          </table:table-cell>
          <table:table-cell table:style-name="ce2" table:formula="of:=IFERROR(__xludf.dummyfunction(&quot;GOOGLETRANSLATE($B34,&quot;&quot;en&quot;&quot;,G$1)&quot;);&quot;RELEER&quot;)" office:value-type="string" office:string-value="RELEER" calcext:value-type="string">
            <text:p>RELEER</text:p>
          </table:table-cell>
          <table:table-cell table:style-name="ce2" table:formula="of:=IFERROR(__xludf.dummyfunction(&quot;GOOGLETRANSLATE($B34,&quot;&quot;en&quot;&quot;,H$1)&quot;);&quot;إعادة القراءة&quot;)" office:value-type="string" office:string-value="إعادة القراءة" calcext:value-type="string">
            <text:p>إعادة القراءة</text:p>
          </table:table-cell>
          <table:table-cell table:style-name="ce2" table:formula="of:=IFERROR(__xludf.dummyfunction(&quot;GOOGLETRANSLATE($B34,&quot;&quot;en&quot;&quot;,I$1)&quot;);&quot;Перечитывать&quot;)" office:value-type="string" office:string-value="Перечитывать" calcext:value-type="string">
            <text:p>Перечитывать</text:p>
          </table:table-cell>
          <table:table-cell table:style-name="ce2" table:formula="of:=IFERROR(__xludf.dummyfunction(&quot;GOOGLETRANSLATE($B34,&quot;&quot;en&quot;&quot;,J$1)&quot;);&quot;को फिर से पढ़ें&quot;)" office:value-type="string" office:string-value="को फिर से पढ़ें" calcext:value-type="string">
            <text:p>को फिर से पढ़ें</text:p>
          </table:table-cell>
          <table:table-cell table:style-name="ce2" table:formula="of:=IFERROR(__xludf.dummyfunction(&quot;GOOGLETRANSLATE($B34,&quot;&quot;en&quot;&quot;,K$1)&quot;);&quot;পুনরায় পড়ুন&quot;)" office:value-type="string" office:string-value="পুনরায় পড়ুন" calcext:value-type="string">
            <text:p>পুনরায় পড়ুন</text:p>
          </table:table-cell>
          <table:table-cell table:style-name="ce2" table:formula="of:=IFERROR(__xludf.dummyfunction(&quot;GOOGLETRANSLATE($B34,&quot;&quot;en&quot;&quot;,L$1)&quot;);&quot;RELER&quot;)" office:value-type="string" office:string-value="RELER" calcext:value-type="string">
            <text:p>RELER</text:p>
          </table:table-cell>
          <table:table-cell table:style-name="ce2" table:formula="of:=IFERROR(__xludf.dummyfunction(&quot;GOOGLETRANSLATE($B34,&quot;&quot;en&quot;&quot;,M$1)&quot;);&quot;MEMBACA KEMBALI&quot;)" office:value-type="string" office:string-value="MEMBACA KEMBALI" calcext:value-type="string">
            <text:p>MEMBACA KEMBALI</text:p>
          </table:table-cell>
          <table:table-cell table:style-name="ce2" table:formula="of:=IFERROR(__xludf.dummyfunction(&quot;GOOGLETRANSLATE($B34,&quot;&quot;en&quot;&quot;,N$1)&quot;);&quot;読み直します&quot;)" office:value-type="string" office:string-value="読み直します" calcext:value-type="string">
            <text:p>読み直します</text:p>
          </table:table-cell>
          <table:table-cell table:style-name="ce2" table:formula="of:=IFERROR(__xludf.dummyfunction(&quot;GOOGLETRANSLATE($B34,&quot;&quot;en&quot;&quot;,O$1)&quot;);&quot;לקרוא מחדש&quot;)" office:value-type="string" office:string-value="לקרוא מחדש" calcext:value-type="string">
            <text:p>לקרוא מחדש</text:p>
          </table:table-cell>
          <table:table-cell table:style-name="ce2" table:formula="of:=IFERROR(__xludf.dummyfunction(&quot;GOOGLETRANSLATE($B34,&quot;&quot;en&quot;&quot;,P$1)&quot;);&quot;Relegi&quot;)" office:value-type="string" office:string-value="Relegi" calcext:value-type="string">
            <text:p>Relegi</text:p>
          </table:table-cell>
          <table:table-cell table:style-name="ce2" table:formula="of:=IFERROR(__xludf.dummyfunction(&quot;GOOGLETRANSLATE($B34,&quot;&quot;en&quot;&quot;,Q$1)&quot;);&quot;Kusoma tena&quot;)" office:value-type="string" office:string-value="Kusoma tena" calcext:value-type="string">
            <text:p>Kusoma tena</text:p>
          </table:table-cell>
          <table:table-cell table:style-name="ce2" table:formula="of:=IFERROR(__xludf.dummyfunction(&quot;GOOGLETRANSLATE($B34,&quot;&quot;en&quot;&quot;,R$1)&quot;);&quot;Basahin muli&quot;)" office:value-type="string" office:string-value="Basahin muli" calcext:value-type="string">
            <text:p>Basahin muli</text:p>
          </table:table-cell>
          <table:table-cell table:style-name="ce2" table:formula="of:=IFERROR(__xludf.dummyfunction(&quot;GOOGLETRANSLATE($B34,&quot;&quot;en&quot;&quot;,S$1)&quot;);&quot;دوبارہ پڑھیں&quot;)" office:value-type="string" office:string-value="دوبارہ پڑھیں" calcext:value-type="string">
            <text:p>دوبارہ پڑھیں</text:p>
          </table:table-cell>
          <table:table-cell table:style-name="ce2" table:formula="of:=IFERROR(__xludf.dummyfunction(&quot;GOOGLETRANSLATE($B34,&quot;&quot;en&quot;&quot;,T$1)&quot;);&quot;RELIGIO&quot;)" office:value-type="string" office:string-value="RELIGIO" calcext:value-type="string">
            <text:p>RELIGIO</text:p>
          </table:table-cell>
          <table:table-cell table:style-name="ce2" table:formula="of:=IFERROR(__xludf.dummyfunction(&quot;GOOGLETRANSLATE($B34,&quot;&quot;en&quot;&quot;,U$1)&quot;);&quot;Ailddarllenwch&quot;)" office:value-type="string" office:string-value="Ailddarllenwch" calcext:value-type="string">
            <text:p>Ailddarllenwch</text:p>
          </table:table-cell>
          <table:table-cell table:style-name="ce2" table:formula="of:=IFERROR(__xludf.dummyfunction(&quot;GOOGLETRANSLATE($B34,&quot;&quot;en&quot;&quot;,V$1)&quot;);&quot;Xwayisa&quot;)" office:value-type="string" office:string-value="Xwayisa" calcext:value-type="string">
            <text:p>Xwayisa</text:p>
          </table:table-cell>
          <table:table-cell table:style-name="ce2" table:formula="of:=IFERROR(__xludf.dummyfunction(&quot;GOOGLETRANSLATE($B34,&quot;&quot;en&quot;&quot;,W$1)&quot;);&quot;Readead&quot;)" office:value-type="string" office:string-value="Readead" calcext:value-type="string">
            <text:p>Readead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FORMATION</text:p>
          </table:table-cell>
          <table:table-cell table:style-name="ce2" table:formula="of:=IFERROR(__xludf.dummyfunction(&quot;GOOGLETRANSLATE($B35,&quot;&quot;en&quot;&quot;,C$1)&quot;);&quot;정보&quot;)" office:value-type="string" office:string-value="정보" calcext:value-type="string">
            <text:p>정보</text:p>
          </table:table-cell>
          <table:table-cell table:style-name="ce2" table:formula="of:=IFERROR(__xludf.dummyfunction(&quot;GOOGLETRANSLATE($B35,&quot;&quot;en&quot;&quot;,D$1)&quot;);&quot;INFORMATION&quot;)" office:value-type="string" office:string-value="INFORMATION" calcext:value-type="string">
            <text:p>INFORMATION</text:p>
          </table:table-cell>
          <table:table-cell table:style-name="ce2" table:formula="of:=IFERROR(__xludf.dummyfunction(&quot;GOOGLETRANSLATE($B35,&quot;&quot;en&quot;&quot;,E$1)&quot;);&quot;INFORMATION&quot;)" office:value-type="string" office:string-value="INFORMATION" calcext:value-type="string">
            <text:p>INFORMATION</text:p>
          </table:table-cell>
          <table:table-cell table:style-name="ce2" table:formula="of:=IFERROR(__xludf.dummyfunction(&quot;GOOGLETRANSLATE($B35,&quot;&quot;en&quot;&quot;,F$1)&quot;);&quot;信息&quot;)" office:value-type="string" office:string-value="信息" calcext:value-type="string">
            <text:p>信息</text:p>
          </table:table-cell>
          <table:table-cell table:style-name="ce2" table:formula="of:=IFERROR(__xludf.dummyfunction(&quot;GOOGLETRANSLATE($B35,&quot;&quot;en&quot;&quot;,G$1)&quot;);&quot;INFORMACIÓN&quot;)" office:value-type="string" office:string-value="INFORMACIÓN" calcext:value-type="string">
            <text:p>INFORMACIÓN</text:p>
          </table:table-cell>
          <table:table-cell table:style-name="ce2" table:formula="of:=IFERROR(__xludf.dummyfunction(&quot;GOOGLETRANSLATE($B35,&quot;&quot;en&quot;&quot;,H$1)&quot;);&quot;معلومة&quot;)" office:value-type="string" office:string-value="معلومة" calcext:value-type="string">
            <text:p>معلومة</text:p>
          </table:table-cell>
          <table:table-cell table:style-name="ce2" table:formula="of:=IFERROR(__xludf.dummyfunction(&quot;GOOGLETRANSLATE($B35,&quot;&quot;en&quot;&quot;,I$1)&quot;);&quot;ИНФОРМАЦИЯ&quot;)" office:value-type="string" office:string-value="ИНФОРМАЦИЯ" calcext:value-type="string">
            <text:p>ИНФОРМАЦИЯ</text:p>
          </table:table-cell>
          <table:table-cell table:style-name="ce2" table:formula="of:=IFERROR(__xludf.dummyfunction(&quot;GOOGLETRANSLATE($B35,&quot;&quot;en&quot;&quot;,J$1)&quot;);&quot;जानकारी&quot;)" office:value-type="string" office:string-value="जानकारी" calcext:value-type="string">
            <text:p>जानकारी</text:p>
          </table:table-cell>
          <table:table-cell table:style-name="ce2" table:formula="of:=IFERROR(__xludf.dummyfunction(&quot;GOOGLETRANSLATE($B35,&quot;&quot;en&quot;&quot;,K$1)&quot;);&quot;তথ্য&quot;)" office:value-type="string" office:string-value="তথ্য" calcext:value-type="string">
            <text:p>তথ্য</text:p>
          </table:table-cell>
          <table:table-cell table:style-name="ce2" table:formula="of:=IFERROR(__xludf.dummyfunction(&quot;GOOGLETRANSLATE($B35,&quot;&quot;en&quot;&quot;,L$1)&quot;);&quot;INFORMAÇÃO&quot;)" office:value-type="string" office:string-value="INFORMAÇÃO" calcext:value-type="string">
            <text:p>INFORMAÇÃO</text:p>
          </table:table-cell>
          <table:table-cell table:style-name="ce2" table:formula="of:=IFERROR(__xludf.dummyfunction(&quot;GOOGLETRANSLATE($B35,&quot;&quot;en&quot;&quot;,M$1)&quot;);&quot;INFORMASI&quot;)" office:value-type="string" office:string-value="INFORMASI" calcext:value-type="string">
            <text:p>INFORMASI</text:p>
          </table:table-cell>
          <table:table-cell table:style-name="ce2" table:formula="of:=IFERROR(__xludf.dummyfunction(&quot;GOOGLETRANSLATE($B35,&quot;&quot;en&quot;&quot;,N$1)&quot;);&quot;情報&quot;)" office:value-type="string" office:string-value="情報" calcext:value-type="string">
            <text:p>情報</text:p>
          </table:table-cell>
          <table:table-cell table:style-name="ce2" table:formula="of:=IFERROR(__xludf.dummyfunction(&quot;GOOGLETRANSLATE($B35,&quot;&quot;en&quot;&quot;,O$1)&quot;);&quot;מֵידָע&quot;)" office:value-type="string" office:string-value="מֵידָע" calcext:value-type="string">
            <text:p>מֵידָע</text:p>
          </table:table-cell>
          <table:table-cell table:style-name="ce2" table:formula="of:=IFERROR(__xludf.dummyfunction(&quot;GOOGLETRANSLATE($B35,&quot;&quot;en&quot;&quot;,P$1)&quot;);&quot;Informoj&quot;)" office:value-type="string" office:string-value="Informoj" calcext:value-type="string">
            <text:p>Informoj</text:p>
          </table:table-cell>
          <table:table-cell table:style-name="ce2" table:formula="of:=IFERROR(__xludf.dummyfunction(&quot;GOOGLETRANSLATE($B35,&quot;&quot;en&quot;&quot;,Q$1)&quot;);&quot;Habari&quot;)" office:value-type="string" office:string-value="Habari" calcext:value-type="string">
            <text:p>Habari</text:p>
          </table:table-cell>
          <table:table-cell table:style-name="ce2" table:formula="of:=IFERROR(__xludf.dummyfunction(&quot;GOOGLETRANSLATE($B35,&quot;&quot;en&quot;&quot;,R$1)&quot;);&quot;Impormasyon&quot;)" office:value-type="string" office:string-value="Impormasyon" calcext:value-type="string">
            <text:p>Impormasyon</text:p>
          </table:table-cell>
          <table:table-cell table:style-name="ce2" table:formula="of:=IFERROR(__xludf.dummyfunction(&quot;GOOGLETRANSLATE($B35,&quot;&quot;en&quot;&quot;,S$1)&quot;);&quot;معلومات&quot;)" office:value-type="string" office:string-value="معلومات" calcext:value-type="string">
            <text:p>معلومات</text:p>
          </table:table-cell>
          <table:table-cell table:style-name="ce2" table:formula="of:=IFERROR(__xludf.dummyfunction(&quot;GOOGLETRANSLATE($B35,&quot;&quot;en&quot;&quot;,T$1)&quot;);&quot;Notitia&quot;)" office:value-type="string" office:string-value="Notitia" calcext:value-type="string">
            <text:p>Notitia</text:p>
          </table:table-cell>
          <table:table-cell table:style-name="ce2" table:formula="of:=IFERROR(__xludf.dummyfunction(&quot;GOOGLETRANSLATE($B35,&quot;&quot;en&quot;&quot;,U$1)&quot;);&quot;Ngwybodaeth&quot;)" office:value-type="string" office:string-value="Ngwybodaeth" calcext:value-type="string">
            <text:p>Ngwybodaeth</text:p>
          </table:table-cell>
          <table:table-cell table:style-name="ce2" table:formula="of:=IFERROR(__xludf.dummyfunction(&quot;GOOGLETRANSLATE($B35,&quot;&quot;en&quot;&quot;,V$1)&quot;);&quot;Ulwazi&quot;)" office:value-type="string" office:string-value="Ulwazi" calcext:value-type="string">
            <text:p>Ulwazi</text:p>
          </table:table-cell>
          <table:table-cell table:style-name="ce2" table:formula="of:=IFERROR(__xludf.dummyfunction(&quot;GOOGLETRANSLATE($B35,&quot;&quot;en&quot;&quot;,W$1)&quot;);&quot;ינפאָרמאַציע&quot;)" office:value-type="string" office:string-value="ינפאָרמאַציע" calcext:value-type="string">
            <text:p>ינפאָרמאַציע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dim</text:p>
          </table:table-cell>
          <table:table-cell table:style-name="ce1" office:value-type="string" calcext:value-type="string">
            <text:p>DIMENSION</text:p>
          </table:table-cell>
          <table:table-cell table:style-name="ce2" table:formula="of:=IFERROR(__xludf.dummyfunction(&quot;GOOGLETRANSLATE($B36,&quot;&quot;en&quot;&quot;,C$1)&quot;);&quot;치수&quot;)" office:value-type="string" office:string-value="치수" calcext:value-type="string">
            <text:p>치수</text:p>
          </table:table-cell>
          <table:table-cell table:style-name="ce2" table:formula="of:=IFERROR(__xludf.dummyfunction(&quot;GOOGLETRANSLATE($B36,&quot;&quot;en&quot;&quot;,D$1)&quot;);&quot;DIMENSION&quot;)" office:value-type="string" office:string-value="DIMENSION" calcext:value-type="string">
            <text:p>DIMENSION</text:p>
          </table:table-cell>
          <table:table-cell table:style-name="ce2" table:formula="of:=IFERROR(__xludf.dummyfunction(&quot;GOOGLETRANSLATE($B36,&quot;&quot;en&quot;&quot;,E$1)&quot;);&quot;ABMESSUNGEN&quot;)" office:value-type="string" office:string-value="ABMESSUNGEN" calcext:value-type="string">
            <text:p>ABMESSUNGEN</text:p>
          </table:table-cell>
          <table:table-cell table:style-name="ce2" table:formula="of:=IFERROR(__xludf.dummyfunction(&quot;GOOGLETRANSLATE($B36,&quot;&quot;en&quot;&quot;,F$1)&quot;);&quot;方面&quot;)" office:value-type="string" office:string-value="方面" calcext:value-type="string">
            <text:p>方面</text:p>
          </table:table-cell>
          <table:table-cell table:style-name="ce2" table:formula="of:=IFERROR(__xludf.dummyfunction(&quot;GOOGLETRANSLATE($B36,&quot;&quot;en&quot;&quot;,G$1)&quot;);&quot;DIMENSIÓN&quot;)" office:value-type="string" office:string-value="DIMENSIÓN" calcext:value-type="string">
            <text:p>DIMENSIÓN</text:p>
          </table:table-cell>
          <table:table-cell table:style-name="ce2" table:formula="of:=IFERROR(__xludf.dummyfunction(&quot;GOOGLETRANSLATE($B36,&quot;&quot;en&quot;&quot;,H$1)&quot;);&quot;البعد&quot;)" office:value-type="string" office:string-value="البعد" calcext:value-type="string">
            <text:p>البعد</text:p>
          </table:table-cell>
          <table:table-cell table:style-name="ce2" table:formula="of:=IFERROR(__xludf.dummyfunction(&quot;GOOGLETRANSLATE($B36,&quot;&quot;en&quot;&quot;,I$1)&quot;);&quot;ИЗМЕРЕНИЕ&quot;)" office:value-type="string" office:string-value="ИЗМЕРЕНИЕ" calcext:value-type="string">
            <text:p>ИЗМЕРЕНИЕ</text:p>
          </table:table-cell>
          <table:table-cell table:style-name="ce2" table:formula="of:=IFERROR(__xludf.dummyfunction(&quot;GOOGLETRANSLATE($B36,&quot;&quot;en&quot;&quot;,J$1)&quot;);&quot;आयाम&quot;)" office:value-type="string" office:string-value="आयाम" calcext:value-type="string">
            <text:p>आयाम</text:p>
          </table:table-cell>
          <table:table-cell table:style-name="ce2" table:formula="of:=IFERROR(__xludf.dummyfunction(&quot;GOOGLETRANSLATE($B36,&quot;&quot;en&quot;&quot;,K$1)&quot;);&quot;মাত্রা&quot;)" office:value-type="string" office:string-value="মাত্রা" calcext:value-type="string">
            <text:p>মাত্রা</text:p>
          </table:table-cell>
          <table:table-cell table:style-name="ce2" table:formula="of:=IFERROR(__xludf.dummyfunction(&quot;GOOGLETRANSLATE($B36,&quot;&quot;en&quot;&quot;,L$1)&quot;);&quot;DIMENSÃO&quot;)" office:value-type="string" office:string-value="DIMENSÃO" calcext:value-type="string">
            <text:p>DIMENSÃO</text:p>
          </table:table-cell>
          <table:table-cell table:style-name="ce2" table:formula="of:=IFERROR(__xludf.dummyfunction(&quot;GOOGLETRANSLATE($B36,&quot;&quot;en&quot;&quot;,M$1)&quot;);&quot;DIMENSI&quot;)" office:value-type="string" office:string-value="DIMENSI" calcext:value-type="string">
            <text:p>DIMENSI</text:p>
          </table:table-cell>
          <table:table-cell table:style-name="ce2" table:formula="of:=IFERROR(__xludf.dummyfunction(&quot;GOOGLETRANSLATE($B36,&quot;&quot;en&quot;&quot;,N$1)&quot;);&quot;寸法&quot;)" office:value-type="string" office:string-value="寸法" calcext:value-type="string">
            <text:p>寸法</text:p>
          </table:table-cell>
          <table:table-cell table:style-name="ce2" table:formula="of:=IFERROR(__xludf.dummyfunction(&quot;GOOGLETRANSLATE($B36,&quot;&quot;en&quot;&quot;,O$1)&quot;);&quot;מֵמַד&quot;)" office:value-type="string" office:string-value="מֵמַד" calcext:value-type="string">
            <text:p>מֵמַד</text:p>
          </table:table-cell>
          <table:table-cell table:style-name="ce2" table:formula="of:=IFERROR(__xludf.dummyfunction(&quot;GOOGLETRANSLATE($B36,&quot;&quot;en&quot;&quot;,P$1)&quot;);&quot;Dimensio&quot;)" office:value-type="string" office:string-value="Dimensio" calcext:value-type="string">
            <text:p>Dimensio</text:p>
          </table:table-cell>
          <table:table-cell table:style-name="ce2" table:formula="of:=IFERROR(__xludf.dummyfunction(&quot;GOOGLETRANSLATE($B36,&quot;&quot;en&quot;&quot;,Q$1)&quot;);&quot;Mwelekeo&quot;)" office:value-type="string" office:string-value="Mwelekeo" calcext:value-type="string">
            <text:p>Mwelekeo</text:p>
          </table:table-cell>
          <table:table-cell table:style-name="ce2" table:formula="of:=IFERROR(__xludf.dummyfunction(&quot;GOOGLETRANSLATE($B36,&quot;&quot;en&quot;&quot;,R$1)&quot;);&quot;Sukat&quot;)" office:value-type="string" office:string-value="Sukat" calcext:value-type="string">
            <text:p>Sukat</text:p>
          </table:table-cell>
          <table:table-cell table:style-name="ce2" table:formula="of:=IFERROR(__xludf.dummyfunction(&quot;GOOGLETRANSLATE($B36,&quot;&quot;en&quot;&quot;,S$1)&quot;);&quot;طول و عرض&quot;)" office:value-type="string" office:string-value="طول و عرض" calcext:value-type="string">
            <text:p>طول و عرض</text:p>
          </table:table-cell>
          <table:table-cell table:style-name="ce2" table:formula="of:=IFERROR(__xludf.dummyfunction(&quot;GOOGLETRANSLATE($B36,&quot;&quot;en&quot;&quot;,T$1)&quot;);&quot;Dimensio&quot;)" office:value-type="string" office:string-value="Dimensio" calcext:value-type="string">
            <text:p>Dimensio</text:p>
          </table:table-cell>
          <table:table-cell table:style-name="ce2" table:formula="of:=IFERROR(__xludf.dummyfunction(&quot;GOOGLETRANSLATE($B36,&quot;&quot;en&quot;&quot;,U$1)&quot;);&quot;Dimensiwn&quot;)" office:value-type="string" office:string-value="Dimensiwn" calcext:value-type="string">
            <text:p>Dimensiwn</text:p>
          </table:table-cell>
          <table:table-cell table:style-name="ce2" table:formula="of:=IFERROR(__xludf.dummyfunction(&quot;GOOGLETRANSLATE($B36,&quot;&quot;en&quot;&quot;,V$1)&quot;);&quot;Ubukhulu&quot;)" office:value-type="string" office:string-value="Ubukhulu" calcext:value-type="string">
            <text:p>Ubukhulu</text:p>
          </table:table-cell>
          <table:table-cell table:style-name="ce2" table:formula="of:=IFERROR(__xludf.dummyfunction(&quot;GOOGLETRANSLATE($B36,&quot;&quot;en&quot;&quot;,W$1)&quot;);&quot;ויסמעסטונג&quot;)" office:value-type="string" office:string-value="ויסמעסטונג" calcext:value-type="string">
            <text:p>ויסמעסטונג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option</text:p>
          </table:table-cell>
          <table:table-cell table:style-name="ce1" office:value-type="string" calcext:value-type="string">
            <text:p>OPTION</text:p>
          </table:table-cell>
          <table:table-cell table:style-name="ce2" table:formula="of:=IFERROR(__xludf.dummyfunction(&quot;GOOGLETRANSLATE($B37,&quot;&quot;en&quot;&quot;,C$1)&quot;);&quot;옵션&quot;)" office:value-type="string" office:string-value="옵션" calcext:value-type="string">
            <text:p>옵션</text:p>
          </table:table-cell>
          <table:table-cell table:style-name="ce2" table:formula="of:=IFERROR(__xludf.dummyfunction(&quot;GOOGLETRANSLATE($B37,&quot;&quot;en&quot;&quot;,D$1)&quot;);&quot;OPTION&quot;)" office:value-type="string" office:string-value="OPTION" calcext:value-type="string">
            <text:p>OPTION</text:p>
          </table:table-cell>
          <table:table-cell table:style-name="ce2" table:formula="of:=IFERROR(__xludf.dummyfunction(&quot;GOOGLETRANSLATE($B37,&quot;&quot;en&quot;&quot;,E$1)&quot;);&quot;MÖGLICHKEIT&quot;)" office:value-type="string" office:string-value="MÖGLICHKEIT" calcext:value-type="string">
            <text:p>MÖGLICHKEIT</text:p>
          </table:table-cell>
          <table:table-cell table:style-name="ce2" table:formula="of:=IFERROR(__xludf.dummyfunction(&quot;GOOGLETRANSLATE($B37,&quot;&quot;en&quot;&quot;,F$1)&quot;);&quot;选项&quot;)" office:value-type="string" office:string-value="选项" calcext:value-type="string">
            <text:p>选项</text:p>
          </table:table-cell>
          <table:table-cell table:style-name="ce2" table:formula="of:=IFERROR(__xludf.dummyfunction(&quot;GOOGLETRANSLATE($B37,&quot;&quot;en&quot;&quot;,G$1)&quot;);&quot;OPCIÓN&quot;)" office:value-type="string" office:string-value="OPCIÓN" calcext:value-type="string">
            <text:p>OPCIÓN</text:p>
          </table:table-cell>
          <table:table-cell table:style-name="ce2" table:formula="of:=IFERROR(__xludf.dummyfunction(&quot;GOOGLETRANSLATE($B37,&quot;&quot;en&quot;&quot;,H$1)&quot;);&quot;خيار&quot;)" office:value-type="string" office:string-value="خيار" calcext:value-type="string">
            <text:p>خيار</text:p>
          </table:table-cell>
          <table:table-cell table:style-name="ce2" table:formula="of:=IFERROR(__xludf.dummyfunction(&quot;GOOGLETRANSLATE($B37,&quot;&quot;en&quot;&quot;,I$1)&quot;);&quot;ВАРИАНТ&quot;)" office:value-type="string" office:string-value="ВАРИАНТ" calcext:value-type="string">
            <text:p>ВАРИАНТ</text:p>
          </table:table-cell>
          <table:table-cell table:style-name="ce2" table:formula="of:=IFERROR(__xludf.dummyfunction(&quot;GOOGLETRANSLATE($B37,&quot;&quot;en&quot;&quot;,J$1)&quot;);&quot;विकल्प&quot;)" office:value-type="string" office:string-value="विकल्प" calcext:value-type="string">
            <text:p>विकल्प</text:p>
          </table:table-cell>
          <table:table-cell table:style-name="ce2" table:formula="of:=IFERROR(__xludf.dummyfunction(&quot;GOOGLETRANSLATE($B37,&quot;&quot;en&quot;&quot;,K$1)&quot;);&quot;বিকল্প&quot;)" office:value-type="string" office:string-value="বিকল্প" calcext:value-type="string">
            <text:p>বিকল্প</text:p>
          </table:table-cell>
          <table:table-cell table:style-name="ce2" table:formula="of:=IFERROR(__xludf.dummyfunction(&quot;GOOGLETRANSLATE($B37,&quot;&quot;en&quot;&quot;,L$1)&quot;);&quot;OPÇÃO&quot;)" office:value-type="string" office:string-value="OPÇÃO" calcext:value-type="string">
            <text:p>OPÇÃO</text:p>
          </table:table-cell>
          <table:table-cell table:style-name="ce2" table:formula="of:=IFERROR(__xludf.dummyfunction(&quot;GOOGLETRANSLATE($B37,&quot;&quot;en&quot;&quot;,M$1)&quot;);&quot;PILIHAN&quot;)" office:value-type="string" office:string-value="PILIHAN" calcext:value-type="string">
            <text:p>PILIHAN</text:p>
          </table:table-cell>
          <table:table-cell table:style-name="ce2" table:formula="of:=IFERROR(__xludf.dummyfunction(&quot;GOOGLETRANSLATE($B37,&quot;&quot;en&quot;&quot;,N$1)&quot;);&quot;オプション&quot;)" office:value-type="string" office:string-value="オプション" calcext:value-type="string">
            <text:p>オプション</text:p>
          </table:table-cell>
          <table:table-cell table:style-name="ce2" table:formula="of:=IFERROR(__xludf.dummyfunction(&quot;GOOGLETRANSLATE($B37,&quot;&quot;en&quot;&quot;,O$1)&quot;);&quot;אוֹפְּצִיָה&quot;)" office:value-type="string" office:string-value="אוֹפְּצִיָה" calcext:value-type="string">
            <text:p>אוֹפְּצִיָה</text:p>
          </table:table-cell>
          <table:table-cell table:style-name="ce2" table:formula="of:=IFERROR(__xludf.dummyfunction(&quot;GOOGLETRANSLATE($B37,&quot;&quot;en&quot;&quot;,P$1)&quot;);&quot;Opcio&quot;)" office:value-type="string" office:string-value="Opcio" calcext:value-type="string">
            <text:p>Opcio</text:p>
          </table:table-cell>
          <table:table-cell table:style-name="ce2" table:formula="of:=IFERROR(__xludf.dummyfunction(&quot;GOOGLETRANSLATE($B37,&quot;&quot;en&quot;&quot;,Q$1)&quot;);&quot;Chaguo&quot;)" office:value-type="string" office:string-value="Chaguo" calcext:value-type="string">
            <text:p>Chaguo</text:p>
          </table:table-cell>
          <table:table-cell table:style-name="ce2" table:formula="of:=IFERROR(__xludf.dummyfunction(&quot;GOOGLETRANSLATE($B37,&quot;&quot;en&quot;&quot;,R$1)&quot;);&quot;Pagpipilian&quot;)" office:value-type="string" office:string-value="Pagpipilian" calcext:value-type="string">
            <text:p>Pagpipilian</text:p>
          </table:table-cell>
          <table:table-cell table:style-name="ce2" table:formula="of:=IFERROR(__xludf.dummyfunction(&quot;GOOGLETRANSLATE($B37,&quot;&quot;en&quot;&quot;,S$1)&quot;);&quot;آپشن&quot;)" office:value-type="string" office:string-value="آپشن" calcext:value-type="string">
            <text:p>آپشن</text:p>
          </table:table-cell>
          <table:table-cell table:style-name="ce2" table:formula="of:=IFERROR(__xludf.dummyfunction(&quot;GOOGLETRANSLATE($B37,&quot;&quot;en&quot;&quot;,T$1)&quot;);&quot;Optio&quot;)" office:value-type="string" office:string-value="Optio" calcext:value-type="string">
            <text:p>Optio</text:p>
          </table:table-cell>
          <table:table-cell table:style-name="ce2" table:formula="of:=IFERROR(__xludf.dummyfunction(&quot;GOOGLETRANSLATE($B37,&quot;&quot;en&quot;&quot;,U$1)&quot;);&quot;Opsiwn&quot;)" office:value-type="string" office:string-value="Opsiwn" calcext:value-type="string">
            <text:p>Opsiwn</text:p>
          </table:table-cell>
          <table:table-cell table:style-name="ce2" table:formula="of:=IFERROR(__xludf.dummyfunction(&quot;GOOGLETRANSLATE($B37,&quot;&quot;en&quot;&quot;,V$1)&quot;);&quot;Ukukhetha&quot;)" office:value-type="string" office:string-value="Ukukhetha" calcext:value-type="string">
            <text:p>Ukukhetha</text:p>
          </table:table-cell>
          <table:table-cell table:style-name="ce2" table:formula="of:=IFERROR(__xludf.dummyfunction(&quot;GOOGLETRANSLATE($B37,&quot;&quot;en&quot;&quot;,W$1)&quot;);&quot;בריירע&quot;)" office:value-type="string" office:string-value="בריירע" calcext:value-type="string">
            <text:p>בריירע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BASE</text:p>
          </table:table-cell>
          <table:table-cell table:style-name="ce2" table:formula="of:=IFERROR(__xludf.dummyfunction(&quot;GOOGLETRANSLATE($B38,&quot;&quot;en&quot;&quot;,C$1)&quot;);&quot;베이스&quot;)" office:value-type="string" office:string-value="베이스" calcext:value-type="string">
            <text:p>베이스</text:p>
          </table:table-cell>
          <table:table-cell table:style-name="ce2" table:formula="of:=IFERROR(__xludf.dummyfunction(&quot;GOOGLETRANSLATE($B38,&quot;&quot;en&quot;&quot;,D$1)&quot;);&quot;BASE&quot;)" office:value-type="string" office:string-value="BASE" calcext:value-type="string">
            <text:p>BASE</text:p>
          </table:table-cell>
          <table:table-cell table:style-name="ce2" table:formula="of:=IFERROR(__xludf.dummyfunction(&quot;GOOGLETRANSLATE($B38,&quot;&quot;en&quot;&quot;,E$1)&quot;);&quot;BASE&quot;)" office:value-type="string" office:string-value="BASE" calcext:value-type="string">
            <text:p>BASE</text:p>
          </table:table-cell>
          <table:table-cell table:style-name="ce2" table:formula="of:=IFERROR(__xludf.dummyfunction(&quot;GOOGLETRANSLATE($B38,&quot;&quot;en&quot;&quot;,F$1)&quot;);&quot;根据&quot;)" office:value-type="string" office:string-value="根据" calcext:value-type="string">
            <text:p>根据</text:p>
          </table:table-cell>
          <table:table-cell table:style-name="ce2" table:formula="of:=IFERROR(__xludf.dummyfunction(&quot;GOOGLETRANSLATE($B38,&quot;&quot;en&quot;&quot;,G$1)&quot;);&quot;BASE&quot;)" office:value-type="string" office:string-value="BASE" calcext:value-type="string">
            <text:p>BASE</text:p>
          </table:table-cell>
          <table:table-cell table:style-name="ce2" table:formula="of:=IFERROR(__xludf.dummyfunction(&quot;GOOGLETRANSLATE($B38,&quot;&quot;en&quot;&quot;,H$1)&quot;);&quot;قاعدة&quot;)" office:value-type="string" office:string-value="قاعدة" calcext:value-type="string">
            <text:p>قاعدة</text:p>
          </table:table-cell>
          <table:table-cell table:style-name="ce2" table:formula="of:=IFERROR(__xludf.dummyfunction(&quot;GOOGLETRANSLATE($B38,&quot;&quot;en&quot;&quot;,I$1)&quot;);&quot;БАЗА&quot;)" office:value-type="string" office:string-value="БАЗА" calcext:value-type="string">
            <text:p>БАЗА</text:p>
          </table:table-cell>
          <table:table-cell table:style-name="ce2" table:formula="of:=IFERROR(__xludf.dummyfunction(&quot;GOOGLETRANSLATE($B38,&quot;&quot;en&quot;&quot;,J$1)&quot;);&quot;आधार&quot;)" office:value-type="string" office:string-value="आधार" calcext:value-type="string">
            <text:p>आधार</text:p>
          </table:table-cell>
          <table:table-cell table:style-name="ce2" table:formula="of:=IFERROR(__xludf.dummyfunction(&quot;GOOGLETRANSLATE($B38,&quot;&quot;en&quot;&quot;,K$1)&quot;);&quot;বেস&quot;)" office:value-type="string" office:string-value="বেস" calcext:value-type="string">
            <text:p>বেস</text:p>
          </table:table-cell>
          <table:table-cell table:style-name="ce2" table:formula="of:=IFERROR(__xludf.dummyfunction(&quot;GOOGLETRANSLATE($B38,&quot;&quot;en&quot;&quot;,L$1)&quot;);&quot;BASE&quot;)" office:value-type="string" office:string-value="BASE" calcext:value-type="string">
            <text:p>BASE</text:p>
          </table:table-cell>
          <table:table-cell table:style-name="ce2" table:formula="of:=IFERROR(__xludf.dummyfunction(&quot;GOOGLETRANSLATE($B38,&quot;&quot;en&quot;&quot;,M$1)&quot;);&quot;BASIS&quot;)" office:value-type="string" office:string-value="BASIS" calcext:value-type="string">
            <text:p>BASIS</text:p>
          </table:table-cell>
          <table:table-cell table:style-name="ce2" table:formula="of:=IFERROR(__xludf.dummyfunction(&quot;GOOGLETRANSLATE($B38,&quot;&quot;en&quot;&quot;,N$1)&quot;);&quot;ベース&quot;)" office:value-type="string" office:string-value="ベース" calcext:value-type="string">
            <text:p>ベース</text:p>
          </table:table-cell>
          <table:table-cell table:style-name="ce2" table:formula="of:=IFERROR(__xludf.dummyfunction(&quot;GOOGLETRANSLATE($B38,&quot;&quot;en&quot;&quot;,O$1)&quot;);&quot;בסיס&quot;)" office:value-type="string" office:string-value="בסיס" calcext:value-type="string">
            <text:p>בסיס</text:p>
          </table:table-cell>
          <table:table-cell table:style-name="ce2" table:formula="of:=IFERROR(__xludf.dummyfunction(&quot;GOOGLETRANSLATE($B38,&quot;&quot;en&quot;&quot;,P$1)&quot;);&quot;Bazo&quot;)" office:value-type="string" office:string-value="Bazo" calcext:value-type="string">
            <text:p>Bazo</text:p>
          </table:table-cell>
          <table:table-cell table:style-name="ce2" table:formula="of:=IFERROR(__xludf.dummyfunction(&quot;GOOGLETRANSLATE($B38,&quot;&quot;en&quot;&quot;,Q$1)&quot;);&quot;Msingi&quot;)" office:value-type="string" office:string-value="Msingi" calcext:value-type="string">
            <text:p>Msingi</text:p>
          </table:table-cell>
          <table:table-cell table:style-name="ce2" table:formula="of:=IFERROR(__xludf.dummyfunction(&quot;GOOGLETRANSLATE($B38,&quot;&quot;en&quot;&quot;,R$1)&quot;);&quot;BASE&quot;)" office:value-type="string" office:string-value="BASE" calcext:value-type="string">
            <text:p>BASE</text:p>
          </table:table-cell>
          <table:table-cell table:style-name="ce2" table:formula="of:=IFERROR(__xludf.dummyfunction(&quot;GOOGLETRANSLATE($B38,&quot;&quot;en&quot;&quot;,S$1)&quot;);&quot;بنیاد&quot;)" office:value-type="string" office:string-value="بنیاد" calcext:value-type="string">
            <text:p>بنیاد</text:p>
          </table:table-cell>
          <table:table-cell table:style-name="ce2" table:formula="of:=IFERROR(__xludf.dummyfunction(&quot;GOOGLETRANSLATE($B38,&quot;&quot;en&quot;&quot;,T$1)&quot;);&quot;Basis&quot;)" office:value-type="string" office:string-value="Basis" calcext:value-type="string">
            <text:p>Basis</text:p>
          </table:table-cell>
          <table:table-cell table:style-name="ce2" table:formula="of:=IFERROR(__xludf.dummyfunction(&quot;GOOGLETRANSLATE($B38,&quot;&quot;en&quot;&quot;,U$1)&quot;);&quot;Seiliant&quot;)" office:value-type="string" office:string-value="Seiliant" calcext:value-type="string">
            <text:p>Seiliant</text:p>
          </table:table-cell>
          <table:table-cell table:style-name="ce2" table:formula="of:=IFERROR(__xludf.dummyfunction(&quot;GOOGLETRANSLATE($B38,&quot;&quot;en&quot;&quot;,V$1)&quot;);&quot;Isizinda&quot;)" office:value-type="string" office:string-value="Isizinda" calcext:value-type="string">
            <text:p>Isizinda</text:p>
          </table:table-cell>
          <table:table-cell table:style-name="ce2" table:formula="of:=IFERROR(__xludf.dummyfunction(&quot;GOOGLETRANSLATE($B38,&quot;&quot;en&quot;&quot;,W$1)&quot;);&quot;באַזע&quot;)" office:value-type="string" office:string-value="באַזע" calcext:value-type="string">
            <text:p>באַזע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em</text:p>
          </table:table-cell>
          <table:table-cell table:style-name="ce1" office:value-type="string" calcext:value-type="string">
            <text:p>REMARK</text:p>
          </table:table-cell>
          <table:table-cell table:style-name="ce2" table:formula="of:=IFERROR(__xludf.dummyfunction(&quot;GOOGLETRANSLATE($B39,&quot;&quot;en&quot;&quot;,C$1)&quot;);&quot;주목&quot;)" office:value-type="string" office:string-value="주목" calcext:value-type="string">
            <text:p>주목</text:p>
          </table:table-cell>
          <table:table-cell table:style-name="ce2" table:formula="of:=IFERROR(__xludf.dummyfunction(&quot;GOOGLETRANSLATE($B39,&quot;&quot;en&quot;&quot;,D$1)&quot;);&quot;REMARQUE&quot;)" office:value-type="string" office:string-value="REMARQUE" calcext:value-type="string">
            <text:p>REMARQUE</text:p>
          </table:table-cell>
          <table:table-cell table:style-name="ce2" table:formula="of:=IFERROR(__xludf.dummyfunction(&quot;GOOGLETRANSLATE($B39,&quot;&quot;en&quot;&quot;,E$1)&quot;);&quot;ANMERKUNG&quot;)" office:value-type="string" office:string-value="ANMERKUNG" calcext:value-type="string">
            <text:p>ANMERKUNG</text:p>
          </table:table-cell>
          <table:table-cell table:style-name="ce2" table:formula="of:=IFERROR(__xludf.dummyfunction(&quot;GOOGLETRANSLATE($B39,&quot;&quot;en&quot;&quot;,F$1)&quot;);&quot;评论&quot;)" office:value-type="string" office:string-value="评论" calcext:value-type="string">
            <text:p>评论</text:p>
          </table:table-cell>
          <table:table-cell table:style-name="ce2" table:formula="of:=IFERROR(__xludf.dummyfunction(&quot;GOOGLETRANSLATE($B39,&quot;&quot;en&quot;&quot;,G$1)&quot;);&quot;OBSERVACIÓN&quot;)" office:value-type="string" office:string-value="OBSERVACIÓN" calcext:value-type="string">
            <text:p>OBSERVACIÓN</text:p>
          </table:table-cell>
          <table:table-cell table:style-name="ce2" table:formula="of:=IFERROR(__xludf.dummyfunction(&quot;GOOGLETRANSLATE($B39,&quot;&quot;en&quot;&quot;,H$1)&quot;);&quot;ملاحظة&quot;)" office:value-type="string" office:string-value="ملاحظة" calcext:value-type="string">
            <text:p>ملاحظة</text:p>
          </table:table-cell>
          <table:table-cell table:style-name="ce2" table:formula="of:=IFERROR(__xludf.dummyfunction(&quot;GOOGLETRANSLATE($B39,&quot;&quot;en&quot;&quot;,I$1)&quot;);&quot;Примечание&quot;)" office:value-type="string" office:string-value="Примечание" calcext:value-type="string">
            <text:p>Примечание</text:p>
          </table:table-cell>
          <table:table-cell table:style-name="ce2" table:formula="of:=IFERROR(__xludf.dummyfunction(&quot;GOOGLETRANSLATE($B39,&quot;&quot;en&quot;&quot;,J$1)&quot;);&quot;टिप्पणी&quot;)" office:value-type="string" office:string-value="टिप्पणी" calcext:value-type="string">
            <text:p>टिप्पणी</text:p>
          </table:table-cell>
          <table:table-cell table:style-name="ce2" table:formula="of:=IFERROR(__xludf.dummyfunction(&quot;GOOGLETRANSLATE($B39,&quot;&quot;en&quot;&quot;,K$1)&quot;);&quot;মন্তব্য&quot;)" office:value-type="string" office:string-value="মন্তব্য" calcext:value-type="string">
            <text:p>মন্তব্য</text:p>
          </table:table-cell>
          <table:table-cell table:style-name="ce2" table:formula="of:=IFERROR(__xludf.dummyfunction(&quot;GOOGLETRANSLATE($B39,&quot;&quot;en&quot;&quot;,L$1)&quot;);&quot;OBSERVAÇÃO&quot;)" office:value-type="string" office:string-value="OBSERVAÇÃO" calcext:value-type="string">
            <text:p>OBSERVAÇÃO</text:p>
          </table:table-cell>
          <table:table-cell table:style-name="ce2" table:formula="of:=IFERROR(__xludf.dummyfunction(&quot;GOOGLETRANSLATE($B39,&quot;&quot;en&quot;&quot;,M$1)&quot;);&quot;KOMENTAR&quot;)" office:value-type="string" office:string-value="KOMENTAR" calcext:value-type="string">
            <text:p>KOMENTAR</text:p>
          </table:table-cell>
          <table:table-cell table:style-name="ce2" table:formula="of:=IFERROR(__xludf.dummyfunction(&quot;GOOGLETRANSLATE($B39,&quot;&quot;en&quot;&quot;,N$1)&quot;);&quot;述べる&quot;)" office:value-type="string" office:string-value="述べる" calcext:value-type="string">
            <text:p>述べる</text:p>
          </table:table-cell>
          <table:table-cell table:style-name="ce2" table:formula="of:=IFERROR(__xludf.dummyfunction(&quot;GOOGLETRANSLATE($B39,&quot;&quot;en&quot;&quot;,O$1)&quot;);&quot;הֶעָרָה&quot;)" office:value-type="string" office:string-value="הֶעָרָה" calcext:value-type="string">
            <text:p>הֶעָרָה</text:p>
          </table:table-cell>
          <table:table-cell table:style-name="ce2" table:formula="of:=IFERROR(__xludf.dummyfunction(&quot;GOOGLETRANSLATE($B39,&quot;&quot;en&quot;&quot;,P$1)&quot;);&quot;Rimarku&quot;)" office:value-type="string" office:string-value="Rimarku" calcext:value-type="string">
            <text:p>Rimarku</text:p>
          </table:table-cell>
          <table:table-cell table:style-name="ce2" table:formula="of:=IFERROR(__xludf.dummyfunction(&quot;GOOGLETRANSLATE($B39,&quot;&quot;en&quot;&quot;,Q$1)&quot;);&quot;Kumbuka&quot;)" office:value-type="string" office:string-value="Kumbuka" calcext:value-type="string">
            <text:p>Kumbuka</text:p>
          </table:table-cell>
          <table:table-cell table:style-name="ce2" table:formula="of:=IFERROR(__xludf.dummyfunction(&quot;GOOGLETRANSLATE($B39,&quot;&quot;en&quot;&quot;,R$1)&quot;);&quot;Pansinin&quot;)" office:value-type="string" office:string-value="Pansinin" calcext:value-type="string">
            <text:p>Pansinin</text:p>
          </table:table-cell>
          <table:table-cell table:style-name="ce2" table:formula="of:=IFERROR(__xludf.dummyfunction(&quot;GOOGLETRANSLATE($B39,&quot;&quot;en&quot;&quot;,S$1)&quot;);&quot;تبصرہ&quot;)" office:value-type="string" office:string-value="تبصرہ" calcext:value-type="string">
            <text:p>تبصرہ</text:p>
          </table:table-cell>
          <table:table-cell table:style-name="ce2" table:formula="of:=IFERROR(__xludf.dummyfunction(&quot;GOOGLETRANSLATE($B39,&quot;&quot;en&quot;&quot;,T$1)&quot;);&quot;Adnotatio&quot;)" office:value-type="string" office:string-value="Adnotatio" calcext:value-type="string">
            <text:p>Adnotatio</text:p>
          </table:table-cell>
          <table:table-cell table:style-name="ce2" table:formula="of:=IFERROR(__xludf.dummyfunction(&quot;GOOGLETRANSLATE($B39,&quot;&quot;en&quot;&quot;,U$1)&quot;);&quot;Sylw&quot;)" office:value-type="string" office:string-value="Sylw" calcext:value-type="string">
            <text:p>Sylw</text:p>
          </table:table-cell>
          <table:table-cell table:style-name="ce2" table:formula="of:=IFERROR(__xludf.dummyfunction(&quot;GOOGLETRANSLATE($B39,&quot;&quot;en&quot;&quot;,V$1)&quot;);&quot;Phawula&quot;)" office:value-type="string" office:string-value="Phawula" calcext:value-type="string">
            <text:p>Phawula</text:p>
          </table:table-cell>
          <table:table-cell table:style-name="ce2" table:formula="of:=IFERROR(__xludf.dummyfunction(&quot;GOOGLETRANSLATE($B39,&quot;&quot;en&quot;&quot;,W$1)&quot;);&quot;באַמערקונג&quot;)" office:value-type="string" office:string-value="באַמערקונג" calcext:value-type="string">
            <text:p>באַמערקונג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andomize</text:p>
          </table:table-cell>
          <table:table-cell table:style-name="ce1" office:value-type="string" calcext:value-type="string">
            <text:p>RANDOMIZE</text:p>
          </table:table-cell>
          <table:table-cell table:style-name="ce2" table:formula="of:=IFERROR(__xludf.dummyfunction(&quot;GOOGLETRANSLATE($B40,&quot;&quot;en&quot;&quot;,C$1)&quot;);&quot;무작위 화&quot;)" office:value-type="string" office:string-value="무작위 화" calcext:value-type="string">
            <text:p>무작위 화</text:p>
          </table:table-cell>
          <table:table-cell table:style-name="ce2" table:formula="of:=IFERROR(__xludf.dummyfunction(&quot;GOOGLETRANSLATE($B40,&quot;&quot;en&quot;&quot;,D$1)&quot;);&quot;RANDOMISER&quot;)" office:value-type="string" office:string-value="RANDOMISER" calcext:value-type="string">
            <text:p>RANDOMISER</text:p>
          </table:table-cell>
          <table:table-cell table:style-name="ce2" table:formula="of:=IFERROR(__xludf.dummyfunction(&quot;GOOGLETRANSLATE($B40,&quot;&quot;en&quot;&quot;,E$1)&quot;);&quot;Randomisieren&quot;)" office:value-type="string" office:string-value="Randomisieren" calcext:value-type="string">
            <text:p>Randomisieren</text:p>
          </table:table-cell>
          <table:table-cell table:style-name="ce2" table:formula="of:=IFERROR(__xludf.dummyfunction(&quot;GOOGLETRANSLATE($B40,&quot;&quot;en&quot;&quot;,F$1)&quot;);&quot;随机化&quot;)" office:value-type="string" office:string-value="随机化" calcext:value-type="string">
            <text:p>随机化</text:p>
          </table:table-cell>
          <table:table-cell table:style-name="ce2" table:formula="of:=IFERROR(__xludf.dummyfunction(&quot;GOOGLETRANSLATE($B40,&quot;&quot;en&quot;&quot;,G$1)&quot;);&quot;Aleatorizar&quot;)" office:value-type="string" office:string-value="Aleatorizar" calcext:value-type="string">
            <text:p>Aleatorizar</text:p>
          </table:table-cell>
          <table:table-cell table:style-name="ce2" table:formula="of:=IFERROR(__xludf.dummyfunction(&quot;GOOGLETRANSLATE($B40,&quot;&quot;en&quot;&quot;,H$1)&quot;);&quot;عشوائي&quot;)" office:value-type="string" office:string-value="عشوائي" calcext:value-type="string">
            <text:p>عشوائي</text:p>
          </table:table-cell>
          <table:table-cell table:style-name="ce2" table:formula="of:=IFERROR(__xludf.dummyfunction(&quot;GOOGLETRANSLATE($B40,&quot;&quot;en&quot;&quot;,I$1)&quot;);&quot;Рандомизировать&quot;)" office:value-type="string" office:string-value="Рандомизировать" calcext:value-type="string">
            <text:p>Рандомизировать</text:p>
          </table:table-cell>
          <table:table-cell table:style-name="ce2" table:formula="of:=IFERROR(__xludf.dummyfunction(&quot;GOOGLETRANSLATE($B40,&quot;&quot;en&quot;&quot;,J$1)&quot;);&quot;अनियमित&quot;)" office:value-type="string" office:string-value="अनियमित" calcext:value-type="string">
            <text:p>अनियमित</text:p>
          </table:table-cell>
          <table:table-cell table:style-name="ce2" table:formula="of:=IFERROR(__xludf.dummyfunction(&quot;GOOGLETRANSLATE($B40,&quot;&quot;en&quot;&quot;,K$1)&quot;);&quot;এলোমেলোভাবে&quot;)" office:value-type="string" office:string-value="এলোমেলোভাবে" calcext:value-type="string">
            <text:p>এলোমেলোভাবে</text:p>
          </table:table-cell>
          <table:table-cell table:style-name="ce2" table:formula="of:=IFERROR(__xludf.dummyfunction(&quot;GOOGLETRANSLATE($B40,&quot;&quot;en&quot;&quot;,L$1)&quot;);&quot;ALEATÓRIA&quot;)" office:value-type="string" office:string-value="ALEATÓRIA" calcext:value-type="string">
            <text:p>ALEATÓRIA</text:p>
          </table:table-cell>
          <table:table-cell table:style-name="ce2" table:formula="of:=IFERROR(__xludf.dummyfunction(&quot;GOOGLETRANSLATE($B40,&quot;&quot;en&quot;&quot;,M$1)&quot;);&quot;Mengacak&quot;)" office:value-type="string" office:string-value="Mengacak" calcext:value-type="string">
            <text:p>Mengacak</text:p>
          </table:table-cell>
          <table:table-cell table:style-name="ce2" table:formula="of:=IFERROR(__xludf.dummyfunction(&quot;GOOGLETRANSLATE($B40,&quot;&quot;en&quot;&quot;,N$1)&quot;);&quot;ランダム化&quot;)" office:value-type="string" office:string-value="ランダム化" calcext:value-type="string">
            <text:p>ランダム化</text:p>
          </table:table-cell>
          <table:table-cell table:style-name="ce2" table:formula="of:=IFERROR(__xludf.dummyfunction(&quot;GOOGLETRANSLATE($B40,&quot;&quot;en&quot;&quot;,O$1)&quot;);&quot;אקראי&quot;)" office:value-type="string" office:string-value="אקראי" calcext:value-type="string">
            <text:p>אקראי</text:p>
          </table:table-cell>
          <table:table-cell table:style-name="ce2" table:formula="of:=IFERROR(__xludf.dummyfunction(&quot;GOOGLETRANSLATE($B40,&quot;&quot;en&quot;&quot;,P$1)&quot;);&quot;Hazarda&quot;)" office:value-type="string" office:string-value="Hazarda" calcext:value-type="string">
            <text:p>Hazarda</text:p>
          </table:table-cell>
          <table:table-cell table:style-name="ce2" table:formula="of:=IFERROR(__xludf.dummyfunction(&quot;GOOGLETRANSLATE($B40,&quot;&quot;en&quot;&quot;,Q$1)&quot;);&quot;Bila mpangilio&quot;)" office:value-type="string" office:string-value="Bila mpangilio" calcext:value-type="string">
            <text:p>Bila mpangilio</text:p>
          </table:table-cell>
          <table:table-cell table:style-name="ce2" table:formula="of:=IFERROR(__xludf.dummyfunction(&quot;GOOGLETRANSLATE($B40,&quot;&quot;en&quot;&quot;,R$1)&quot;);&quot;Randomize&quot;)" office:value-type="string" office:string-value="Randomize" calcext:value-type="string">
            <text:p>Randomize</text:p>
          </table:table-cell>
          <table:table-cell table:style-name="ce2" table:formula="of:=IFERROR(__xludf.dummyfunction(&quot;GOOGLETRANSLATE($B40,&quot;&quot;en&quot;&quot;,S$1)&quot;);&quot;بے ترتیب&quot;)" office:value-type="string" office:string-value="بے ترتیب" calcext:value-type="string">
            <text:p>بے ترتیب</text:p>
          </table:table-cell>
          <table:table-cell table:style-name="ce2" table:formula="of:=IFERROR(__xludf.dummyfunction(&quot;GOOGLETRANSLATE($B40,&quot;&quot;en&quot;&quot;,T$1)&quot;);&quot;RANDOMIZE&quot;)" office:value-type="string" office:string-value="RANDOMIZE" calcext:value-type="string">
            <text:p>RANDOMIZE</text:p>
          </table:table-cell>
          <table:table-cell table:style-name="ce2" table:formula="of:=IFERROR(__xludf.dummyfunction(&quot;GOOGLETRANSLATE($B40,&quot;&quot;en&quot;&quot;,U$1)&quot;);&quot;Ar hap&quot;)" office:value-type="string" office:string-value="Ar hap" calcext:value-type="string">
            <text:p>Ar hap</text:p>
          </table:table-cell>
          <table:table-cell table:style-name="ce2" table:formula="of:=IFERROR(__xludf.dummyfunction(&quot;GOOGLETRANSLATE($B40,&quot;&quot;en&quot;&quot;,V$1)&quot;);&quot;Phungula&quot;)" office:value-type="string" office:string-value="Phungula" calcext:value-type="string">
            <text:p>Phungula</text:p>
          </table:table-cell>
          <table:table-cell table:style-name="ce2" table:formula="of:=IFERROR(__xludf.dummyfunction(&quot;GOOGLETRANSLATE($B40,&quot;&quot;en&quot;&quot;,W$1)&quot;);&quot;ראַנדאַמייז&quot;)" office:value-type="string" office:string-value="ראַנדאַמייז" calcext:value-type="string">
            <text:p>ראַנדאַמייז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ERROR</text:p>
          </table:table-cell>
          <table:table-cell table:style-name="ce2" table:formula="of:=IFERROR(__xludf.dummyfunction(&quot;GOOGLETRANSLATE($B41,&quot;&quot;en&quot;&quot;,C$1)&quot;);&quot;오류&quot;)" office:value-type="string" office:string-value="오류" calcext:value-type="string">
            <text:p>오류</text:p>
          </table:table-cell>
          <table:table-cell table:style-name="ce2" table:formula="of:=IFERROR(__xludf.dummyfunction(&quot;GOOGLETRANSLATE($B41,&quot;&quot;en&quot;&quot;,D$1)&quot;);&quot;ERREUR&quot;)" office:value-type="string" office:string-value="ERREUR" calcext:value-type="string">
            <text:p>ERREUR</text:p>
          </table:table-cell>
          <table:table-cell table:style-name="ce2" table:formula="of:=IFERROR(__xludf.dummyfunction(&quot;GOOGLETRANSLATE($B41,&quot;&quot;en&quot;&quot;,E$1)&quot;);&quot;FEHLER&quot;)" office:value-type="string" office:string-value="FEHLER" calcext:value-type="string">
            <text:p>FEHLER</text:p>
          </table:table-cell>
          <table:table-cell table:style-name="ce2" table:formula="of:=IFERROR(__xludf.dummyfunction(&quot;GOOGLETRANSLATE($B41,&quot;&quot;en&quot;&quot;,F$1)&quot;);&quot;错误&quot;)" office:value-type="string" office:string-value="错误" calcext:value-type="string">
            <text:p>错误</text:p>
          </table:table-cell>
          <table:table-cell table:style-name="ce2" table:formula="of:=IFERROR(__xludf.dummyfunction(&quot;GOOGLETRANSLATE($B41,&quot;&quot;en&quot;&quot;,G$1)&quot;);&quot;ERROR&quot;)" office:value-type="string" office:string-value="ERROR" calcext:value-type="string">
            <text:p>ERROR</text:p>
          </table:table-cell>
          <table:table-cell table:style-name="ce2" table:formula="of:=IFERROR(__xludf.dummyfunction(&quot;GOOGLETRANSLATE($B41,&quot;&quot;en&quot;&quot;,H$1)&quot;);&quot;خطأ&quot;)" office:value-type="string" office:string-value="خطأ" calcext:value-type="string">
            <text:p>خطأ</text:p>
          </table:table-cell>
          <table:table-cell table:style-name="ce2" table:formula="of:=IFERROR(__xludf.dummyfunction(&quot;GOOGLETRANSLATE($B41,&quot;&quot;en&quot;&quot;,I$1)&quot;);&quot;ОШИБКА&quot;)" office:value-type="string" office:string-value="ОШИБКА" calcext:value-type="string">
            <text:p>ОШИБКА</text:p>
          </table:table-cell>
          <table:table-cell table:style-name="ce2" table:formula="of:=IFERROR(__xludf.dummyfunction(&quot;GOOGLETRANSLATE($B41,&quot;&quot;en&quot;&quot;,J$1)&quot;);&quot;गलती&quot;)" office:value-type="string" office:string-value="गलती" calcext:value-type="string">
            <text:p>गलती</text:p>
          </table:table-cell>
          <table:table-cell table:style-name="ce2" table:formula="of:=IFERROR(__xludf.dummyfunction(&quot;GOOGLETRANSLATE($B41,&quot;&quot;en&quot;&quot;,K$1)&quot;);&quot;ত্রুটি&quot;)" office:value-type="string" office:string-value="ত্রুটি" calcext:value-type="string">
            <text:p>ত্রুটি</text:p>
          </table:table-cell>
          <table:table-cell table:style-name="ce2" table:formula="of:=IFERROR(__xludf.dummyfunction(&quot;GOOGLETRANSLATE($B41,&quot;&quot;en&quot;&quot;,L$1)&quot;);&quot;ERRO&quot;)" office:value-type="string" office:string-value="ERRO" calcext:value-type="string">
            <text:p>ERRO</text:p>
          </table:table-cell>
          <table:table-cell table:style-name="ce2" table:formula="of:=IFERROR(__xludf.dummyfunction(&quot;GOOGLETRANSLATE($B41,&quot;&quot;en&quot;&quot;,M$1)&quot;);&quot;KESALAHAN&quot;)" office:value-type="string" office:string-value="KESALAHAN" calcext:value-type="string">
            <text:p>KESALAHAN</text:p>
          </table:table-cell>
          <table:table-cell table:style-name="ce2" table:formula="of:=IFERROR(__xludf.dummyfunction(&quot;GOOGLETRANSLATE($B41,&quot;&quot;en&quot;&quot;,N$1)&quot;);&quot;エラー&quot;)" office:value-type="string" office:string-value="エラー" calcext:value-type="string">
            <text:p>エラー</text:p>
          </table:table-cell>
          <table:table-cell table:style-name="ce2" table:formula="of:=IFERROR(__xludf.dummyfunction(&quot;GOOGLETRANSLATE($B41,&quot;&quot;en&quot;&quot;,O$1)&quot;);&quot;שְׁגִיאָה&quot;)" office:value-type="string" office:string-value="שְׁגִיאָה" calcext:value-type="string">
            <text:p>שְׁגִיאָה</text:p>
          </table:table-cell>
          <table:table-cell table:style-name="ce2" table:formula="of:=IFERROR(__xludf.dummyfunction(&quot;GOOGLETRANSLATE($B41,&quot;&quot;en&quot;&quot;,P$1)&quot;);&quot;Eraro&quot;)" office:value-type="string" office:string-value="Eraro" calcext:value-type="string">
            <text:p>Eraro</text:p>
          </table:table-cell>
          <table:table-cell table:style-name="ce2" table:formula="of:=IFERROR(__xludf.dummyfunction(&quot;GOOGLETRANSLATE($B41,&quot;&quot;en&quot;&quot;,Q$1)&quot;);&quot;Kosa&quot;)" office:value-type="string" office:string-value="Kosa" calcext:value-type="string">
            <text:p>Kosa</text:p>
          </table:table-cell>
          <table:table-cell table:style-name="ce2" table:formula="of:=IFERROR(__xludf.dummyfunction(&quot;GOOGLETRANSLATE($B41,&quot;&quot;en&quot;&quot;,R$1)&quot;);&quot;Error&quot;)" office:value-type="string" office:string-value="Error" calcext:value-type="string">
            <text:p>Error</text:p>
          </table:table-cell>
          <table:table-cell table:style-name="ce2" table:formula="of:=IFERROR(__xludf.dummyfunction(&quot;GOOGLETRANSLATE($B41,&quot;&quot;en&quot;&quot;,S$1)&quot;);&quot;غلطی&quot;)" office:value-type="string" office:string-value="غلطی" calcext:value-type="string">
            <text:p>غلطی</text:p>
          </table:table-cell>
          <table:table-cell table:style-name="ce2" table:formula="of:=IFERROR(__xludf.dummyfunction(&quot;GOOGLETRANSLATE($B41,&quot;&quot;en&quot;&quot;,T$1)&quot;);&quot;Error&quot;)" office:value-type="string" office:string-value="Error" calcext:value-type="string">
            <text:p>Error</text:p>
          </table:table-cell>
          <table:table-cell table:style-name="ce2" table:formula="of:=IFERROR(__xludf.dummyfunction(&quot;GOOGLETRANSLATE($B41,&quot;&quot;en&quot;&quot;,U$1)&quot;);&quot;Wallau&quot;)" office:value-type="string" office:string-value="Wallau" calcext:value-type="string">
            <text:p>Wallau</text:p>
          </table:table-cell>
          <table:table-cell table:style-name="ce2" table:formula="of:=IFERROR(__xludf.dummyfunction(&quot;GOOGLETRANSLATE($B41,&quot;&quot;en&quot;&quot;,V$1)&quot;);&quot;Ukuphambeka&quot;)" office:value-type="string" office:string-value="Ukuphambeka" calcext:value-type="string">
            <text:p>Ukuphambeka</text:p>
          </table:table-cell>
          <table:table-cell table:style-name="ce2" table:formula="of:=IFERROR(__xludf.dummyfunction(&quot;GOOGLETRANSLATE($B41,&quot;&quot;en&quot;&quot;,W$1)&quot;);&quot;גרייַז&quot;)" office:value-type="string" office:string-value="גרייַז" calcext:value-type="string">
            <text:p>גרייַז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FILE</text:p>
          </table:table-cell>
          <table:table-cell table:style-name="ce2" table:formula="of:=IFERROR(__xludf.dummyfunction(&quot;GOOGLETRANSLATE($B42,&quot;&quot;en&quot;&quot;,C$1)&quot;);&quot;파일&quot;)" office:value-type="string" office:string-value="파일" calcext:value-type="string">
            <text:p>파일</text:p>
          </table:table-cell>
          <table:table-cell table:style-name="ce2" table:formula="of:=IFERROR(__xludf.dummyfunction(&quot;GOOGLETRANSLATE($B42,&quot;&quot;en&quot;&quot;,D$1)&quot;);&quot;DÉPOSER&quot;)" office:value-type="string" office:string-value="DÉPOSER" calcext:value-type="string">
            <text:p>DÉPOSER</text:p>
          </table:table-cell>
          <table:table-cell table:style-name="ce2" table:formula="of:=IFERROR(__xludf.dummyfunction(&quot;GOOGLETRANSLATE($B42,&quot;&quot;en&quot;&quot;,E$1)&quot;);&quot;DATEI&quot;)" office:value-type="string" office:string-value="DATEI" calcext:value-type="string">
            <text:p>DATEI</text:p>
          </table:table-cell>
          <table:table-cell table:style-name="ce2" table:formula="of:=IFERROR(__xludf.dummyfunction(&quot;GOOGLETRANSLATE($B42,&quot;&quot;en&quot;&quot;,F$1)&quot;);&quot;文件&quot;)" office:value-type="string" office:string-value="文件" calcext:value-type="string">
            <text:p>文件</text:p>
          </table:table-cell>
          <table:table-cell table:style-name="ce2" table:formula="of:=IFERROR(__xludf.dummyfunction(&quot;GOOGLETRANSLATE($B42,&quot;&quot;en&quot;&quot;,G$1)&quot;);&quot;ARCHIVO&quot;)" office:value-type="string" office:string-value="ARCHIVO" calcext:value-type="string">
            <text:p>ARCHIVO</text:p>
          </table:table-cell>
          <table:table-cell table:style-name="ce2" table:formula="of:=IFERROR(__xludf.dummyfunction(&quot;GOOGLETRANSLATE($B42,&quot;&quot;en&quot;&quot;,H$1)&quot;);&quot;ملف&quot;)" office:value-type="string" office:string-value="ملف" calcext:value-type="string">
            <text:p>ملف</text:p>
          </table:table-cell>
          <table:table-cell table:style-name="ce2" table:formula="of:=IFERROR(__xludf.dummyfunction(&quot;GOOGLETRANSLATE($B42,&quot;&quot;en&quot;&quot;,I$1)&quot;);&quot;ФАЙЛ&quot;)" office:value-type="string" office:string-value="ФАЙЛ" calcext:value-type="string">
            <text:p>ФАЙЛ</text:p>
          </table:table-cell>
          <table:table-cell table:style-name="ce2" table:formula="of:=IFERROR(__xludf.dummyfunction(&quot;GOOGLETRANSLATE($B42,&quot;&quot;en&quot;&quot;,J$1)&quot;);&quot;फ़ाइल&quot;)" office:value-type="string" office:string-value="फ़ाइल" calcext:value-type="string">
            <text:p>फ़ाइल</text:p>
          </table:table-cell>
          <table:table-cell table:style-name="ce2" table:formula="of:=IFERROR(__xludf.dummyfunction(&quot;GOOGLETRANSLATE($B42,&quot;&quot;en&quot;&quot;,K$1)&quot;);&quot;ফাইল&quot;)" office:value-type="string" office:string-value="ফাইল" calcext:value-type="string">
            <text:p>ফাইল</text:p>
          </table:table-cell>
          <table:table-cell table:style-name="ce2" table:formula="of:=IFERROR(__xludf.dummyfunction(&quot;GOOGLETRANSLATE($B42,&quot;&quot;en&quot;&quot;,L$1)&quot;);&quot;ARQUIVO&quot;)" office:value-type="string" office:string-value="ARQUIVO" calcext:value-type="string">
            <text:p>ARQUIVO</text:p>
          </table:table-cell>
          <table:table-cell table:style-name="ce2" table:formula="of:=IFERROR(__xludf.dummyfunction(&quot;GOOGLETRANSLATE($B42,&quot;&quot;en&quot;&quot;,M$1)&quot;);&quot;MENGAJUKAN&quot;)" office:value-type="string" office:string-value="MENGAJUKAN" calcext:value-type="string">
            <text:p>MENGAJUKAN</text:p>
          </table:table-cell>
          <table:table-cell table:style-name="ce2" table:formula="of:=IFERROR(__xludf.dummyfunction(&quot;GOOGLETRANSLATE($B42,&quot;&quot;en&quot;&quot;,N$1)&quot;);&quot;ファイル&quot;)" office:value-type="string" office:string-value="ファイル" calcext:value-type="string">
            <text:p>ファイル</text:p>
          </table:table-cell>
          <table:table-cell table:style-name="ce2" table:formula="of:=IFERROR(__xludf.dummyfunction(&quot;GOOGLETRANSLATE($B42,&quot;&quot;en&quot;&quot;,O$1)&quot;);&quot;קוֹבֶץ&quot;)" office:value-type="string" office:string-value="קוֹבֶץ" calcext:value-type="string">
            <text:p>קוֹבֶץ</text:p>
          </table:table-cell>
          <table:table-cell table:style-name="ce2" table:formula="of:=IFERROR(__xludf.dummyfunction(&quot;GOOGLETRANSLATE($B42,&quot;&quot;en&quot;&quot;,P$1)&quot;);&quot;Dosiero&quot;)" office:value-type="string" office:string-value="Dosiero" calcext:value-type="string">
            <text:p>Dosiero</text:p>
          </table:table-cell>
          <table:table-cell table:style-name="ce2" table:formula="of:=IFERROR(__xludf.dummyfunction(&quot;GOOGLETRANSLATE($B42,&quot;&quot;en&quot;&quot;,Q$1)&quot;);&quot;Faili&quot;)" office:value-type="string" office:string-value="Faili" calcext:value-type="string">
            <text:p>Faili</text:p>
          </table:table-cell>
          <table:table-cell table:style-name="ce2" table:formula="of:=IFERROR(__xludf.dummyfunction(&quot;GOOGLETRANSLATE($B42,&quot;&quot;en&quot;&quot;,R$1)&quot;);&quot;File&quot;)" office:value-type="string" office:string-value="File" calcext:value-type="string">
            <text:p>File</text:p>
          </table:table-cell>
          <table:table-cell table:style-name="ce2" table:formula="of:=IFERROR(__xludf.dummyfunction(&quot;GOOGLETRANSLATE($B42,&quot;&quot;en&quot;&quot;,S$1)&quot;);&quot;فائل&quot;)" office:value-type="string" office:string-value="فائل" calcext:value-type="string">
            <text:p>فائل</text:p>
          </table:table-cell>
          <table:table-cell table:style-name="ce2" table:formula="of:=IFERROR(__xludf.dummyfunction(&quot;GOOGLETRANSLATE($B42,&quot;&quot;en&quot;&quot;,T$1)&quot;);&quot;Lima&quot;)" office:value-type="string" office:string-value="Lima" calcext:value-type="string">
            <text:p>Lima</text:p>
          </table:table-cell>
          <table:table-cell table:style-name="ce2" table:formula="of:=IFERROR(__xludf.dummyfunction(&quot;GOOGLETRANSLATE($B42,&quot;&quot;en&quot;&quot;,U$1)&quot;);&quot;Rhathellem&quot;)" office:value-type="string" office:string-value="Rhathellem" calcext:value-type="string">
            <text:p>Rhathellem</text:p>
          </table:table-cell>
          <table:table-cell table:style-name="ce2" table:formula="of:=IFERROR(__xludf.dummyfunction(&quot;GOOGLETRANSLATE($B42,&quot;&quot;en&quot;&quot;,V$1)&quot;);&quot;Ifayili&quot;)" office:value-type="string" office:string-value="Ifayili" calcext:value-type="string">
            <text:p>Ifayili</text:p>
          </table:table-cell>
          <table:table-cell table:style-name="ce2" table:formula="of:=IFERROR(__xludf.dummyfunction(&quot;GOOGLETRANSLATE($B42,&quot;&quot;en&quot;&quot;,W$1)&quot;);&quot;טעקע&quot;)" office:value-type="string" office:string-value="טעקע" calcext:value-type="string">
            <text:p>טעקע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LINE</text:p>
          </table:table-cell>
          <table:table-cell table:style-name="ce2" table:formula="of:=IFERROR(__xludf.dummyfunction(&quot;GOOGLETRANSLATE($B43,&quot;&quot;en&quot;&quot;,C$1)&quot;);&quot;선&quot;)" office:value-type="string" office:string-value="선" calcext:value-type="string">
            <text:p>선</text:p>
          </table:table-cell>
          <table:table-cell table:style-name="ce2" table:formula="of:=IFERROR(__xludf.dummyfunction(&quot;GOOGLETRANSLATE($B43,&quot;&quot;en&quot;&quot;,D$1)&quot;);&quot;DOUBLER&quot;)" office:value-type="string" office:string-value="DOUBLER" calcext:value-type="string">
            <text:p>DOUBLER</text:p>
          </table:table-cell>
          <table:table-cell table:style-name="ce2" table:formula="of:=IFERROR(__xludf.dummyfunction(&quot;GOOGLETRANSLATE($B43,&quot;&quot;en&quot;&quot;,E$1)&quot;);&quot;LINIE&quot;)" office:value-type="string" office:string-value="LINIE" calcext:value-type="string">
            <text:p>LINIE</text:p>
          </table:table-cell>
          <table:table-cell table:style-name="ce2" table:formula="of:=IFERROR(__xludf.dummyfunction(&quot;GOOGLETRANSLATE($B43,&quot;&quot;en&quot;&quot;,F$1)&quot;);&quot;线&quot;)" office:value-type="string" office:string-value="线" calcext:value-type="string">
            <text:p>线</text:p>
          </table:table-cell>
          <table:table-cell table:style-name="ce2" table:formula="of:=IFERROR(__xludf.dummyfunction(&quot;GOOGLETRANSLATE($B43,&quot;&quot;en&quot;&quot;,G$1)&quot;);&quot;LÍNEA&quot;)" office:value-type="string" office:string-value="LÍNEA" calcext:value-type="string">
            <text:p>LÍNEA</text:p>
          </table:table-cell>
          <table:table-cell table:style-name="ce2" table:formula="of:=IFERROR(__xludf.dummyfunction(&quot;GOOGLETRANSLATE($B43,&quot;&quot;en&quot;&quot;,H$1)&quot;);&quot;خط&quot;)" office:value-type="string" office:string-value="خط" calcext:value-type="string">
            <text:p>خط</text:p>
          </table:table-cell>
          <table:table-cell table:style-name="ce2" table:formula="of:=IFERROR(__xludf.dummyfunction(&quot;GOOGLETRANSLATE($B43,&quot;&quot;en&quot;&quot;,I$1)&quot;);&quot;ЛИНИЯ&quot;)" office:value-type="string" office:string-value="ЛИНИЯ" calcext:value-type="string">
            <text:p>ЛИНИЯ</text:p>
          </table:table-cell>
          <table:table-cell table:style-name="ce2" table:formula="of:=IFERROR(__xludf.dummyfunction(&quot;GOOGLETRANSLATE($B43,&quot;&quot;en&quot;&quot;,J$1)&quot;);&quot;पंक्ति&quot;)" office:value-type="string" office:string-value="पंक्ति" calcext:value-type="string">
            <text:p>पंक्ति</text:p>
          </table:table-cell>
          <table:table-cell table:style-name="ce2" table:formula="of:=IFERROR(__xludf.dummyfunction(&quot;GOOGLETRANSLATE($B43,&quot;&quot;en&quot;&quot;,K$1)&quot;);&quot;লাইন&quot;)" office:value-type="string" office:string-value="লাইন" calcext:value-type="string">
            <text:p>লাইন</text:p>
          </table:table-cell>
          <table:table-cell table:style-name="ce2" table:formula="of:=IFERROR(__xludf.dummyfunction(&quot;GOOGLETRANSLATE($B43,&quot;&quot;en&quot;&quot;,L$1)&quot;);&quot;LINHA&quot;)" office:value-type="string" office:string-value="LINHA" calcext:value-type="string">
            <text:p>LINHA</text:p>
          </table:table-cell>
          <table:table-cell table:style-name="ce2" table:formula="of:=IFERROR(__xludf.dummyfunction(&quot;GOOGLETRANSLATE($B43,&quot;&quot;en&quot;&quot;,M$1)&quot;);&quot;GARIS&quot;)" office:value-type="string" office:string-value="GARIS" calcext:value-type="string">
            <text:p>GARIS</text:p>
          </table:table-cell>
          <table:table-cell table:style-name="ce2" table:formula="of:=IFERROR(__xludf.dummyfunction(&quot;GOOGLETRANSLATE($B43,&quot;&quot;en&quot;&quot;,N$1)&quot;);&quot;ライン&quot;)" office:value-type="string" office:string-value="ライン" calcext:value-type="string">
            <text:p>ライン</text:p>
          </table:table-cell>
          <table:table-cell table:style-name="ce2" table:formula="of:=IFERROR(__xludf.dummyfunction(&quot;GOOGLETRANSLATE($B43,&quot;&quot;en&quot;&quot;,O$1)&quot;);&quot;קַו&quot;)" office:value-type="string" office:string-value="קַו" calcext:value-type="string">
            <text:p>קַו</text:p>
          </table:table-cell>
          <table:table-cell table:style-name="ce2" table:formula="of:=IFERROR(__xludf.dummyfunction(&quot;GOOGLETRANSLATE($B43,&quot;&quot;en&quot;&quot;,P$1)&quot;);&quot;Linio&quot;)" office:value-type="string" office:string-value="Linio" calcext:value-type="string">
            <text:p>Linio</text:p>
          </table:table-cell>
          <table:table-cell table:style-name="ce2" table:formula="of:=IFERROR(__xludf.dummyfunction(&quot;GOOGLETRANSLATE($B43,&quot;&quot;en&quot;&quot;,Q$1)&quot;);&quot;Mstari&quot;)" office:value-type="string" office:string-value="Mstari" calcext:value-type="string">
            <text:p>Mstari</text:p>
          </table:table-cell>
          <table:table-cell table:style-name="ce2" table:formula="of:=IFERROR(__xludf.dummyfunction(&quot;GOOGLETRANSLATE($B43,&quot;&quot;en&quot;&quot;,R$1)&quot;);&quot;Linya&quot;)" office:value-type="string" office:string-value="Linya" calcext:value-type="string">
            <text:p>Linya</text:p>
          </table:table-cell>
          <table:table-cell table:style-name="ce2" table:formula="of:=IFERROR(__xludf.dummyfunction(&quot;GOOGLETRANSLATE($B43,&quot;&quot;en&quot;&quot;,S$1)&quot;);&quot;لائن&quot;)" office:value-type="string" office:string-value="لائن" calcext:value-type="string">
            <text:p>لائن</text:p>
          </table:table-cell>
          <table:table-cell table:style-name="ce2" table:formula="of:=IFERROR(__xludf.dummyfunction(&quot;GOOGLETRANSLATE($B43,&quot;&quot;en&quot;&quot;,T$1)&quot;);&quot;Linea&quot;)" office:value-type="string" office:string-value="Linea" calcext:value-type="string">
            <text:p>Linea</text:p>
          </table:table-cell>
          <table:table-cell table:style-name="ce2" table:formula="of:=IFERROR(__xludf.dummyfunction(&quot;GOOGLETRANSLATE($B43,&quot;&quot;en&quot;&quot;,U$1)&quot;);&quot;Leinith&quot;)" office:value-type="string" office:string-value="Leinith" calcext:value-type="string">
            <text:p>Leinith</text:p>
          </table:table-cell>
          <table:table-cell table:style-name="ce2" table:formula="of:=IFERROR(__xludf.dummyfunction(&quot;GOOGLETRANSLATE($B43,&quot;&quot;en&quot;&quot;,V$1)&quot;);&quot;Ulayini&quot;)" office:value-type="string" office:string-value="Ulayini" calcext:value-type="string">
            <text:p>Ulayini</text:p>
          </table:table-cell>
          <table:table-cell table:style-name="ce2" table:formula="of:=IFERROR(__xludf.dummyfunction(&quot;GOOGLETRANSLATE($B43,&quot;&quot;en&quot;&quot;,W$1)&quot;);&quot;ליניע&quot;)" office:value-type="string" office:string-value="ליניע" calcext:value-type="string">
            <text:p>ליניע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column</text:p>
          </table:table-cell>
          <table:table-cell table:style-name="ce1" office:value-type="string" calcext:value-type="string">
            <text:p>COLUMN</text:p>
          </table:table-cell>
          <table:table-cell table:style-name="ce2" table:formula="of:=IFERROR(__xludf.dummyfunction(&quot;GOOGLETRANSLATE($B44,&quot;&quot;en&quot;&quot;,C$1)&quot;);&quot;열&quot;)" office:value-type="string" office:string-value="열" calcext:value-type="string">
            <text:p>열</text:p>
          </table:table-cell>
          <table:table-cell table:style-name="ce2" table:formula="of:=IFERROR(__xludf.dummyfunction(&quot;GOOGLETRANSLATE($B44,&quot;&quot;en&quot;&quot;,D$1)&quot;);&quot;COLONNE&quot;)" office:value-type="string" office:string-value="COLONNE" calcext:value-type="string">
            <text:p>COLONNE</text:p>
          </table:table-cell>
          <table:table-cell table:style-name="ce2" table:formula="of:=IFERROR(__xludf.dummyfunction(&quot;GOOGLETRANSLATE($B44,&quot;&quot;en&quot;&quot;,E$1)&quot;);&quot;SPALTE&quot;)" office:value-type="string" office:string-value="SPALTE" calcext:value-type="string">
            <text:p>SPALTE</text:p>
          </table:table-cell>
          <table:table-cell table:style-name="ce2" table:formula="of:=IFERROR(__xludf.dummyfunction(&quot;GOOGLETRANSLATE($B44,&quot;&quot;en&quot;&quot;,F$1)&quot;);&quot;柱子&quot;)" office:value-type="string" office:string-value="柱子" calcext:value-type="string">
            <text:p>柱子</text:p>
          </table:table-cell>
          <table:table-cell table:style-name="ce2" table:formula="of:=IFERROR(__xludf.dummyfunction(&quot;GOOGLETRANSLATE($B44,&quot;&quot;en&quot;&quot;,G$1)&quot;);&quot;COLUMNA&quot;)" office:value-type="string" office:string-value="COLUMNA" calcext:value-type="string">
            <text:p>COLUMNA</text:p>
          </table:table-cell>
          <table:table-cell table:style-name="ce2" table:formula="of:=IFERROR(__xludf.dummyfunction(&quot;GOOGLETRANSLATE($B44,&quot;&quot;en&quot;&quot;,H$1)&quot;);&quot;عمود&quot;)" office:value-type="string" office:string-value="عمود" calcext:value-type="string">
            <text:p>عمود</text:p>
          </table:table-cell>
          <table:table-cell table:style-name="ce2" table:formula="of:=IFERROR(__xludf.dummyfunction(&quot;GOOGLETRANSLATE($B44,&quot;&quot;en&quot;&quot;,I$1)&quot;);&quot;СТОЛБЕЦ&quot;)" office:value-type="string" office:string-value="СТОЛБЕЦ" calcext:value-type="string">
            <text:p>СТОЛБЕЦ</text:p>
          </table:table-cell>
          <table:table-cell table:style-name="ce2" table:formula="of:=IFERROR(__xludf.dummyfunction(&quot;GOOGLETRANSLATE($B44,&quot;&quot;en&quot;&quot;,J$1)&quot;);&quot;कॉलम&quot;)" office:value-type="string" office:string-value="कॉलम" calcext:value-type="string">
            <text:p>कॉलम</text:p>
          </table:table-cell>
          <table:table-cell table:style-name="ce2" table:formula="of:=IFERROR(__xludf.dummyfunction(&quot;GOOGLETRANSLATE($B44,&quot;&quot;en&quot;&quot;,K$1)&quot;);&quot;কলাম&quot;)" office:value-type="string" office:string-value="কলাম" calcext:value-type="string">
            <text:p>কলাম</text:p>
          </table:table-cell>
          <table:table-cell table:style-name="ce2" table:formula="of:=IFERROR(__xludf.dummyfunction(&quot;GOOGLETRANSLATE($B44,&quot;&quot;en&quot;&quot;,L$1)&quot;);&quot;COLUNA&quot;)" office:value-type="string" office:string-value="COLUNA" calcext:value-type="string">
            <text:p>COLUNA</text:p>
          </table:table-cell>
          <table:table-cell table:style-name="ce2" table:formula="of:=IFERROR(__xludf.dummyfunction(&quot;GOOGLETRANSLATE($B44,&quot;&quot;en&quot;&quot;,M$1)&quot;);&quot;KOLOM&quot;)" office:value-type="string" office:string-value="KOLOM" calcext:value-type="string">
            <text:p>KOLOM</text:p>
          </table:table-cell>
          <table:table-cell table:style-name="ce2" table:formula="of:=IFERROR(__xludf.dummyfunction(&quot;GOOGLETRANSLATE($B44,&quot;&quot;en&quot;&quot;,N$1)&quot;);&quot;桁&quot;)" office:value-type="string" office:string-value="桁" calcext:value-type="string">
            <text:p>桁</text:p>
          </table:table-cell>
          <table:table-cell table:style-name="ce2" table:formula="of:=IFERROR(__xludf.dummyfunction(&quot;GOOGLETRANSLATE($B44,&quot;&quot;en&quot;&quot;,O$1)&quot;);&quot;טור&quot;)" office:value-type="string" office:string-value="טור" calcext:value-type="string">
            <text:p>טור</text:p>
          </table:table-cell>
          <table:table-cell table:style-name="ce2" table:formula="of:=IFERROR(__xludf.dummyfunction(&quot;GOOGLETRANSLATE($B44,&quot;&quot;en&quot;&quot;,P$1)&quot;);&quot;Kolumno&quot;)" office:value-type="string" office:string-value="Kolumno" calcext:value-type="string">
            <text:p>Kolumno</text:p>
          </table:table-cell>
          <table:table-cell table:style-name="ce2" table:formula="of:=IFERROR(__xludf.dummyfunction(&quot;GOOGLETRANSLATE($B44,&quot;&quot;en&quot;&quot;,Q$1)&quot;);&quot;Safu&quot;)" office:value-type="string" office:string-value="Safu" calcext:value-type="string">
            <text:p>Safu</text:p>
          </table:table-cell>
          <table:table-cell table:style-name="ce2" table:formula="of:=IFERROR(__xludf.dummyfunction(&quot;GOOGLETRANSLATE($B44,&quot;&quot;en&quot;&quot;,R$1)&quot;);&quot;Haligi&quot;)" office:value-type="string" office:string-value="Haligi" calcext:value-type="string">
            <text:p>Haligi</text:p>
          </table:table-cell>
          <table:table-cell table:style-name="ce2" table:formula="of:=IFERROR(__xludf.dummyfunction(&quot;GOOGLETRANSLATE($B44,&quot;&quot;en&quot;&quot;,S$1)&quot;);&quot;کالم&quot;)" office:value-type="string" office:string-value="کالم" calcext:value-type="string">
            <text:p>کالم</text:p>
          </table:table-cell>
          <table:table-cell table:style-name="ce2" table:formula="of:=IFERROR(__xludf.dummyfunction(&quot;GOOGLETRANSLATE($B44,&quot;&quot;en&quot;&quot;,T$1)&quot;);&quot;Columna&quot;)" office:value-type="string" office:string-value="Columna" calcext:value-type="string">
            <text:p>Columna</text:p>
          </table:table-cell>
          <table:table-cell table:style-name="ce2" table:formula="of:=IFERROR(__xludf.dummyfunction(&quot;GOOGLETRANSLATE($B44,&quot;&quot;en&quot;&quot;,U$1)&quot;);&quot;Golofnau&quot;)" office:value-type="string" office:string-value="Golofnau" calcext:value-type="string">
            <text:p>Golofnau</text:p>
          </table:table-cell>
          <table:table-cell table:style-name="ce2" table:formula="of:=IFERROR(__xludf.dummyfunction(&quot;GOOGLETRANSLATE($B44,&quot;&quot;en&quot;&quot;,V$1)&quot;);&quot;Insika&quot;)" office:value-type="string" office:string-value="Insika" calcext:value-type="string">
            <text:p>Insika</text:p>
          </table:table-cell>
          <table:table-cell table:style-name="ce2" table:formula="of:=IFERROR(__xludf.dummyfunction(&quot;GOOGLETRANSLATE($B44,&quot;&quot;en&quot;&quot;,W$1)&quot;);&quot;זייַל&quot;)" office:value-type="string" office:string-value="זייַל" calcext:value-type="string">
            <text:p>זייַל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rat</text:p>
          </table:table-cell>
          <table:table-cell table:style-name="ce1" office:value-type="string" calcext:value-type="string">
            <text:p>RATIONAL</text:p>
          </table:table-cell>
          <table:table-cell table:style-name="ce2" table:formula="of:=IFERROR(__xludf.dummyfunction(&quot;GOOGLETRANSLATE($B45,&quot;&quot;en&quot;&quot;,C$1)&quot;);&quot;합리적인&quot;)" office:value-type="string" office:string-value="합리적인" calcext:value-type="string">
            <text:p>합리적인</text:p>
          </table:table-cell>
          <table:table-cell table:style-name="ce2" table:formula="of:=IFERROR(__xludf.dummyfunction(&quot;GOOGLETRANSLATE($B45,&quot;&quot;en&quot;&quot;,D$1)&quot;);&quot;RATIONNEL&quot;)" office:value-type="string" office:string-value="RATIONNEL" calcext:value-type="string">
            <text:p>RATIONNEL</text:p>
          </table:table-cell>
          <table:table-cell table:style-name="ce2" table:formula="of:=IFERROR(__xludf.dummyfunction(&quot;GOOGLETRANSLATE($B45,&quot;&quot;en&quot;&quot;,E$1)&quot;);&quot;RATIONAL&quot;)" office:value-type="string" office:string-value="RATIONAL" calcext:value-type="string">
            <text:p>RATIONAL</text:p>
          </table:table-cell>
          <table:table-cell table:style-name="ce2" table:formula="of:=IFERROR(__xludf.dummyfunction(&quot;GOOGLETRANSLATE($B45,&quot;&quot;en&quot;&quot;,F$1)&quot;);&quot;合理的&quot;)" office:value-type="string" office:string-value="合理的" calcext:value-type="string">
            <text:p>合理的</text:p>
          </table:table-cell>
          <table:table-cell table:style-name="ce2" table:formula="of:=IFERROR(__xludf.dummyfunction(&quot;GOOGLETRANSLATE($B45,&quot;&quot;en&quot;&quot;,G$1)&quot;);&quot;RACIONAL&quot;)" office:value-type="string" office:string-value="RACIONAL" calcext:value-type="string">
            <text:p>RACIONAL</text:p>
          </table:table-cell>
          <table:table-cell table:style-name="ce2" table:formula="of:=IFERROR(__xludf.dummyfunction(&quot;GOOGLETRANSLATE($B45,&quot;&quot;en&quot;&quot;,H$1)&quot;);&quot;عاقِل&quot;)" office:value-type="string" office:string-value="عاقِل" calcext:value-type="string">
            <text:p>عاقِل</text:p>
          </table:table-cell>
          <table:table-cell table:style-name="ce2" table:formula="of:=IFERROR(__xludf.dummyfunction(&quot;GOOGLETRANSLATE($B45,&quot;&quot;en&quot;&quot;,I$1)&quot;);&quot;Рациональный&quot;)" office:value-type="string" office:string-value="Рациональный" calcext:value-type="string">
            <text:p>Рациональный</text:p>
          </table:table-cell>
          <table:table-cell table:style-name="ce2" table:formula="of:=IFERROR(__xludf.dummyfunction(&quot;GOOGLETRANSLATE($B45,&quot;&quot;en&quot;&quot;,J$1)&quot;);&quot;तर्कसंगत&quot;)" office:value-type="string" office:string-value="तर्कसंगत" calcext:value-type="string">
            <text:p>तर्कसंगत</text:p>
          </table:table-cell>
          <table:table-cell table:style-name="ce2" table:formula="of:=IFERROR(__xludf.dummyfunction(&quot;GOOGLETRANSLATE($B45,&quot;&quot;en&quot;&quot;,K$1)&quot;);&quot;যুক্তিসঙ্গত&quot;)" office:value-type="string" office:string-value="যুক্তিসঙ্গত" calcext:value-type="string">
            <text:p>যুক্তিসঙ্গত</text:p>
          </table:table-cell>
          <table:table-cell table:style-name="ce2" table:formula="of:=IFERROR(__xludf.dummyfunction(&quot;GOOGLETRANSLATE($B45,&quot;&quot;en&quot;&quot;,L$1)&quot;);&quot;RACIONAL&quot;)" office:value-type="string" office:string-value="RACIONAL" calcext:value-type="string">
            <text:p>RACIONAL</text:p>
          </table:table-cell>
          <table:table-cell table:style-name="ce2" table:formula="of:=IFERROR(__xludf.dummyfunction(&quot;GOOGLETRANSLATE($B45,&quot;&quot;en&quot;&quot;,M$1)&quot;);&quot;RASIONAL&quot;)" office:value-type="string" office:string-value="RASIONAL" calcext:value-type="string">
            <text:p>RASIONAL</text:p>
          </table:table-cell>
          <table:table-cell table:style-name="ce2" table:formula="of:=IFERROR(__xludf.dummyfunction(&quot;GOOGLETRANSLATE($B45,&quot;&quot;en&quot;&quot;,N$1)&quot;);&quot;合理的な&quot;)" office:value-type="string" office:string-value="合理的な" calcext:value-type="string">
            <text:p>合理的な</text:p>
          </table:table-cell>
          <table:table-cell table:style-name="ce2" table:formula="of:=IFERROR(__xludf.dummyfunction(&quot;GOOGLETRANSLATE($B45,&quot;&quot;en&quot;&quot;,O$1)&quot;);&quot;רַצִיוֹנָלִי&quot;)" office:value-type="string" office:string-value="רַצִיוֹנָלִי" calcext:value-type="string">
            <text:p>רַצִיוֹנָלִי</text:p>
          </table:table-cell>
          <table:table-cell table:style-name="ce2" table:formula="of:=IFERROR(__xludf.dummyfunction(&quot;GOOGLETRANSLATE($B45,&quot;&quot;en&quot;&quot;,P$1)&quot;);&quot;Racia&quot;)" office:value-type="string" office:string-value="Racia" calcext:value-type="string">
            <text:p>Racia</text:p>
          </table:table-cell>
          <table:table-cell table:style-name="ce2" table:formula="of:=IFERROR(__xludf.dummyfunction(&quot;GOOGLETRANSLATE($B45,&quot;&quot;en&quot;&quot;,Q$1)&quot;);&quot;Mantiki&quot;)" office:value-type="string" office:string-value="Mantiki" calcext:value-type="string">
            <text:p>Mantiki</text:p>
          </table:table-cell>
          <table:table-cell table:style-name="ce2" table:formula="of:=IFERROR(__xludf.dummyfunction(&quot;GOOGLETRANSLATE($B45,&quot;&quot;en&quot;&quot;,R$1)&quot;);&quot;Makatuwiran&quot;)" office:value-type="string" office:string-value="Makatuwiran" calcext:value-type="string">
            <text:p>Makatuwiran</text:p>
          </table:table-cell>
          <table:table-cell table:style-name="ce2" table:formula="of:=IFERROR(__xludf.dummyfunction(&quot;GOOGLETRANSLATE($B45,&quot;&quot;en&quot;&quot;,S$1)&quot;);&quot;عقلی&quot;)" office:value-type="string" office:string-value="عقلی" calcext:value-type="string">
            <text:p>عقلی</text:p>
          </table:table-cell>
          <table:table-cell table:style-name="ce2" table:formula="of:=IFERROR(__xludf.dummyfunction(&quot;GOOGLETRANSLATE($B45,&quot;&quot;en&quot;&quot;,T$1)&quot;);&quot;Rationalis&quot;)" office:value-type="string" office:string-value="Rationalis" calcext:value-type="string">
            <text:p>Rationalis</text:p>
          </table:table-cell>
          <table:table-cell table:style-name="ce2" table:formula="of:=IFERROR(__xludf.dummyfunction(&quot;GOOGLETRANSLATE($B45,&quot;&quot;en&quot;&quot;,U$1)&quot;);&quot;Rhesymol&quot;)" office:value-type="string" office:string-value="Rhesymol" calcext:value-type="string">
            <text:p>Rhesymol</text:p>
          </table:table-cell>
          <table:table-cell table:style-name="ce2" table:formula="of:=IFERROR(__xludf.dummyfunction(&quot;GOOGLETRANSLATE($B45,&quot;&quot;en&quot;&quot;,V$1)&quot;);&quot;-Nengqondo&quot;)" office:value-type="string" office:string-value="-Nengqondo" calcext:value-type="string">
            <text:p>-Nengqondo</text:p>
          </table:table-cell>
          <table:table-cell table:style-name="ce2" table:formula="of:=IFERROR(__xludf.dummyfunction(&quot;GOOGLETRANSLATE($B45,&quot;&quot;en&quot;&quot;,W$1)&quot;);&quot;באַרדאַסדיק&quot;)" office:value-type="string" office:string-value="באַרדאַסדיק" calcext:value-type="string">
            <text:p>באַרדאַסדיק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TEXT</text:p>
          </table:table-cell>
          <table:table-cell table:style-name="ce2" table:formula="of:=IFERROR(__xludf.dummyfunction(&quot;GOOGLETRANSLATE($B46,&quot;&quot;en&quot;&quot;,C$1)&quot;);&quot;텍스트&quot;)" office:value-type="string" office:string-value="텍스트" calcext:value-type="string">
            <text:p>텍스트</text:p>
          </table:table-cell>
          <table:table-cell table:style-name="ce2" table:formula="of:=IFERROR(__xludf.dummyfunction(&quot;GOOGLETRANSLATE($B46,&quot;&quot;en&quot;&quot;,D$1)&quot;);&quot;TEXTE&quot;)" office:value-type="string" office:string-value="TEXTE" calcext:value-type="string">
            <text:p>TEXTE</text:p>
          </table:table-cell>
          <table:table-cell table:style-name="ce2" table:formula="of:=IFERROR(__xludf.dummyfunction(&quot;GOOGLETRANSLATE($B46,&quot;&quot;en&quot;&quot;,E$1)&quot;);&quot;TEXT&quot;)" office:value-type="string" office:string-value="TEXT" calcext:value-type="string">
            <text:p>TEXT</text:p>
          </table:table-cell>
          <table:table-cell table:style-name="ce2" table:formula="of:=IFERROR(__xludf.dummyfunction(&quot;GOOGLETRANSLATE($B46,&quot;&quot;en&quot;&quot;,F$1)&quot;);&quot;文本&quot;)" office:value-type="string" office:string-value="文本" calcext:value-type="string">
            <text:p>文本</text:p>
          </table:table-cell>
          <table:table-cell table:style-name="ce2" table:formula="of:=IFERROR(__xludf.dummyfunction(&quot;GOOGLETRANSLATE($B46,&quot;&quot;en&quot;&quot;,G$1)&quot;);&quot;TEXTO&quot;)" office:value-type="string" office:string-value="TEXTO" calcext:value-type="string">
            <text:p>TEXTO</text:p>
          </table:table-cell>
          <table:table-cell table:style-name="ce2" table:formula="of:=IFERROR(__xludf.dummyfunction(&quot;GOOGLETRANSLATE($B46,&quot;&quot;en&quot;&quot;,H$1)&quot;);&quot;نص&quot;)" office:value-type="string" office:string-value="نص" calcext:value-type="string">
            <text:p>نص</text:p>
          </table:table-cell>
          <table:table-cell table:style-name="ce2" table:formula="of:=IFERROR(__xludf.dummyfunction(&quot;GOOGLETRANSLATE($B46,&quot;&quot;en&quot;&quot;,I$1)&quot;);&quot;ТЕКСТ&quot;)" office:value-type="string" office:string-value="ТЕКСТ" calcext:value-type="string">
            <text:p>ТЕКСТ</text:p>
          </table:table-cell>
          <table:table-cell table:style-name="ce2" table:formula="of:=IFERROR(__xludf.dummyfunction(&quot;GOOGLETRANSLATE($B46,&quot;&quot;en&quot;&quot;,J$1)&quot;);&quot;मूलपाठ&quot;)" office:value-type="string" office:string-value="मूलपाठ" calcext:value-type="string">
            <text:p>मूलपाठ</text:p>
          </table:table-cell>
          <table:table-cell table:style-name="ce2" table:formula="of:=IFERROR(__xludf.dummyfunction(&quot;GOOGLETRANSLATE($B46,&quot;&quot;en&quot;&quot;,K$1)&quot;);&quot;পাঠ্য&quot;)" office:value-type="string" office:string-value="পাঠ্য" calcext:value-type="string">
            <text:p>পাঠ্য</text:p>
          </table:table-cell>
          <table:table-cell table:style-name="ce2" table:formula="of:=IFERROR(__xludf.dummyfunction(&quot;GOOGLETRANSLATE($B46,&quot;&quot;en&quot;&quot;,L$1)&quot;);&quot;TEXTO&quot;)" office:value-type="string" office:string-value="TEXTO" calcext:value-type="string">
            <text:p>TEXTO</text:p>
          </table:table-cell>
          <table:table-cell table:style-name="ce2" table:formula="of:=IFERROR(__xludf.dummyfunction(&quot;GOOGLETRANSLATE($B46,&quot;&quot;en&quot;&quot;,M$1)&quot;);&quot;TEKS&quot;)" office:value-type="string" office:string-value="TEKS" calcext:value-type="string">
            <text:p>TEKS</text:p>
          </table:table-cell>
          <table:table-cell table:style-name="ce2" table:formula="of:=IFERROR(__xludf.dummyfunction(&quot;GOOGLETRANSLATE($B46,&quot;&quot;en&quot;&quot;,N$1)&quot;);&quot;文章&quot;)" office:value-type="string" office:string-value="文章" calcext:value-type="string">
            <text:p>文章</text:p>
          </table:table-cell>
          <table:table-cell table:style-name="ce2" table:formula="of:=IFERROR(__xludf.dummyfunction(&quot;GOOGLETRANSLATE($B46,&quot;&quot;en&quot;&quot;,O$1)&quot;);&quot;טֶקסט&quot;)" office:value-type="string" office:string-value="טֶקסט" calcext:value-type="string">
            <text:p>טֶקסט</text:p>
          </table:table-cell>
          <table:table-cell table:style-name="ce2" table:formula="of:=IFERROR(__xludf.dummyfunction(&quot;GOOGLETRANSLATE($B46,&quot;&quot;en&quot;&quot;,P$1)&quot;);&quot;Teksto&quot;)" office:value-type="string" office:string-value="Teksto" calcext:value-type="string">
            <text:p>Teksto</text:p>
          </table:table-cell>
          <table:table-cell table:style-name="ce2" table:formula="of:=IFERROR(__xludf.dummyfunction(&quot;GOOGLETRANSLATE($B46,&quot;&quot;en&quot;&quot;,Q$1)&quot;);&quot;Maandishi&quot;)" office:value-type="string" office:string-value="Maandishi" calcext:value-type="string">
            <text:p>Maandishi</text:p>
          </table:table-cell>
          <table:table-cell table:style-name="ce2" table:formula="of:=IFERROR(__xludf.dummyfunction(&quot;GOOGLETRANSLATE($B46,&quot;&quot;en&quot;&quot;,R$1)&quot;);&quot;Teksto&quot;)" office:value-type="string" office:string-value="Teksto" calcext:value-type="string">
            <text:p>Teksto</text:p>
          </table:table-cell>
          <table:table-cell table:style-name="ce2" table:formula="of:=IFERROR(__xludf.dummyfunction(&quot;GOOGLETRANSLATE($B46,&quot;&quot;en&quot;&quot;,S$1)&quot;);&quot;متن&quot;)" office:value-type="string" office:string-value="متن" calcext:value-type="string">
            <text:p>متن</text:p>
          </table:table-cell>
          <table:table-cell table:style-name="ce2" table:formula="of:=IFERROR(__xludf.dummyfunction(&quot;GOOGLETRANSLATE($B46,&quot;&quot;en&quot;&quot;,T$1)&quot;);&quot;Text&quot;)" office:value-type="string" office:string-value="Text" calcext:value-type="string">
            <text:p>Text</text:p>
          </table:table-cell>
          <table:table-cell table:style-name="ce2" table:formula="of:=IFERROR(__xludf.dummyfunction(&quot;GOOGLETRANSLATE($B46,&quot;&quot;en&quot;&quot;,U$1)&quot;);&quot;Tecstio&quot;)" office:value-type="string" office:string-value="Tecstio" calcext:value-type="string">
            <text:p>Tecstio</text:p>
          </table:table-cell>
          <table:table-cell table:style-name="ce2" table:formula="of:=IFERROR(__xludf.dummyfunction(&quot;GOOGLETRANSLATE($B46,&quot;&quot;en&quot;&quot;,V$1)&quot;);&quot;Umbhalo&quot;)" office:value-type="string" office:string-value="Umbhalo" calcext:value-type="string">
            <text:p>Umbhalo</text:p>
          </table:table-cell>
          <table:table-cell table:style-name="ce2" table:formula="of:=IFERROR(__xludf.dummyfunction(&quot;GOOGLETRANSLATE($B46,&quot;&quot;en&quot;&quot;,W$1)&quot;);&quot;טעקסט&quot;)" office:value-type="string" office:string-value="טעקסט" calcext:value-type="string">
            <text:p>טעקסט</text:p>
          </table:table-cell>
          <table:table-cell table:number-columns-repeated="100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AND NO LANGUAGE GIVEN ON COMMAND LINE. <text:s/>EXITING.</text:p>
          </table:table-cell>
          <table:table-cell table:style-name="ce2" table:formula="of:=IFERROR(__xludf.dummyfunction(&quot;GOOGLETRANSLATE($B48,&quot;&quot;en&quot;&quot;,C$1)&quot;);&quot;그리고 명령 줄에는 언어가 없습니다. 종료.&quot;)" office:value-type="string" office:string-value="그리고 명령 줄에는 언어가 없습니다. 종료." calcext:value-type="string">
            <text:p>그리고 명령 줄에는 언어가 없습니다. 종료.</text:p>
          </table:table-cell>
          <table:table-cell table:style-name="ce2" table:formula="of:=IFERROR(__xludf.dummyfunction(&quot;GOOGLETRANSLATE($B48,&quot;&quot;en&quot;&quot;,D$1)&quot;);&quot;Et aucune langue donnée sur la ligne de commande. Sortant.&quot;)" office:value-type="string" office:string-value="Et aucune langue donnée sur la ligne de commande. Sortant." calcext:value-type="string">
            <text:p>Et aucune langue donnée sur la ligne de commande. Sortant.</text:p>
          </table:table-cell>
          <table:table-cell table:style-name="ce2" table:formula="of:=IFERROR(__xludf.dummyfunction(&quot;GOOGLETRANSLATE($B48,&quot;&quot;en&quot;&quot;,E$1)&quot;);&quot;Und keine Sprache in der Befehlszeile angegeben. Ausgehen.&quot;)" office:value-type="string" office:string-value="Und keine Sprache in der Befehlszeile angegeben. Ausgehen." calcext:value-type="string">
            <text:p>Und keine Sprache in der Befehlszeile angegeben. Ausgehen.</text:p>
          </table:table-cell>
          <table:table-cell table:style-name="ce2" table:formula="of:=IFERROR(__xludf.dummyfunction(&quot;GOOGLETRANSLATE($B48,&quot;&quot;en&quot;&quot;,F$1)&quot;);&quot;并且没有命令行上给出的语言。退出。&quot;)" office:value-type="string" office:string-value="并且没有命令行上给出的语言。退出。" calcext:value-type="string">
            <text:p>并且没有命令行上给出的语言。退出。</text:p>
          </table:table-cell>
          <table:table-cell table:style-name="ce2" table:formula="of:=IFERROR(__xludf.dummyfunction(&quot;GOOGLETRANSLATE($B48,&quot;&quot;en&quot;&quot;,G$1)&quot;);&quot;Y no hay lenguaje dado en la línea de comandos. Saliendo.&quot;)" office:value-type="string" office:string-value="Y no hay lenguaje dado en la línea de comandos. Saliendo." calcext:value-type="string">
            <text:p>Y no hay lenguaje dado en la línea de comandos. Saliendo.</text:p>
          </table:table-cell>
          <table:table-cell table:style-name="ce2" table:formula="of:=IFERROR(__xludf.dummyfunction(&quot;GOOGLETRANSLATE($B48,&quot;&quot;en&quot;&quot;,H$1)&quot;);&quot;ولا توجد لغة ممنوحة على سطر الأوامر. الخروج.&quot;)" office:value-type="string" office:string-value="ولا توجد لغة ممنوحة على سطر الأوامر. الخروج." calcext:value-type="string">
            <text:p>ولا توجد لغة ممنوحة على سطر الأوامر. الخروج.</text:p>
          </table:table-cell>
          <table:table-cell table:style-name="ce2" table:formula="of:=IFERROR(__xludf.dummyfunction(&quot;GOOGLETRANSLATE($B48,&quot;&quot;en&quot;&quot;,I$1)&quot;);&quot;И нет языка, не указанного в командной строке. Выход.&quot;)" office:value-type="string" office:string-value="И нет языка, не указанного в командной строке. Выход." calcext:value-type="string">
            <text:p>И нет языка, не указанного в командной строке. Выход.</text:p>
          </table:table-cell>
          <table:table-cell table:style-name="ce2" table:formula="of:=IFERROR(__xludf.dummyfunction(&quot;GOOGLETRANSLATE($B48,&quot;&quot;en&quot;&quot;,J$1)&quot;);&quot;और कमांड लाइन पर कोई भाषा नहीं दी गई है। बाहर निकलना।&quot;)" office:value-type="string" office:string-value="और कमांड लाइन पर कोई भाषा नहीं दी गई है। बाहर निकलना।" calcext:value-type="string">
            <text:p>और कमांड लाइन पर कोई भाषा नहीं दी गई है। बाहर निकलना।</text:p>
          </table:table-cell>
          <table:table-cell table:style-name="ce2" table:formula="of:=IFERROR(__xludf.dummyfunction(&quot;GOOGLETRANSLATE($B48,&quot;&quot;en&quot;&quot;,K$1)&quot;);&quot;এবং কমান্ড লাইনে কোনও ভাষা দেওয়া হয়নি। প্রস্থান করা।&quot;)" office:value-type="string" office:string-value="এবং কমান্ড লাইনে কোনও ভাষা দেওয়া হয়নি। প্রস্থান করা।" calcext:value-type="string">
            <text:p>এবং কমান্ড লাইনে কোনও ভাষা দেওয়া হয়নি। প্রস্থান করা।</text:p>
          </table:table-cell>
          <table:table-cell table:style-name="ce2" table:formula="of:=IFERROR(__xludf.dummyfunction(&quot;GOOGLETRANSLATE($B48,&quot;&quot;en&quot;&quot;,L$1)&quot;);&quot;E nenhum idioma dado na linha de comando. Saindo.&quot;)" office:value-type="string" office:string-value="E nenhum idioma dado na linha de comando. Saindo." calcext:value-type="string">
            <text:p>E nenhum idioma dado na linha de comando. Saindo.</text:p>
          </table:table-cell>
          <table:table-cell table:style-name="ce2" table:formula="of:=IFERROR(__xludf.dummyfunction(&quot;GOOGLETRANSLATE($B48,&quot;&quot;en&quot;&quot;,M$1)&quot;);&quot;Dan tidak ada bahasa yang diberikan pada baris perintah. Keluar.&quot;)" office:value-type="string" office:string-value="Dan tidak ada bahasa yang diberikan pada baris perintah. Keluar." calcext:value-type="string">
            <text:p>Dan tidak ada bahasa yang diberikan pada baris perintah. Keluar.</text:p>
          </table:table-cell>
          <table:table-cell table:style-name="ce2" table:formula="of:=IFERROR(__xludf.dummyfunction(&quot;GOOGLETRANSLATE($B48,&quot;&quot;en&quot;&quot;,N$1)&quot;);&quot;コマンドラインには言語が与えられていません。終了。&quot;)" office:value-type="string" office:string-value="コマンドラインには言語が与えられていません。終了。" calcext:value-type="string">
            <text:p>コマンドラインには言語が与えられていません。終了。</text:p>
          </table:table-cell>
          <table:table-cell table:style-name="ce2" table:formula="of:=IFERROR(__xludf.dummyfunction(&quot;GOOGLETRANSLATE($B48,&quot;&quot;en&quot;&quot;,O$1)&quot;);&quot;ושום שפה ניתנת בשורת הפקודה. יציאה.&quot;)" office:value-type="string" office:string-value="ושום שפה ניתנת בשורת הפקודה. יציאה." calcext:value-type="string">
            <text:p>ושום שפה ניתנת בשורת הפקודה. יציאה.</text:p>
          </table:table-cell>
          <table:table-cell table:style-name="ce2" table:formula="of:=IFERROR(__xludf.dummyfunction(&quot;GOOGLETRANSLATE($B48,&quot;&quot;en&quot;&quot;,P$1)&quot;);&quot;Kaj neniu lingvo donita sur komandlinio. Elirante.&quot;)" office:value-type="string" office:string-value="Kaj neniu lingvo donita sur komandlinio. Elirante." calcext:value-type="string">
            <text:p>Kaj neniu lingvo donita sur komandlinio. Elirante.</text:p>
          </table:table-cell>
          <table:table-cell table:style-name="ce2" table:formula="of:=IFERROR(__xludf.dummyfunction(&quot;GOOGLETRANSLATE($B48,&quot;&quot;en&quot;&quot;,Q$1)&quot;);&quot;Na hakuna lugha iliyopewa kwenye mstari wa amri. Kutoka.&quot;)" office:value-type="string" office:string-value="Na hakuna lugha iliyopewa kwenye mstari wa amri. Kutoka." calcext:value-type="string">
            <text:p>Na hakuna lugha iliyopewa kwenye mstari wa amri. Kutoka.</text:p>
          </table:table-cell>
          <table:table-cell table:style-name="ce2" table:formula="of:=IFERROR(__xludf.dummyfunction(&quot;GOOGLETRANSLATE($B48,&quot;&quot;en&quot;&quot;,R$1)&quot;);&quot;At walang wikang ibinigay sa linya ng utos. Paglabas.&quot;)" office:value-type="string" office:string-value="At walang wikang ibinigay sa linya ng utos. Paglabas." calcext:value-type="string">
            <text:p>At walang wikang ibinigay sa linya ng utos. Paglabas.</text:p>
          </table:table-cell>
          <table:table-cell table:style-name="ce2" table:formula="of:=IFERROR(__xludf.dummyfunction(&quot;GOOGLETRANSLATE($B48,&quot;&quot;en&quot;&quot;,S$1)&quot;);&quot;اور کمانڈ لائن پر کوئی زبان نہیں دی گئی۔ باہر نکلنا۔&quot;)" office:value-type="string" office:string-value="اور کمانڈ لائن پر کوئی زبان نہیں دی گئی۔ باہر نکلنا۔" calcext:value-type="string">
            <text:p>اور کمانڈ لائن پر کوئی زبان نہیں دی گئی۔ باہر نکلنا۔</text:p>
          </table:table-cell>
          <table:table-cell table:style-name="ce2" table:formula="of:=IFERROR(__xludf.dummyfunction(&quot;GOOGLETRANSLATE($B48,&quot;&quot;en&quot;&quot;,T$1)&quot;);&quot;Et non linguam dedit in order versus. Exivit.&quot;)" office:value-type="string" office:string-value="Et non linguam dedit in order versus. Exivit." calcext:value-type="string">
            <text:p>Et non linguam dedit in order versus. Exivit.</text:p>
          </table:table-cell>
          <table:table-cell table:style-name="ce2" table:formula="of:=IFERROR(__xludf.dummyfunction(&quot;GOOGLETRANSLATE($B48,&quot;&quot;en&quot;&quot;,U$1)&quot;);&quot;A dim iaith a roddir ar linell orchymyn. Gadael.&quot;)" office:value-type="string" office:string-value="A dim iaith a roddir ar linell orchymyn. Gadael." calcext:value-type="string">
            <text:p>A dim iaith a roddir ar linell orchymyn. Gadael.</text:p>
          </table:table-cell>
          <table:table-cell table:style-name="ce2" table:formula="of:=IFERROR(__xludf.dummyfunction(&quot;GOOGLETRANSLATE($B48,&quot;&quot;en&quot;&quot;,V$1)&quot;);&quot;Futhi alukho ulimi olunikezwe kulayini womyalo. Ukuphuma.&quot;)" office:value-type="string" office:string-value="Futhi alukho ulimi olunikezwe kulayini womyalo. Ukuphuma." calcext:value-type="string">
            <text:p>Futhi alukho ulimi olunikezwe kulayini womyalo. Ukuphuma.</text:p>
          </table:table-cell>
          <table:table-cell table:style-name="ce2" table:formula="of:=IFERROR(__xludf.dummyfunction(&quot;GOOGLETRANSLATE($B48,&quot;&quot;en&quot;&quot;,W$1)&quot;);&quot;און קיין שפּראַך געגעבן אויף באַפֿעלן שורה. אַרויסגאַנג.&quot;)" office:value-type="string" office:string-value="און קיין שפּראַך געגעבן אויף באַפֿעלן שורה. אַרויסגאַנג." calcext:value-type="string">
            <text:p>און קיין שפּראַך געגעבן אויף באַפֿעלן שורה. אַרויסגאַנג.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ARRAY ALREADY DEFINED</text:p>
          </table:table-cell>
          <table:table-cell table:style-name="ce2" table:formula="of:=IFERROR(__xludf.dummyfunction(&quot;GOOGLETRANSLATE($B49,&quot;&quot;en&quot;&quot;,C$1)&quot;);&quot;배열은 이미 정의되었습니다&quot;)" office:value-type="string" office:string-value="배열은 이미 정의되었습니다" calcext:value-type="string">
            <text:p>배열은 이미 정의되었습니다</text:p>
          </table:table-cell>
          <table:table-cell table:style-name="ce2" table:formula="of:=IFERROR(__xludf.dummyfunction(&quot;GOOGLETRANSLATE($B49,&quot;&quot;en&quot;&quot;,D$1)&quot;);&quot;Tableau déjà défini&quot;)" office:value-type="string" office:string-value="Tableau déjà défini" calcext:value-type="string">
            <text:p>Tableau déjà défini</text:p>
          </table:table-cell>
          <table:table-cell table:style-name="ce2" table:formula="of:=IFERROR(__xludf.dummyfunction(&quot;GOOGLETRANSLATE($B49,&quot;&quot;en&quot;&quot;,E$1)&quot;);&quot;Array bereits definiert&quot;)" office:value-type="string" office:string-value="Array bereits definiert" calcext:value-type="string">
            <text:p>Array bereits definiert</text:p>
          </table:table-cell>
          <table:table-cell table:style-name="ce2" table:formula="of:=IFERROR(__xludf.dummyfunction(&quot;GOOGLETRANSLATE($B49,&quot;&quot;en&quot;&quot;,F$1)&quot;);&quot;数组已经定义&quot;)" office:value-type="string" office:string-value="数组已经定义" calcext:value-type="string">
            <text:p>数组已经定义</text:p>
          </table:table-cell>
          <table:table-cell table:style-name="ce2" table:formula="of:=IFERROR(__xludf.dummyfunction(&quot;GOOGLETRANSLATE($B49,&quot;&quot;en&quot;&quot;,G$1)&quot;);&quot;Matriz ya definida&quot;)" office:value-type="string" office:string-value="Matriz ya definida" calcext:value-type="string">
            <text:p>Matriz ya definida</text:p>
          </table:table-cell>
          <table:table-cell table:style-name="ce2" table:formula="of:=IFERROR(__xludf.dummyfunction(&quot;GOOGLETRANSLATE($B49,&quot;&quot;en&quot;&quot;,H$1)&quot;);&quot;صفيف محدد بالفعل&quot;)" office:value-type="string" office:string-value="صفيف محدد بالفعل" calcext:value-type="string">
            <text:p>صفيف محدد بالفعل</text:p>
          </table:table-cell>
          <table:table-cell table:style-name="ce2" table:formula="of:=IFERROR(__xludf.dummyfunction(&quot;GOOGLETRANSLATE($B49,&quot;&quot;en&quot;&quot;,I$1)&quot;);&quot;Массив уже определен&quot;)" office:value-type="string" office:string-value="Массив уже определен" calcext:value-type="string">
            <text:p>Массив уже определен</text:p>
          </table:table-cell>
          <table:table-cell table:style-name="ce2" table:formula="of:=IFERROR(__xludf.dummyfunction(&quot;GOOGLETRANSLATE($B49,&quot;&quot;en&quot;&quot;,J$1)&quot;);&quot;सरणी पहले से ही परिभाषित है&quot;)" office:value-type="string" office:string-value="सरणी पहले से ही परिभाषित है" calcext:value-type="string">
            <text:p>सरणी पहले से ही परिभाषित है</text:p>
          </table:table-cell>
          <table:table-cell table:style-name="ce2" table:formula="of:=IFERROR(__xludf.dummyfunction(&quot;GOOGLETRANSLATE($B49,&quot;&quot;en&quot;&quot;,K$1)&quot;);&quot;অ্যারে ইতিমধ্যে সংজ্ঞায়িত&quot;)" office:value-type="string" office:string-value="অ্যারে ইতিমধ্যে সংজ্ঞায়িত" calcext:value-type="string">
            <text:p>অ্যারে ইতিমধ্যে সংজ্ঞায়িত</text:p>
          </table:table-cell>
          <table:table-cell table:style-name="ce2" table:formula="of:=IFERROR(__xludf.dummyfunction(&quot;GOOGLETRANSLATE($B49,&quot;&quot;en&quot;&quot;,L$1)&quot;);&quot;Array já definido&quot;)" office:value-type="string" office:string-value="Array já definido" calcext:value-type="string">
            <text:p>Array já definido</text:p>
          </table:table-cell>
          <table:table-cell table:style-name="ce2" table:formula="of:=IFERROR(__xludf.dummyfunction(&quot;GOOGLETRANSLATE($B49,&quot;&quot;en&quot;&quot;,M$1)&quot;);&quot;Array sudah ditentukan&quot;)" office:value-type="string" office:string-value="Array sudah ditentukan" calcext:value-type="string">
            <text:p>Array sudah ditentukan</text:p>
          </table:table-cell>
          <table:table-cell table:style-name="ce2" table:formula="of:=IFERROR(__xludf.dummyfunction(&quot;GOOGLETRANSLATE($B49,&quot;&quot;en&quot;&quot;,N$1)&quot;);&quot;すでに定義されている配列&quot;)" office:value-type="string" office:string-value="すでに定義されている配列" calcext:value-type="string">
            <text:p>すでに定義されている配列</text:p>
          </table:table-cell>
          <table:table-cell table:style-name="ce2" table:formula="of:=IFERROR(__xludf.dummyfunction(&quot;GOOGLETRANSLATE($B49,&quot;&quot;en&quot;&quot;,O$1)&quot;);&quot;מערך כבר מוגדר&quot;)" office:value-type="string" office:string-value="מערך כבר מוגדר" calcext:value-type="string">
            <text:p>מערך כבר מוגדר</text:p>
          </table:table-cell>
          <table:table-cell table:style-name="ce2" table:formula="of:=IFERROR(__xludf.dummyfunction(&quot;GOOGLETRANSLATE($B49,&quot;&quot;en&quot;&quot;,P$1)&quot;);&quot;Tabelo jam difinita&quot;)" office:value-type="string" office:string-value="Tabelo jam difinita" calcext:value-type="string">
            <text:p>Tabelo jam difinita</text:p>
          </table:table-cell>
          <table:table-cell table:style-name="ce2" table:formula="of:=IFERROR(__xludf.dummyfunction(&quot;GOOGLETRANSLATE($B49,&quot;&quot;en&quot;&quot;,Q$1)&quot;);&quot;Safu tayari imeelezewa&quot;)" office:value-type="string" office:string-value="Safu tayari imeelezewa" calcext:value-type="string">
            <text:p>Safu tayari imeelezewa</text:p>
          </table:table-cell>
          <table:table-cell table:style-name="ce2" table:formula="of:=IFERROR(__xludf.dummyfunction(&quot;GOOGLETRANSLATE($B49,&quot;&quot;en&quot;&quot;,R$1)&quot;);&quot;Natukoy na ang array&quot;)" office:value-type="string" office:string-value="Natukoy na ang array" calcext:value-type="string">
            <text:p>Natukoy na ang array</text:p>
          </table:table-cell>
          <table:table-cell table:style-name="ce2" table:formula="of:=IFERROR(__xludf.dummyfunction(&quot;GOOGLETRANSLATE($B49,&quot;&quot;en&quot;&quot;,S$1)&quot;);&quot;سرنی پہلے ہی بیان کی گئی ہے&quot;)" office:value-type="string" office:string-value="سرنی پہلے ہی بیان کی گئی ہے" calcext:value-type="string">
            <text:p>سرنی پہلے ہی بیان کی گئی ہے</text:p>
          </table:table-cell>
          <table:table-cell table:style-name="ce2" table:formula="of:=IFERROR(__xludf.dummyfunction(&quot;GOOGLETRANSLATE($B49,&quot;&quot;en&quot;&quot;,T$1)&quot;);&quot;Ordinata iam defined&quot;)" office:value-type="string" office:string-value="Ordinata iam defined" calcext:value-type="string">
            <text:p>Ordinata iam defined</text:p>
          </table:table-cell>
          <table:table-cell table:style-name="ce2" table:formula="of:=IFERROR(__xludf.dummyfunction(&quot;GOOGLETRANSLATE($B49,&quot;&quot;en&quot;&quot;,U$1)&quot;);&quot;Arae eisoes wedi'i diffinio&quot;)" office:value-type="string" office:string-value="Arae eisoes wedi'i diffinio" calcext:value-type="string">
            <text:p>Arae eisoes wedi'i diffinio</text:p>
          </table:table-cell>
          <table:table-cell table:style-name="ce2" table:formula="of:=IFERROR(__xludf.dummyfunction(&quot;GOOGLETRANSLATE($B49,&quot;&quot;en&quot;&quot;,V$1)&quot;);&quot;I-Array isivele ichaziwe&quot;)" office:value-type="string" office:string-value="I-Array isivele ichaziwe" calcext:value-type="string">
            <text:p>I-Array isivele ichaziwe</text:p>
          </table:table-cell>
          <table:table-cell table:style-name="ce2" table:formula="of:=IFERROR(__xludf.dummyfunction(&quot;GOOGLETRANSLATE($B49,&quot;&quot;en&quot;&quot;,W$1)&quot;);&quot;מענגע שוין דיפיינד&quot;)" office:value-type="string" office:string-value="מענגע שוין דיפיינד" calcext:value-type="string">
            <text:p>מענגע שוין דיפיינד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ARRAY INDEX OUTSIDE OF BOUNDS</text:p>
          </table:table-cell>
          <table:table-cell table:style-name="ce2" table:formula="of:=IFERROR(__xludf.dummyfunction(&quot;GOOGLETRANSLATE($B50,&quot;&quot;en&quot;&quot;,C$1)&quot;);&quot;경계 외부의 배열 인덱스&quot;)" office:value-type="string" office:string-value="경계 외부의 배열 인덱스" calcext:value-type="string">
            <text:p>경계 외부의 배열 인덱스</text:p>
          </table:table-cell>
          <table:table-cell table:style-name="ce2" table:formula="of:=IFERROR(__xludf.dummyfunction(&quot;GOOGLETRANSLATE($B50,&quot;&quot;en&quot;&quot;,D$1)&quot;);&quot;Index du tableau en dehors des limites&quot;)" office:value-type="string" office:string-value="Index du tableau en dehors des limites" calcext:value-type="string">
            <text:p>Index du tableau en dehors des limites</text:p>
          </table:table-cell>
          <table:table-cell table:style-name="ce2" table:formula="of:=IFERROR(__xludf.dummyfunction(&quot;GOOGLETRANSLATE($B50,&quot;&quot;en&quot;&quot;,E$1)&quot;);&quot;Array -Index außerhalb der Grenzen&quot;)" office:value-type="string" office:string-value="Array -Index außerhalb der Grenzen" calcext:value-type="string">
            <text:p>Array -Index außerhalb der Grenzen</text:p>
          </table:table-cell>
          <table:table-cell table:style-name="ce2" table:formula="of:=IFERROR(__xludf.dummyfunction(&quot;GOOGLETRANSLATE($B50,&quot;&quot;en&quot;&quot;,F$1)&quot;);&quot;数组索引范围之外&quot;)" office:value-type="string" office:string-value="数组索引范围之外" calcext:value-type="string">
            <text:p>数组索引范围之外</text:p>
          </table:table-cell>
          <table:table-cell table:style-name="ce2" table:formula="of:=IFERROR(__xludf.dummyfunction(&quot;GOOGLETRANSLATE($B50,&quot;&quot;en&quot;&quot;,G$1)&quot;);&quot;Índice de matriz fuera de los límites&quot;)" office:value-type="string" office:string-value="Índice de matriz fuera de los límites" calcext:value-type="string">
            <text:p>Índice de matriz fuera de los límites</text:p>
          </table:table-cell>
          <table:table-cell table:style-name="ce2" table:formula="of:=IFERROR(__xludf.dummyfunction(&quot;GOOGLETRANSLATE($B50,&quot;&quot;en&quot;&quot;,H$1)&quot;);&quot;فهرس الصفيف خارج الحدود&quot;)" office:value-type="string" office:string-value="فهرس الصفيف خارج الحدود" calcext:value-type="string">
            <text:p>فهرس الصفيف خارج الحدود</text:p>
          </table:table-cell>
          <table:table-cell table:style-name="ce2" table:formula="of:=IFERROR(__xludf.dummyfunction(&quot;GOOGLETRANSLATE($B50,&quot;&quot;en&quot;&quot;,I$1)&quot;);&quot;Массив индекс за пределами&quot;)" office:value-type="string" office:string-value="Массив индекс за пределами" calcext:value-type="string">
            <text:p>Массив индекс за пределами</text:p>
          </table:table-cell>
          <table:table-cell table:style-name="ce2" table:formula="of:=IFERROR(__xludf.dummyfunction(&quot;GOOGLETRANSLATE($B50,&quot;&quot;en&quot;&quot;,J$1)&quot;);&quot;सीमा के बाहर सरणी सूचकांक&quot;)" office:value-type="string" office:string-value="सीमा के बाहर सरणी सूचकांक" calcext:value-type="string">
            <text:p>सीमा के बाहर सरणी सूचकांक</text:p>
          </table:table-cell>
          <table:table-cell table:style-name="ce2" table:formula="of:=IFERROR(__xludf.dummyfunction(&quot;GOOGLETRANSLATE($B50,&quot;&quot;en&quot;&quot;,K$1)&quot;);&quot;সীমানার বাইরে অ্যারে সূচক&quot;)" office:value-type="string" office:string-value="সীমানার বাইরে অ্যারে সূচক" calcext:value-type="string">
            <text:p>সীমানার বাইরে অ্যারে সূচক</text:p>
          </table:table-cell>
          <table:table-cell table:style-name="ce2" table:formula="of:=IFERROR(__xludf.dummyfunction(&quot;GOOGLETRANSLATE($B50,&quot;&quot;en&quot;&quot;,L$1)&quot;);&quot;Índice de matriz fora dos limites&quot;)" office:value-type="string" office:string-value="Índice de matriz fora dos limites" calcext:value-type="string">
            <text:p>Índice de matriz fora dos limites</text:p>
          </table:table-cell>
          <table:table-cell table:style-name="ce2" table:formula="of:=IFERROR(__xludf.dummyfunction(&quot;GOOGLETRANSLATE($B50,&quot;&quot;en&quot;&quot;,M$1)&quot;);&quot;Indeks array di luar batas&quot;)" office:value-type="string" office:string-value="Indeks array di luar batas" calcext:value-type="string">
            <text:p>Indeks array di luar batas</text:p>
          </table:table-cell>
          <table:table-cell table:style-name="ce2" table:formula="of:=IFERROR(__xludf.dummyfunction(&quot;GOOGLETRANSLATE($B50,&quot;&quot;en&quot;&quot;,N$1)&quot;);&quot;境界外の配列インデックス&quot;)" office:value-type="string" office:string-value="境界外の配列インデックス" calcext:value-type="string">
            <text:p>境界外の配列インデックス</text:p>
          </table:table-cell>
          <table:table-cell table:style-name="ce2" table:formula="of:=IFERROR(__xludf.dummyfunction(&quot;GOOGLETRANSLATE($B50,&quot;&quot;en&quot;&quot;,O$1)&quot;);&quot;אינדקס מערך מחוץ לגבולות&quot;)" office:value-type="string" office:string-value="אינדקס מערך מחוץ לגבולות" calcext:value-type="string">
            <text:p>אינדקס מערך מחוץ לגבולות</text:p>
          </table:table-cell>
          <table:table-cell table:style-name="ce2" table:formula="of:=IFERROR(__xludf.dummyfunction(&quot;GOOGLETRANSLATE($B50,&quot;&quot;en&quot;&quot;,P$1)&quot;);&quot;Array -indekso ekster limoj&quot;)" office:value-type="string" office:string-value="Array -indekso ekster limoj" calcext:value-type="string">
            <text:p>Array -indekso ekster limoj</text:p>
          </table:table-cell>
          <table:table-cell table:style-name="ce2" table:formula="of:=IFERROR(__xludf.dummyfunction(&quot;GOOGLETRANSLATE($B50,&quot;&quot;en&quot;&quot;,Q$1)&quot;);&quot;Safu ya safu nje ya mipaka&quot;)" office:value-type="string" office:string-value="Safu ya safu nje ya mipaka" calcext:value-type="string">
            <text:p>Safu ya safu nje ya mipaka</text:p>
          </table:table-cell>
          <table:table-cell table:style-name="ce2" table:formula="of:=IFERROR(__xludf.dummyfunction(&quot;GOOGLETRANSLATE($B50,&quot;&quot;en&quot;&quot;,R$1)&quot;);&quot;Array index sa labas ng mga hangganan&quot;)" office:value-type="string" office:string-value="Array index sa labas ng mga hangganan" calcext:value-type="string">
            <text:p>Array index sa labas ng mga hangganan</text:p>
          </table:table-cell>
          <table:table-cell table:style-name="ce2" table:formula="of:=IFERROR(__xludf.dummyfunction(&quot;GOOGLETRANSLATE($B50,&quot;&quot;en&quot;&quot;,S$1)&quot;);&quot;حد سے باہر سرنی انڈیکس&quot;)" office:value-type="string" office:string-value="حد سے باہر سرنی انڈیکس" calcext:value-type="string">
            <text:p>حد سے باہر سرنی انڈیکس</text:p>
          </table:table-cell>
          <table:table-cell table:style-name="ce2" table:formula="of:=IFERROR(__xludf.dummyfunction(&quot;GOOGLETRANSLATE($B50,&quot;&quot;en&quot;&quot;,T$1)&quot;);&quot;Ordinata index extra terminos&quot;)" office:value-type="string" office:string-value="Ordinata index extra terminos" calcext:value-type="string">
            <text:p>Ordinata index extra terminos</text:p>
          </table:table-cell>
          <table:table-cell table:style-name="ce2" table:formula="of:=IFERROR(__xludf.dummyfunction(&quot;GOOGLETRANSLATE($B50,&quot;&quot;en&quot;&quot;,U$1)&quot;);&quot;Mynegai arae y tu allan i ffiniau&quot;)" office:value-type="string" office:string-value="Mynegai arae y tu allan i ffiniau" calcext:value-type="string">
            <text:p>Mynegai arae y tu allan i ffiniau</text:p>
          </table:table-cell>
          <table:table-cell table:style-name="ce2" table:formula="of:=IFERROR(__xludf.dummyfunction(&quot;GOOGLETRANSLATE($B50,&quot;&quot;en&quot;&quot;,V$1)&quot;);&quot;I-Array Index ngaphandle kwemingcele&quot;)" office:value-type="string" office:string-value="I-Array Index ngaphandle kwemingcele" calcext:value-type="string">
            <text:p>I-Array Index ngaphandle kwemingcele</text:p>
          </table:table-cell>
          <table:table-cell table:style-name="ce2" table:formula="of:=IFERROR(__xludf.dummyfunction(&quot;GOOGLETRANSLATE($B50,&quot;&quot;en&quot;&quot;,W$1)&quot;);&quot;מענגע ינדעקס אַרויס פון גווול&quot;)" office:value-type="string" office:string-value="מענגע ינדעקס אַרויס פון גווול" calcext:value-type="string">
            <text:p>מענגע ינדעקס אַרויס פון גווול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CANNOT ACCESS DIRECTORY</text:p>
          </table:table-cell>
          <table:table-cell table:style-name="ce2" table:formula="of:=IFERROR(__xludf.dummyfunction(&quot;GOOGLETRANSLATE($B51,&quot;&quot;en&quot;&quot;,C$1)&quot;);&quot;디렉토리에 액세스 할 수 없습니다&quot;)" office:value-type="string" office:string-value="디렉토리에 액세스 할 수 없습니다" calcext:value-type="string">
            <text:p>디렉토리에 액세스 할 수 없습니다</text:p>
          </table:table-cell>
          <table:table-cell table:style-name="ce2" table:formula="of:=IFERROR(__xludf.dummyfunction(&quot;GOOGLETRANSLATE($B51,&quot;&quot;en&quot;&quot;,D$1)&quot;);&quot;Impossible d'accéder au répertoire&quot;)" office:value-type="string" office:string-value="Impossible d'accéder au répertoire" calcext:value-type="string">
            <text:p>Impossible d'accéder au répertoire</text:p>
          </table:table-cell>
          <table:table-cell table:style-name="ce2" table:formula="of:=IFERROR(__xludf.dummyfunction(&quot;GOOGLETRANSLATE($B51,&quot;&quot;en&quot;&quot;,E$1)&quot;);&quot;Kann nicht auf Verzeichnis zugreifen&quot;)" office:value-type="string" office:string-value="Kann nicht auf Verzeichnis zugreifen" calcext:value-type="string">
            <text:p>Kann nicht auf Verzeichnis zugreifen</text:p>
          </table:table-cell>
          <table:table-cell table:style-name="ce2" table:formula="of:=IFERROR(__xludf.dummyfunction(&quot;GOOGLETRANSLATE($B51,&quot;&quot;en&quot;&quot;,F$1)&quot;);&quot;无法访问目录&quot;)" office:value-type="string" office:string-value="无法访问目录" calcext:value-type="string">
            <text:p>无法访问目录</text:p>
          </table:table-cell>
          <table:table-cell table:style-name="ce2" table:formula="of:=IFERROR(__xludf.dummyfunction(&quot;GOOGLETRANSLATE($B51,&quot;&quot;en&quot;&quot;,G$1)&quot;);&quot;No se puede acceder al directorio&quot;)" office:value-type="string" office:string-value="No se puede acceder al directorio" calcext:value-type="string">
            <text:p>No se puede acceder al directorio</text:p>
          </table:table-cell>
          <table:table-cell table:style-name="ce2" table:formula="of:=IFERROR(__xludf.dummyfunction(&quot;GOOGLETRANSLATE($B51,&quot;&quot;en&quot;&quot;,H$1)&quot;);&quot;لا يمكن الوصول إلى الدليل&quot;)" office:value-type="string" office:string-value="لا يمكن الوصول إلى الدليل" calcext:value-type="string">
            <text:p>لا يمكن الوصول إلى الدليل</text:p>
          </table:table-cell>
          <table:table-cell table:style-name="ce2" table:formula="of:=IFERROR(__xludf.dummyfunction(&quot;GOOGLETRANSLATE($B51,&quot;&quot;en&quot;&quot;,I$1)&quot;);&quot;Не может получить доступ к каталогу&quot;)" office:value-type="string" office:string-value="Не может получить доступ к каталогу" calcext:value-type="string">
            <text:p>Не может получить доступ к каталогу</text:p>
          </table:table-cell>
          <table:table-cell table:style-name="ce2" table:formula="of:=IFERROR(__xludf.dummyfunction(&quot;GOOGLETRANSLATE($B51,&quot;&quot;en&quot;&quot;,J$1)&quot;);&quot;एक्सेस डायरेक्टरी नहीं कर सकते&quot;)" office:value-type="string" office:string-value="एक्सेस डायरेक्टरी नहीं कर सकते" calcext:value-type="string">
            <text:p>एक्सेस डायरेक्टरी नहीं कर सकते</text:p>
          </table:table-cell>
          <table:table-cell table:style-name="ce2" table:formula="of:=IFERROR(__xludf.dummyfunction(&quot;GOOGLETRANSLATE($B51,&quot;&quot;en&quot;&quot;,K$1)&quot;);&quot;ডিরেক্টরি অ্যাক্সেস করতে পারে না&quot;)" office:value-type="string" office:string-value="ডিরেক্টরি অ্যাক্সেস করতে পারে না" calcext:value-type="string">
            <text:p>ডিরেক্টরি অ্যাক্সেস করতে পারে না</text:p>
          </table:table-cell>
          <table:table-cell table:style-name="ce2" table:formula="of:=IFERROR(__xludf.dummyfunction(&quot;GOOGLETRANSLATE($B51,&quot;&quot;en&quot;&quot;,L$1)&quot;);&quot;Não é possível acessar o diretório&quot;)" office:value-type="string" office:string-value="Não é possível acessar o diretório" calcext:value-type="string">
            <text:p>Não é possível acessar o diretório</text:p>
          </table:table-cell>
          <table:table-cell table:style-name="ce2" table:formula="of:=IFERROR(__xludf.dummyfunction(&quot;GOOGLETRANSLATE($B51,&quot;&quot;en&quot;&quot;,M$1)&quot;);&quot;Tidak dapat mengakses direktori&quot;)" office:value-type="string" office:string-value="Tidak dapat mengakses direktori" calcext:value-type="string">
            <text:p>Tidak dapat mengakses direktori</text:p>
          </table:table-cell>
          <table:table-cell table:style-name="ce2" table:formula="of:=IFERROR(__xludf.dummyfunction(&quot;GOOGLETRANSLATE($B51,&quot;&quot;en&quot;&quot;,N$1)&quot;);&quot;ディレクトリにアクセスできません&quot;)" office:value-type="string" office:string-value="ディレクトリにアクセスできません" calcext:value-type="string">
            <text:p>ディレクトリにアクセスできません</text:p>
          </table:table-cell>
          <table:table-cell table:style-name="ce2" table:formula="of:=IFERROR(__xludf.dummyfunction(&quot;GOOGLETRANSLATE($B51,&quot;&quot;en&quot;&quot;,O$1)&quot;);&quot;לא ניתן לגשת לספריה&quot;)" office:value-type="string" office:string-value="לא ניתן לגשת לספריה" calcext:value-type="string">
            <text:p>לא ניתן לגשת לספריה</text:p>
          </table:table-cell>
          <table:table-cell table:style-name="ce2" table:formula="of:=IFERROR(__xludf.dummyfunction(&quot;GOOGLETRANSLATE($B51,&quot;&quot;en&quot;&quot;,P$1)&quot;);&quot;Ne povas aliri dosierujon&quot;)" office:value-type="string" office:string-value="Ne povas aliri dosierujon" calcext:value-type="string">
            <text:p>Ne povas aliri dosierujon</text:p>
          </table:table-cell>
          <table:table-cell table:style-name="ce2" table:formula="of:=IFERROR(__xludf.dummyfunction(&quot;GOOGLETRANSLATE($B51,&quot;&quot;en&quot;&quot;,Q$1)&quot;);&quot;Haiwezi kufikia saraka&quot;)" office:value-type="string" office:string-value="Haiwezi kufikia saraka" calcext:value-type="string">
            <text:p>Haiwezi kufikia saraka</text:p>
          </table:table-cell>
          <table:table-cell table:style-name="ce2" table:formula="of:=IFERROR(__xludf.dummyfunction(&quot;GOOGLETRANSLATE($B51,&quot;&quot;en&quot;&quot;,R$1)&quot;);&quot;Hindi ma -access ang direktoryo&quot;)" office:value-type="string" office:string-value="Hindi ma -access ang direktoryo" calcext:value-type="string">
            <text:p>Hindi ma -access ang direktoryo</text:p>
          </table:table-cell>
          <table:table-cell table:style-name="ce2" table:formula="of:=IFERROR(__xludf.dummyfunction(&quot;GOOGLETRANSLATE($B51,&quot;&quot;en&quot;&quot;,S$1)&quot;);&quot;ڈائریکٹری تک رسائی حاصل نہیں کرسکتی ہے&quot;)" office:value-type="string" office:string-value="ڈائریکٹری تک رسائی حاصل نہیں کرسکتی ہے" calcext:value-type="string">
            <text:p>ڈائریکٹری تک رسائی حاصل نہیں کرسکتی ہے</text:p>
          </table:table-cell>
          <table:table-cell table:style-name="ce2" table:formula="of:=IFERROR(__xludf.dummyfunction(&quot;GOOGLETRANSLATE($B51,&quot;&quot;en&quot;&quot;,T$1)&quot;);&quot;Potest obvius Directory&quot;)" office:value-type="string" office:string-value="Potest obvius Directory" calcext:value-type="string">
            <text:p>Potest obvius Directory</text:p>
          </table:table-cell>
          <table:table-cell table:style-name="ce2" table:formula="of:=IFERROR(__xludf.dummyfunction(&quot;GOOGLETRANSLATE($B51,&quot;&quot;en&quot;&quot;,U$1)&quot;);&quot;Methu Cyrchu Cyfeiriadur&quot;)" office:value-type="string" office:string-value="Methu Cyrchu Cyfeiriadur" calcext:value-type="string">
            <text:p>Methu Cyrchu Cyfeiriadur</text:p>
          </table:table-cell>
          <table:table-cell table:style-name="ce2" table:formula="of:=IFERROR(__xludf.dummyfunction(&quot;GOOGLETRANSLATE($B51,&quot;&quot;en&quot;&quot;,V$1)&quot;);&quot;Ayikwazi ukufinyelela umkhombandlela&quot;)" office:value-type="string" office:string-value="Ayikwazi ukufinyelela umkhombandlela" calcext:value-type="string">
            <text:p>Ayikwazi ukufinyelela umkhombandlela</text:p>
          </table:table-cell>
          <table:table-cell table:style-name="ce2" table:formula="of:=IFERROR(__xludf.dummyfunction(&quot;GOOGLETRANSLATE($B51,&quot;&quot;en&quot;&quot;,W$1)&quot;);&quot;קען נישט צוטריט וועגווייַזער&quot;)" office:value-type="string" office:string-value="קען נישט צוטריט וועגווייַזער" calcext:value-type="string">
            <text:p>קען נישט צוטריט וועגווייַזער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DATA INPUT UNDERFLOW</text:p>
          </table:table-cell>
          <table:table-cell table:style-name="ce2" table:formula="of:=IFERROR(__xludf.dummyfunction(&quot;GOOGLETRANSLATE($B52,&quot;&quot;en&quot;&quot;,C$1)&quot;);&quot;데이터 입력 언더 플로우&quot;)" office:value-type="string" office:string-value="데이터 입력 언더 플로우" calcext:value-type="string">
            <text:p>데이터 입력 언더 플로우</text:p>
          </table:table-cell>
          <table:table-cell table:style-name="ce2" table:formula="of:=IFERROR(__xludf.dummyfunction(&quot;GOOGLETRANSLATE($B52,&quot;&quot;en&quot;&quot;,D$1)&quot;);&quot;Sous-ballable d'entrée de données&quot;)" office:value-type="string" office:string-value="Sous-ballable d'entrée de données" calcext:value-type="string">
            <text:p>Sous-ballable d'entrée de données</text:p>
          </table:table-cell>
          <table:table-cell table:style-name="ce2" table:formula="of:=IFERROR(__xludf.dummyfunction(&quot;GOOGLETRANSLATE($B52,&quot;&quot;en&quot;&quot;,E$1)&quot;);&quot;Dateneingangsunterlauf&quot;)" office:value-type="string" office:string-value="Dateneingangsunterlauf" calcext:value-type="string">
            <text:p>Dateneingangsunterlauf</text:p>
          </table:table-cell>
          <table:table-cell table:style-name="ce2" table:formula="of:=IFERROR(__xludf.dummyfunction(&quot;GOOGLETRANSLATE($B52,&quot;&quot;en&quot;&quot;,F$1)&quot;);&quot;数据输入下流&quot;)" office:value-type="string" office:string-value="数据输入下流" calcext:value-type="string">
            <text:p>数据输入下流</text:p>
          </table:table-cell>
          <table:table-cell table:style-name="ce2" table:formula="of:=IFERROR(__xludf.dummyfunction(&quot;GOOGLETRANSLATE($B52,&quot;&quot;en&quot;&quot;,G$1)&quot;);&quot;Ingresos de datos Subflogo&quot;)" office:value-type="string" office:string-value="Ingresos de datos Subflogo" calcext:value-type="string">
            <text:p>Ingresos de datos Subflogo</text:p>
          </table:table-cell>
          <table:table-cell table:style-name="ce2" table:formula="of:=IFERROR(__xludf.dummyfunction(&quot;GOOGLETRANSLATE($B52,&quot;&quot;en&quot;&quot;,H$1)&quot;);&quot;إدخال البيانات underflow&quot;)" office:value-type="string" office:string-value="إدخال البيانات underflow" calcext:value-type="string">
            <text:p>إدخال البيانات underflow</text:p>
          </table:table-cell>
          <table:table-cell table:style-name="ce2" table:formula="of:=IFERROR(__xludf.dummyfunction(&quot;GOOGLETRANSLATE($B52,&quot;&quot;en&quot;&quot;,I$1)&quot;);&quot;Вход данных в разделе&quot;)" office:value-type="string" office:string-value="Вход данных в разделе" calcext:value-type="string">
            <text:p>Вход данных в разделе</text:p>
          </table:table-cell>
          <table:table-cell table:style-name="ce2" table:formula="of:=IFERROR(__xludf.dummyfunction(&quot;GOOGLETRANSLATE($B52,&quot;&quot;en&quot;&quot;,J$1)&quot;);&quot;आंकड़ा इनपुट अंडरफ्लो&quot;)" office:value-type="string" office:string-value="आंकड़ा इनपुट अंडरफ्लो" calcext:value-type="string">
            <text:p>आंकड़ा इनपुट अंडरफ्लो</text:p>
          </table:table-cell>
          <table:table-cell table:style-name="ce2" table:formula="of:=IFERROR(__xludf.dummyfunction(&quot;GOOGLETRANSLATE($B52,&quot;&quot;en&quot;&quot;,K$1)&quot;);&quot;ডেটা ইনপুট আন্ডারফ্লো&quot;)" office:value-type="string" office:string-value="ডেটা ইনপুট আন্ডারফ্লো" calcext:value-type="string">
            <text:p>ডেটা ইনপুট আন্ডারফ্লো</text:p>
          </table:table-cell>
          <table:table-cell table:style-name="ce2" table:formula="of:=IFERROR(__xludf.dummyfunction(&quot;GOOGLETRANSLATE($B52,&quot;&quot;en&quot;&quot;,L$1)&quot;);&quot;Entrada de dados subfluente&quot;)" office:value-type="string" office:string-value="Entrada de dados subfluente" calcext:value-type="string">
            <text:p>Entrada de dados subfluente</text:p>
          </table:table-cell>
          <table:table-cell table:style-name="ce2" table:formula="of:=IFERROR(__xludf.dummyfunction(&quot;GOOGLETRANSLATE($B52,&quot;&quot;en&quot;&quot;,M$1)&quot;);&quot;Input Data Underflow&quot;)" office:value-type="string" office:string-value="Input Data Underflow" calcext:value-type="string">
            <text:p>Input Data Underflow</text:p>
          </table:table-cell>
          <table:table-cell table:style-name="ce2" table:formula="of:=IFERROR(__xludf.dummyfunction(&quot;GOOGLETRANSLATE($B52,&quot;&quot;en&quot;&quot;,N$1)&quot;);&quot;データ入力アンダーフロー&quot;)" office:value-type="string" office:string-value="データ入力アンダーフロー" calcext:value-type="string">
            <text:p>データ入力アンダーフロー</text:p>
          </table:table-cell>
          <table:table-cell table:style-name="ce2" table:formula="of:=IFERROR(__xludf.dummyfunction(&quot;GOOGLETRANSLATE($B52,&quot;&quot;en&quot;&quot;,O$1)&quot;);&quot;זרימת קלט נתונים&quot;)" office:value-type="string" office:string-value="זרימת קלט נתונים" calcext:value-type="string">
            <text:p>זרימת קלט נתונים</text:p>
          </table:table-cell>
          <table:table-cell table:style-name="ce2" table:formula="of:=IFERROR(__xludf.dummyfunction(&quot;GOOGLETRANSLATE($B52,&quot;&quot;en&quot;&quot;,P$1)&quot;);&quot;Datuma eniga subfluo&quot;)" office:value-type="string" office:string-value="Datuma eniga subfluo" calcext:value-type="string">
            <text:p>Datuma eniga subfluo</text:p>
          </table:table-cell>
          <table:table-cell table:style-name="ce2" table:formula="of:=IFERROR(__xludf.dummyfunction(&quot;GOOGLETRANSLATE($B52,&quot;&quot;en&quot;&quot;,Q$1)&quot;);&quot;Uingizaji wa data Underfer&quot;)" office:value-type="string" office:string-value="Uingizaji wa data Underfer" calcext:value-type="string">
            <text:p>Uingizaji wa data Underfer</text:p>
          </table:table-cell>
          <table:table-cell table:style-name="ce2" table:formula="of:=IFERROR(__xludf.dummyfunction(&quot;GOOGLETRANSLATE($B52,&quot;&quot;en&quot;&quot;,R$1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IFERROR(__xludf.dummyfunction(&quot;GOOGLETRANSLATE($B52,&quot;&quot;en&quot;&quot;,S$1)&quot;);&quot;ڈیٹا ان پٹ انڈر فلو&quot;)" office:value-type="string" office:string-value="ڈیٹا ان پٹ انڈر فلو" calcext:value-type="string">
            <text:p>ڈیٹا ان پٹ انڈر فلو</text:p>
          </table:table-cell>
          <table:table-cell table:style-name="ce2" table:formula="of:=IFERROR(__xludf.dummyfunction(&quot;GOOGLETRANSLATE($B52,&quot;&quot;en&quot;&quot;,T$1)&quot;);&quot;Data input underflow&quot;)" office:value-type="string" office:string-value="Data input underflow" calcext:value-type="string">
            <text:p>Data input underflow</text:p>
          </table:table-cell>
          <table:table-cell table:style-name="ce2" table:formula="of:=IFERROR(__xludf.dummyfunction(&quot;GOOGLETRANSLATE($B52,&quot;&quot;en&quot;&quot;,U$1)&quot;);&quot;Tan -lif mewnbwn data&quot;)" office:value-type="string" office:string-value="Tan -lif mewnbwn data" calcext:value-type="string">
            <text:p>Tan -lif mewnbwn data</text:p>
          </table:table-cell>
          <table:table-cell table:style-name="ce2" table:formula="of:=IFERROR(__xludf.dummyfunction(&quot;GOOGLETRANSLATE($B52,&quot;&quot;en&quot;&quot;,V$1)&quot;);&quot;Ukufakwa kwedatha okungekho emthethweni&quot;)" office:value-type="string" office:string-value="Ukufakwa kwedatha okungekho emthethweni" calcext:value-type="string">
            <text:p>Ukufakwa kwedatha okungekho emthethweni</text:p>
          </table:table-cell>
          <table:table-cell table:style-name="ce2" table:formula="of:=IFERROR(__xludf.dummyfunction(&quot;GOOGLETRANSLATE($B52,&quot;&quot;en&quot;&quot;,W$1)&quot;);&quot;דאַטן אַרייַנשרייַב אַנדערפלאָו&quot;)" office:value-type="string" office:string-value="דאַטן אַרייַנשרייַב אַנדערפלאָו" calcext:value-type="string">
            <text:p>דאַטן אַרייַנשרייַב אַנדערפלאָו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DATA READ UNDERFLOW</text:p>
          </table:table-cell>
          <table:table-cell table:style-name="ce2" table:formula="of:=IFERROR(__xludf.dummyfunction(&quot;GOOGLETRANSLATE($B53,&quot;&quot;en&quot;&quot;,C$1)&quot;);&quot;데이터를 읽습니다&quot;)" office:value-type="string" office:string-value="데이터를 읽습니다" calcext:value-type="string">
            <text:p>데이터를 읽습니다</text:p>
          </table:table-cell>
          <table:table-cell table:style-name="ce2" table:formula="of:=IFERROR(__xludf.dummyfunction(&quot;GOOGLETRANSLATE($B53,&quot;&quot;en&quot;&quot;,D$1)&quot;);&quot;Données lus sous-plein&quot;)" office:value-type="string" office:string-value="Données lus sous-plein" calcext:value-type="string">
            <text:p>Données lus sous-plein</text:p>
          </table:table-cell>
          <table:table-cell table:style-name="ce2" table:formula="of:=IFERROR(__xludf.dummyfunction(&quot;GOOGLETRANSLATE($B53,&quot;&quot;en&quot;&quot;,E$1)&quot;);&quot;Daten lesen Unterlauf&quot;)" office:value-type="string" office:string-value="Daten lesen Unterlauf" calcext:value-type="string">
            <text:p>Daten lesen Unterlauf</text:p>
          </table:table-cell>
          <table:table-cell table:style-name="ce2" table:formula="of:=IFERROR(__xludf.dummyfunction(&quot;GOOGLETRANSLATE($B53,&quot;&quot;en&quot;&quot;,F$1)&quot;);&quot;数据读取底流&quot;)" office:value-type="string" office:string-value="数据读取底流" calcext:value-type="string">
            <text:p>数据读取底流</text:p>
          </table:table-cell>
          <table:table-cell table:style-name="ce2" table:formula="of:=IFERROR(__xludf.dummyfunction(&quot;GOOGLETRANSLATE($B53,&quot;&quot;en&quot;&quot;,G$1)&quot;);&quot;Datos leídos bajo flujo&quot;)" office:value-type="string" office:string-value="Datos leídos bajo flujo" calcext:value-type="string">
            <text:p>Datos leídos bajo flujo</text:p>
          </table:table-cell>
          <table:table-cell table:style-name="ce2" table:formula="of:=IFERROR(__xludf.dummyfunction(&quot;GOOGLETRANSLATE($B53,&quot;&quot;en&quot;&quot;,H$1)&quot;);&quot;قراءة البيانات underflow&quot;)" office:value-type="string" office:string-value="قراءة البيانات underflow" calcext:value-type="string">
            <text:p>قراءة البيانات underflow</text:p>
          </table:table-cell>
          <table:table-cell table:style-name="ce2" table:formula="of:=IFERROR(__xludf.dummyfunction(&quot;GOOGLETRANSLATE($B53,&quot;&quot;en&quot;&quot;,I$1)&quot;);&quot;Данные прочитали недостаток&quot;)" office:value-type="string" office:string-value="Данные прочитали недостаток" calcext:value-type="string">
            <text:p>Данные прочитали недостаток</text:p>
          </table:table-cell>
          <table:table-cell table:style-name="ce2" table:formula="of:=IFERROR(__xludf.dummyfunction(&quot;GOOGLETRANSLATE($B53,&quot;&quot;en&quot;&quot;,J$1)&quot;);&quot;डेटा पढ़ें अंडरफ्लो&quot;)" office:value-type="string" office:string-value="डेटा पढ़ें अंडरफ्लो" calcext:value-type="string">
            <text:p>डेटा पढ़ें अंडरफ्लो</text:p>
          </table:table-cell>
          <table:table-cell table:style-name="ce2" table:formula="of:=IFERROR(__xludf.dummyfunction(&quot;GOOGLETRANSLATE($B53,&quot;&quot;en&quot;&quot;,K$1)&quot;);&quot;ডেটা আন্ডারফ্লো রিড&quot;)" office:value-type="string" office:string-value="ডেটা আন্ডারফ্লো রিড" calcext:value-type="string">
            <text:p>ডেটা আন্ডারফ্লো রিড</text:p>
          </table:table-cell>
          <table:table-cell table:style-name="ce2" table:formula="of:=IFERROR(__xludf.dummyfunction(&quot;GOOGLETRANSLATE($B53,&quot;&quot;en&quot;&quot;,L$1)&quot;);&quot;Dados Leia o subfluxo&quot;)" office:value-type="string" office:string-value="Dados Leia o subfluxo" calcext:value-type="string">
            <text:p>Dados Leia o subfluxo</text:p>
          </table:table-cell>
          <table:table-cell table:style-name="ce2" table:formula="of:=IFERROR(__xludf.dummyfunction(&quot;GOOGLETRANSLATE($B53,&quot;&quot;en&quot;&quot;,M$1)&quot;);&quot;Data Baca Underflow&quot;)" office:value-type="string" office:string-value="Data Baca Underflow" calcext:value-type="string">
            <text:p>Data Baca Underflow</text:p>
          </table:table-cell>
          <table:table-cell table:style-name="ce2" table:formula="of:=IFERROR(__xludf.dummyfunction(&quot;GOOGLETRANSLATE($B53,&quot;&quot;en&quot;&quot;,N$1)&quot;);&quot;データはアンダーフローを読みます&quot;)" office:value-type="string" office:string-value="データはアンダーフローを読みます" calcext:value-type="string">
            <text:p>データはアンダーフローを読みます</text:p>
          </table:table-cell>
          <table:table-cell table:style-name="ce2" table:formula="of:=IFERROR(__xludf.dummyfunction(&quot;GOOGLETRANSLATE($B53,&quot;&quot;en&quot;&quot;,O$1)&quot;);&quot;נתונים קראו את הזרימה&quot;)" office:value-type="string" office:string-value="נתונים קראו את הזרימה" calcext:value-type="string">
            <text:p>נתונים קראו את הזרימה</text:p>
          </table:table-cell>
          <table:table-cell table:style-name="ce2" table:formula="of:=IFERROR(__xludf.dummyfunction(&quot;GOOGLETRANSLATE($B53,&quot;&quot;en&quot;&quot;,P$1)&quot;);&quot;Datumoj Legu Subfluon&quot;)" office:value-type="string" office:string-value="Datumoj Legu Subfluon" calcext:value-type="string">
            <text:p>Datumoj Legu Subfluon</text:p>
          </table:table-cell>
          <table:table-cell table:style-name="ce2" table:formula="of:=IFERROR(__xludf.dummyfunction(&quot;GOOGLETRANSLATE($B53,&quot;&quot;en&quot;&quot;,Q$1)&quot;);&quot;Takwimu zilizosomwa&quot;)" office:value-type="string" office:string-value="Takwimu zilizosomwa" calcext:value-type="string">
            <text:p>Takwimu zilizosomwa</text:p>
          </table:table-cell>
          <table:table-cell table:style-name="ce2" table:formula="of:=IFERROR(__xludf.dummyfunction(&quot;GOOGLETRANSLATE($B53,&quot;&quot;en&quot;&quot;,R$1)&quot;);&quot;Basahin ang data ng underflow&quot;)" office:value-type="string" office:string-value="Basahin ang data ng underflow" calcext:value-type="string">
            <text:p>Basahin ang data ng underflow</text:p>
          </table:table-cell>
          <table:table-cell table:style-name="ce2" table:formula="of:=IFERROR(__xludf.dummyfunction(&quot;GOOGLETRANSLATE($B53,&quot;&quot;en&quot;&quot;,S$1)&quot;);&quot;ڈیٹا انڈر فلو پڑھتا ہے&quot;)" office:value-type="string" office:string-value="ڈیٹا انڈر فلو پڑھتا ہے" calcext:value-type="string">
            <text:p>ڈیٹا انڈر فلو پڑھتا ہے</text:p>
          </table:table-cell>
          <table:table-cell table:style-name="ce2" table:formula="of:=IFERROR(__xludf.dummyfunction(&quot;GOOGLETRANSLATE($B53,&quot;&quot;en&quot;&quot;,T$1)&quot;);&quot;Data Read underflow&quot;)" office:value-type="string" office:string-value="Data Read underflow" calcext:value-type="string">
            <text:p>Data Read underflow</text:p>
          </table:table-cell>
          <table:table-cell table:style-name="ce2" table:formula="of:=IFERROR(__xludf.dummyfunction(&quot;GOOGLETRANSLATE($B53,&quot;&quot;en&quot;&quot;,U$1)&quot;);&quot;Data Darllen Tanlif&quot;)" office:value-type="string" office:string-value="Data Darllen Tanlif" calcext:value-type="string">
            <text:p>Data Darllen Tanlif</text:p>
          </table:table-cell>
          <table:table-cell table:style-name="ce2" table:formula="of:=IFERROR(__xludf.dummyfunction(&quot;GOOGLETRANSLATE($B53,&quot;&quot;en&quot;&quot;,V$1)&quot;);&quot;Idatha ifundwe ngaphansi&quot;)" office:value-type="string" office:string-value="Idatha ifundwe ngaphansi" calcext:value-type="string">
            <text:p>Idatha ifundwe ngaphansi</text:p>
          </table:table-cell>
          <table:table-cell table:style-name="ce2" table:formula="of:=IFERROR(__xludf.dummyfunction(&quot;GOOGLETRANSLATE($B53,&quot;&quot;en&quot;&quot;,W$1)&quot;);&quot;דאַטן לייענען אַנדערפלאָו&quot;)" office:value-type="string" office:string-value="דאַטן לייענען אַנדערפלאָו" calcext:value-type="string">
            <text:p>דאַטן לייענען אַנדערפלאָו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DEFINITION CYCLE DISCOVERED</text:p>
          </table:table-cell>
          <table:table-cell table:style-name="ce2" table:formula="of:=IFERROR(__xludf.dummyfunction(&quot;GOOGLETRANSLATE($B54,&quot;&quot;en&quot;&quot;,C$1)&quot;);&quot;정의주기가 발견되었습니다&quot;)" office:value-type="string" office:string-value="정의주기가 발견되었습니다" calcext:value-type="string">
            <text:p>정의주기가 발견되었습니다</text:p>
          </table:table-cell>
          <table:table-cell table:style-name="ce2" table:formula="of:=IFERROR(__xludf.dummyfunction(&quot;GOOGLETRANSLATE($B54,&quot;&quot;en&quot;&quot;,D$1)&quot;);&quot;Cycle de définition découvert&quot;)" office:value-type="string" office:string-value="Cycle de définition découvert" calcext:value-type="string">
            <text:p>Cycle de définition découvert</text:p>
          </table:table-cell>
          <table:table-cell table:style-name="ce2" table:formula="of:=IFERROR(__xludf.dummyfunction(&quot;GOOGLETRANSLATE($B54,&quot;&quot;en&quot;&quot;,E$1)&quot;);&quot;Definitionszyklus entdeckt&quot;)" office:value-type="string" office:string-value="Definitionszyklus entdeckt" calcext:value-type="string">
            <text:p>Definitionszyklus entdeckt</text:p>
          </table:table-cell>
          <table:table-cell table:style-name="ce2" table:formula="of:=IFERROR(__xludf.dummyfunction(&quot;GOOGLETRANSLATE($B54,&quot;&quot;en&quot;&quot;,F$1)&quot;);&quot;发现定义周期&quot;)" office:value-type="string" office:string-value="发现定义周期" calcext:value-type="string">
            <text:p>发现定义周期</text:p>
          </table:table-cell>
          <table:table-cell table:style-name="ce2" table:formula="of:=IFERROR(__xludf.dummyfunction(&quot;GOOGLETRANSLATE($B54,&quot;&quot;en&quot;&quot;,G$1)&quot;);&quot;Ciclo de definición descubierto&quot;)" office:value-type="string" office:string-value="Ciclo de definición descubierto" calcext:value-type="string">
            <text:p>Ciclo de definición descubierto</text:p>
          </table:table-cell>
          <table:table-cell table:style-name="ce2" table:formula="of:=IFERROR(__xludf.dummyfunction(&quot;GOOGLETRANSLATE($B54,&quot;&quot;en&quot;&quot;,H$1)&quot;);&quot;دورة التعريف التي تم اكتشافها&quot;)" office:value-type="string" office:string-value="دورة التعريف التي تم اكتشافها" calcext:value-type="string">
            <text:p>دورة التعريف التي تم اكتشافها</text:p>
          </table:table-cell>
          <table:table-cell table:style-name="ce2" table:formula="of:=IFERROR(__xludf.dummyfunction(&quot;GOOGLETRANSLATE($B54,&quot;&quot;en&quot;&quot;,I$1)&quot;);&quot;Цикл определения обнаружено&quot;)" office:value-type="string" office:string-value="Цикл определения обнаружено" calcext:value-type="string">
            <text:p>Цикл определения обнаружено</text:p>
          </table:table-cell>
          <table:table-cell table:style-name="ce2" table:formula="of:=IFERROR(__xludf.dummyfunction(&quot;GOOGLETRANSLATE($B54,&quot;&quot;en&quot;&quot;,J$1)&quot;);&quot;परिभाषा चक्र की खोज की गई&quot;)" office:value-type="string" office:string-value="परिभाषा चक्र की खोज की गई" calcext:value-type="string">
            <text:p>परिभाषा चक्र की खोज की गई</text:p>
          </table:table-cell>
          <table:table-cell table:style-name="ce2" table:formula="of:=IFERROR(__xludf.dummyfunction(&quot;GOOGLETRANSLATE($B54,&quot;&quot;en&quot;&quot;,K$1)&quot;);&quot;সংজ্ঞা চক্র আবিষ্কার&quot;)" office:value-type="string" office:string-value="সংজ্ঞা চক্র আবিষ্কার" calcext:value-type="string">
            <text:p>সংজ্ঞা চক্র আবিষ্কার</text:p>
          </table:table-cell>
          <table:table-cell table:style-name="ce2" table:formula="of:=IFERROR(__xludf.dummyfunction(&quot;GOOGLETRANSLATE($B54,&quot;&quot;en&quot;&quot;,L$1)&quot;);&quot;Ciclo de definição descoberto&quot;)" office:value-type="string" office:string-value="Ciclo de definição descoberto" calcext:value-type="string">
            <text:p>Ciclo de definição descoberto</text:p>
          </table:table-cell>
          <table:table-cell table:style-name="ce2" table:formula="of:=IFERROR(__xludf.dummyfunction(&quot;GOOGLETRANSLATE($B54,&quot;&quot;en&quot;&quot;,M$1)&quot;);&quot;Siklus definisi ditemukan&quot;)" office:value-type="string" office:string-value="Siklus definisi ditemukan" calcext:value-type="string">
            <text:p>Siklus definisi ditemukan</text:p>
          </table:table-cell>
          <table:table-cell table:style-name="ce2" table:formula="of:=IFERROR(__xludf.dummyfunction(&quot;GOOGLETRANSLATE($B54,&quot;&quot;en&quot;&quot;,N$1)&quot;);&quot;定義サイクルが発見されました&quot;)" office:value-type="string" office:string-value="定義サイクルが発見されました" calcext:value-type="string">
            <text:p>定義サイクルが発見されました</text:p>
          </table:table-cell>
          <table:table-cell table:style-name="ce2" table:formula="of:=IFERROR(__xludf.dummyfunction(&quot;GOOGLETRANSLATE($B54,&quot;&quot;en&quot;&quot;,O$1)&quot;);&quot;מחזור ההגדרה התגלה&quot;)" office:value-type="string" office:string-value="מחזור ההגדרה התגלה" calcext:value-type="string">
            <text:p>מחזור ההגדרה התגלה</text:p>
          </table:table-cell>
          <table:table-cell table:style-name="ce2" table:formula="of:=IFERROR(__xludf.dummyfunction(&quot;GOOGLETRANSLATE($B54,&quot;&quot;en&quot;&quot;,P$1)&quot;);&quot;Difina ciklo malkovrita&quot;)" office:value-type="string" office:string-value="Difina ciklo malkovrita" calcext:value-type="string">
            <text:p>Difina ciklo malkovrita</text:p>
          </table:table-cell>
          <table:table-cell table:style-name="ce2" table:formula="of:=IFERROR(__xludf.dummyfunction(&quot;GOOGLETRANSLATE($B54,&quot;&quot;en&quot;&quot;,Q$1)&quot;);&quot;Mzunguko wa ufafanuzi umegunduliwa&quot;)" office:value-type="string" office:string-value="Mzunguko wa ufafanuzi umegunduliwa" calcext:value-type="string">
            <text:p>Mzunguko wa ufafanuzi umegunduliwa</text:p>
          </table:table-cell>
          <table:table-cell table:style-name="ce2" table:formula="of:=IFERROR(__xludf.dummyfunction(&quot;GOOGLETRANSLATE($B54,&quot;&quot;en&quot;&quot;,R$1)&quot;);&quot;Natuklasan ang kahulugan ng cycle&quot;)" office:value-type="string" office:string-value="Natuklasan ang kahulugan ng cycle" calcext:value-type="string">
            <text:p>Natuklasan ang kahulugan ng cycle</text:p>
          </table:table-cell>
          <table:table-cell table:style-name="ce2" table:formula="of:=IFERROR(__xludf.dummyfunction(&quot;GOOGLETRANSLATE($B54,&quot;&quot;en&quot;&quot;,S$1)&quot;);&quot;تعریف سائیکل دریافت ہوا&quot;)" office:value-type="string" office:string-value="تعریف سائیکل دریافت ہوا" calcext:value-type="string">
            <text:p>تعریف سائیکل دریافت ہوا</text:p>
          </table:table-cell>
          <table:table-cell table:style-name="ce2" table:formula="of:=IFERROR(__xludf.dummyfunction(&quot;GOOGLETRANSLATE($B54,&quot;&quot;en&quot;&quot;,T$1)&quot;);&quot;Definitio exolvuntur inventa&quot;)" office:value-type="string" office:string-value="Definitio exolvuntur inventa" calcext:value-type="string">
            <text:p>Definitio exolvuntur inventa</text:p>
          </table:table-cell>
          <table:table-cell table:style-name="ce2" table:formula="of:=IFERROR(__xludf.dummyfunction(&quot;GOOGLETRANSLATE($B54,&quot;&quot;en&quot;&quot;,U$1)&quot;);&quot;Cylch diffiniad wedi'i ddarganfod&quot;)" office:value-type="string" office:string-value="Cylch diffiniad wedi'i ddarganfod" calcext:value-type="string">
            <text:p>Cylch diffiniad wedi'i ddarganfod</text:p>
          </table:table-cell>
          <table:table-cell table:style-name="ce2" table:formula="of:=IFERROR(__xludf.dummyfunction(&quot;GOOGLETRANSLATE($B54,&quot;&quot;en&quot;&quot;,V$1)&quot;);&quot;Ukuchazwa komjikelezo kutholakele&quot;)" office:value-type="string" office:string-value="Ukuchazwa komjikelezo kutholakele" calcext:value-type="string">
            <text:p>Ukuchazwa komjikelezo kutholakele</text:p>
          </table:table-cell>
          <table:table-cell table:style-name="ce2" table:formula="of:=IFERROR(__xludf.dummyfunction(&quot;GOOGLETRANSLATE($B54,&quot;&quot;en&quot;&quot;,W$1)&quot;);&quot;דעפֿיניציע ציקל דיסקאַווערד&quot;)" office:value-type="string" office:string-value="דעפֿיניציע ציקל דיסקאַווערד" calcext:value-type="string">
            <text:p>דעפֿיניציע ציקל דיסקאַווערד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ERROR</text:p>
          </table:table-cell>
          <table:table-cell table:style-name="ce2" table:formula="of:=IFERROR(__xludf.dummyfunction(&quot;GOOGLETRANSLATE($B55,&quot;&quot;en&quot;&quot;,C$1)&quot;);&quot;오류&quot;)" office:value-type="string" office:string-value="오류" calcext:value-type="string">
            <text:p>오류</text:p>
          </table:table-cell>
          <table:table-cell table:style-name="ce2" table:formula="of:=IFERROR(__xludf.dummyfunction(&quot;GOOGLETRANSLATE($B55,&quot;&quot;en&quot;&quot;,D$1)&quot;);&quot;ERREUR&quot;)" office:value-type="string" office:string-value="ERREUR" calcext:value-type="string">
            <text:p>ERREUR</text:p>
          </table:table-cell>
          <table:table-cell table:style-name="ce2" table:formula="of:=IFERROR(__xludf.dummyfunction(&quot;GOOGLETRANSLATE($B55,&quot;&quot;en&quot;&quot;,E$1)&quot;);&quot;FEHLER&quot;)" office:value-type="string" office:string-value="FEHLER" calcext:value-type="string">
            <text:p>FEHLER</text:p>
          </table:table-cell>
          <table:table-cell table:style-name="ce2" table:formula="of:=IFERROR(__xludf.dummyfunction(&quot;GOOGLETRANSLATE($B55,&quot;&quot;en&quot;&quot;,F$1)&quot;);&quot;错误&quot;)" office:value-type="string" office:string-value="错误" calcext:value-type="string">
            <text:p>错误</text:p>
          </table:table-cell>
          <table:table-cell table:style-name="ce2" table:formula="of:=IFERROR(__xludf.dummyfunction(&quot;GOOGLETRANSLATE($B55,&quot;&quot;en&quot;&quot;,G$1)&quot;);&quot;ERROR&quot;)" office:value-type="string" office:string-value="ERROR" calcext:value-type="string">
            <text:p>ERROR</text:p>
          </table:table-cell>
          <table:table-cell table:style-name="ce2" table:formula="of:=IFERROR(__xludf.dummyfunction(&quot;GOOGLETRANSLATE($B55,&quot;&quot;en&quot;&quot;,H$1)&quot;);&quot;خطأ&quot;)" office:value-type="string" office:string-value="خطأ" calcext:value-type="string">
            <text:p>خطأ</text:p>
          </table:table-cell>
          <table:table-cell table:style-name="ce2" table:formula="of:=IFERROR(__xludf.dummyfunction(&quot;GOOGLETRANSLATE($B55,&quot;&quot;en&quot;&quot;,I$1)&quot;);&quot;ОШИБКА&quot;)" office:value-type="string" office:string-value="ОШИБКА" calcext:value-type="string">
            <text:p>ОШИБКА</text:p>
          </table:table-cell>
          <table:table-cell table:style-name="ce2" table:formula="of:=IFERROR(__xludf.dummyfunction(&quot;GOOGLETRANSLATE($B55,&quot;&quot;en&quot;&quot;,J$1)&quot;);&quot;गलती&quot;)" office:value-type="string" office:string-value="गलती" calcext:value-type="string">
            <text:p>गलती</text:p>
          </table:table-cell>
          <table:table-cell table:style-name="ce2" table:formula="of:=IFERROR(__xludf.dummyfunction(&quot;GOOGLETRANSLATE($B55,&quot;&quot;en&quot;&quot;,K$1)&quot;);&quot;ত্রুটি&quot;)" office:value-type="string" office:string-value="ত্রুটি" calcext:value-type="string">
            <text:p>ত্রুটি</text:p>
          </table:table-cell>
          <table:table-cell table:style-name="ce2" table:formula="of:=IFERROR(__xludf.dummyfunction(&quot;GOOGLETRANSLATE($B55,&quot;&quot;en&quot;&quot;,L$1)&quot;);&quot;ERRO&quot;)" office:value-type="string" office:string-value="ERRO" calcext:value-type="string">
            <text:p>ERRO</text:p>
          </table:table-cell>
          <table:table-cell table:style-name="ce2" table:formula="of:=IFERROR(__xludf.dummyfunction(&quot;GOOGLETRANSLATE($B55,&quot;&quot;en&quot;&quot;,M$1)&quot;);&quot;KESALAHAN&quot;)" office:value-type="string" office:string-value="KESALAHAN" calcext:value-type="string">
            <text:p>KESALAHAN</text:p>
          </table:table-cell>
          <table:table-cell table:style-name="ce2" table:formula="of:=IFERROR(__xludf.dummyfunction(&quot;GOOGLETRANSLATE($B55,&quot;&quot;en&quot;&quot;,N$1)&quot;);&quot;エラー&quot;)" office:value-type="string" office:string-value="エラー" calcext:value-type="string">
            <text:p>エラー</text:p>
          </table:table-cell>
          <table:table-cell table:style-name="ce2" table:formula="of:=IFERROR(__xludf.dummyfunction(&quot;GOOGLETRANSLATE($B55,&quot;&quot;en&quot;&quot;,O$1)&quot;);&quot;שְׁגִיאָה&quot;)" office:value-type="string" office:string-value="שְׁגִיאָה" calcext:value-type="string">
            <text:p>שְׁגִיאָה</text:p>
          </table:table-cell>
          <table:table-cell table:style-name="ce2" table:formula="of:=IFERROR(__xludf.dummyfunction(&quot;GOOGLETRANSLATE($B55,&quot;&quot;en&quot;&quot;,P$1)&quot;);&quot;Eraro&quot;)" office:value-type="string" office:string-value="Eraro" calcext:value-type="string">
            <text:p>Eraro</text:p>
          </table:table-cell>
          <table:table-cell table:style-name="ce2" table:formula="of:=IFERROR(__xludf.dummyfunction(&quot;GOOGLETRANSLATE($B55,&quot;&quot;en&quot;&quot;,Q$1)&quot;);&quot;Kosa&quot;)" office:value-type="string" office:string-value="Kosa" calcext:value-type="string">
            <text:p>Kosa</text:p>
          </table:table-cell>
          <table:table-cell table:style-name="ce2" table:formula="of:=IFERROR(__xludf.dummyfunction(&quot;GOOGLETRANSLATE($B55,&quot;&quot;en&quot;&quot;,R$1)&quot;);&quot;Error&quot;)" office:value-type="string" office:string-value="Error" calcext:value-type="string">
            <text:p>Error</text:p>
          </table:table-cell>
          <table:table-cell table:style-name="ce2" table:formula="of:=IFERROR(__xludf.dummyfunction(&quot;GOOGLETRANSLATE($B55,&quot;&quot;en&quot;&quot;,S$1)&quot;);&quot;غلطی&quot;)" office:value-type="string" office:string-value="غلطی" calcext:value-type="string">
            <text:p>غلطی</text:p>
          </table:table-cell>
          <table:table-cell table:style-name="ce2" table:formula="of:=IFERROR(__xludf.dummyfunction(&quot;GOOGLETRANSLATE($B55,&quot;&quot;en&quot;&quot;,T$1)&quot;);&quot;Error&quot;)" office:value-type="string" office:string-value="Error" calcext:value-type="string">
            <text:p>Error</text:p>
          </table:table-cell>
          <table:table-cell table:style-name="ce2" table:formula="of:=IFERROR(__xludf.dummyfunction(&quot;GOOGLETRANSLATE($B55,&quot;&quot;en&quot;&quot;,U$1)&quot;);&quot;Wallau&quot;)" office:value-type="string" office:string-value="Wallau" calcext:value-type="string">
            <text:p>Wallau</text:p>
          </table:table-cell>
          <table:table-cell table:style-name="ce2" table:formula="of:=IFERROR(__xludf.dummyfunction(&quot;GOOGLETRANSLATE($B55,&quot;&quot;en&quot;&quot;,V$1)&quot;);&quot;Ukuphambeka&quot;)" office:value-type="string" office:string-value="Ukuphambeka" calcext:value-type="string">
            <text:p>Ukuphambeka</text:p>
          </table:table-cell>
          <table:table-cell table:style-name="ce2" table:formula="of:=IFERROR(__xludf.dummyfunction(&quot;GOOGLETRANSLATE($B55,&quot;&quot;en&quot;&quot;,W$1)&quot;);&quot;גרייַז&quot;)" office:value-type="string" office:string-value="גרייַז" calcext:value-type="string">
            <text:p>גרייַז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FOR VARIABLE MULTIPLY DEFINED</text:p>
          </table:table-cell>
          <table:table-cell table:style-name="ce2" table:formula="of:=IFERROR(__xludf.dummyfunction(&quot;GOOGLETRANSLATE($B56,&quot;&quot;en&quot;&quot;,C$1)&quot;);&quot;변수 곱하기의 경우&quot;)" office:value-type="string" office:string-value="변수 곱하기의 경우" calcext:value-type="string">
            <text:p>변수 곱하기의 경우</text:p>
          </table:table-cell>
          <table:table-cell table:style-name="ce2" table:formula="of:=IFERROR(__xludf.dummyfunction(&quot;GOOGLETRANSLATE($B56,&quot;&quot;en&quot;&quot;,D$1)&quot;);&quot;Pour une multiplication variable définie&quot;)" office:value-type="string" office:string-value="Pour une multiplication variable définie" calcext:value-type="string">
            <text:p>Pour une multiplication variable définie</text:p>
          </table:table-cell>
          <table:table-cell table:style-name="ce2" table:formula="of:=IFERROR(__xludf.dummyfunction(&quot;GOOGLETRANSLATE($B56,&quot;&quot;en&quot;&quot;,E$1)&quot;);&quot;Für variable multiplizierte definiert&quot;)" office:value-type="string" office:string-value="Für variable multiplizierte definiert" calcext:value-type="string">
            <text:p>Für variable multiplizierte definiert</text:p>
          </table:table-cell>
          <table:table-cell table:style-name="ce2" table:formula="of:=IFERROR(__xludf.dummyfunction(&quot;GOOGLETRANSLATE($B56,&quot;&quot;en&quot;&quot;,F$1)&quot;);&quot;对于可变倍数定义&quot;)" office:value-type="string" office:string-value="对于可变倍数定义" calcext:value-type="string">
            <text:p>对于可变倍数定义</text:p>
          </table:table-cell>
          <table:table-cell table:style-name="ce2" table:formula="of:=IFERROR(__xludf.dummyfunction(&quot;GOOGLETRANSLATE($B56,&quot;&quot;en&quot;&quot;,G$1)&quot;);&quot;Para variable multiplicar definida&quot;)" office:value-type="string" office:string-value="Para variable multiplicar definida" calcext:value-type="string">
            <text:p>Para variable multiplicar definida</text:p>
          </table:table-cell>
          <table:table-cell table:style-name="ce2" table:formula="of:=IFERROR(__xludf.dummyfunction(&quot;GOOGLETRANSLATE($B56,&quot;&quot;en&quot;&quot;,H$1)&quot;);&quot;للمتغير الضاعف المحدد&quot;)" office:value-type="string" office:string-value="للمتغير الضاعف المحدد" calcext:value-type="string">
            <text:p>للمتغير الضاعف المحدد</text:p>
          </table:table-cell>
          <table:table-cell table:style-name="ce2" table:formula="of:=IFERROR(__xludf.dummyfunction(&quot;GOOGLETRANSLATE($B56,&quot;&quot;en&quot;&quot;,I$1)&quot;);&quot;Для переменной умноженной определенной&quot;)" office:value-type="string" office:string-value="Для переменной умноженной определенной" calcext:value-type="string">
            <text:p>Для переменной умноженной определенной</text:p>
          </table:table-cell>
          <table:table-cell table:style-name="ce2" table:formula="of:=IFERROR(__xludf.dummyfunction(&quot;GOOGLETRANSLATE($B56,&quot;&quot;en&quot;&quot;,J$1)&quot;);&quot;चर के लिए परिभाषित गुणा&quot;)" office:value-type="string" office:string-value="चर के लिए परिभाषित गुणा" calcext:value-type="string">
            <text:p>चर के लिए परिभाषित गुणा</text:p>
          </table:table-cell>
          <table:table-cell table:style-name="ce2" table:formula="of:=IFERROR(__xludf.dummyfunction(&quot;GOOGLETRANSLATE($B56,&quot;&quot;en&quot;&quot;,K$1)&quot;);&quot;ভেরিয়েবলের জন্য গুণিত সংজ্ঞায়িত&quot;)" office:value-type="string" office:string-value="ভেরিয়েবলের জন্য গুণিত সংজ্ঞায়িত" calcext:value-type="string">
            <text:p>ভেরিয়েবলের জন্য গুণিত সংজ্ঞায়িত</text:p>
          </table:table-cell>
          <table:table-cell table:style-name="ce2" table:formula="of:=IFERROR(__xludf.dummyfunction(&quot;GOOGLETRANSLATE($B56,&quot;&quot;en&quot;&quot;,L$1)&quot;);&quot;Para variável multiplique definida&quot;)" office:value-type="string" office:string-value="Para variável multiplique definida" calcext:value-type="string">
            <text:p>Para variável multiplique definida</text:p>
          </table:table-cell>
          <table:table-cell table:style-name="ce2" table:formula="of:=IFERROR(__xludf.dummyfunction(&quot;GOOGLETRANSLATE($B56,&quot;&quot;en&quot;&quot;,M$1)&quot;);&quot;Untuk variabel multipel didefinisikan&quot;)" office:value-type="string" office:string-value="Untuk variabel multipel didefinisikan" calcext:value-type="string">
            <text:p>Untuk variabel multipel didefinisikan</text:p>
          </table:table-cell>
          <table:table-cell table:style-name="ce2" table:formula="of:=IFERROR(__xludf.dummyfunction(&quot;GOOGLETRANSLATE($B56,&quot;&quot;en&quot;&quot;,N$1)&quot;);&quot;可変乗算定義の場合&quot;)" office:value-type="string" office:string-value="可変乗算定義の場合" calcext:value-type="string">
            <text:p>可変乗算定義の場合</text:p>
          </table:table-cell>
          <table:table-cell table:style-name="ce2" table:formula="of:=IFERROR(__xludf.dummyfunction(&quot;GOOGLETRANSLATE($B56,&quot;&quot;en&quot;&quot;,O$1)&quot;);&quot;עבור כפול משתנה מוגדר&quot;)" office:value-type="string" office:string-value="עבור כפול משתנה מוגדר" calcext:value-type="string">
            <text:p>עבור כפול משתנה מוגדר</text:p>
          </table:table-cell>
          <table:table-cell table:style-name="ce2" table:formula="of:=IFERROR(__xludf.dummyfunction(&quot;GOOGLETRANSLATE($B56,&quot;&quot;en&quot;&quot;,P$1)&quot;);&quot;Por variablo multobligita difinita&quot;)" office:value-type="string" office:string-value="Por variablo multobligita difinita" calcext:value-type="string">
            <text:p>Por variablo multobligita difinita</text:p>
          </table:table-cell>
          <table:table-cell table:style-name="ce2" table:formula="of:=IFERROR(__xludf.dummyfunction(&quot;GOOGLETRANSLATE($B56,&quot;&quot;en&quot;&quot;,Q$1)&quot;);&quot;Kwa kutofautisha hufafanuliwa&quot;)" office:value-type="string" office:string-value="Kwa kutofautisha hufafanuliwa" calcext:value-type="string">
            <text:p>Kwa kutofautisha hufafanuliwa</text:p>
          </table:table-cell>
          <table:table-cell table:style-name="ce2" table:formula="of:=IFERROR(__xludf.dummyfunction(&quot;GOOGLETRANSLATE($B56,&quot;&quot;en&quot;&quot;,R$1)&quot;);&quot;Para sa variable na dumami na tinukoy&quot;)" office:value-type="string" office:string-value="Para sa variable na dumami na tinukoy" calcext:value-type="string">
            <text:p>Para sa variable na dumami na tinukoy</text:p>
          </table:table-cell>
          <table:table-cell table:style-name="ce2" table:formula="of:=IFERROR(__xludf.dummyfunction(&quot;GOOGLETRANSLATE($B56,&quot;&quot;en&quot;&quot;,S$1)&quot;);&quot;متغیر ضرب کے لئے&quot;)" office:value-type="string" office:string-value="متغیر ضرب کے لئے" calcext:value-type="string">
            <text:p>متغیر ضرب کے لئے</text:p>
          </table:table-cell>
          <table:table-cell table:style-name="ce2" table:formula="of:=IFERROR(__xludf.dummyfunction(&quot;GOOGLETRANSLATE($B56,&quot;&quot;en&quot;&quot;,T$1)&quot;);&quot;Nam variabilis multiplicentur defined&quot;)" office:value-type="string" office:string-value="Nam variabilis multiplicentur defined" calcext:value-type="string">
            <text:p>Nam variabilis multiplicentur defined</text:p>
          </table:table-cell>
          <table:table-cell table:style-name="ce2" table:formula="of:=IFERROR(__xludf.dummyfunction(&quot;GOOGLETRANSLATE($B56,&quot;&quot;en&quot;&quot;,U$1)&quot;);&quot;Ar gyfer newidyn lluosi wedi'i ddiffinio&quot;)" office:value-type="string" office:string-value="Ar gyfer newidyn lluosi wedi'i ddiffinio" calcext:value-type="string">
            <text:p>Ar gyfer newidyn lluosi wedi'i ddiffinio</text:p>
          </table:table-cell>
          <table:table-cell table:style-name="ce2" table:formula="of:=IFERROR(__xludf.dummyfunction(&quot;GOOGLETRANSLATE($B56,&quot;&quot;en&quot;&quot;,V$1)&quot;);&quot;Ngokuchazwa okuchaziwe okuhlukahlukene&quot;)" office:value-type="string" office:string-value="Ngokuchazwa okuchaziwe okuhlukahlukene" calcext:value-type="string">
            <text:p>Ngokuchazwa okuchaziwe okuhlukahlukene</text:p>
          </table:table-cell>
          <table:table-cell table:style-name="ce2" table:formula="of:=IFERROR(__xludf.dummyfunction(&quot;GOOGLETRANSLATE($B56,&quot;&quot;en&quot;&quot;,W$1)&quot;);&quot;פֿאַר בייַטעוודיק מערן דיפיינד&quot;)" office:value-type="string" office:string-value="פֿאַר בייַטעוודיק מערן דיפיינד" calcext:value-type="string">
            <text:p>פֿאַר בייַטעוודיק מערן דיפיינד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FUNCTION DEFINITION MULTIPLY DEFINED</text:p>
          </table:table-cell>
          <table:table-cell table:style-name="ce2" table:formula="of:=IFERROR(__xludf.dummyfunction(&quot;GOOGLETRANSLATE($B57,&quot;&quot;en&quot;&quot;,C$1)&quot;);&quot;함수 정의 곱하기 정의&quot;)" office:value-type="string" office:string-value="함수 정의 곱하기 정의" calcext:value-type="string">
            <text:p>함수 정의 곱하기 정의</text:p>
          </table:table-cell>
          <table:table-cell table:style-name="ce2" table:formula="of:=IFERROR(__xludf.dummyfunction(&quot;GOOGLETRANSLATE($B57,&quot;&quot;en&quot;&quot;,D$1)&quot;);&quot;Définition de fonction Multiplise définie&quot;)" office:value-type="string" office:string-value="Définition de fonction Multiplise définie" calcext:value-type="string">
            <text:p>Définition de fonction Multiplise définie</text:p>
          </table:table-cell>
          <table:table-cell table:style-name="ce2" table:formula="of:=IFERROR(__xludf.dummyfunction(&quot;GOOGLETRANSLATE($B57,&quot;&quot;en&quot;&quot;,E$1)&quot;);&quot;Funktionsdefinition multipliziert definiert&quot;)" office:value-type="string" office:string-value="Funktionsdefinition multipliziert definiert" calcext:value-type="string">
            <text:p>Funktionsdefinition multipliziert definiert</text:p>
          </table:table-cell>
          <table:table-cell table:style-name="ce2" table:formula="of:=IFERROR(__xludf.dummyfunction(&quot;GOOGLETRANSLATE($B57,&quot;&quot;en&quot;&quot;,F$1)&quot;);&quot;功能定义乘以定义&quot;)" office:value-type="string" office:string-value="功能定义乘以定义" calcext:value-type="string">
            <text:p>功能定义乘以定义</text:p>
          </table:table-cell>
          <table:table-cell table:style-name="ce2" table:formula="of:=IFERROR(__xludf.dummyfunction(&quot;GOOGLETRANSLATE($B57,&quot;&quot;en&quot;&quot;,G$1)&quot;);&quot;Definición de función multiplicar definida&quot;)" office:value-type="string" office:string-value="Definición de función multiplicar definida" calcext:value-type="string">
            <text:p>Definición de función multiplicar definida</text:p>
          </table:table-cell>
          <table:table-cell table:style-name="ce2" table:formula="of:=IFERROR(__xludf.dummyfunction(&quot;GOOGLETRANSLATE($B57,&quot;&quot;en&quot;&quot;,H$1)&quot;);&quot;تعريف الوظيفة المحددة محددة&quot;)" office:value-type="string" office:string-value="تعريف الوظيفة المحددة محددة" calcext:value-type="string">
            <text:p>تعريف الوظيفة المحددة محددة</text:p>
          </table:table-cell>
          <table:table-cell table:style-name="ce2" table:formula="of:=IFERROR(__xludf.dummyfunction(&quot;GOOGLETRANSLATE($B57,&quot;&quot;en&quot;&quot;,I$1)&quot;);&quot;Определение функции умноженное определено&quot;)" office:value-type="string" office:string-value="Определение функции умноженное определено" calcext:value-type="string">
            <text:p>Определение функции умноженное определено</text:p>
          </table:table-cell>
          <table:table-cell table:style-name="ce2" table:formula="of:=IFERROR(__xludf.dummyfunction(&quot;GOOGLETRANSLATE($B57,&quot;&quot;en&quot;&quot;,J$1)&quot;);&quot;फ़ंक्शन परिभाषा गुणा परिभाषित&quot;)" office:value-type="string" office:string-value="फ़ंक्शन परिभाषा गुणा परिभाषित" calcext:value-type="string">
            <text:p>फ़ंक्शन परिभाषा गुणा परिभाषित</text:p>
          </table:table-cell>
          <table:table-cell table:style-name="ce2" table:formula="of:=IFERROR(__xludf.dummyfunction(&quot;GOOGLETRANSLATE($B57,&quot;&quot;en&quot;&quot;,K$1)&quot;);&quot;ফাংশন সংজ্ঞা গুণিত সংজ্ঞায়িত&quot;)" office:value-type="string" office:string-value="ফাংশন সংজ্ঞা গুণিত সংজ্ঞায়িত" calcext:value-type="string">
            <text:p>ফাংশন সংজ্ঞা গুণিত সংজ্ঞায়িত</text:p>
          </table:table-cell>
          <table:table-cell table:style-name="ce2" table:formula="of:=IFERROR(__xludf.dummyfunction(&quot;GOOGLETRANSLATE($B57,&quot;&quot;en&quot;&quot;,L$1)&quot;);&quot;Definição de função Multiplicada&quot;)" office:value-type="string" office:string-value="Definição de função Multiplicada" calcext:value-type="string">
            <text:p>Definição de função Multiplicada</text:p>
          </table:table-cell>
          <table:table-cell table:style-name="ce2" table:formula="of:=IFERROR(__xludf.dummyfunction(&quot;GOOGLETRANSLATE($B57,&quot;&quot;en&quot;&quot;,M$1)&quot;);&quot;Definisi fungsi berlipat ganda didefinisikan&quot;)" office:value-type="string" office:string-value="Definisi fungsi berlipat ganda didefinisikan" calcext:value-type="string">
            <text:p>Definisi fungsi berlipat ganda didefinisikan</text:p>
          </table:table-cell>
          <table:table-cell table:style-name="ce2" table:formula="of:=IFERROR(__xludf.dummyfunction(&quot;GOOGLETRANSLATE($B57,&quot;&quot;en&quot;&quot;,N$1)&quot;);&quot;関数定義が定義されているのを掛けています&quot;)" office:value-type="string" office:string-value="関数定義が定義されているのを掛けています" calcext:value-type="string">
            <text:p>関数定義が定義されているのを掛けています</text:p>
          </table:table-cell>
          <table:table-cell table:style-name="ce2" table:formula="of:=IFERROR(__xludf.dummyfunction(&quot;GOOGLETRANSLATE($B57,&quot;&quot;en&quot;&quot;,O$1)&quot;);&quot;הגדרת פונקציה כפול מוגדרת&quot;)" office:value-type="string" office:string-value="הגדרת פונקציה כפול מוגדרת" calcext:value-type="string">
            <text:p>הגדרת פונקציה כפול מוגדרת</text:p>
          </table:table-cell>
          <table:table-cell table:style-name="ce2" table:formula="of:=IFERROR(__xludf.dummyfunction(&quot;GOOGLETRANSLATE($B57,&quot;&quot;en&quot;&quot;,P$1)&quot;);&quot;Funkcia difino multobliĝas difinita&quot;)" office:value-type="string" office:string-value="Funkcia difino multobliĝas difinita" calcext:value-type="string">
            <text:p>Funkcia difino multobliĝas difinita</text:p>
          </table:table-cell>
          <table:table-cell table:style-name="ce2" table:formula="of:=IFERROR(__xludf.dummyfunction(&quot;GOOGLETRANSLATE($B57,&quot;&quot;en&quot;&quot;,Q$1)&quot;);&quot;Ufafanuzi wa kazi umefafanuliwa&quot;)" office:value-type="string" office:string-value="Ufafanuzi wa kazi umefafanuliwa" calcext:value-type="string">
            <text:p>Ufafanuzi wa kazi umefafanuliwa</text:p>
          </table:table-cell>
          <table:table-cell table:style-name="ce2" table:formula="of:=IFERROR(__xludf.dummyfunction(&quot;GOOGLETRANSLATE($B57,&quot;&quot;en&quot;&quot;,R$1)&quot;);&quot;Ang kahulugan ng pag -andar ay dumarami na tinukoy&quot;)" office:value-type="string" office:string-value="Ang kahulugan ng pag -andar ay dumarami na tinukoy" calcext:value-type="string">
            <text:p>Ang kahulugan ng pag -andar ay dumarami na tinukoy</text:p>
          </table:table-cell>
          <table:table-cell table:style-name="ce2" table:formula="of:=IFERROR(__xludf.dummyfunction(&quot;GOOGLETRANSLATE($B57,&quot;&quot;en&quot;&quot;,S$1)&quot;);&quot;فنکشن کی تعریف ضرب کی وضاحت&quot;)" office:value-type="string" office:string-value="فنکشن کی تعریف ضرب کی وضاحت" calcext:value-type="string">
            <text:p>فنکشن کی تعریف ضرب کی وضاحت</text:p>
          </table:table-cell>
          <table:table-cell table:style-name="ce2" table:formula="of:=IFERROR(__xludf.dummyfunction(&quot;GOOGLETRANSLATE($B57,&quot;&quot;en&quot;&quot;,T$1)&quot;);&quot;Function definitione definitur&quot;)" office:value-type="string" office:string-value="Function definitione definitur" calcext:value-type="string">
            <text:p>Function definitione definitur</text:p>
          </table:table-cell>
          <table:table-cell table:style-name="ce2" table:formula="of:=IFERROR(__xludf.dummyfunction(&quot;GOOGLETRANSLATE($B57,&quot;&quot;en&quot;&quot;,U$1)&quot;);&quot;Diffiniad swyddogaeth lluosi wedi'i ddiffinio&quot;)" office:value-type="string" office:string-value="Diffiniad swyddogaeth lluosi wedi'i ddiffinio" calcext:value-type="string">
            <text:p>Diffiniad swyddogaeth lluosi wedi'i ddiffinio</text:p>
          </table:table-cell>
          <table:table-cell table:style-name="ce2" table:formula="of:=IFERROR(__xludf.dummyfunction(&quot;GOOGLETRANSLATE($B57,&quot;&quot;en&quot;&quot;,V$1)&quot;);&quot;Ukuchazwa komsebenzi okuchazwe kaningi&quot;)" office:value-type="string" office:string-value="Ukuchazwa komsebenzi okuchazwe kaningi" calcext:value-type="string">
            <text:p>Ukuchazwa komsebenzi okuchazwe kaningi</text:p>
          </table:table-cell>
          <table:table-cell table:style-name="ce2" table:formula="of:=IFERROR(__xludf.dummyfunction(&quot;GOOGLETRANSLATE($B57,&quot;&quot;en&quot;&quot;,W$1)&quot;);&quot;פונקציע דעפֿיניציע מערן דיפיינד&quot;)" office:value-type="string" office:string-value="פונקציע דעפֿיניציע מערן דיפיינד" calcext:value-type="string">
            <text:p>פונקציע דעפֿיניציע מערן דיפיינד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FUNCTION DEFINITION PARAMETER MISMATCH</text:p>
          </table:table-cell>
          <table:table-cell table:style-name="ce2" table:formula="of:=IFERROR(__xludf.dummyfunction(&quot;GOOGLETRANSLATE($B58,&quot;&quot;en&quot;&quot;,C$1)&quot;);&quot;함수 정의 매개 변수 불일치&quot;)" office:value-type="string" office:string-value="함수 정의 매개 변수 불일치" calcext:value-type="string">
            <text:p>함수 정의 매개 변수 불일치</text:p>
          </table:table-cell>
          <table:table-cell table:style-name="ce2" table:formula="of:=IFERROR(__xludf.dummyfunction(&quot;GOOGLETRANSLATE($B58,&quot;&quot;en&quot;&quot;,D$1)&quot;);&quot;Définition de définition de la fonction Déliachance&quot;)" office:value-type="string" office:string-value="Définition de définition de la fonction Déliachance" calcext:value-type="string">
            <text:p>Définition de définition de la fonction Déliachance</text:p>
          </table:table-cell>
          <table:table-cell table:style-name="ce2" table:formula="of:=IFERROR(__xludf.dummyfunction(&quot;GOOGLETRANSLATE($B58,&quot;&quot;en&quot;&quot;,E$1)&quot;);&quot;Funktionsdefinition Parameter Fehlanpassung&quot;)" office:value-type="string" office:string-value="Funktionsdefinition Parameter Fehlanpassung" calcext:value-type="string">
            <text:p>Funktionsdefinition Parameter Fehlanpassung</text:p>
          </table:table-cell>
          <table:table-cell table:style-name="ce2" table:formula="of:=IFERROR(__xludf.dummyfunction(&quot;GOOGLETRANSLATE($B58,&quot;&quot;en&quot;&quot;,F$1)&quot;);&quot;功能定义参数不匹配&quot;)" office:value-type="string" office:string-value="功能定义参数不匹配" calcext:value-type="string">
            <text:p>功能定义参数不匹配</text:p>
          </table:table-cell>
          <table:table-cell table:style-name="ce2" table:formula="of:=IFERROR(__xludf.dummyfunction(&quot;GOOGLETRANSLATE($B58,&quot;&quot;en&quot;&quot;,G$1)&quot;);&quot;Desajuste de parámetros de definición de función&quot;)" office:value-type="string" office:string-value="Desajuste de parámetros de definición de función" calcext:value-type="string">
            <text:p>Desajuste de parámetros de definición de función</text:p>
          </table:table-cell>
          <table:table-cell table:style-name="ce2" table:formula="of:=IFERROR(__xludf.dummyfunction(&quot;GOOGLETRANSLATE($B58,&quot;&quot;en&quot;&quot;,H$1)&quot;);&quot;تعريف وظيفة عدم تطابق المعلمة&quot;)" office:value-type="string" office:string-value="تعريف وظيفة عدم تطابق المعلمة" calcext:value-type="string">
            <text:p>تعريف وظيفة عدم تطابق المعلمة</text:p>
          </table:table-cell>
          <table:table-cell table:style-name="ce2" table:formula="of:=IFERROR(__xludf.dummyfunction(&quot;GOOGLETRANSLATE($B58,&quot;&quot;en&quot;&quot;,I$1)&quot;);&quot;Определение функции несоответствие параметров&quot;)" office:value-type="string" office:string-value="Определение функции несоответствие параметров" calcext:value-type="string">
            <text:p>Определение функции несоответствие параметров</text:p>
          </table:table-cell>
          <table:table-cell table:style-name="ce2" table:formula="of:=IFERROR(__xludf.dummyfunction(&quot;GOOGLETRANSLATE($B58,&quot;&quot;en&quot;&quot;,J$1)&quot;);&quot;समारोह परिभाषा पैरामीटर बेमेल&quot;)" office:value-type="string" office:string-value="समारोह परिभाषा पैरामीटर बेमेल" calcext:value-type="string">
            <text:p>समारोह परिभाषा पैरामीटर बेमेल</text:p>
          </table:table-cell>
          <table:table-cell table:style-name="ce2" table:formula="of:=IFERROR(__xludf.dummyfunction(&quot;GOOGLETRANSLATE($B58,&quot;&quot;en&quot;&quot;,K$1)&quot;);&quot;ফাংশন সংজ্ঞা প্যারামিটার অমিল&quot;)" office:value-type="string" office:string-value="ফাংশন সংজ্ঞা প্যারামিটার অমিল" calcext:value-type="string">
            <text:p>ফাংশন সংজ্ঞা প্যারামিটার অমিল</text:p>
          </table:table-cell>
          <table:table-cell table:style-name="ce2" table:formula="of:=IFERROR(__xludf.dummyfunction(&quot;GOOGLETRANSLATE($B58,&quot;&quot;en&quot;&quot;,L$1)&quot;);&quot;Função Definição Parâmetro Indatch&quot;)" office:value-type="string" office:string-value="Função Definição Parâmetro Indatch" calcext:value-type="string">
            <text:p>Função Definição Parâmetro Indatch</text:p>
          </table:table-cell>
          <table:table-cell table:style-name="ce2" table:formula="of:=IFERROR(__xludf.dummyfunction(&quot;GOOGLETRANSLATE($B58,&quot;&quot;en&quot;&quot;,M$1)&quot;);&quot;Ketidaksesuaian parameter definisi fungsi&quot;)" office:value-type="string" office:string-value="Ketidaksesuaian parameter definisi fungsi" calcext:value-type="string">
            <text:p>Ketidaksesuaian parameter definisi fungsi</text:p>
          </table:table-cell>
          <table:table-cell table:style-name="ce2" table:formula="of:=IFERROR(__xludf.dummyfunction(&quot;GOOGLETRANSLATE($B58,&quot;&quot;en&quot;&quot;,N$1)&quot;);&quot;関数定義パラメーターの不一致&quot;)" office:value-type="string" office:string-value="関数定義パラメーターの不一致" calcext:value-type="string">
            <text:p>関数定義パラメーターの不一致</text:p>
          </table:table-cell>
          <table:table-cell table:style-name="ce2" table:formula="of:=IFERROR(__xludf.dummyfunction(&quot;GOOGLETRANSLATE($B58,&quot;&quot;en&quot;&quot;,O$1)&quot;);&quot;הגדרת פונקציה חוסר התאמה של פרמטר&quot;)" office:value-type="string" office:string-value="הגדרת פונקציה חוסר התאמה של פרמטר" calcext:value-type="string">
            <text:p>הגדרת פונקציה חוסר התאמה של פרמטר</text:p>
          </table:table-cell>
          <table:table-cell table:style-name="ce2" table:formula="of:=IFERROR(__xludf.dummyfunction(&quot;GOOGLETRANSLATE($B58,&quot;&quot;en&quot;&quot;,P$1)&quot;);&quot;Funkcia Difina Parametro Malsukcesa&quot;)" office:value-type="string" office:string-value="Funkcia Difina Parametro Malsukcesa" calcext:value-type="string">
            <text:p>Funkcia Difina Parametro Malsukcesa</text:p>
          </table:table-cell>
          <table:table-cell table:style-name="ce2" table:formula="of:=IFERROR(__xludf.dummyfunction(&quot;GOOGLETRANSLATE($B58,&quot;&quot;en&quot;&quot;,Q$1)&quot;);&quot;Ufafanuzi wa kazi ya paramu&quot;)" office:value-type="string" office:string-value="Ufafanuzi wa kazi ya paramu" calcext:value-type="string">
            <text:p>Ufafanuzi wa kazi ya paramu</text:p>
          </table:table-cell>
          <table:table-cell table:style-name="ce2" table:formula="of:=IFERROR(__xludf.dummyfunction(&quot;GOOGLETRANSLATE($B58,&quot;&quot;en&quot;&quot;,R$1)&quot;);&quot;Pag -andar ng kahulugan ng function na mismatch&quot;)" office:value-type="string" office:string-value="Pag -andar ng kahulugan ng function na mismatch" calcext:value-type="string">
            <text:p>Pag -andar ng kahulugan ng function na mismatch</text:p>
          </table:table-cell>
          <table:table-cell table:style-name="ce2" table:formula="of:=IFERROR(__xludf.dummyfunction(&quot;GOOGLETRANSLATE($B58,&quot;&quot;en&quot;&quot;,S$1)&quot;);&quot;فنکشن ڈیفینیشن پیرامیٹر مماثل&quot;)" office:value-type="string" office:string-value="فنکشن ڈیفینیشن پیرامیٹر مماثل" calcext:value-type="string">
            <text:p>فنکشن ڈیفینیشن پیرامیٹر مماثل</text:p>
          </table:table-cell>
          <table:table-cell table:style-name="ce2" table:formula="of:=IFERROR(__xludf.dummyfunction(&quot;GOOGLETRANSLATE($B58,&quot;&quot;en&quot;&quot;,T$1)&quot;);&quot;Function definitio parametch Mismatch&quot;)" office:value-type="string" office:string-value="Function definitio parametch Mismatch" calcext:value-type="string">
            <text:p>Function definitio parametch Mismatch</text:p>
          </table:table-cell>
          <table:table-cell table:style-name="ce2" table:formula="of:=IFERROR(__xludf.dummyfunction(&quot;GOOGLETRANSLATE($B58,&quot;&quot;en&quot;&quot;,U$1)&quot;);&quot;Camgymhariad paramedr diffiniad swyddogaeth&quot;)" office:value-type="string" office:string-value="Camgymhariad paramedr diffiniad swyddogaeth" calcext:value-type="string">
            <text:p>Camgymhariad paramedr diffiniad swyddogaeth</text:p>
          </table:table-cell>
          <table:table-cell table:style-name="ce2" table:formula="of:=IFERROR(__xludf.dummyfunction(&quot;GOOGLETRANSLATE($B58,&quot;&quot;en&quot;&quot;,V$1)&quot;);&quot;Umsebenzi wokuchaza upharamitha mismatch&quot;)" office:value-type="string" office:string-value="Umsebenzi wokuchaza upharamitha mismatch" calcext:value-type="string">
            <text:p>Umsebenzi wokuchaza upharamitha mismatch</text:p>
          </table:table-cell>
          <table:table-cell table:style-name="ce2" table:formula="of:=IFERROR(__xludf.dummyfunction(&quot;GOOGLETRANSLATE($B58,&quot;&quot;en&quot;&quot;,W$1)&quot;);&quot;פונקציע דעפֿיניציע פּאַראַמעטער מיסמאַטש&quot;)" office:value-type="string" office:string-value="פונקציע דעפֿיניציע פּאַראַמעטער מיסמאַטש" calcext:value-type="string">
            <text:p>פונקציע דעפֿיניציע פּאַראַמעטער מיסמאַטש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GOSUB STACK OVERFLOW</text:p>
          </table:table-cell>
          <table:table-cell table:style-name="ce2" table:formula="of:=IFERROR(__xludf.dummyfunction(&quot;GOOGLETRANSLATE($B59,&quot;&quot;en&quot;&quot;,C$1)&quot;);&quot;Gosub 스택 오버플로&quot;)" office:value-type="string" office:string-value="Gosub 스택 오버플로" calcext:value-type="string">
            <text:p>Gosub 스택 오버플로</text:p>
          </table:table-cell>
          <table:table-cell table:style-name="ce2" table:formula="of:=IFERROR(__xludf.dummyfunction(&quot;GOOGLETRANSLATE($B59,&quot;&quot;en&quot;&quot;,D$1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IFERROR(__xludf.dummyfunction(&quot;GOOGLETRANSLATE($B59,&quot;&quot;en&quot;&quot;,E$1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IFERROR(__xludf.dummyfunction(&quot;GOOGLETRANSLATE($B59,&quot;&quot;en&quot;&quot;,F$1)&quot;);&quot;GoSub堆栈溢出&quot;)" office:value-type="string" office:string-value="GoSub堆栈溢出" calcext:value-type="string">
            <text:p>GoSub堆栈溢出</text:p>
          </table:table-cell>
          <table:table-cell table:style-name="ce2" table:formula="of:=IFERROR(__xludf.dummyfunction(&quot;GOOGLETRANSLATE($B59,&quot;&quot;en&quot;&quot;,G$1)&quot;);&quot;Desbordamiento de la pila gosub&quot;)" office:value-type="string" office:string-value="Desbordamiento de la pila gosub" calcext:value-type="string">
            <text:p>Desbordamiento de la pila gosub</text:p>
          </table:table-cell>
          <table:table-cell table:style-name="ce2" table:formula="of:=IFERROR(__xludf.dummyfunction(&quot;GOOGLETRANSLATE($B59,&quot;&quot;en&quot;&quot;,H$1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IFERROR(__xludf.dummyfunction(&quot;GOOGLETRANSLATE($B59,&quot;&quot;en&quot;&quot;,I$1)&quot;);&quot;Госуб стек переполнен&quot;)" office:value-type="string" office:string-value="Госуб стек переполнен" calcext:value-type="string">
            <text:p>Госуб стек переполнен</text:p>
          </table:table-cell>
          <table:table-cell table:style-name="ce2" table:formula="of:=IFERROR(__xludf.dummyfunction(&quot;GOOGLETRANSLATE($B59,&quot;&quot;en&quot;&quot;,J$1)&quot;);&quot;गोसुब स्टैक ओवरफ्लो&quot;)" office:value-type="string" office:string-value="गोसुब स्टैक ओवरफ्लो" calcext:value-type="string">
            <text:p>गोसुब स्टैक ओवरफ्लो</text:p>
          </table:table-cell>
          <table:table-cell table:style-name="ce2" table:formula="of:=IFERROR(__xludf.dummyfunction(&quot;GOOGLETRANSLATE($B59,&quot;&quot;en&quot;&quot;,K$1)&quot;);&quot;গোসব স্ট্যাক ওভারফ্লো&quot;)" office:value-type="string" office:string-value="গোসব স্ট্যাক ওভারফ্লো" calcext:value-type="string">
            <text:p>গোসব স্ট্যাক ওভারফ্লো</text:p>
          </table:table-cell>
          <table:table-cell table:style-name="ce2" table:formula="of:=IFERROR(__xludf.dummyfunction(&quot;GOOGLETRANSLATE($B59,&quot;&quot;en&quot;&quot;,L$1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IFERROR(__xludf.dummyfunction(&quot;GOOGLETRANSLATE($B59,&quot;&quot;en&quot;&quot;,M$1)&quot;);&quot;Gosub Stack Overflow&quot;)" office:value-type="string" office:string-value="Gosub Stack Overflow" calcext:value-type="string">
            <text:p>Gosub Stack Overflow</text:p>
          </table:table-cell>
          <table:table-cell table:style-name="ce2" table:formula="of:=IFERROR(__xludf.dummyfunction(&quot;GOOGLETRANSLATE($B59,&quot;&quot;en&quot;&quot;,N$1)&quot;);&quot;GOSUBスタックオーバーフロー&quot;)" office:value-type="string" office:string-value="GOSUBスタックオーバーフロー" calcext:value-type="string">
            <text:p>GOSUBスタックオーバーフロー</text:p>
          </table:table-cell>
          <table:table-cell table:style-name="ce2" table:formula="of:=IFERROR(__xludf.dummyfunction(&quot;GOOGLETRANSLATE($B59,&quot;&quot;en&quot;&quot;,O$1)&quot;);&quot;הצפת ערימה של Gosub&quot;)" office:value-type="string" office:string-value="הצפת ערימה של Gosub" calcext:value-type="string">
            <text:p>הצפת ערימה של Gosub</text:p>
          </table:table-cell>
          <table:table-cell table:style-name="ce2" table:formula="of:=IFERROR(__xludf.dummyfunction(&quot;GOOGLETRANSLATE($B59,&quot;&quot;en&quot;&quot;,P$1)&quot;);&quot;Gosub -stako superfluas&quot;)" office:value-type="string" office:string-value="Gosub -stako superfluas" calcext:value-type="string">
            <text:p>Gosub -stako superfluas</text:p>
          </table:table-cell>
          <table:table-cell table:style-name="ce2" table:formula="of:=IFERROR(__xludf.dummyfunction(&quot;GOOGLETRANSLATE($B59,&quot;&quot;en&quot;&quot;,Q$1)&quot;);&quot;Gosub stack kufurika&quot;)" office:value-type="string" office:string-value="Gosub stack kufurika" calcext:value-type="string">
            <text:p>Gosub stack kufurika</text:p>
          </table:table-cell>
          <table:table-cell table:style-name="ce2" table:formula="of:=IFERROR(__xludf.dummyfunction(&quot;GOOGLETRANSLATE($B59,&quot;&quot;en&quot;&quot;,R$1)&quot;);&quot;Overflow ng Gosub stack&quot;)" office:value-type="string" office:string-value="Overflow ng Gosub stack" calcext:value-type="string">
            <text:p>Overflow ng Gosub stack</text:p>
          </table:table-cell>
          <table:table-cell table:style-name="ce2" table:formula="of:=IFERROR(__xludf.dummyfunction(&quot;GOOGLETRANSLATE($B59,&quot;&quot;en&quot;&quot;,S$1)&quot;);&quot;گوسب اسٹیک اوور فلو&quot;)" office:value-type="string" office:string-value="گوسب اسٹیک اوور فلو" calcext:value-type="string">
            <text:p>گوسب اسٹیک اوور فلو</text:p>
          </table:table-cell>
          <table:table-cell table:style-name="ce2" table:formula="of:=IFERROR(__xludf.dummyfunction(&quot;GOOGLETRANSLATE($B59,&quot;&quot;en&quot;&quot;,T$1)&quot;);&quot;Gessectus AMCFERO&quot;)" office:value-type="string" office:string-value="Gessectus AMCFERO" calcext:value-type="string">
            <text:p>Gessectus AMCFERO</text:p>
          </table:table-cell>
          <table:table-cell table:style-name="ce2" table:formula="of:=IFERROR(__xludf.dummyfunction(&quot;GOOGLETRANSLATE($B59,&quot;&quot;en&quot;&quot;,U$1)&quot;);&quot;Gorlif pentwr gosub&quot;)" office:value-type="string" office:string-value="Gorlif pentwr gosub" calcext:value-type="string">
            <text:p>Gorlif pentwr gosub</text:p>
          </table:table-cell>
          <table:table-cell table:style-name="ce2" table:formula="of:=IFERROR(__xludf.dummyfunction(&quot;GOOGLETRANSLATE($B59,&quot;&quot;en&quot;&quot;,V$1)&quot;);&quot;I-Gosub Stack iyachichima&quot;)" office:value-type="string" office:string-value="I-Gosub Stack iyachichima" calcext:value-type="string">
            <text:p>I-Gosub Stack iyachichima</text:p>
          </table:table-cell>
          <table:table-cell table:style-name="ce2" table:formula="of:=IFERROR(__xludf.dummyfunction(&quot;GOOGLETRANSLATE($B59,&quot;&quot;en&quot;&quot;,W$1)&quot;);&quot;גאָסוב אָנלייגן אָוווערפלאָו&quot;)" office:value-type="string" office:string-value="גאָסוב אָנלייגן אָוווערפלאָו" calcext:value-type="string">
            <text:p>גאָסוב אָנלייגן אָוווערפלאָו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GOSUB STACK UNDERFLOW</text:p>
          </table:table-cell>
          <table:table-cell table:style-name="ce2" table:formula="of:=IFERROR(__xludf.dummyfunction(&quot;GOOGLETRANSLATE($B60,&quot;&quot;en&quot;&quot;,C$1)&quot;);&quot;Gosub 스택 언더 플로&quot;)" office:value-type="string" office:string-value="Gosub 스택 언더 플로" calcext:value-type="string">
            <text:p>Gosub 스택 언더 플로</text:p>
          </table:table-cell>
          <table:table-cell table:style-name="ce2" table:formula="of:=IFERROR(__xludf.dummyfunction(&quot;GOOGLETRANSLATE($B60,&quot;&quot;en&quot;&quot;,D$1)&quot;);&quot;Underflow Gosub Stack&quot;)" office:value-type="string" office:string-value="Underflow Gosub Stack" calcext:value-type="string">
            <text:p>Underflow Gosub Stack</text:p>
          </table:table-cell>
          <table:table-cell table:style-name="ce2" table:formula="of:=IFERROR(__xludf.dummyfunction(&quot;GOOGLETRANSLATE($B60,&quot;&quot;en&quot;&quot;,E$1)&quot;);&quot;Gosub -Stack -Unterlauf&quot;)" office:value-type="string" office:string-value="Gosub -Stack -Unterlauf" calcext:value-type="string">
            <text:p>Gosub -Stack -Unterlauf</text:p>
          </table:table-cell>
          <table:table-cell table:style-name="ce2" table:formula="of:=IFERROR(__xludf.dummyfunction(&quot;GOOGLETRANSLATE($B60,&quot;&quot;en&quot;&quot;,F$1)&quot;);&quot;GoSub堆栈下流&quot;)" office:value-type="string" office:string-value="GoSub堆栈下流" calcext:value-type="string">
            <text:p>GoSub堆栈下流</text:p>
          </table:table-cell>
          <table:table-cell table:style-name="ce2" table:formula="of:=IFERROR(__xludf.dummyfunction(&quot;GOOGLETRANSLATE($B60,&quot;&quot;en&quot;&quot;,G$1)&quot;);&quot;Gosub Stack subsflow&quot;)" office:value-type="string" office:string-value="Gosub Stack subsflow" calcext:value-type="string">
            <text:p>Gosub Stack subsflow</text:p>
          </table:table-cell>
          <table:table-cell table:style-name="ce2" table:formula="of:=IFERROR(__xludf.dummyfunction(&quot;GOOGLETRANSLATE($B60,&quot;&quot;en&quot;&quot;,H$1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IFERROR(__xludf.dummyfunction(&quot;GOOGLETRANSLATE($B60,&quot;&quot;en&quot;&quot;,I$1)&quot;);&quot;Gosub Stack hoonflow&quot;)" office:value-type="string" office:string-value="Gosub Stack hoonflow" calcext:value-type="string">
            <text:p>Gosub Stack hoonflow</text:p>
          </table:table-cell>
          <table:table-cell table:style-name="ce2" table:formula="of:=IFERROR(__xludf.dummyfunction(&quot;GOOGLETRANSLATE($B60,&quot;&quot;en&quot;&quot;,J$1)&quot;);&quot;गोसुब स्टैक अंडरफ्लो&quot;)" office:value-type="string" office:string-value="गोसुब स्टैक अंडरफ्लो" calcext:value-type="string">
            <text:p>गोसुब स्टैक अंडरफ्लो</text:p>
          </table:table-cell>
          <table:table-cell table:style-name="ce2" table:formula="of:=IFERROR(__xludf.dummyfunction(&quot;GOOGLETRANSLATE($B60,&quot;&quot;en&quot;&quot;,K$1)&quot;);&quot;গোসব স্ট্যাক আন্ডারফ্লো&quot;)" office:value-type="string" office:string-value="গোসব স্ট্যাক আন্ডারফ্লো" calcext:value-type="string">
            <text:p>গোসব স্ট্যাক আন্ডারফ্লো</text:p>
          </table:table-cell>
          <table:table-cell table:style-name="ce2" table:formula="of:=IFERROR(__xludf.dummyfunction(&quot;GOOGLETRANSLATE($B60,&quot;&quot;en&quot;&quot;,L$1)&quot;);&quot;Gosub Stack Subflow&quot;)" office:value-type="string" office:string-value="Gosub Stack Subflow" calcext:value-type="string">
            <text:p>Gosub Stack Subflow</text:p>
          </table:table-cell>
          <table:table-cell table:style-name="ce2" table:formula="of:=IFERROR(__xludf.dummyfunction(&quot;GOOGLETRANSLATE($B60,&quot;&quot;en&quot;&quot;,M$1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IFERROR(__xludf.dummyfunction(&quot;GOOGLETRANSLATE($B60,&quot;&quot;en&quot;&quot;,N$1)&quot;);&quot;GOSUBスタックアンダーフロー&quot;)" office:value-type="string" office:string-value="GOSUBスタックアンダーフロー" calcext:value-type="string">
            <text:p>GOSUBスタックアンダーフロー</text:p>
          </table:table-cell>
          <table:table-cell table:style-name="ce2" table:formula="of:=IFERROR(__xludf.dummyfunction(&quot;GOOGLETRANSLATE($B60,&quot;&quot;en&quot;&quot;,O$1)&quot;);&quot;זרימת הערימה של Gosub&quot;)" office:value-type="string" office:string-value="זרימת הערימה של Gosub" calcext:value-type="string">
            <text:p>זרימת הערימה של Gosub</text:p>
          </table:table-cell>
          <table:table-cell table:style-name="ce2" table:formula="of:=IFERROR(__xludf.dummyfunction(&quot;GOOGLETRANSLATE($B60,&quot;&quot;en&quot;&quot;,P$1)&quot;);&quot;Gosub Stack Subfluo&quot;)" office:value-type="string" office:string-value="Gosub Stack Subfluo" calcext:value-type="string">
            <text:p>Gosub Stack Subfluo</text:p>
          </table:table-cell>
          <table:table-cell table:style-name="ce2" table:formula="of:=IFERROR(__xludf.dummyfunction(&quot;GOOGLETRANSLATE($B60,&quot;&quot;en&quot;&quot;,Q$1)&quot;);&quot;GoSub Stack Undered&quot;)" office:value-type="string" office:string-value="GoSub Stack Undered" calcext:value-type="string">
            <text:p>GoSub Stack Undered</text:p>
          </table:table-cell>
          <table:table-cell table:style-name="ce2" table:formula="of:=IFERROR(__xludf.dummyfunction(&quot;GOOGLETRANSLATE($B60,&quot;&quot;en&quot;&quot;,R$1)&quot;);&quot;Gosub stack underflow&quot;)" office:value-type="string" office:string-value="Gosub stack underflow" calcext:value-type="string">
            <text:p>Gosub stack underflow</text:p>
          </table:table-cell>
          <table:table-cell table:style-name="ce2" table:formula="of:=IFERROR(__xludf.dummyfunction(&quot;GOOGLETRANSLATE($B60,&quot;&quot;en&quot;&quot;,S$1)&quot;);&quot;گوسب اسٹیک انڈر فلو&quot;)" office:value-type="string" office:string-value="گوسب اسٹیک انڈر فلو" calcext:value-type="string">
            <text:p>گوسب اسٹیک انڈر فلو</text:p>
          </table:table-cell>
          <table:table-cell table:style-name="ce2" table:formula="of:=IFERROR(__xludf.dummyfunction(&quot;GOOGLETRANSLATE($B60,&quot;&quot;en&quot;&quot;,T$1)&quot;);&quot;Gessub ACERVUS underflow&quot;)" office:value-type="string" office:string-value="Gessub ACERVUS underflow" calcext:value-type="string">
            <text:p>Gessub ACERVUS underflow</text:p>
          </table:table-cell>
          <table:table-cell table:style-name="ce2" table:formula="of:=IFERROR(__xludf.dummyfunction(&quot;GOOGLETRANSLATE($B60,&quot;&quot;en&quot;&quot;,U$1)&quot;);&quot;Tan -lif pentwr gosub&quot;)" office:value-type="string" office:string-value="Tan -lif pentwr gosub" calcext:value-type="string">
            <text:p>Tan -lif pentwr gosub</text:p>
          </table:table-cell>
          <table:table-cell table:style-name="ce2" table:formula="of:=IFERROR(__xludf.dummyfunction(&quot;GOOGLETRANSLATE($B60,&quot;&quot;en&quot;&quot;,V$1)&quot;);&quot;I-Gosub Stack Ukuchichima&quot;)" office:value-type="string" office:string-value="I-Gosub Stack Ukuchichima" calcext:value-type="string">
            <text:p>I-Gosub Stack Ukuchichima</text:p>
          </table:table-cell>
          <table:table-cell table:style-name="ce2" table:formula="of:=IFERROR(__xludf.dummyfunction(&quot;GOOGLETRANSLATE($B60,&quot;&quot;en&quot;&quot;,W$1)&quot;);&quot;גאָסוב אָנלייגן אַנדערפלאָו&quot;)" office:value-type="string" office:string-value="גאָסוב אָנלייגן אַנדערפלאָו" calcext:value-type="string">
            <text:p>גאָסוב אָנלייגן אַנדערפלאָו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INDEX OUT OF RANGE</text:p>
          </table:table-cell>
          <table:table-cell table:style-name="ce2" table:formula="of:=IFERROR(__xludf.dummyfunction(&quot;GOOGLETRANSLATE($B61,&quot;&quot;en&quot;&quot;,C$1)&quot;);&quot;범위를 벗어난 색인&quot;)" office:value-type="string" office:string-value="범위를 벗어난 색인" calcext:value-type="string">
            <text:p>범위를 벗어난 색인</text:p>
          </table:table-cell>
          <table:table-cell table:style-name="ce2" table:formula="of:=IFERROR(__xludf.dummyfunction(&quot;GOOGLETRANSLATE($B61,&quot;&quot;en&quot;&quot;,D$1)&quot;);&quot;Index hors de portée&quot;)" office:value-type="string" office:string-value="Index hors de portée" calcext:value-type="string">
            <text:p>Index hors de portée</text:p>
          </table:table-cell>
          <table:table-cell table:style-name="ce2" table:formula="of:=IFERROR(__xludf.dummyfunction(&quot;GOOGLETRANSLATE($B61,&quot;&quot;en&quot;&quot;,E$1)&quot;);&quot;Index außerhalb des Bereichs&quot;)" office:value-type="string" office:string-value="Index außerhalb des Bereichs" calcext:value-type="string">
            <text:p>Index außerhalb des Bereichs</text:p>
          </table:table-cell>
          <table:table-cell table:style-name="ce2" table:formula="of:=IFERROR(__xludf.dummyfunction(&quot;GOOGLETRANSLATE($B61,&quot;&quot;en&quot;&quot;,F$1)&quot;);&quot;索引超出范围&quot;)" office:value-type="string" office:string-value="索引超出范围" calcext:value-type="string">
            <text:p>索引超出范围</text:p>
          </table:table-cell>
          <table:table-cell table:style-name="ce2" table:formula="of:=IFERROR(__xludf.dummyfunction(&quot;GOOGLETRANSLATE($B61,&quot;&quot;en&quot;&quot;,G$1)&quot;);&quot;Índice fuera de rango&quot;)" office:value-type="string" office:string-value="Índice fuera de rango" calcext:value-type="string">
            <text:p>Índice fuera de rango</text:p>
          </table:table-cell>
          <table:table-cell table:style-name="ce2" table:formula="of:=IFERROR(__xludf.dummyfunction(&quot;GOOGLETRANSLATE($B61,&quot;&quot;en&quot;&quot;,H$1)&quot;);&quot;فهرس خارج النطاق&quot;)" office:value-type="string" office:string-value="فهرس خارج النطاق" calcext:value-type="string">
            <text:p>فهرس خارج النطاق</text:p>
          </table:table-cell>
          <table:table-cell table:style-name="ce2" table:formula="of:=IFERROR(__xludf.dummyfunction(&quot;GOOGLETRANSLATE($B61,&quot;&quot;en&quot;&quot;,I$1)&quot;);&quot;Указатель&quot;)" office:value-type="string" office:string-value="Указатель" calcext:value-type="string">
            <text:p>Указатель</text:p>
          </table:table-cell>
          <table:table-cell table:style-name="ce2" table:formula="of:=IFERROR(__xludf.dummyfunction(&quot;GOOGLETRANSLATE($B61,&quot;&quot;en&quot;&quot;,J$1)&quot;);&quot;सीमा से बाहर&quot;)" office:value-type="string" office:string-value="सीमा से बाहर" calcext:value-type="string">
            <text:p>सीमा से बाहर</text:p>
          </table:table-cell>
          <table:table-cell table:style-name="ce2" table:formula="of:=IFERROR(__xludf.dummyfunction(&quot;GOOGLETRANSLATE($B61,&quot;&quot;en&quot;&quot;,K$1)&quot;);&quot;সীমা ছাড়িয়ে সূচক&quot;)" office:value-type="string" office:string-value="সীমা ছাড়িয়ে সূচক" calcext:value-type="string">
            <text:p>সীমা ছাড়িয়ে সূচক</text:p>
          </table:table-cell>
          <table:table-cell table:style-name="ce2" table:formula="of:=IFERROR(__xludf.dummyfunction(&quot;GOOGLETRANSLATE($B61,&quot;&quot;en&quot;&quot;,L$1)&quot;);&quot;Índice fora de alcance&quot;)" office:value-type="string" office:string-value="Índice fora de alcance" calcext:value-type="string">
            <text:p>Índice fora de alcance</text:p>
          </table:table-cell>
          <table:table-cell table:style-name="ce2" table:formula="of:=IFERROR(__xludf.dummyfunction(&quot;GOOGLETRANSLATE($B61,&quot;&quot;en&quot;&quot;,M$1)&quot;);&quot;Indeks di luar jangkauan&quot;)" office:value-type="string" office:string-value="Indeks di luar jangkauan" calcext:value-type="string">
            <text:p>Indeks di luar jangkauan</text:p>
          </table:table-cell>
          <table:table-cell table:style-name="ce2" table:formula="of:=IFERROR(__xludf.dummyfunction(&quot;GOOGLETRANSLATE($B61,&quot;&quot;en&quot;&quot;,N$1)&quot;);&quot;範囲外のインデックス&quot;)" office:value-type="string" office:string-value="範囲外のインデックス" calcext:value-type="string">
            <text:p>範囲外のインデックス</text:p>
          </table:table-cell>
          <table:table-cell table:style-name="ce2" table:formula="of:=IFERROR(__xludf.dummyfunction(&quot;GOOGLETRANSLATE($B61,&quot;&quot;en&quot;&quot;,O$1)&quot;);&quot;אינדקס מחוץ לטווח&quot;)" office:value-type="string" office:string-value="אינדקס מחוץ לטווח" calcext:value-type="string">
            <text:p>אינדקס מחוץ לטווח</text:p>
          </table:table-cell>
          <table:table-cell table:style-name="ce2" table:formula="of:=IFERROR(__xludf.dummyfunction(&quot;GOOGLETRANSLATE($B61,&quot;&quot;en&quot;&quot;,P$1)&quot;);&quot;Indekso ekster la gamo&quot;)" office:value-type="string" office:string-value="Indekso ekster la gamo" calcext:value-type="string">
            <text:p>Indekso ekster la gamo</text:p>
          </table:table-cell>
          <table:table-cell table:style-name="ce2" table:formula="of:=IFERROR(__xludf.dummyfunction(&quot;GOOGLETRANSLATE($B61,&quot;&quot;en&quot;&quot;,Q$1)&quot;);&quot;Index nje ya anuwai&quot;)" office:value-type="string" office:string-value="Index nje ya anuwai" calcext:value-type="string">
            <text:p>Index nje ya anuwai</text:p>
          </table:table-cell>
          <table:table-cell table:style-name="ce2" table:formula="of:=IFERROR(__xludf.dummyfunction(&quot;GOOGLETRANSLATE($B61,&quot;&quot;en&quot;&quot;,R$1)&quot;);&quot;Index sa labas ng saklaw&quot;)" office:value-type="string" office:string-value="Index sa labas ng saklaw" calcext:value-type="string">
            <text:p>Index sa labas ng saklaw</text:p>
          </table:table-cell>
          <table:table-cell table:style-name="ce2" table:formula="of:=IFERROR(__xludf.dummyfunction(&quot;GOOGLETRANSLATE($B61,&quot;&quot;en&quot;&quot;,S$1)&quot;);&quot;رینج سے باہر انڈیکس&quot;)" office:value-type="string" office:string-value="رینج سے باہر انڈیکس" calcext:value-type="string">
            <text:p>رینج سے باہر انڈیکس</text:p>
          </table:table-cell>
          <table:table-cell table:style-name="ce2" table:formula="of:=IFERROR(__xludf.dummyfunction(&quot;GOOGLETRANSLATE($B61,&quot;&quot;en&quot;&quot;,T$1)&quot;);&quot;Index de range&quot;)" office:value-type="string" office:string-value="Index de range" calcext:value-type="string">
            <text:p>Index de range</text:p>
          </table:table-cell>
          <table:table-cell table:style-name="ce2" table:formula="of:=IFERROR(__xludf.dummyfunction(&quot;GOOGLETRANSLATE($B61,&quot;&quot;en&quot;&quot;,U$1)&quot;);&quot;Mynegai y tu allan i'r amrediad&quot;)" office:value-type="string" office:string-value="Mynegai y tu allan i'r amrediad" calcext:value-type="string">
            <text:p>Mynegai y tu allan i'r amrediad</text:p>
          </table:table-cell>
          <table:table-cell table:style-name="ce2" table:formula="of:=IFERROR(__xludf.dummyfunction(&quot;GOOGLETRANSLATE($B61,&quot;&quot;en&quot;&quot;,V$1)&quot;);&quot;Inkomba ngaphandle kwebanga&quot;)" office:value-type="string" office:string-value="Inkomba ngaphandle kwebanga" calcext:value-type="string">
            <text:p>Inkomba ngaphandle kwebanga</text:p>
          </table:table-cell>
          <table:table-cell table:style-name="ce2" table:formula="of:=IFERROR(__xludf.dummyfunction(&quot;GOOGLETRANSLATE($B61,&quot;&quot;en&quot;&quot;,W$1)&quot;);&quot;אינדעקס אויס פון קייט&quot;)" office:value-type="string" office:string-value="אינדעקס אויס פון קייט" calcext:value-type="string">
            <text:p>אינדעקס אויס פון קייט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LABEL ALREADY DEFINED</text:p>
          </table:table-cell>
          <table:table-cell table:style-name="ce2" table:formula="of:=IFERROR(__xludf.dummyfunction(&quot;GOOGLETRANSLATE($B62,&quot;&quot;en&quot;&quot;,C$1)&quot;);&quot;이미 정의 된 레이블&quot;)" office:value-type="string" office:string-value="이미 정의 된 레이블" calcext:value-type="string">
            <text:p>이미 정의 된 레이블</text:p>
          </table:table-cell>
          <table:table-cell table:style-name="ce2" table:formula="of:=IFERROR(__xludf.dummyfunction(&quot;GOOGLETRANSLATE($B62,&quot;&quot;en&quot;&quot;,D$1)&quot;);&quot;Étiquette déjà définie&quot;)" office:value-type="string" office:string-value="Étiquette déjà définie" calcext:value-type="string">
            <text:p>Étiquette déjà définie</text:p>
          </table:table-cell>
          <table:table-cell table:style-name="ce2" table:formula="of:=IFERROR(__xludf.dummyfunction(&quot;GOOGLETRANSLATE($B62,&quot;&quot;en&quot;&quot;,E$1)&quot;);&quot;Etikett bereits definiert&quot;)" office:value-type="string" office:string-value="Etikett bereits definiert" calcext:value-type="string">
            <text:p>Etikett bereits definiert</text:p>
          </table:table-cell>
          <table:table-cell table:style-name="ce2" table:formula="of:=IFERROR(__xludf.dummyfunction(&quot;GOOGLETRANSLATE($B62,&quot;&quot;en&quot;&quot;,F$1)&quot;);&quot;标签已经定义&quot;)" office:value-type="string" office:string-value="标签已经定义" calcext:value-type="string">
            <text:p>标签已经定义</text:p>
          </table:table-cell>
          <table:table-cell table:style-name="ce2" table:formula="of:=IFERROR(__xludf.dummyfunction(&quot;GOOGLETRANSLATE($B62,&quot;&quot;en&quot;&quot;,G$1)&quot;);&quot;Etiqueta ya definida&quot;)" office:value-type="string" office:string-value="Etiqueta ya definida" calcext:value-type="string">
            <text:p>Etiqueta ya definida</text:p>
          </table:table-cell>
          <table:table-cell table:style-name="ce2" table:formula="of:=IFERROR(__xludf.dummyfunction(&quot;GOOGLETRANSLATE($B62,&quot;&quot;en&quot;&quot;,H$1)&quot;);&quot;تسمية محددة بالفعل&quot;)" office:value-type="string" office:string-value="تسمية محددة بالفعل" calcext:value-type="string">
            <text:p>تسمية محددة بالفعل</text:p>
          </table:table-cell>
          <table:table-cell table:style-name="ce2" table:formula="of:=IFERROR(__xludf.dummyfunction(&quot;GOOGLETRANSLATE($B62,&quot;&quot;en&quot;&quot;,I$1)&quot;);&quot;Метка уже определен&quot;)" office:value-type="string" office:string-value="Метка уже определен" calcext:value-type="string">
            <text:p>Метка уже определен</text:p>
          </table:table-cell>
          <table:table-cell table:style-name="ce2" table:formula="of:=IFERROR(__xludf.dummyfunction(&quot;GOOGLETRANSLATE($B62,&quot;&quot;en&quot;&quot;,J$1)&quot;);&quot;पहले से परिभाषित लेबल&quot;)" office:value-type="string" office:string-value="पहले से परिभाषित लेबल" calcext:value-type="string">
            <text:p>पहले से परिभाषित लेबल</text:p>
          </table:table-cell>
          <table:table-cell table:style-name="ce2" table:formula="of:=IFERROR(__xludf.dummyfunction(&quot;GOOGLETRANSLATE($B62,&quot;&quot;en&quot;&quot;,K$1)&quot;);&quot;ইতিমধ্যে সংজ্ঞায়িত লেবেল&quot;)" office:value-type="string" office:string-value="ইতিমধ্যে সংজ্ঞায়িত লেবেল" calcext:value-type="string">
            <text:p>ইতিমধ্যে সংজ্ঞায়িত লেবেল</text:p>
          </table:table-cell>
          <table:table-cell table:style-name="ce2" table:formula="of:=IFERROR(__xludf.dummyfunction(&quot;GOOGLETRANSLATE($B62,&quot;&quot;en&quot;&quot;,L$1)&quot;);&quot;Rótulo já definido&quot;)" office:value-type="string" office:string-value="Rótulo já definido" calcext:value-type="string">
            <text:p>Rótulo já definido</text:p>
          </table:table-cell>
          <table:table-cell table:style-name="ce2" table:formula="of:=IFERROR(__xludf.dummyfunction(&quot;GOOGLETRANSLATE($B62,&quot;&quot;en&quot;&quot;,M$1)&quot;);&quot;Label sudah ditentukan&quot;)" office:value-type="string" office:string-value="Label sudah ditentukan" calcext:value-type="string">
            <text:p>Label sudah ditentukan</text:p>
          </table:table-cell>
          <table:table-cell table:style-name="ce2" table:formula="of:=IFERROR(__xludf.dummyfunction(&quot;GOOGLETRANSLATE($B62,&quot;&quot;en&quot;&quot;,N$1)&quot;);&quot;すでに定義されているラベル&quot;)" office:value-type="string" office:string-value="すでに定義されているラベル" calcext:value-type="string">
            <text:p>すでに定義されているラベル</text:p>
          </table:table-cell>
          <table:table-cell table:style-name="ce2" table:formula="of:=IFERROR(__xludf.dummyfunction(&quot;GOOGLETRANSLATE($B62,&quot;&quot;en&quot;&quot;,O$1)&quot;);&quot;תווית כבר מוגדרת&quot;)" office:value-type="string" office:string-value="תווית כבר מוגדרת" calcext:value-type="string">
            <text:p>תווית כבר מוגדרת</text:p>
          </table:table-cell>
          <table:table-cell table:style-name="ce2" table:formula="of:=IFERROR(__xludf.dummyfunction(&quot;GOOGLETRANSLATE($B62,&quot;&quot;en&quot;&quot;,P$1)&quot;);&quot;Etikedo jam difinita&quot;)" office:value-type="string" office:string-value="Etikedo jam difinita" calcext:value-type="string">
            <text:p>Etikedo jam difinita</text:p>
          </table:table-cell>
          <table:table-cell table:style-name="ce2" table:formula="of:=IFERROR(__xludf.dummyfunction(&quot;GOOGLETRANSLATE($B62,&quot;&quot;en&quot;&quot;,Q$1)&quot;);&quot;Lebo tayari imeelezewa&quot;)" office:value-type="string" office:string-value="Lebo tayari imeelezewa" calcext:value-type="string">
            <text:p>Lebo tayari imeelezewa</text:p>
          </table:table-cell>
          <table:table-cell table:style-name="ce2" table:formula="of:=IFERROR(__xludf.dummyfunction(&quot;GOOGLETRANSLATE($B62,&quot;&quot;en&quot;&quot;,R$1)&quot;);&quot;Natukoy na ang label&quot;)" office:value-type="string" office:string-value="Natukoy na ang label" calcext:value-type="string">
            <text:p>Natukoy na ang label</text:p>
          </table:table-cell>
          <table:table-cell table:style-name="ce2" table:formula="of:=IFERROR(__xludf.dummyfunction(&quot;GOOGLETRANSLATE($B62,&quot;&quot;en&quot;&quot;,S$1)&quot;);&quot;لیبل پہلے ہی بیان کیا گیا ہے&quot;)" office:value-type="string" office:string-value="لیبل پہلے ہی بیان کیا گیا ہے" calcext:value-type="string">
            <text:p>لیبل پہلے ہی بیان کیا گیا ہے</text:p>
          </table:table-cell>
          <table:table-cell table:style-name="ce2" table:formula="of:=IFERROR(__xludf.dummyfunction(&quot;GOOGLETRANSLATE($B62,&quot;&quot;en&quot;&quot;,T$1)&quot;);&quot;Pittacium iam defined&quot;)" office:value-type="string" office:string-value="Pittacium iam defined" calcext:value-type="string">
            <text:p>Pittacium iam defined</text:p>
          </table:table-cell>
          <table:table-cell table:style-name="ce2" table:formula="of:=IFERROR(__xludf.dummyfunction(&quot;GOOGLETRANSLATE($B62,&quot;&quot;en&quot;&quot;,U$1)&quot;);&quot;Label eisoes wedi'i ddiffinio&quot;)" office:value-type="string" office:string-value="Label eisoes wedi'i ddiffinio" calcext:value-type="string">
            <text:p>Label eisoes wedi'i ddiffinio</text:p>
          </table:table-cell>
          <table:table-cell table:style-name="ce2" table:formula="of:=IFERROR(__xludf.dummyfunction(&quot;GOOGLETRANSLATE($B62,&quot;&quot;en&quot;&quot;,V$1)&quot;);&quot;Ilebula echaziwe&quot;)" office:value-type="string" office:string-value="Ilebula echaziwe" calcext:value-type="string">
            <text:p>Ilebula echaziwe</text:p>
          </table:table-cell>
          <table:table-cell table:style-name="ce2" table:formula="of:=IFERROR(__xludf.dummyfunction(&quot;GOOGLETRANSLATE($B62,&quot;&quot;en&quot;&quot;,W$1)&quot;);&quot;פירמע שוין דיפיינד&quot;)" office:value-type="string" office:string-value="פירמע שוין דיפיינד" calcext:value-type="string">
            <text:p>פירמע שוין דיפיינד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LEFT / RIGHT OPERATION MISMATCH</text:p>
          </table:table-cell>
          <table:table-cell table:style-name="ce2" table:formula="of:=IFERROR(__xludf.dummyfunction(&quot;GOOGLETRANSLATE($B63,&quot;&quot;en&quot;&quot;,C$1)&quot;);&quot;왼쪽 / 오른쪽 작동 불일치&quot;)" office:value-type="string" office:string-value="왼쪽 / 오른쪽 작동 불일치" calcext:value-type="string">
            <text:p>왼쪽 / 오른쪽 작동 불일치</text:p>
          </table:table-cell>
          <table:table-cell table:style-name="ce2" table:formula="of:=IFERROR(__xludf.dummyfunction(&quot;GOOGLETRANSLATE($B63,&quot;&quot;en&quot;&quot;,D$1)&quot;);&quot;Déliachance de l'opération gauche / droite&quot;)" office:value-type="string" office:string-value="Déliachance de l'opération gauche / droite" calcext:value-type="string">
            <text:p>Déliachance de l'opération gauche / droite</text:p>
          </table:table-cell>
          <table:table-cell table:style-name="ce2" table:formula="of:=IFERROR(__xludf.dummyfunction(&quot;GOOGLETRANSLATE($B63,&quot;&quot;en&quot;&quot;,E$1)&quot;);&quot;Nichtübereinstimmung links / rechts Operation&quot;)" office:value-type="string" office:string-value="Nichtübereinstimmung links / rechts Operation" calcext:value-type="string">
            <text:p>Nichtübereinstimmung links / rechts Operation</text:p>
          </table:table-cell>
          <table:table-cell table:style-name="ce2" table:formula="of:=IFERROR(__xludf.dummyfunction(&quot;GOOGLETRANSLATE($B63,&quot;&quot;en&quot;&quot;,F$1)&quot;);&quot;左 /右操作不匹配&quot;)" office:value-type="string" office:string-value="左 /右操作不匹配" calcext:value-type="string">
            <text:p>左 /右操作不匹配</text:p>
          </table:table-cell>
          <table:table-cell table:style-name="ce2" table:formula="of:=IFERROR(__xludf.dummyfunction(&quot;GOOGLETRANSLATE($B63,&quot;&quot;en&quot;&quot;,G$1)&quot;);&quot;Operación izquierda / derecha desajuste&quot;)" office:value-type="string" office:string-value="Operación izquierda / derecha desajuste" calcext:value-type="string">
            <text:p>Operación izquierda / derecha desajuste</text:p>
          </table:table-cell>
          <table:table-cell table:style-name="ce2" table:formula="of:=IFERROR(__xludf.dummyfunction(&quot;GOOGLETRANSLATE($B63,&quot;&quot;en&quot;&quot;,H$1)&quot;);&quot;عدم تطابق العملية اليسرى / اليمنى&quot;)" office:value-type="string" office:string-value="عدم تطابق العملية اليسرى / اليمنى" calcext:value-type="string">
            <text:p>عدم تطابق العملية اليسرى / اليمنى</text:p>
          </table:table-cell>
          <table:table-cell table:style-name="ce2" table:formula="of:=IFERROR(__xludf.dummyfunction(&quot;GOOGLETRANSLATE($B63,&quot;&quot;en&quot;&quot;,I$1)&quot;);&quot;Несоответствие левой / правой операции&quot;)" office:value-type="string" office:string-value="Несоответствие левой / правой операции" calcext:value-type="string">
            <text:p>Несоответствие левой / правой операции</text:p>
          </table:table-cell>
          <table:table-cell table:style-name="ce2" table:formula="of:=IFERROR(__xludf.dummyfunction(&quot;GOOGLETRANSLATE($B63,&quot;&quot;en&quot;&quot;,J$1)&quot;);&quot;लेफ्ट / राइट ऑपरेशन बेमेल&quot;)" office:value-type="string" office:string-value="लेफ्ट / राइट ऑपरेशन बेमेल" calcext:value-type="string">
            <text:p>लेफ्ट / राइट ऑपरेशन बेमेल</text:p>
          </table:table-cell>
          <table:table-cell table:style-name="ce2" table:formula="of:=IFERROR(__xludf.dummyfunction(&quot;GOOGLETRANSLATE($B63,&quot;&quot;en&quot;&quot;,K$1)&quot;);&quot;বাম / ডান অপারেশন অমিল&quot;)" office:value-type="string" office:string-value="বাম / ডান অপারেশন অমিল" calcext:value-type="string">
            <text:p>বাম / ডান অপারেশন অমিল</text:p>
          </table:table-cell>
          <table:table-cell table:style-name="ce2" table:formula="of:=IFERROR(__xludf.dummyfunction(&quot;GOOGLETRANSLATE($B63,&quot;&quot;en&quot;&quot;,L$1)&quot;);&quot;Indatibilidade de operação esquerda / direita&quot;)" office:value-type="string" office:string-value="Indatibilidade de operação esquerda / direita" calcext:value-type="string">
            <text:p>Indatibilidade de operação esquerda / direita</text:p>
          </table:table-cell>
          <table:table-cell table:style-name="ce2" table:formula="of:=IFERROR(__xludf.dummyfunction(&quot;GOOGLETRANSLATE($B63,&quot;&quot;en&quot;&quot;,M$1)&quot;);&quot;Ketidakcocokan Operasi Kiri / Kanan&quot;)" office:value-type="string" office:string-value="Ketidakcocokan Operasi Kiri / Kanan" calcext:value-type="string">
            <text:p>Ketidakcocokan Operasi Kiri / Kanan</text:p>
          </table:table-cell>
          <table:table-cell table:style-name="ce2" table:formula="of:=IFERROR(__xludf.dummyfunction(&quot;GOOGLETRANSLATE($B63,&quot;&quot;en&quot;&quot;,N$1)&quot;);&quot;左 /右操作の不一致&quot;)" office:value-type="string" office:string-value="左 /右操作の不一致" calcext:value-type="string">
            <text:p>左 /右操作の不一致</text:p>
          </table:table-cell>
          <table:table-cell table:style-name="ce2" table:formula="of:=IFERROR(__xludf.dummyfunction(&quot;GOOGLETRANSLATE($B63,&quot;&quot;en&quot;&quot;,O$1)&quot;);&quot;חוסר התאמה בין מבצע שמאל / ימין&quot;)" office:value-type="string" office:string-value="חוסר התאמה בין מבצע שמאל / ימין" calcext:value-type="string">
            <text:p>חוסר התאמה בין מבצע שמאל / ימין</text:p>
          </table:table-cell>
          <table:table-cell table:style-name="ce2" table:formula="of:=IFERROR(__xludf.dummyfunction(&quot;GOOGLETRANSLATE($B63,&quot;&quot;en&quot;&quot;,P$1)&quot;);&quot;Maldekstra / Dekstra Operacio Mismatch&quot;)" office:value-type="string" office:string-value="Maldekstra / Dekstra Operacio Mismatch" calcext:value-type="string">
            <text:p>Maldekstra / Dekstra Operacio Mismatch</text:p>
          </table:table-cell>
          <table:table-cell table:style-name="ce2" table:formula="of:=IFERROR(__xludf.dummyfunction(&quot;GOOGLETRANSLATE($B63,&quot;&quot;en&quot;&quot;,Q$1)&quot;);&quot;Kushoto / kulia Operesheni mismatch&quot;)" office:value-type="string" office:string-value="Kushoto / kulia Operesheni mismatch" calcext:value-type="string">
            <text:p>Kushoto / kulia Operesheni mismatch</text:p>
          </table:table-cell>
          <table:table-cell table:style-name="ce2" table:formula="of:=IFERROR(__xludf.dummyfunction(&quot;GOOGLETRANSLATE($B63,&quot;&quot;en&quot;&quot;,R$1)&quot;);&quot;Kaliwa / kanang operasyon mismatch&quot;)" office:value-type="string" office:string-value="Kaliwa / kanang operasyon mismatch" calcext:value-type="string">
            <text:p>Kaliwa / kanang operasyon mismatch</text:p>
          </table:table-cell>
          <table:table-cell table:style-name="ce2" table:formula="of:=IFERROR(__xludf.dummyfunction(&quot;GOOGLETRANSLATE($B63,&quot;&quot;en&quot;&quot;,S$1)&quot;);&quot;بائیں / دائیں آپریشن مماثلت&quot;)" office:value-type="string" office:string-value="بائیں / دائیں آپریشن مماثلت" calcext:value-type="string">
            <text:p>بائیں / دائیں آپریشن مماثلت</text:p>
          </table:table-cell>
          <table:table-cell table:style-name="ce2" table:formula="of:=IFERROR(__xludf.dummyfunction(&quot;GOOGLETRANSLATE($B63,&quot;&quot;en&quot;&quot;,T$1)&quot;);&quot;Sinistram / ius operationem mismatch&quot;)" office:value-type="string" office:string-value="Sinistram / ius operationem mismatch" calcext:value-type="string">
            <text:p>Sinistram / ius operationem mismatch</text:p>
          </table:table-cell>
          <table:table-cell table:style-name="ce2" table:formula="of:=IFERROR(__xludf.dummyfunction(&quot;GOOGLETRANSLATE($B63,&quot;&quot;en&quot;&quot;,U$1)&quot;);&quot;Camgymhariad Operation Chwith / dde&quot;)" office:value-type="string" office:string-value="Camgymhariad Operation Chwith / dde" calcext:value-type="string">
            <text:p>Camgymhariad Operation Chwith / dde</text:p>
          </table:table-cell>
          <table:table-cell table:style-name="ce2" table:formula="of:=IFERROR(__xludf.dummyfunction(&quot;GOOGLETRANSLATE($B63,&quot;&quot;en&quot;&quot;,V$1)&quot;);&quot;I-Left / Right Operation Mismatch&quot;)" office:value-type="string" office:string-value="I-Left / Right Operation Mismatch" calcext:value-type="string">
            <text:p>I-Left / Right Operation Mismatch</text:p>
          </table:table-cell>
          <table:table-cell table:style-name="ce2" table:formula="of:=IFERROR(__xludf.dummyfunction(&quot;GOOGLETRANSLATE($B63,&quot;&quot;en&quot;&quot;,W$1)&quot;);&quot;לינקס / רעכט אָפּעראַציע מיסמאַטש&quot;)" office:value-type="string" office:string-value="לינקס / רעכט אָפּעראַציע מיסמאַטש" calcext:value-type="string">
            <text:p>לינקס / רעכט אָפּעראַציע מיסמאַטש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NEGATIVE INDEX</text:p>
          </table:table-cell>
          <table:table-cell table:style-name="ce2" table:formula="of:=IFERROR(__xludf.dummyfunction(&quot;GOOGLETRANSLATE($B64,&quot;&quot;en&quot;&quot;,C$1)&quot;);&quot;음수 지수&quot;)" office:value-type="string" office:string-value="음수 지수" calcext:value-type="string">
            <text:p>음수 지수</text:p>
          </table:table-cell>
          <table:table-cell table:style-name="ce2" table:formula="of:=IFERROR(__xludf.dummyfunction(&quot;GOOGLETRANSLATE($B64,&quot;&quot;en&quot;&quot;,D$1)&quot;);&quot;Indice négatif&quot;)" office:value-type="string" office:string-value="Indice négatif" calcext:value-type="string">
            <text:p>Indice négatif</text:p>
          </table:table-cell>
          <table:table-cell table:style-name="ce2" table:formula="of:=IFERROR(__xludf.dummyfunction(&quot;GOOGLETRANSLATE($B64,&quot;&quot;en&quot;&quot;,E$1)&quot;);&quot;Negativer Index&quot;)" office:value-type="string" office:string-value="Negativer Index" calcext:value-type="string">
            <text:p>Negativer Index</text:p>
          </table:table-cell>
          <table:table-cell table:style-name="ce2" table:formula="of:=IFERROR(__xludf.dummyfunction(&quot;GOOGLETRANSLATE($B64,&quot;&quot;en&quot;&quot;,F$1)&quot;);&quot;负数&quot;)" office:value-type="string" office:string-value="负数" calcext:value-type="string">
            <text:p>负数</text:p>
          </table:table-cell>
          <table:table-cell table:style-name="ce2" table:formula="of:=IFERROR(__xludf.dummyfunction(&quot;GOOGLETRANSLATE($B64,&quot;&quot;en&quot;&quot;,G$1)&quot;);&quot;Índice negativo&quot;)" office:value-type="string" office:string-value="Índice negativo" calcext:value-type="string">
            <text:p>Índice negativo</text:p>
          </table:table-cell>
          <table:table-cell table:style-name="ce2" table:formula="of:=IFERROR(__xludf.dummyfunction(&quot;GOOGLETRANSLATE($B64,&quot;&quot;en&quot;&quot;,H$1)&quot;);&quot;الفهرس السلبي&quot;)" office:value-type="string" office:string-value="الفهرس السلبي" calcext:value-type="string">
            <text:p>الفهرس السلبي</text:p>
          </table:table-cell>
          <table:table-cell table:style-name="ce2" table:formula="of:=IFERROR(__xludf.dummyfunction(&quot;GOOGLETRANSLATE($B64,&quot;&quot;en&quot;&quot;,I$1)&quot;);&quot;Отрицательный индекс&quot;)" office:value-type="string" office:string-value="Отрицательный индекс" calcext:value-type="string">
            <text:p>Отрицательный индекс</text:p>
          </table:table-cell>
          <table:table-cell table:style-name="ce2" table:formula="of:=IFERROR(__xludf.dummyfunction(&quot;GOOGLETRANSLATE($B64,&quot;&quot;en&quot;&quot;,J$1)&quot;);&quot;ऋणात्मक सूचकांक&quot;)" office:value-type="string" office:string-value="ऋणात्मक सूचकांक" calcext:value-type="string">
            <text:p>ऋणात्मक सूचकांक</text:p>
          </table:table-cell>
          <table:table-cell table:style-name="ce2" table:formula="of:=IFERROR(__xludf.dummyfunction(&quot;GOOGLETRANSLATE($B64,&quot;&quot;en&quot;&quot;,K$1)&quot;);&quot;নেতিবাচক সূচক&quot;)" office:value-type="string" office:string-value="নেতিবাচক সূচক" calcext:value-type="string">
            <text:p>নেতিবাচক সূচক</text:p>
          </table:table-cell>
          <table:table-cell table:style-name="ce2" table:formula="of:=IFERROR(__xludf.dummyfunction(&quot;GOOGLETRANSLATE($B64,&quot;&quot;en&quot;&quot;,L$1)&quot;);&quot;Índice negativo&quot;)" office:value-type="string" office:string-value="Índice negativo" calcext:value-type="string">
            <text:p>Índice negativo</text:p>
          </table:table-cell>
          <table:table-cell table:style-name="ce2" table:formula="of:=IFERROR(__xludf.dummyfunction(&quot;GOOGLETRANSLATE($B64,&quot;&quot;en&quot;&quot;,M$1)&quot;);&quot;Indeks negatif&quot;)" office:value-type="string" office:string-value="Indeks negatif" calcext:value-type="string">
            <text:p>Indeks negatif</text:p>
          </table:table-cell>
          <table:table-cell table:style-name="ce2" table:formula="of:=IFERROR(__xludf.dummyfunction(&quot;GOOGLETRANSLATE($B64,&quot;&quot;en&quot;&quot;,N$1)&quot;);&quot;負のインデックス&quot;)" office:value-type="string" office:string-value="負のインデックス" calcext:value-type="string">
            <text:p>負のインデックス</text:p>
          </table:table-cell>
          <table:table-cell table:style-name="ce2" table:formula="of:=IFERROR(__xludf.dummyfunction(&quot;GOOGLETRANSLATE($B64,&quot;&quot;en&quot;&quot;,O$1)&quot;);&quot;אינדקס שלילי&quot;)" office:value-type="string" office:string-value="אינדקס שלילי" calcext:value-type="string">
            <text:p>אינדקס שלילי</text:p>
          </table:table-cell>
          <table:table-cell table:style-name="ce2" table:formula="of:=IFERROR(__xludf.dummyfunction(&quot;GOOGLETRANSLATE($B64,&quot;&quot;en&quot;&quot;,P$1)&quot;);&quot;Negativa indekso&quot;)" office:value-type="string" office:string-value="Negativa indekso" calcext:value-type="string">
            <text:p>Negativa indekso</text:p>
          </table:table-cell>
          <table:table-cell table:style-name="ce2" table:formula="of:=IFERROR(__xludf.dummyfunction(&quot;GOOGLETRANSLATE($B64,&quot;&quot;en&quot;&quot;,Q$1)&quot;);&quot;Kielelezo hasi&quot;)" office:value-type="string" office:string-value="Kielelezo hasi" calcext:value-type="string">
            <text:p>Kielelezo hasi</text:p>
          </table:table-cell>
          <table:table-cell table:style-name="ce2" table:formula="of:=IFERROR(__xludf.dummyfunction(&quot;GOOGLETRANSLATE($B64,&quot;&quot;en&quot;&quot;,R$1)&quot;);&quot;Negatibong index&quot;)" office:value-type="string" office:string-value="Negatibong index" calcext:value-type="string">
            <text:p>Negatibong index</text:p>
          </table:table-cell>
          <table:table-cell table:style-name="ce2" table:formula="of:=IFERROR(__xludf.dummyfunction(&quot;GOOGLETRANSLATE($B64,&quot;&quot;en&quot;&quot;,S$1)&quot;);&quot;منفی انڈیکس&quot;)" office:value-type="string" office:string-value="منفی انڈیکس" calcext:value-type="string">
            <text:p>منفی انڈیکس</text:p>
          </table:table-cell>
          <table:table-cell table:style-name="ce2" table:formula="of:=IFERROR(__xludf.dummyfunction(&quot;GOOGLETRANSLATE($B64,&quot;&quot;en&quot;&quot;,T$1)&quot;);&quot;Negans index&quot;)" office:value-type="string" office:string-value="Negans index" calcext:value-type="string">
            <text:p>Negans index</text:p>
          </table:table-cell>
          <table:table-cell table:style-name="ce2" table:formula="of:=IFERROR(__xludf.dummyfunction(&quot;GOOGLETRANSLATE($B64,&quot;&quot;en&quot;&quot;,U$1)&quot;);&quot;Mynegai Negyddol&quot;)" office:value-type="string" office:string-value="Mynegai Negyddol" calcext:value-type="string">
            <text:p>Mynegai Negyddol</text:p>
          </table:table-cell>
          <table:table-cell table:style-name="ce2" table:formula="of:=IFERROR(__xludf.dummyfunction(&quot;GOOGLETRANSLATE($B64,&quot;&quot;en&quot;&quot;,V$1)&quot;);&quot;Inkomba engemihle&quot;)" office:value-type="string" office:string-value="Inkomba engemihle" calcext:value-type="string">
            <text:p>Inkomba engemihle</text:p>
          </table:table-cell>
          <table:table-cell table:style-name="ce2" table:formula="of:=IFERROR(__xludf.dummyfunction(&quot;GOOGLETRANSLATE($B64,&quot;&quot;en&quot;&quot;,W$1)&quot;);&quot;נעגאַטיוו אינדעקס&quot;)" office:value-type="string" office:string-value="נעגאַטיוו אינדעקס" calcext:value-type="string">
            <text:p>נעגאַטיוו אינדעקס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NEXT ON FOR LOOP WITH STRING VARIABLE</text:p>
          </table:table-cell>
          <table:table-cell table:style-name="ce2" table:formula="of:=IFERROR(__xludf.dummyfunction(&quot;GOOGLETRANSLATE($B65,&quot;&quot;en&quot;&quot;,C$1)&quot;);&quot;다음은 문자열 변수로 루프를 사용합니다&quot;)" office:value-type="string" office:string-value="다음은 문자열 변수로 루프를 사용합니다" calcext:value-type="string">
            <text:p>다음은 문자열 변수로 루프를 사용합니다</text:p>
          </table:table-cell>
          <table:table-cell table:style-name="ce2" table:formula="of:=IFERROR(__xludf.dummyfunction(&quot;GOOGLETRANSLATE($B65,&quot;&quot;en&quot;&quot;,D$1)&quot;);&quot;Suivant pour Loop avec variable de chaîne&quot;)" office:value-type="string" office:string-value="Suivant pour Loop avec variable de chaîne" calcext:value-type="string">
            <text:p>Suivant pour Loop avec variable de chaîne</text:p>
          </table:table-cell>
          <table:table-cell table:style-name="ce2" table:formula="of:=IFERROR(__xludf.dummyfunction(&quot;GOOGLETRANSLATE($B65,&quot;&quot;en&quot;&quot;,E$1)&quot;);&quot;Als nächstes für die Schleife mit String -Variable&quot;)" office:value-type="string" office:string-value="Als nächstes für die Schleife mit String -Variable" calcext:value-type="string">
            <text:p>Als nächstes für die Schleife mit String -Variable</text:p>
          </table:table-cell>
          <table:table-cell table:style-name="ce2" table:formula="of:=IFERROR(__xludf.dummyfunction(&quot;GOOGLETRANSLATE($B65,&quot;&quot;en&quot;&quot;,F$1)&quot;);&quot;下一个使用字符串变量的循环&quot;)" office:value-type="string" office:string-value="下一个使用字符串变量的循环" calcext:value-type="string">
            <text:p>下一个使用字符串变量的循环</text:p>
          </table:table-cell>
          <table:table-cell table:style-name="ce2" table:formula="of:=IFERROR(__xludf.dummyfunction(&quot;GOOGLETRANSLATE($B65,&quot;&quot;en&quot;&quot;,G$1)&quot;);&quot;SIGUIENTE EN FOR LOOP con variable de cadena&quot;)" office:value-type="string" office:string-value="SIGUIENTE EN FOR LOOP con variable de cadena" calcext:value-type="string">
            <text:p>SIGUIENTE EN FOR LOOP con variable de cadena</text:p>
          </table:table-cell>
          <table:table-cell table:style-name="ce2" table:formula="of:=IFERROR(__xludf.dummyfunction(&quot;GOOGLETRANSLATE($B65,&quot;&quot;en&quot;&quot;,H$1)&quot;);&quot;التالي على حلقة مع متغير السلسلة&quot;)" office:value-type="string" office:string-value="التالي على حلقة مع متغير السلسلة" calcext:value-type="string">
            <text:p>التالي على حلقة مع متغير السلسلة</text:p>
          </table:table-cell>
          <table:table-cell table:style-name="ce2" table:formula="of:=IFERROR(__xludf.dummyfunction(&quot;GOOGLETRANSLATE($B65,&quot;&quot;en&quot;&quot;,I$1)&quot;);&quot;Далее для петли с переменной строки&quot;)" office:value-type="string" office:string-value="Далее для петли с переменной строки" calcext:value-type="string">
            <text:p>Далее для петли с переменной строки</text:p>
          </table:table-cell>
          <table:table-cell table:style-name="ce2" table:formula="of:=IFERROR(__xludf.dummyfunction(&quot;GOOGLETRANSLATE($B65,&quot;&quot;en&quot;&quot;,J$1)&quot;);&quot;स्ट्रिंग चर के साथ लूप के लिए अगला&quot;)" office:value-type="string" office:string-value="स्ट्रिंग चर के साथ लूप के लिए अगला" calcext:value-type="string">
            <text:p>स्ट्रिंग चर के साथ लूप के लिए अगला</text:p>
          </table:table-cell>
          <table:table-cell table:style-name="ce2" table:formula="of:=IFERROR(__xludf.dummyfunction(&quot;GOOGLETRANSLATE($B65,&quot;&quot;en&quot;&quot;,K$1)&quot;);&quot;স্ট্রিং ভেরিয়েবল সহ লুপের জন্য পরবর্তী&quot;)" office:value-type="string" office:string-value="স্ট্রিং ভেরিয়েবল সহ লুপের জন্য পরবর্তী" calcext:value-type="string">
            <text:p>স্ট্রিং ভেরিয়েবল সহ লুপের জন্য পরবর্তী</text:p>
          </table:table-cell>
          <table:table-cell table:style-name="ce2" table:formula="of:=IFERROR(__xludf.dummyfunction(&quot;GOOGLETRANSLATE($B65,&quot;&quot;en&quot;&quot;,L$1)&quot;);&quot;Em seguida, para loop com variável de string&quot;)" office:value-type="string" office:string-value="Em seguida, para loop com variável de string" calcext:value-type="string">
            <text:p>Em seguida, para loop com variável de string</text:p>
          </table:table-cell>
          <table:table-cell table:style-name="ce2" table:formula="of:=IFERROR(__xludf.dummyfunction(&quot;GOOGLETRANSLATE($B65,&quot;&quot;en&quot;&quot;,M$1)&quot;);&quot;Selanjutnya untuk loop dengan variabel string&quot;)" office:value-type="string" office:string-value="Selanjutnya untuk loop dengan variabel string" calcext:value-type="string">
            <text:p>Selanjutnya untuk loop dengan variabel string</text:p>
          </table:table-cell>
          <table:table-cell table:style-name="ce2" table:formula="of:=IFERROR(__xludf.dummyfunction(&quot;GOOGLETRANSLATE($B65,&quot;&quot;en&quot;&quot;,N$1)&quot;);&quot;次に、文字列変数を使用してループを使用します&quot;)" office:value-type="string" office:string-value="次に、文字列変数を使用してループを使用します" calcext:value-type="string">
            <text:p>次に、文字列変数を使用してループを使用します</text:p>
          </table:table-cell>
          <table:table-cell table:style-name="ce2" table:formula="of:=IFERROR(__xludf.dummyfunction(&quot;GOOGLETRANSLATE($B65,&quot;&quot;en&quot;&quot;,O$1)&quot;);&quot;הבא לולאה עם משתנה מחרוזת&quot;)" office:value-type="string" office:string-value="הבא לולאה עם משתנה מחרוזת" calcext:value-type="string">
            <text:p>הבא לולאה עם משתנה מחרוזת</text:p>
          </table:table-cell>
          <table:table-cell table:style-name="ce2" table:formula="of:=IFERROR(__xludf.dummyfunction(&quot;GOOGLETRANSLATE($B65,&quot;&quot;en&quot;&quot;,P$1)&quot;);&quot;Venonta por buklo kun ĉena variablo&quot;)" office:value-type="string" office:string-value="Venonta por buklo kun ĉena variablo" calcext:value-type="string">
            <text:p>Venonta por buklo kun ĉena variablo</text:p>
          </table:table-cell>
          <table:table-cell table:style-name="ce2" table:formula="of:=IFERROR(__xludf.dummyfunction(&quot;GOOGLETRANSLATE($B65,&quot;&quot;en&quot;&quot;,Q$1)&quot;);&quot;Ifuatayo kwa kitanzi na kamba ya kutofautisha&quot;)" office:value-type="string" office:string-value="Ifuatayo kwa kitanzi na kamba ya kutofautisha" calcext:value-type="string">
            <text:p>Ifuatayo kwa kitanzi na kamba ya kutofautisha</text:p>
          </table:table-cell>
          <table:table-cell table:style-name="ce2" table:formula="of:=IFERROR(__xludf.dummyfunction(&quot;GOOGLETRANSLATE($B65,&quot;&quot;en&quot;&quot;,R$1)&quot;);&quot;Susunod sa para sa loop na may variable na string&quot;)" office:value-type="string" office:string-value="Susunod sa para sa loop na may variable na string" calcext:value-type="string">
            <text:p>Susunod sa para sa loop na may variable na string</text:p>
          </table:table-cell>
          <table:table-cell table:style-name="ce2" table:formula="of:=IFERROR(__xludf.dummyfunction(&quot;GOOGLETRANSLATE($B65,&quot;&quot;en&quot;&quot;,S$1)&quot;);&quot;سٹرنگ متغیر کے ساتھ لوپ کے لئے اگلا&quot;)" office:value-type="string" office:string-value="سٹرنگ متغیر کے ساتھ لوپ کے لئے اگلا" calcext:value-type="string">
            <text:p>سٹرنگ متغیر کے ساتھ لوپ کے لئے اگلا</text:p>
          </table:table-cell>
          <table:table-cell table:style-name="ce2" table:formula="of:=IFERROR(__xludf.dummyfunction(&quot;GOOGLETRANSLATE($B65,&quot;&quot;en&quot;&quot;,T$1)&quot;);&quot;Deinde in pro loop cum filum variabilis&quot;)" office:value-type="string" office:string-value="Deinde in pro loop cum filum variabilis" calcext:value-type="string">
            <text:p>Deinde in pro loop cum filum variabilis</text:p>
          </table:table-cell>
          <table:table-cell table:style-name="ce2" table:formula="of:=IFERROR(__xludf.dummyfunction(&quot;GOOGLETRANSLATE($B65,&quot;&quot;en&quot;&quot;,U$1)&quot;);&quot;Nesaf ymlaen am ddolen gyda newidyn llinyn&quot;)" office:value-type="string" office:string-value="Nesaf ymlaen am ddolen gyda newidyn llinyn" calcext:value-type="string">
            <text:p>Nesaf ymlaen am ddolen gyda newidyn llinyn</text:p>
          </table:table-cell>
          <table:table-cell table:style-name="ce2" table:formula="of:=IFERROR(__xludf.dummyfunction(&quot;GOOGLETRANSLATE($B65,&quot;&quot;en&quot;&quot;,V$1)&quot;);&quot;Ngokulandelayo ku-loop nge-string eguquguqukayo&quot;)" office:value-type="string" office:string-value="Ngokulandelayo ku-loop nge-string eguquguqukayo" calcext:value-type="string">
            <text:p>Ngokulandelayo ku-loop nge-string eguquguqukayo</text:p>
          </table:table-cell>
          <table:table-cell table:style-name="ce2" table:formula="of:=IFERROR(__xludf.dummyfunction(&quot;GOOGLETRANSLATE($B65,&quot;&quot;en&quot;&quot;,W$1)&quot;);&quot;ווייַטער פֿאַר שלייף מיט שטריקל בייַטעוודיק&quot;)" office:value-type="string" office:string-value="ווייַטער פֿאַר שלייף מיט שטריקל בייַטעוודיק" calcext:value-type="string">
            <text:p>ווייַטער פֿאַר שלייף מיט שטריקל בייַטעוודיק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OPERAND MISMATCH</text:p>
          </table:table-cell>
          <table:table-cell table:style-name="ce2" table:formula="of:=IFERROR(__xludf.dummyfunction(&quot;GOOGLETRANSLATE($B66,&quot;&quot;en&quot;&quot;,C$1)&quot;);&quot;피연산자 불일치&quot;)" office:value-type="string" office:string-value="피연산자 불일치" calcext:value-type="string">
            <text:p>피연산자 불일치</text:p>
          </table:table-cell>
          <table:table-cell table:style-name="ce2" table:formula="of:=IFERROR(__xludf.dummyfunction(&quot;GOOGLETRANSLATE($B66,&quot;&quot;en&quot;&quot;,D$1)&quot;);&quot;Décalage de l'opérande&quot;)" office:value-type="string" office:string-value="Décalage de l'opérande" calcext:value-type="string">
            <text:p>Décalage de l'opérande</text:p>
          </table:table-cell>
          <table:table-cell table:style-name="ce2" table:formula="of:=IFERROR(__xludf.dummyfunction(&quot;GOOGLETRANSLATE($B66,&quot;&quot;en&quot;&quot;,E$1)&quot;);&quot;Operand -Nichtübereinstimmung&quot;)" office:value-type="string" office:string-value="Operand -Nichtübereinstimmung" calcext:value-type="string">
            <text:p>Operand -Nichtübereinstimmung</text:p>
          </table:table-cell>
          <table:table-cell table:style-name="ce2" table:formula="of:=IFERROR(__xludf.dummyfunction(&quot;GOOGLETRANSLATE($B66,&quot;&quot;en&quot;&quot;,F$1)&quot;);&quot;操作数不匹配&quot;)" office:value-type="string" office:string-value="操作数不匹配" calcext:value-type="string">
            <text:p>操作数不匹配</text:p>
          </table:table-cell>
          <table:table-cell table:style-name="ce2" table:formula="of:=IFERROR(__xludf.dummyfunction(&quot;GOOGLETRANSLATE($B66,&quot;&quot;en&quot;&quot;,G$1)&quot;);&quot;Desajuste de operando&quot;)" office:value-type="string" office:string-value="Desajuste de operando" calcext:value-type="string">
            <text:p>Desajuste de operando</text:p>
          </table:table-cell>
          <table:table-cell table:style-name="ce2" table:formula="of:=IFERROR(__xludf.dummyfunction(&quot;GOOGLETRANSLATE($B66,&quot;&quot;en&quot;&quot;,H$1)&quot;);&quot;عدم تطابق المعامل&quot;)" office:value-type="string" office:string-value="عدم تطابق المعامل" calcext:value-type="string">
            <text:p>عدم تطابق المعامل</text:p>
          </table:table-cell>
          <table:table-cell table:style-name="ce2" table:formula="of:=IFERROR(__xludf.dummyfunction(&quot;GOOGLETRANSLATE($B66,&quot;&quot;en&quot;&quot;,I$1)&quot;);&quot;Операнд несоответствие&quot;)" office:value-type="string" office:string-value="Операнд несоответствие" calcext:value-type="string">
            <text:p>Операнд несоответствие</text:p>
          </table:table-cell>
          <table:table-cell table:style-name="ce2" table:formula="of:=IFERROR(__xludf.dummyfunction(&quot;GOOGLETRANSLATE($B66,&quot;&quot;en&quot;&quot;,J$1)&quot;);&quot;संचालक बेमेल&quot;)" office:value-type="string" office:string-value="संचालक बेमेल" calcext:value-type="string">
            <text:p>संचालक बेमेल</text:p>
          </table:table-cell>
          <table:table-cell table:style-name="ce2" table:formula="of:=IFERROR(__xludf.dummyfunction(&quot;GOOGLETRANSLATE($B66,&quot;&quot;en&quot;&quot;,K$1)&quot;);&quot;অপারেন্ড অমিল&quot;)" office:value-type="string" office:string-value="অপারেন্ড অমিল" calcext:value-type="string">
            <text:p>অপারেন্ড অমিল</text:p>
          </table:table-cell>
          <table:table-cell table:style-name="ce2" table:formula="of:=IFERROR(__xludf.dummyfunction(&quot;GOOGLETRANSLATE($B66,&quot;&quot;en&quot;&quot;,L$1)&quot;);&quot;Incompatibilidade do operando&quot;)" office:value-type="string" office:string-value="Incompatibilidade do operando" calcext:value-type="string">
            <text:p>Incompatibilidade do operando</text:p>
          </table:table-cell>
          <table:table-cell table:style-name="ce2" table:formula="of:=IFERROR(__xludf.dummyfunction(&quot;GOOGLETRANSLATE($B66,&quot;&quot;en&quot;&quot;,M$1)&quot;);&quot;Ketidakcocokan operan&quot;)" office:value-type="string" office:string-value="Ketidakcocokan operan" calcext:value-type="string">
            <text:p>Ketidakcocokan operan</text:p>
          </table:table-cell>
          <table:table-cell table:style-name="ce2" table:formula="of:=IFERROR(__xludf.dummyfunction(&quot;GOOGLETRANSLATE($B66,&quot;&quot;en&quot;&quot;,N$1)&quot;);&quot;オペランドの不一致&quot;)" office:value-type="string" office:string-value="オペランドの不一致" calcext:value-type="string">
            <text:p>オペランドの不一致</text:p>
          </table:table-cell>
          <table:table-cell table:style-name="ce2" table:formula="of:=IFERROR(__xludf.dummyfunction(&quot;GOOGLETRANSLATE($B66,&quot;&quot;en&quot;&quot;,O$1)&quot;);&quot;חוסר התאמה אופרנד&quot;)" office:value-type="string" office:string-value="חוסר התאמה אופרנד" calcext:value-type="string">
            <text:p>חוסר התאמה אופרנד</text:p>
          </table:table-cell>
          <table:table-cell table:style-name="ce2" table:formula="of:=IFERROR(__xludf.dummyfunction(&quot;GOOGLETRANSLATE($B66,&quot;&quot;en&quot;&quot;,P$1)&quot;);&quot;Operanda miskompreno&quot;)" office:value-type="string" office:string-value="Operanda miskompreno" calcext:value-type="string">
            <text:p>Operanda miskompreno</text:p>
          </table:table-cell>
          <table:table-cell table:style-name="ce2" table:formula="of:=IFERROR(__xludf.dummyfunction(&quot;GOOGLETRANSLATE($B66,&quot;&quot;en&quot;&quot;,Q$1)&quot;);&quot;Uendeshaji wa kazi&quot;)" office:value-type="string" office:string-value="Uendeshaji wa kazi" calcext:value-type="string">
            <text:p>Uendeshaji wa kazi</text:p>
          </table:table-cell>
          <table:table-cell table:style-name="ce2" table:formula="of:=IFERROR(__xludf.dummyfunction(&quot;GOOGLETRANSLATE($B66,&quot;&quot;en&quot;&quot;,R$1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IFERROR(__xludf.dummyfunction(&quot;GOOGLETRANSLATE($B66,&quot;&quot;en&quot;&quot;,S$1)&quot;);&quot;آپٹینڈ مماثل&quot;)" office:value-type="string" office:string-value="آپٹینڈ مماثل" calcext:value-type="string">
            <text:p>آپٹینڈ مماثل</text:p>
          </table:table-cell>
          <table:table-cell table:style-name="ce2" table:formula="of:=IFERROR(__xludf.dummyfunction(&quot;GOOGLETRANSLATE($B66,&quot;&quot;en&quot;&quot;,T$1)&quot;);&quot;Operand mismatch&quot;)" office:value-type="string" office:string-value="Operand mismatch" calcext:value-type="string">
            <text:p>Operand mismatch</text:p>
          </table:table-cell>
          <table:table-cell table:style-name="ce2" table:formula="of:=IFERROR(__xludf.dummyfunction(&quot;GOOGLETRANSLATE($B66,&quot;&quot;en&quot;&quot;,U$1)&quot;);&quot;Camgymhariad Operand&quot;)" office:value-type="string" office:string-value="Camgymhariad Operand" calcext:value-type="string">
            <text:p>Camgymhariad Operand</text:p>
          </table:table-cell>
          <table:table-cell table:style-name="ce2" table:formula="of:=IFERROR(__xludf.dummyfunction(&quot;GOOGLETRANSLATE($B66,&quot;&quot;en&quot;&quot;,V$1)&quot;);&quot;I-Operand Mismatch&quot;)" office:value-type="string" office:string-value="I-Operand Mismatch" calcext:value-type="string">
            <text:p>I-Operand Mismatch</text:p>
          </table:table-cell>
          <table:table-cell table:style-name="ce2" table:formula="of:=IFERROR(__xludf.dummyfunction(&quot;GOOGLETRANSLATE($B66,&quot;&quot;en&quot;&quot;,W$1)&quot;);&quot;אָפּעראַנד מיסמאַטש&quot;)" office:value-type="string" office:string-value="אָפּעראַנד מיסמאַטש" calcext:value-type="string">
            <text:p>אָפּעראַנד מיסמאַטש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OPTION REQUIRES A LANGUAGE</text:p>
          </table:table-cell>
          <table:table-cell table:style-name="ce2" table:formula="of:=IFERROR(__xludf.dummyfunction(&quot;GOOGLETRANSLATE($B67,&quot;&quot;en&quot;&quot;,C$1)&quot;);&quot;옵션에는 언어가 필요합니다&quot;)" office:value-type="string" office:string-value="옵션에는 언어가 필요합니다" calcext:value-type="string">
            <text:p>옵션에는 언어가 필요합니다</text:p>
          </table:table-cell>
          <table:table-cell table:style-name="ce2" table:formula="of:=IFERROR(__xludf.dummyfunction(&quot;GOOGLETRANSLATE($B67,&quot;&quot;en&quot;&quot;,D$1)&quot;);&quot;L'option nécessite une langue&quot;)" office:value-type="string" office:string-value="L'option nécessite une langue" calcext:value-type="string">
            <text:p>L'option nécessite une langue</text:p>
          </table:table-cell>
          <table:table-cell table:style-name="ce2" table:formula="of:=IFERROR(__xludf.dummyfunction(&quot;GOOGLETRANSLATE($B67,&quot;&quot;en&quot;&quot;,E$1)&quot;);&quot;Option erfordert eine Sprache&quot;)" office:value-type="string" office:string-value="Option erfordert eine Sprache" calcext:value-type="string">
            <text:p>Option erfordert eine Sprache</text:p>
          </table:table-cell>
          <table:table-cell table:style-name="ce2" table:formula="of:=IFERROR(__xludf.dummyfunction(&quot;GOOGLETRANSLATE($B67,&quot;&quot;en&quot;&quot;,F$1)&quot;);&quot;选项需要一种语言&quot;)" office:value-type="string" office:string-value="选项需要一种语言" calcext:value-type="string">
            <text:p>选项需要一种语言</text:p>
          </table:table-cell>
          <table:table-cell table:style-name="ce2" table:formula="of:=IFERROR(__xludf.dummyfunction(&quot;GOOGLETRANSLATE($B67,&quot;&quot;en&quot;&quot;,G$1)&quot;);&quot;La opción requiere un idioma&quot;)" office:value-type="string" office:string-value="La opción requiere un idioma" calcext:value-type="string">
            <text:p>La opción requiere un idioma</text:p>
          </table:table-cell>
          <table:table-cell table:style-name="ce2" table:formula="of:=IFERROR(__xludf.dummyfunction(&quot;GOOGLETRANSLATE($B67,&quot;&quot;en&quot;&quot;,H$1)&quot;);&quot;الخيار يتطلب لغة&quot;)" office:value-type="string" office:string-value="الخيار يتطلب لغة" calcext:value-type="string">
            <text:p>الخيار يتطلب لغة</text:p>
          </table:table-cell>
          <table:table-cell table:style-name="ce2" table:formula="of:=IFERROR(__xludf.dummyfunction(&quot;GOOGLETRANSLATE($B67,&quot;&quot;en&quot;&quot;,I$1)&quot;);&quot;Вариант требует языка&quot;)" office:value-type="string" office:string-value="Вариант требует языка" calcext:value-type="string">
            <text:p>Вариант требует языка</text:p>
          </table:table-cell>
          <table:table-cell table:style-name="ce2" table:formula="of:=IFERROR(__xludf.dummyfunction(&quot;GOOGLETRANSLATE($B67,&quot;&quot;en&quot;&quot;,J$1)&quot;);&quot;विकल्प के लिए एक भाषा की आवश्यकता होती है&quot;)" office:value-type="string" office:string-value="विकल्प के लिए एक भाषा की आवश्यकता होती है" calcext:value-type="string">
            <text:p>विकल्प के लिए एक भाषा की आवश्यकता होती है</text:p>
          </table:table-cell>
          <table:table-cell table:style-name="ce2" table:formula="of:=IFERROR(__xludf.dummyfunction(&quot;GOOGLETRANSLATE($B67,&quot;&quot;en&quot;&quot;,K$1)&quot;);&quot;বিকল্পের জন্য একটি ভাষা প্রয়োজন&quot;)" office:value-type="string" office:string-value="বিকল্পের জন্য একটি ভাষা প্রয়োজন" calcext:value-type="string">
            <text:p>বিকল্পের জন্য একটি ভাষা প্রয়োজন</text:p>
          </table:table-cell>
          <table:table-cell table:style-name="ce2" table:formula="of:=IFERROR(__xludf.dummyfunction(&quot;GOOGLETRANSLATE($B67,&quot;&quot;en&quot;&quot;,L$1)&quot;);&quot;A opção requer um idioma&quot;)" office:value-type="string" office:string-value="A opção requer um idioma" calcext:value-type="string">
            <text:p>A opção requer um idioma</text:p>
          </table:table-cell>
          <table:table-cell table:style-name="ce2" table:formula="of:=IFERROR(__xludf.dummyfunction(&quot;GOOGLETRANSLATE($B67,&quot;&quot;en&quot;&quot;,M$1)&quot;);&quot;Opsi membutuhkan bahasa&quot;)" office:value-type="string" office:string-value="Opsi membutuhkan bahasa" calcext:value-type="string">
            <text:p>Opsi membutuhkan bahasa</text:p>
          </table:table-cell>
          <table:table-cell table:style-name="ce2" table:formula="of:=IFERROR(__xludf.dummyfunction(&quot;GOOGLETRANSLATE($B67,&quot;&quot;en&quot;&quot;,N$1)&quot;);&quot;オプションには言語が必要です&quot;)" office:value-type="string" office:string-value="オプションには言語が必要です" calcext:value-type="string">
            <text:p>オプションには言語が必要です</text:p>
          </table:table-cell>
          <table:table-cell table:style-name="ce2" table:formula="of:=IFERROR(__xludf.dummyfunction(&quot;GOOGLETRANSLATE($B67,&quot;&quot;en&quot;&quot;,O$1)&quot;);&quot;אפשרות דורשת שפה&quot;)" office:value-type="string" office:string-value="אפשרות דורשת שפה" calcext:value-type="string">
            <text:p>אפשרות דורשת שפה</text:p>
          </table:table-cell>
          <table:table-cell table:style-name="ce2" table:formula="of:=IFERROR(__xludf.dummyfunction(&quot;GOOGLETRANSLATE($B67,&quot;&quot;en&quot;&quot;,P$1)&quot;);&quot;Opcio postulas lingvon&quot;)" office:value-type="string" office:string-value="Opcio postulas lingvon" calcext:value-type="string">
            <text:p>Opcio postulas lingvon</text:p>
          </table:table-cell>
          <table:table-cell table:style-name="ce2" table:formula="of:=IFERROR(__xludf.dummyfunction(&quot;GOOGLETRANSLATE($B67,&quot;&quot;en&quot;&quot;,Q$1)&quot;);&quot;Chaguo inahitaji lugha&quot;)" office:value-type="string" office:string-value="Chaguo inahitaji lugha" calcext:value-type="string">
            <text:p>Chaguo inahitaji lugha</text:p>
          </table:table-cell>
          <table:table-cell table:style-name="ce2" table:formula="of:=IFERROR(__xludf.dummyfunction(&quot;GOOGLETRANSLATE($B67,&quot;&quot;en&quot;&quot;,R$1)&quot;);&quot;Ang pagpipilian ay nangangailangan ng isang wika&quot;)" office:value-type="string" office:string-value="Ang pagpipilian ay nangangailangan ng isang wika" calcext:value-type="string">
            <text:p>Ang pagpipilian ay nangangailangan ng isang wika</text:p>
          </table:table-cell>
          <table:table-cell table:style-name="ce2" table:formula="of:=IFERROR(__xludf.dummyfunction(&quot;GOOGLETRANSLATE($B67,&quot;&quot;en&quot;&quot;,S$1)&quot;);&quot;آپشن کے لئے زبان کی ضرورت ہوتی ہے&quot;)" office:value-type="string" office:string-value="آپشن کے لئے زبان کی ضرورت ہوتی ہے" calcext:value-type="string">
            <text:p>آپشن کے لئے زبان کی ضرورت ہوتی ہے</text:p>
          </table:table-cell>
          <table:table-cell table:style-name="ce2" table:formula="of:=IFERROR(__xludf.dummyfunction(&quot;GOOGLETRANSLATE($B67,&quot;&quot;en&quot;&quot;,T$1)&quot;);&quot;Optio postulat a lingua&quot;)" office:value-type="string" office:string-value="Optio postulat a lingua" calcext:value-type="string">
            <text:p>Optio postulat a lingua</text:p>
          </table:table-cell>
          <table:table-cell table:style-name="ce2" table:formula="of:=IFERROR(__xludf.dummyfunction(&quot;GOOGLETRANSLATE($B67,&quot;&quot;en&quot;&quot;,U$1)&quot;);&quot;Opsiwn yn gofyn am iaith&quot;)" office:value-type="string" office:string-value="Opsiwn yn gofyn am iaith" calcext:value-type="string">
            <text:p>Opsiwn yn gofyn am iaith</text:p>
          </table:table-cell>
          <table:table-cell table:style-name="ce2" table:formula="of:=IFERROR(__xludf.dummyfunction(&quot;GOOGLETRANSLATE($B67,&quot;&quot;en&quot;&quot;,V$1)&quot;);&quot;Inketho idinga ulimi&quot;)" office:value-type="string" office:string-value="Inketho idinga ulimi" calcext:value-type="string">
            <text:p>Inketho idinga ulimi</text:p>
          </table:table-cell>
          <table:table-cell table:style-name="ce2" table:formula="of:=IFERROR(__xludf.dummyfunction(&quot;GOOGLETRANSLATE($B67,&quot;&quot;en&quot;&quot;,W$1)&quot;);&quot;אָפּציע ריקווייערז אַ שפּראַך&quot;)" office:value-type="string" office:string-value="אָפּציע ריקווייערז אַ שפּראַך" calcext:value-type="string">
            <text:p>אָפּציע ריקווייערז אַ שפּראַך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PLEASE CHECK LANGUAGE SETTINGS OR ENVIRONMENT VARIABLE</text:p>
          </table:table-cell>
          <table:table-cell table:style-name="ce2" table:formula="of:=IFERROR(__xludf.dummyfunction(&quot;GOOGLETRANSLATE($B68,&quot;&quot;en&quot;&quot;,C$1)&quot;);&quot;언어 설정 또는 환경 변수를 확인하십시오&quot;)" office:value-type="string" office:string-value="언어 설정 또는 환경 변수를 확인하십시오" calcext:value-type="string">
            <text:p>언어 설정 또는 환경 변수를 확인하십시오</text:p>
          </table:table-cell>
          <table:table-cell table:style-name="ce2" table:formula="of:=IFERROR(__xludf.dummyfunction(&quot;GOOGLETRANSLATE($B68,&quot;&quot;en&quot;&quot;,D$1)&quot;);&quot;Veuillez vérifier les paramètres de la langue ou la variable d'environnement&quot;)" office:value-type="string" office:string-value="Veuillez vérifier les paramètres de la langue ou la variable d'environnement" calcext:value-type="string">
            <text:p>Veuillez vérifier les paramètres de la langue ou la variable d'environnement</text:p>
          </table:table-cell>
          <table:table-cell table:style-name="ce2" table:formula="of:=IFERROR(__xludf.dummyfunction(&quot;GOOGLETRANSLATE($B68,&quot;&quot;en&quot;&quot;,E$1)&quot;);&quot;Bitte überprüfen Sie die Spracheinstellungen oder Umgebungsvariable&quot;)" office:value-type="string" office:string-value="Bitte überprüfen Sie die Spracheinstellungen oder Umgebungsvariable" calcext:value-type="string">
            <text:p>Bitte überprüfen Sie die Spracheinstellungen oder Umgebungsvariable</text:p>
          </table:table-cell>
          <table:table-cell table:style-name="ce2" table:formula="of:=IFERROR(__xludf.dummyfunction(&quot;GOOGLETRANSLATE($B68,&quot;&quot;en&quot;&quot;,F$1)&quot;);&quot;请检查语言设置或环境变量&quot;)" office:value-type="string" office:string-value="请检查语言设置或环境变量" calcext:value-type="string">
            <text:p>请检查语言设置或环境变量</text:p>
          </table:table-cell>
          <table:table-cell table:style-name="ce2" table:formula="of:=IFERROR(__xludf.dummyfunction(&quot;GOOGLETRANSLATE($B68,&quot;&quot;en&quot;&quot;,G$1)&quot;);&quot;Verifique la configuración del idioma o la variable de entorno&quot;)" office:value-type="string" office:string-value="Verifique la configuración del idioma o la variable de entorno" calcext:value-type="string">
            <text:p>Verifique la configuración del idioma o la variable de entorno</text:p>
          </table:table-cell>
          <table:table-cell table:style-name="ce2" table:formula="of:=IFERROR(__xludf.dummyfunction(&quot;GOOGLETRANSLATE($B68,&quot;&quot;en&quot;&quot;,H$1)&quot;);&quot;يرجى التحقق من إعدادات اللغة أو متغير البيئة&quot;)" office:value-type="string" office:string-value="يرجى التحقق من إعدادات اللغة أو متغير البيئة" calcext:value-type="string">
            <text:p>يرجى التحقق من إعدادات اللغة أو متغير البيئة</text:p>
          </table:table-cell>
          <table:table-cell table:style-name="ce2" table:formula="of:=IFERROR(__xludf.dummyfunction(&quot;GOOGLETRANSLATE($B68,&quot;&quot;en&quot;&quot;,I$1)&quot;);&quot;Пожалуйста, проверьте настройки языка или переменную среды&quot;)" office:value-type="string" office:string-value="Пожалуйста, проверьте настройки языка или переменную среды" calcext:value-type="string">
            <text:p>Пожалуйста, проверьте настройки языка или переменную среды</text:p>
          </table:table-cell>
          <table:table-cell table:style-name="ce2" table:formula="of:=IFERROR(__xludf.dummyfunction(&quot;GOOGLETRANSLATE($B68,&quot;&quot;en&quot;&quot;,J$1)&quot;);&quot;कृपया भाषा सेटिंग्स या पर्यावरण चर की जाँच करें&quot;)" office:value-type="string" office:string-value="कृपया भाषा सेटिंग्स या पर्यावरण चर की जाँच करें" calcext:value-type="string">
            <text:p>कृपया भाषा सेटिंग्स या पर्यावरण चर की जाँच करें</text:p>
          </table:table-cell>
          <table:table-cell table:style-name="ce2" table:formula="of:=IFERROR(__xludf.dummyfunction(&quot;GOOGLETRANSLATE($B68,&quot;&quot;en&quot;&quot;,K$1)&quot;);&quot;ভাষা সেটিংস বা পরিবেশ পরিবর্তনশীল পরীক্ষা করুন&quot;)" office:value-type="string" office:string-value="ভাষা সেটিংস বা পরিবেশ পরিবর্তনশীল পরীক্ষা করুন" calcext:value-type="string">
            <text:p>ভাষা সেটিংস বা পরিবেশ পরিবর্তনশীল পরীক্ষা করুন</text:p>
          </table:table-cell>
          <table:table-cell table:style-name="ce2" table:formula="of:=IFERROR(__xludf.dummyfunction(&quot;GOOGLETRANSLATE($B68,&quot;&quot;en&quot;&quot;,L$1)&quot;);&quot;Verifique as configurações de idioma ou a variável de ambiente&quot;)" office:value-type="string" office:string-value="Verifique as configurações de idioma ou a variável de ambiente" calcext:value-type="string">
            <text:p>Verifique as configurações de idioma ou a variável de ambiente</text:p>
          </table:table-cell>
          <table:table-cell table:style-name="ce2" table:formula="of:=IFERROR(__xludf.dummyfunction(&quot;GOOGLETRANSLATE($B68,&quot;&quot;en&quot;&quot;,M$1)&quot;);&quot;Silakan periksa pengaturan bahasa atau variabel lingkungan&quot;)" office:value-type="string" office:string-value="Silakan periksa pengaturan bahasa atau variabel lingkungan" calcext:value-type="string">
            <text:p>Silakan periksa pengaturan bahasa atau variabel lingkungan</text:p>
          </table:table-cell>
          <table:table-cell table:style-name="ce2" table:formula="of:=IFERROR(__xludf.dummyfunction(&quot;GOOGLETRANSLATE($B68,&quot;&quot;en&quot;&quot;,N$1)&quot;);&quot;言語設定または環境変数を確認してください&quot;)" office:value-type="string" office:string-value="言語設定または環境変数を確認してください" calcext:value-type="string">
            <text:p>言語設定または環境変数を確認してください</text:p>
          </table:table-cell>
          <table:table-cell table:style-name="ce2" table:formula="of:=IFERROR(__xludf.dummyfunction(&quot;GOOGLETRANSLATE($B68,&quot;&quot;en&quot;&quot;,O$1)&quot;);&quot;אנא בדוק את הגדרות השפה או משתנה הסביבה&quot;)" office:value-type="string" office:string-value="אנא בדוק את הגדרות השפה או משתנה הסביבה" calcext:value-type="string">
            <text:p>אנא בדוק את הגדרות השפה או משתנה הסביבה</text:p>
          </table:table-cell>
          <table:table-cell table:style-name="ce2" table:formula="of:=IFERROR(__xludf.dummyfunction(&quot;GOOGLETRANSLATE($B68,&quot;&quot;en&quot;&quot;,P$1)&quot;);&quot;Bonvolu kontroli lingvajn agordojn aŭ median variablon&quot;)" office:value-type="string" office:string-value="Bonvolu kontroli lingvajn agordojn aŭ median variablon" calcext:value-type="string">
            <text:p>Bonvolu kontroli lingvajn agordojn aŭ median variablon</text:p>
          </table:table-cell>
          <table:table-cell table:style-name="ce2" table:formula="of:=IFERROR(__xludf.dummyfunction(&quot;GOOGLETRANSLATE($B68,&quot;&quot;en&quot;&quot;,Q$1)&quot;);&quot;Tafadhali angalia mipangilio ya lugha au kutofautisha kwa mazingira&quot;)" office:value-type="string" office:string-value="Tafadhali angalia mipangilio ya lugha au kutofautisha kwa mazingira" calcext:value-type="string">
            <text:p>Tafadhali angalia mipangilio ya lugha au kutofautisha kwa mazingira</text:p>
          </table:table-cell>
          <table:table-cell table:style-name="ce2" table:formula="of:=IFERROR(__xludf.dummyfunction(&quot;GOOGLETRANSLATE($B68,&quot;&quot;en&quot;&quot;,R$1)&quot;);&quot;Mangyaring suriin ang mga setting ng wika o variable ng kapaligiran&quot;)" office:value-type="string" office:string-value="Mangyaring suriin ang mga setting ng wika o variable ng kapaligiran" calcext:value-type="string">
            <text:p>Mangyaring suriin ang mga setting ng wika o variable ng kapaligiran</text:p>
          </table:table-cell>
          <table:table-cell table:style-name="ce2" table:formula="of:=IFERROR(__xludf.dummyfunction(&quot;GOOGLETRANSLATE($B68,&quot;&quot;en&quot;&quot;,S$1)&quot;);&quot;براہ کرم زبان کی ترتیبات یا ماحولیاتی متغیر کو چیک کریں&quot;)" office:value-type="string" office:string-value="براہ کرم زبان کی ترتیبات یا ماحولیاتی متغیر کو چیک کریں" calcext:value-type="string">
            <text:p>براہ کرم زبان کی ترتیبات یا ماحولیاتی متغیر کو چیک کریں</text:p>
          </table:table-cell>
          <table:table-cell table:style-name="ce2" table:formula="of:=IFERROR(__xludf.dummyfunction(&quot;GOOGLETRANSLATE($B68,&quot;&quot;en&quot;&quot;,T$1)&quot;);&quot;Placere reprehendo lingua occasus vel environment variabilis&quot;)" office:value-type="string" office:string-value="Placere reprehendo lingua occasus vel environment variabilis" calcext:value-type="string">
            <text:p>Placere reprehendo lingua occasus vel environment variabilis</text:p>
          </table:table-cell>
          <table:table-cell table:style-name="ce2" table:formula="of:=IFERROR(__xludf.dummyfunction(&quot;GOOGLETRANSLATE($B68,&quot;&quot;en&quot;&quot;,U$1)&quot;);&quot;Gwiriwch Gosodiadau Iaith neu Amgylchedd Amgylchedd&quot;)" office:value-type="string" office:string-value="Gwiriwch Gosodiadau Iaith neu Amgylchedd Amgylchedd" calcext:value-type="string">
            <text:p>Gwiriwch Gosodiadau Iaith neu Amgylchedd Amgylchedd</text:p>
          </table:table-cell>
          <table:table-cell table:style-name="ce2" table:formula="of:=IFERROR(__xludf.dummyfunction(&quot;GOOGLETRANSLATE($B68,&quot;&quot;en&quot;&quot;,V$1)&quot;);&quot;Sicela ubheke izilungiselelo zolimi noma ukuguquguquka kwemvelo&quot;)" office:value-type="string" office:string-value="Sicela ubheke izilungiselelo zolimi noma ukuguquguquka kwemvelo" calcext:value-type="string">
            <text:p>Sicela ubheke izilungiselelo zolimi noma ukuguquguquka kwemvelo</text:p>
          </table:table-cell>
          <table:table-cell table:style-name="ce2" table:formula="of:=IFERROR(__xludf.dummyfunction(&quot;GOOGLETRANSLATE($B68,&quot;&quot;en&quot;&quot;,W$1)&quot;);&quot;ביטע טשעק שפּראַך סעטטינגס אָדער סוויווע בייַטעוודיק&quot;)" office:value-type="string" office:string-value="ביטע טשעק שפּראַך סעטטינגס אָדער סוויווע בייַטעוודיק" calcext:value-type="string">
            <text:p>ביטע טשעק שפּראַך סעטטינגס אָדער סוויווע בייַטעוודיק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STRING MATH LOGIC ERROR</text:p>
          </table:table-cell>
          <table:table-cell table:style-name="ce2" table:formula="of:=IFERROR(__xludf.dummyfunction(&quot;GOOGLETRANSLATE($B69,&quot;&quot;en&quot;&quot;,C$1)&quot;);&quot;문자열 수학 논리 오류&quot;)" office:value-type="string" office:string-value="문자열 수학 논리 오류" calcext:value-type="string">
            <text:p>문자열 수학 논리 오류</text:p>
          </table:table-cell>
          <table:table-cell table:style-name="ce2" table:formula="of:=IFERROR(__xludf.dummyfunction(&quot;GOOGLETRANSLATE($B69,&quot;&quot;en&quot;&quot;,D$1)&quot;);&quot;Erreur de logique mathématique de chaîne&quot;)" office:value-type="string" office:string-value="Erreur de logique mathématique de chaîne" calcext:value-type="string">
            <text:p>Erreur de logique mathématique de chaîne</text:p>
          </table:table-cell>
          <table:table-cell table:style-name="ce2" table:formula="of:=IFERROR(__xludf.dummyfunction(&quot;GOOGLETRANSLATE($B69,&quot;&quot;en&quot;&quot;,E$1)&quot;);&quot;String -Mathematik -Logikfehler&quot;)" office:value-type="string" office:string-value="String -Mathematik -Logikfehler" calcext:value-type="string">
            <text:p>String -Mathematik -Logikfehler</text:p>
          </table:table-cell>
          <table:table-cell table:style-name="ce2" table:formula="of:=IFERROR(__xludf.dummyfunction(&quot;GOOGLETRANSLATE($B69,&quot;&quot;en&quot;&quot;,F$1)&quot;);&quot;字符串数学逻辑错误&quot;)" office:value-type="string" office:string-value="字符串数学逻辑错误" calcext:value-type="string">
            <text:p>字符串数学逻辑错误</text:p>
          </table:table-cell>
          <table:table-cell table:style-name="ce2" table:formula="of:=IFERROR(__xludf.dummyfunction(&quot;GOOGLETRANSLATE($B69,&quot;&quot;en&quot;&quot;,G$1)&quot;);&quot;String Math Logic Error&quot;)" office:value-type="string" office:string-value="String Math Logic Error" calcext:value-type="string">
            <text:p>String Math Logic Error</text:p>
          </table:table-cell>
          <table:table-cell table:style-name="ce2" table:formula="of:=IFERROR(__xludf.dummyfunction(&quot;GOOGLETRANSLATE($B69,&quot;&quot;en&quot;&quot;,H$1)&quot;);&quot;خطأ في منطق الرياضيات&quot;)" office:value-type="string" office:string-value="خطأ في منطق الرياضيات" calcext:value-type="string">
            <text:p>خطأ في منطق الرياضيات</text:p>
          </table:table-cell>
          <table:table-cell table:style-name="ce2" table:formula="of:=IFERROR(__xludf.dummyfunction(&quot;GOOGLETRANSLATE($B69,&quot;&quot;en&quot;&quot;,I$1)&quot;);&quot;Ошибка математической логики строки&quot;)" office:value-type="string" office:string-value="Ошибка математической логики строки" calcext:value-type="string">
            <text:p>Ошибка математической логики строки</text:p>
          </table:table-cell>
          <table:table-cell table:style-name="ce2" table:formula="of:=IFERROR(__xludf.dummyfunction(&quot;GOOGLETRANSLATE($B69,&quot;&quot;en&quot;&quot;,J$1)&quot;);&quot;स्ट्रिंग गणित तर्क त्रुटि&quot;)" office:value-type="string" office:string-value="स्ट्रिंग गणित तर्क त्रुटि" calcext:value-type="string">
            <text:p>स्ट्रिंग गणित तर्क त्रुटि</text:p>
          </table:table-cell>
          <table:table-cell table:style-name="ce2" table:formula="of:=IFERROR(__xludf.dummyfunction(&quot;GOOGLETRANSLATE($B69,&quot;&quot;en&quot;&quot;,K$1)&quot;);&quot;স্ট্রিং ম্যাথ লজিক ত্রুটি&quot;)" office:value-type="string" office:string-value="স্ট্রিং ম্যাথ লজিক ত্রুটি" calcext:value-type="string">
            <text:p>স্ট্রিং ম্যাথ লজিক ত্রুটি</text:p>
          </table:table-cell>
          <table:table-cell table:style-name="ce2" table:formula="of:=IFERROR(__xludf.dummyfunction(&quot;GOOGLETRANSLATE($B69,&quot;&quot;en&quot;&quot;,L$1)&quot;);&quot;Erro de lógica matemática da string&quot;)" office:value-type="string" office:string-value="Erro de lógica matemática da string" calcext:value-type="string">
            <text:p>Erro de lógica matemática da string</text:p>
          </table:table-cell>
          <table:table-cell table:style-name="ce2" table:formula="of:=IFERROR(__xludf.dummyfunction(&quot;GOOGLETRANSLATE($B69,&quot;&quot;en&quot;&quot;,M$1)&quot;);&quot;Kesalahan logika matematika string&quot;)" office:value-type="string" office:string-value="Kesalahan logika matematika string" calcext:value-type="string">
            <text:p>Kesalahan logika matematika string</text:p>
          </table:table-cell>
          <table:table-cell table:style-name="ce2" table:formula="of:=IFERROR(__xludf.dummyfunction(&quot;GOOGLETRANSLATE($B69,&quot;&quot;en&quot;&quot;,N$1)&quot;);&quot;文字列数学ロジックエラー&quot;)" office:value-type="string" office:string-value="文字列数学ロジックエラー" calcext:value-type="string">
            <text:p>文字列数学ロジックエラー</text:p>
          </table:table-cell>
          <table:table-cell table:style-name="ce2" table:formula="of:=IFERROR(__xludf.dummyfunction(&quot;GOOGLETRANSLATE($B69,&quot;&quot;en&quot;&quot;,O$1)&quot;);&quot;שגיאת היגיון במתמטיקה של מחרוזת&quot;)" office:value-type="string" office:string-value="שגיאת היגיון במתמטיקה של מחרוזת" calcext:value-type="string">
            <text:p>שגיאת היגיון במתמטיקה של מחרוזת</text:p>
          </table:table-cell>
          <table:table-cell table:style-name="ce2" table:formula="of:=IFERROR(__xludf.dummyfunction(&quot;GOOGLETRANSLATE($B69,&quot;&quot;en&quot;&quot;,P$1)&quot;);&quot;Ŝnuro de matematika logika eraro&quot;)" office:value-type="string" office:string-value="Ŝnuro de matematika logika eraro" calcext:value-type="string">
            <text:p>Ŝnuro de matematika logika eraro</text:p>
          </table:table-cell>
          <table:table-cell table:style-name="ce2" table:formula="of:=IFERROR(__xludf.dummyfunction(&quot;GOOGLETRANSLATE($B69,&quot;&quot;en&quot;&quot;,Q$1)&quot;);&quot;Kosa la mantiki ya hesabu&quot;)" office:value-type="string" office:string-value="Kosa la mantiki ya hesabu" calcext:value-type="string">
            <text:p>Kosa la mantiki ya hesabu</text:p>
          </table:table-cell>
          <table:table-cell table:style-name="ce2" table:formula="of:=IFERROR(__xludf.dummyfunction(&quot;GOOGLETRANSLATE($B69,&quot;&quot;en&quot;&quot;,R$1)&quot;);&quot;String Error sa Logic ng String&quot;)" office:value-type="string" office:string-value="String Error sa Logic ng String" calcext:value-type="string">
            <text:p>String Error sa Logic ng String</text:p>
          </table:table-cell>
          <table:table-cell table:style-name="ce2" table:formula="of:=IFERROR(__xludf.dummyfunction(&quot;GOOGLETRANSLATE($B69,&quot;&quot;en&quot;&quot;,S$1)&quot;);&quot;سٹرنگ ریاضی کی منطق کی خرابی&quot;)" office:value-type="string" office:string-value="سٹرنگ ریاضی کی منطق کی خرابی" calcext:value-type="string">
            <text:p>سٹرنگ ریاضی کی منطق کی خرابی</text:p>
          </table:table-cell>
          <table:table-cell table:style-name="ce2" table:formula="of:=IFERROR(__xludf.dummyfunction(&quot;GOOGLETRANSLATE($B69,&quot;&quot;en&quot;&quot;,T$1)&quot;);&quot;Math Math Logica Error&quot;)" office:value-type="string" office:string-value="Math Math Logica Error" calcext:value-type="string">
            <text:p>Math Math Logica Error</text:p>
          </table:table-cell>
          <table:table-cell table:style-name="ce2" table:formula="of:=IFERROR(__xludf.dummyfunction(&quot;GOOGLETRANSLATE($B69,&quot;&quot;en&quot;&quot;,U$1)&quot;);&quot;Gwall rhesymeg mathemateg llinyn&quot;)" office:value-type="string" office:string-value="Gwall rhesymeg mathemateg llinyn" calcext:value-type="string">
            <text:p>Gwall rhesymeg mathemateg llinyn</text:p>
          </table:table-cell>
          <table:table-cell table:style-name="ce2" table:formula="of:=IFERROR(__xludf.dummyfunction(&quot;GOOGLETRANSLATE($B69,&quot;&quot;en&quot;&quot;,V$1)&quot;);&quot;Iphutha le-String Math Iphutha&quot;)" office:value-type="string" office:string-value="Iphutha le-String Math Iphutha" calcext:value-type="string">
            <text:p>Iphutha le-String Math Iphutha</text:p>
          </table:table-cell>
          <table:table-cell table:style-name="ce2" table:formula="of:=IFERROR(__xludf.dummyfunction(&quot;GOOGLETRANSLATE($B69,&quot;&quot;en&quot;&quot;,W$1)&quot;);&quot;שטריקל מאַט לאָגיק טעות&quot;)" office:value-type="string" office:string-value="שטריקל מאַט לאָגיק טעות" calcext:value-type="string">
            <text:p>שטריקל מאַט לאָגיק טעות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UNABLE TO OPEN FILE</text:p>
          </table:table-cell>
          <table:table-cell table:style-name="ce2" table:formula="of:=IFERROR(__xludf.dummyfunction(&quot;GOOGLETRANSLATE($B70,&quot;&quot;en&quot;&quot;,C$1)&quot;);&quot;열 수없는 파일&quot;)" office:value-type="string" office:string-value="열 수없는 파일" calcext:value-type="string">
            <text:p>열 수없는 파일</text:p>
          </table:table-cell>
          <table:table-cell table:style-name="ce2" table:formula="of:=IFERROR(__xludf.dummyfunction(&quot;GOOGLETRANSLATE($B70,&quot;&quot;en&quot;&quot;,D$1)&quot;);&quot;IMPOSSIBLE D'OUVRIR LE FICHIER&quot;)" office:value-type="string" office:string-value="IMPOSSIBLE D'OUVRIR LE FICHIER" calcext:value-type="string">
            <text:p>IMPOSSIBLE D'OUVRIR LE FICHIER</text:p>
          </table:table-cell>
          <table:table-cell table:style-name="ce2" table:formula="of:=IFERROR(__xludf.dummyfunction(&quot;GOOGLETRANSLATE($B70,&quot;&quot;en&quot;&quot;,E$1)&quot;);&quot;DATEI KANN NICHT GEÖFFNET WERDEN&quot;)" office:value-type="string" office:string-value="DATEI KANN NICHT GEÖFFNET WERDEN" calcext:value-type="string">
            <text:p>DATEI KANN NICHT GEÖFFNET WERDEN</text:p>
          </table:table-cell>
          <table:table-cell table:style-name="ce2" table:formula="of:=IFERROR(__xludf.dummyfunction(&quot;GOOGLETRANSLATE($B70,&quot;&quot;en&quot;&quot;,F$1)&quot;);&quot;无法打开文件&quot;)" office:value-type="string" office:string-value="无法打开文件" calcext:value-type="string">
            <text:p>无法打开文件</text:p>
          </table:table-cell>
          <table:table-cell table:style-name="ce2" table:formula="of:=IFERROR(__xludf.dummyfunction(&quot;GOOGLETRANSLATE($B70,&quot;&quot;en&quot;&quot;,G$1)&quot;);&quot;NO ES POSIBLE ABRIR EL ARCHIVO&quot;)" office:value-type="string" office:string-value="NO ES POSIBLE ABRIR EL ARCHIVO" calcext:value-type="string">
            <text:p>NO ES POSIBLE ABRIR EL ARCHIVO</text:p>
          </table:table-cell>
          <table:table-cell table:style-name="ce2" table:formula="of:=IFERROR(__xludf.dummyfunction(&quot;GOOGLETRANSLATE($B70,&quot;&quot;en&quot;&quot;,H$1)&quot;);&quot;غير قادر على فتح ملف&quot;)" office:value-type="string" office:string-value="غير قادر على فتح ملف" calcext:value-type="string">
            <text:p>غير قادر على فتح ملف</text:p>
          </table:table-cell>
          <table:table-cell table:style-name="ce2" table:formula="of:=IFERROR(__xludf.dummyfunction(&quot;GOOGLETRANSLATE($B70,&quot;&quot;en&quot;&quot;,I$1)&quot;);&quot;НЕВОЗМОЖНО ОТКРЫТЬ ФАЙЛ&quot;)" office:value-type="string" office:string-value="НЕВОЗМОЖНО ОТКРЫТЬ ФАЙЛ" calcext:value-type="string">
            <text:p>НЕВОЗМОЖНО ОТКРЫТЬ ФАЙЛ</text:p>
          </table:table-cell>
          <table:table-cell table:style-name="ce2" table:formula="of:=IFERROR(__xludf.dummyfunction(&quot;GOOGLETRANSLATE($B70,&quot;&quot;en&quot;&quot;,J$1)&quot;);&quot;फाइल खोलने में असमर्थ&quot;)" office:value-type="string" office:string-value="फाइल खोलने में असमर्थ" calcext:value-type="string">
            <text:p>फाइल खोलने में असमर्थ</text:p>
          </table:table-cell>
          <table:table-cell table:style-name="ce2" table:formula="of:=IFERROR(__xludf.dummyfunction(&quot;GOOGLETRANSLATE($B70,&quot;&quot;en&quot;&quot;,K$1)&quot;);&quot;নথি খুলতে অক্ষম&quot;)" office:value-type="string" office:string-value="নথি খুলতে অক্ষম" calcext:value-type="string">
            <text:p>নথি খুলতে অক্ষম</text:p>
          </table:table-cell>
          <table:table-cell table:style-name="ce2" table:formula="of:=IFERROR(__xludf.dummyfunction(&quot;GOOGLETRANSLATE($B70,&quot;&quot;en&quot;&quot;,L$1)&quot;);&quot;IMPOSSÍVEL ABRIR O FICHEIRO&quot;)" office:value-type="string" office:string-value="IMPOSSÍVEL ABRIR O FICHEIRO" calcext:value-type="string">
            <text:p>IMPOSSÍVEL ABRIR O FICHEIRO</text:p>
          </table:table-cell>
          <table:table-cell table:style-name="ce2" table:formula="of:=IFERROR(__xludf.dummyfunction(&quot;GOOGLETRANSLATE($B70,&quot;&quot;en&quot;&quot;,M$1)&quot;);&quot;TIDAK DAPAT MEMBUKA FILE&quot;)" office:value-type="string" office:string-value="TIDAK DAPAT MEMBUKA FILE" calcext:value-type="string">
            <text:p>TIDAK DAPAT MEMBUKA FILE</text:p>
          </table:table-cell>
          <table:table-cell table:style-name="ce2" table:formula="of:=IFERROR(__xludf.dummyfunction(&quot;GOOGLETRANSLATE($B70,&quot;&quot;en&quot;&quot;,N$1)&quot;);&quot;ファイルを開くことができません&quot;)" office:value-type="string" office:string-value="ファイルを開くことができません" calcext:value-type="string">
            <text:p>ファイルを開くことができません</text:p>
          </table:table-cell>
          <table:table-cell table:style-name="ce2" table:formula="of:=IFERROR(__xludf.dummyfunction(&quot;GOOGLETRANSLATE($B70,&quot;&quot;en&quot;&quot;,O$1)&quot;);&quot;לא ניתן לפתוח קובץ&quot;)" office:value-type="string" office:string-value="לא ניתן לפתוח קובץ" calcext:value-type="string">
            <text:p>לא ניתן לפתוח קובץ</text:p>
          </table:table-cell>
          <table:table-cell table:style-name="ce2" table:formula="of:=IFERROR(__xludf.dummyfunction(&quot;GOOGLETRANSLATE($B70,&quot;&quot;en&quot;&quot;,P$1)&quot;);&quot;Ne eblas malfermi dosieron&quot;)" office:value-type="string" office:string-value="Ne eblas malfermi dosieron" calcext:value-type="string">
            <text:p>Ne eblas malfermi dosieron</text:p>
          </table:table-cell>
          <table:table-cell table:style-name="ce2" table:formula="of:=IFERROR(__xludf.dummyfunction(&quot;GOOGLETRANSLATE($B70,&quot;&quot;en&quot;&quot;,Q$1)&quot;);&quot;Haiwezi kufungua faili&quot;)" office:value-type="string" office:string-value="Haiwezi kufungua faili" calcext:value-type="string">
            <text:p>Haiwezi kufungua faili</text:p>
          </table:table-cell>
          <table:table-cell table:style-name="ce2" table:formula="of:=IFERROR(__xludf.dummyfunction(&quot;GOOGLETRANSLATE($B70,&quot;&quot;en&quot;&quot;,R$1)&quot;);&quot;HINDI MABUKSAN ANG FILE&quot;)" office:value-type="string" office:string-value="HINDI MABUKSAN ANG FILE" calcext:value-type="string">
            <text:p>HINDI MABUKSAN ANG FILE</text:p>
          </table:table-cell>
          <table:table-cell table:style-name="ce2" table:formula="of:=IFERROR(__xludf.dummyfunction(&quot;GOOGLETRANSLATE($B70,&quot;&quot;en&quot;&quot;,S$1)&quot;);&quot;فائل کھولنے سے قاصر ہے&quot;)" office:value-type="string" office:string-value="فائل کھولنے سے قاصر ہے" calcext:value-type="string">
            <text:p>فائل کھولنے سے قاصر ہے</text:p>
          </table:table-cell>
          <table:table-cell table:style-name="ce2" table:formula="of:=IFERROR(__xludf.dummyfunction(&quot;GOOGLETRANSLATE($B70,&quot;&quot;en&quot;&quot;,T$1)&quot;);&quot;'Non aperire file&quot;)" office:value-type="string" office:string-value="'Non aperire file" calcext:value-type="string">
            <text:p>'Non aperire file</text:p>
          </table:table-cell>
          <table:table-cell table:style-name="ce2" table:formula="of:=IFERROR(__xludf.dummyfunction(&quot;GOOGLETRANSLATE($B70,&quot;&quot;en&quot;&quot;,U$1)&quot;);&quot;Methu agor ffeil&quot;)" office:value-type="string" office:string-value="Methu agor ffeil" calcext:value-type="string">
            <text:p>Methu agor ffeil</text:p>
          </table:table-cell>
          <table:table-cell table:style-name="ce2" table:formula="of:=IFERROR(__xludf.dummyfunction(&quot;GOOGLETRANSLATE($B70,&quot;&quot;en&quot;&quot;,V$1)&quot;);&quot;Ayikwazi ukuvula ifayela&quot;)" office:value-type="string" office:string-value="Ayikwazi ukuvula ifayela" calcext:value-type="string">
            <text:p>Ayikwazi ukuvula ifayela</text:p>
          </table:table-cell>
          <table:table-cell table:style-name="ce2" table:formula="of:=IFERROR(__xludf.dummyfunction(&quot;GOOGLETRANSLATE($B70,&quot;&quot;en&quot;&quot;,W$1)&quot;);&quot;ניט געקענט צו עפענען טעקע&quot;)" office:value-type="string" office:string-value="ניט געקענט צו עפענען טעקע" calcext:value-type="string">
            <text:p>ניט געקענט צו עפענען טעקע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UNABLE TO OPEN TO OPEN FILE FOR READING</text:p>
          </table:table-cell>
          <table:table-cell table:style-name="ce2" table:formula="of:=IFERROR(__xludf.dummyfunction(&quot;GOOGLETRANSLATE($B71,&quot;&quot;en&quot;&quot;,C$1)&quot;);&quot;읽기를 위해 파일을 열 수 없습니다&quot;)" office:value-type="string" office:string-value="읽기를 위해 파일을 열 수 없습니다" calcext:value-type="string">
            <text:p>읽기를 위해 파일을 열 수 없습니다</text:p>
          </table:table-cell>
          <table:table-cell table:style-name="ce2" table:formula="of:=IFERROR(__xludf.dummyfunction(&quot;GOOGLETRANSLATE($B71,&quot;&quot;en&quot;&quot;,D$1)&quot;);&quot;Impossible d'ouvrir à ouvrir le fichier pour la lecture&quot;)" office:value-type="string" office:string-value="Impossible d'ouvrir à ouvrir le fichier pour la lecture" calcext:value-type="string">
            <text:p>Impossible d'ouvrir à ouvrir le fichier pour la lecture</text:p>
          </table:table-cell>
          <table:table-cell table:style-name="ce2" table:formula="of:=IFERROR(__xludf.dummyfunction(&quot;GOOGLETRANSLATE($B71,&quot;&quot;en&quot;&quot;,E$1)&quot;);&quot;Es kann nicht geöffnet werden, die Datei zum Lesen zu öffnen&quot;)" office:value-type="string" office:string-value="Es kann nicht geöffnet werden, die Datei zum Lesen zu öffnen" calcext:value-type="string">
            <text:p>Es kann nicht geöffnet werden, die Datei zum Lesen zu öffnen</text:p>
          </table:table-cell>
          <table:table-cell table:style-name="ce2" table:formula="of:=IFERROR(__xludf.dummyfunction(&quot;GOOGLETRANSLATE($B71,&quot;&quot;en&quot;&quot;,F$1)&quot;);&quot;无法打开以读取的文件&quot;)" office:value-type="string" office:string-value="无法打开以读取的文件" calcext:value-type="string">
            <text:p>无法打开以读取的文件</text:p>
          </table:table-cell>
          <table:table-cell table:style-name="ce2" table:formula="of:=IFERROR(__xludf.dummyfunction(&quot;GOOGLETRANSLATE($B71,&quot;&quot;en&quot;&quot;,G$1)&quot;);&quot;No se puede abrir para abrir el archivo para la lectura&quot;)" office:value-type="string" office:string-value="No se puede abrir para abrir el archivo para la lectura" calcext:value-type="string">
            <text:p>No se puede abrir para abrir el archivo para la lectura</text:p>
          </table:table-cell>
          <table:table-cell table:style-name="ce2" table:formula="of:=IFERROR(__xludf.dummyfunction(&quot;GOOGLETRANSLATE($B71,&quot;&quot;en&quot;&quot;,H$1)&quot;);&quot;غير قادر على فتح ملف للقراءة&quot;)" office:value-type="string" office:string-value="غير قادر على فتح ملف للقراءة" calcext:value-type="string">
            <text:p>غير قادر على فتح ملف للقراءة</text:p>
          </table:table-cell>
          <table:table-cell table:style-name="ce2" table:formula="of:=IFERROR(__xludf.dummyfunction(&quot;GOOGLETRANSLATE($B71,&quot;&quot;en&quot;&quot;,I$1)&quot;);&quot;Невозможно открыть для открытия файла для чтения&quot;)" office:value-type="string" office:string-value="Невозможно открыть для открытия файла для чтения" calcext:value-type="string">
            <text:p>Невозможно открыть для открытия файла для чтения</text:p>
          </table:table-cell>
          <table:table-cell table:style-name="ce2" table:formula="of:=IFERROR(__xludf.dummyfunction(&quot;GOOGLETRANSLATE($B71,&quot;&quot;en&quot;&quot;,J$1)&quot;);&quot;पढ़ने के लिए फ़ाइल खोलने के लिए खोलने में असमर्थ&quot;)" office:value-type="string" office:string-value="पढ़ने के लिए फ़ाइल खोलने के लिए खोलने में असमर्थ" calcext:value-type="string">
            <text:p>पढ़ने के लिए फ़ाइल खोलने के लिए खोलने में असमर्थ</text:p>
          </table:table-cell>
          <table:table-cell table:style-name="ce2" table:formula="of:=IFERROR(__xludf.dummyfunction(&quot;GOOGLETRANSLATE($B71,&quot;&quot;en&quot;&quot;,K$1)&quot;);&quot;পড়ার জন্য ফাইল খুলতে খুলতে অক্ষম&quot;)" office:value-type="string" office:string-value="পড়ার জন্য ফাইল খুলতে খুলতে অক্ষম" calcext:value-type="string">
            <text:p>পড়ার জন্য ফাইল খুলতে খুলতে অক্ষম</text:p>
          </table:table-cell>
          <table:table-cell table:style-name="ce2" table:formula="of:=IFERROR(__xludf.dummyfunction(&quot;GOOGLETRANSLATE($B71,&quot;&quot;en&quot;&quot;,L$1)&quot;);&quot;Incapaz de abrir para abrir o arquivo para leitura&quot;)" office:value-type="string" office:string-value="Incapaz de abrir para abrir o arquivo para leitura" calcext:value-type="string">
            <text:p>Incapaz de abrir para abrir o arquivo para leitura</text:p>
          </table:table-cell>
          <table:table-cell table:style-name="ce2" table:formula="of:=IFERROR(__xludf.dummyfunction(&quot;GOOGLETRANSLATE($B71,&quot;&quot;en&quot;&quot;,M$1)&quot;);&quot;Tidak dapat membuka file untuk membuka file&quot;)" office:value-type="string" office:string-value="Tidak dapat membuka file untuk membuka file" calcext:value-type="string">
            <text:p>Tidak dapat membuka file untuk membuka file</text:p>
          </table:table-cell>
          <table:table-cell table:style-name="ce2" table:formula="of:=IFERROR(__xludf.dummyfunction(&quot;GOOGLETRANSLATE($B71,&quot;&quot;en&quot;&quot;,N$1)&quot;);&quot;読み取りのためにファイルを開くことができません&quot;)" office:value-type="string" office:string-value="読み取りのためにファイルを開くことができません" calcext:value-type="string">
            <text:p>読み取りのためにファイルを開くことができません</text:p>
          </table:table-cell>
          <table:table-cell table:style-name="ce2" table:formula="of:=IFERROR(__xludf.dummyfunction(&quot;GOOGLETRANSLATE($B71,&quot;&quot;en&quot;&quot;,O$1)&quot;);&quot;לא ניתן לפתוח לקובץ פתוח לקריאה&quot;)" office:value-type="string" office:string-value="לא ניתן לפתוח לקובץ פתוח לקריאה" calcext:value-type="string">
            <text:p>לא ניתן לפתוח לקובץ פתוח לקריאה</text:p>
          </table:table-cell>
          <table:table-cell table:style-name="ce2" table:formula="of:=IFERROR(__xludf.dummyfunction(&quot;GOOGLETRANSLATE($B71,&quot;&quot;en&quot;&quot;,P$1)&quot;);&quot;Ne povas malfermi por malfermi dosieron por legado&quot;)" office:value-type="string" office:string-value="Ne povas malfermi por malfermi dosieron por legado" calcext:value-type="string">
            <text:p>Ne povas malfermi por malfermi dosieron por legado</text:p>
          </table:table-cell>
          <table:table-cell table:style-name="ce2" table:formula="of:=IFERROR(__xludf.dummyfunction(&quot;GOOGLETRANSLATE($B71,&quot;&quot;en&quot;&quot;,Q$1)&quot;);&quot;Haiwezi kufungua kufungua faili ya kusoma&quot;)" office:value-type="string" office:string-value="Haiwezi kufungua kufungua faili ya kusoma" calcext:value-type="string">
            <text:p>Haiwezi kufungua kufungua faili ya kusoma</text:p>
          </table:table-cell>
          <table:table-cell table:style-name="ce2" table:formula="of:=IFERROR(__xludf.dummyfunction(&quot;GOOGLETRANSLATE($B71,&quot;&quot;en&quot;&quot;,R$1)&quot;);&quot;Hindi mabuksan upang buksan ang file para sa pagbabasa&quot;)" office:value-type="string" office:string-value="Hindi mabuksan upang buksan ang file para sa pagbabasa" calcext:value-type="string">
            <text:p>Hindi mabuksan upang buksan ang file para sa pagbabasa</text:p>
          </table:table-cell>
          <table:table-cell table:style-name="ce2" table:formula="of:=IFERROR(__xludf.dummyfunction(&quot;GOOGLETRANSLATE($B71,&quot;&quot;en&quot;&quot;,S$1)&quot;);&quot;پڑھنے کے لئے فائل کھولنے کے لئے کھولنے سے قاصر ہے&quot;)" office:value-type="string" office:string-value="پڑھنے کے لئے فائل کھولنے کے لئے کھولنے سے قاصر ہے" calcext:value-type="string">
            <text:p>پڑھنے کے لئے فائل کھولنے کے لئے کھولنے سے قاصر ہے</text:p>
          </table:table-cell>
          <table:table-cell table:style-name="ce2" table:formula="of:=IFERROR(__xludf.dummyfunction(&quot;GOOGLETRANSLATE($B71,&quot;&quot;en&quot;&quot;,T$1)&quot;);&quot;'Non aperire aperire file ad Lectio&quot;)" office:value-type="string" office:string-value="'Non aperire aperire file ad Lectio" calcext:value-type="string">
            <text:p>'Non aperire aperire file ad Lectio</text:p>
          </table:table-cell>
          <table:table-cell table:style-name="ce2" table:formula="of:=IFERROR(__xludf.dummyfunction(&quot;GOOGLETRANSLATE($B71,&quot;&quot;en&quot;&quot;,U$1)&quot;);&quot;Methu agor i agor ffeil ar gyfer darllen&quot;)" office:value-type="string" office:string-value="Methu agor i agor ffeil ar gyfer darllen" calcext:value-type="string">
            <text:p>Methu agor i agor ffeil ar gyfer darllen</text:p>
          </table:table-cell>
          <table:table-cell table:style-name="ce2" table:formula="of:=IFERROR(__xludf.dummyfunction(&quot;GOOGLETRANSLATE($B71,&quot;&quot;en&quot;&quot;,V$1)&quot;);&quot;Ayikwazi ukuvula ukuvula ifayela lokufunda&quot;)" office:value-type="string" office:string-value="Ayikwazi ukuvula ukuvula ifayela lokufunda" calcext:value-type="string">
            <text:p>Ayikwazi ukuvula ukuvula ifayela lokufunda</text:p>
          </table:table-cell>
          <table:table-cell table:style-name="ce2" table:formula="of:=IFERROR(__xludf.dummyfunction(&quot;GOOGLETRANSLATE($B71,&quot;&quot;en&quot;&quot;,W$1)&quot;);&quot;ניט געקענט צו עפֿענען די טעקע פֿאַר לייענען&quot;)" office:value-type="string" office:string-value="ניט געקענט צו עפֿענען די טעקע פֿאַר לייענען" calcext:value-type="string">
            <text:p>ניט געקענט צו עפֿענען די טעקע פֿאַר לייענען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UNDEFINED LABEL</text:p>
          </table:table-cell>
          <table:table-cell table:style-name="ce2" table:formula="of:=IFERROR(__xludf.dummyfunction(&quot;GOOGLETRANSLATE($B72,&quot;&quot;en&quot;&quot;,C$1)&quot;);&quot;정의되지 않은 레이블&quot;)" office:value-type="string" office:string-value="정의되지 않은 레이블" calcext:value-type="string">
            <text:p>정의되지 않은 레이블</text:p>
          </table:table-cell>
          <table:table-cell table:style-name="ce2" table:formula="of:=IFERROR(__xludf.dummyfunction(&quot;GOOGLETRANSLATE($B72,&quot;&quot;en&quot;&quot;,D$1)&quot;);&quot;Étiquette non définie&quot;)" office:value-type="string" office:string-value="Étiquette non définie" calcext:value-type="string">
            <text:p>Étiquette non définie</text:p>
          </table:table-cell>
          <table:table-cell table:style-name="ce2" table:formula="of:=IFERROR(__xludf.dummyfunction(&quot;GOOGLETRANSLATE($B72,&quot;&quot;en&quot;&quot;,E$1)&quot;);&quot;Undefined Etikett&quot;)" office:value-type="string" office:string-value="Undefined Etikett" calcext:value-type="string">
            <text:p>Undefined Etikett</text:p>
          </table:table-cell>
          <table:table-cell table:style-name="ce2" table:formula="of:=IFERROR(__xludf.dummyfunction(&quot;GOOGLETRANSLATE($B72,&quot;&quot;en&quot;&quot;,F$1)&quot;);&quot;未定义的标签&quot;)" office:value-type="string" office:string-value="未定义的标签" calcext:value-type="string">
            <text:p>未定义的标签</text:p>
          </table:table-cell>
          <table:table-cell table:style-name="ce2" table:formula="of:=IFERROR(__xludf.dummyfunction(&quot;GOOGLETRANSLATE($B72,&quot;&quot;en&quot;&quot;,G$1)&quot;);&quot;Etiqueta indefinida&quot;)" office:value-type="string" office:string-value="Etiqueta indefinida" calcext:value-type="string">
            <text:p>Etiqueta indefinida</text:p>
          </table:table-cell>
          <table:table-cell table:style-name="ce2" table:formula="of:=IFERROR(__xludf.dummyfunction(&quot;GOOGLETRANSLATE($B72,&quot;&quot;en&quot;&quot;,H$1)&quot;);&quot;تسمية غير محددة&quot;)" office:value-type="string" office:string-value="تسمية غير محددة" calcext:value-type="string">
            <text:p>تسمية غير محددة</text:p>
          </table:table-cell>
          <table:table-cell table:style-name="ce2" table:formula="of:=IFERROR(__xludf.dummyfunction(&quot;GOOGLETRANSLATE($B72,&quot;&quot;en&quot;&quot;,I$1)&quot;);&quot;Неопределенная этикетка&quot;)" office:value-type="string" office:string-value="Неопределенная этикетка" calcext:value-type="string">
            <text:p>Неопределенная этикетка</text:p>
          </table:table-cell>
          <table:table-cell table:style-name="ce2" table:formula="of:=IFERROR(__xludf.dummyfunction(&quot;GOOGLETRANSLATE($B72,&quot;&quot;en&quot;&quot;,J$1)&quot;);&quot;अपरिभाषित लेबल&quot;)" office:value-type="string" office:string-value="अपरिभाषित लेबल" calcext:value-type="string">
            <text:p>अपरिभाषित लेबल</text:p>
          </table:table-cell>
          <table:table-cell table:style-name="ce2" table:formula="of:=IFERROR(__xludf.dummyfunction(&quot;GOOGLETRANSLATE($B72,&quot;&quot;en&quot;&quot;,K$1)&quot;);&quot;অপরিবর্তিত লেবেল&quot;)" office:value-type="string" office:string-value="অপরিবর্তিত লেবেল" calcext:value-type="string">
            <text:p>অপরিবর্তিত লেবেল</text:p>
          </table:table-cell>
          <table:table-cell table:style-name="ce2" table:formula="of:=IFERROR(__xludf.dummyfunction(&quot;GOOGLETRANSLATE($B72,&quot;&quot;en&quot;&quot;,L$1)&quot;);&quot;Etiqueta indefinida&quot;)" office:value-type="string" office:string-value="Etiqueta indefinida" calcext:value-type="string">
            <text:p>Etiqueta indefinida</text:p>
          </table:table-cell>
          <table:table-cell table:style-name="ce2" table:formula="of:=IFERROR(__xludf.dummyfunction(&quot;GOOGLETRANSLATE($B72,&quot;&quot;en&quot;&quot;,M$1)&quot;);&quot;Label yang tidak ditentukan&quot;)" office:value-type="string" office:string-value="Label yang tidak ditentukan" calcext:value-type="string">
            <text:p>Label yang tidak ditentukan</text:p>
          </table:table-cell>
          <table:table-cell table:style-name="ce2" table:formula="of:=IFERROR(__xludf.dummyfunction(&quot;GOOGLETRANSLATE($B72,&quot;&quot;en&quot;&quot;,N$1)&quot;);&quot;未定義のラベル&quot;)" office:value-type="string" office:string-value="未定義のラベル" calcext:value-type="string">
            <text:p>未定義のラベル</text:p>
          </table:table-cell>
          <table:table-cell table:style-name="ce2" table:formula="of:=IFERROR(__xludf.dummyfunction(&quot;GOOGLETRANSLATE($B72,&quot;&quot;en&quot;&quot;,O$1)&quot;);&quot;תווית לא מוגדרת&quot;)" office:value-type="string" office:string-value="תווית לא מוגדרת" calcext:value-type="string">
            <text:p>תווית לא מוגדרת</text:p>
          </table:table-cell>
          <table:table-cell table:style-name="ce2" table:formula="of:=IFERROR(__xludf.dummyfunction(&quot;GOOGLETRANSLATE($B72,&quot;&quot;en&quot;&quot;,P$1)&quot;);&quot;Nedifinita etikedo&quot;)" office:value-type="string" office:string-value="Nedifinita etikedo" calcext:value-type="string">
            <text:p>Nedifinita etikedo</text:p>
          </table:table-cell>
          <table:table-cell table:style-name="ce2" table:formula="of:=IFERROR(__xludf.dummyfunction(&quot;GOOGLETRANSLATE($B72,&quot;&quot;en&quot;&quot;,Q$1)&quot;);&quot;Lebo isiyoelezewa&quot;)" office:value-type="string" office:string-value="Lebo isiyoelezewa" calcext:value-type="string">
            <text:p>Lebo isiyoelezewa</text:p>
          </table:table-cell>
          <table:table-cell table:style-name="ce2" table:formula="of:=IFERROR(__xludf.dummyfunction(&quot;GOOGLETRANSLATE($B72,&quot;&quot;en&quot;&quot;,R$1)&quot;);&quot;Hindi natukoy na label&quot;)" office:value-type="string" office:string-value="Hindi natukoy na label" calcext:value-type="string">
            <text:p>Hindi natukoy na label</text:p>
          </table:table-cell>
          <table:table-cell table:style-name="ce2" table:formula="of:=IFERROR(__xludf.dummyfunction(&quot;GOOGLETRANSLATE($B72,&quot;&quot;en&quot;&quot;,S$1)&quot;);&quot;غیر متعینہ لیبل&quot;)" office:value-type="string" office:string-value="غیر متعینہ لیبل" calcext:value-type="string">
            <text:p>غیر متعینہ لیبل</text:p>
          </table:table-cell>
          <table:table-cell table:style-name="ce2" table:formula="of:=IFERROR(__xludf.dummyfunction(&quot;GOOGLETRANSLATE($B72,&quot;&quot;en&quot;&quot;,T$1)&quot;);&quot;Undefined Label&quot;)" office:value-type="string" office:string-value="Undefined Label" calcext:value-type="string">
            <text:p>Undefined Label</text:p>
          </table:table-cell>
          <table:table-cell table:style-name="ce2" table:formula="of:=IFERROR(__xludf.dummyfunction(&quot;GOOGLETRANSLATE($B72,&quot;&quot;en&quot;&quot;,U$1)&quot;);&quot;Label heb ei ddiffinio&quot;)" office:value-type="string" office:string-value="Label heb ei ddiffinio" calcext:value-type="string">
            <text:p>Label heb ei ddiffinio</text:p>
          </table:table-cell>
          <table:table-cell table:style-name="ce2" table:formula="of:=IFERROR(__xludf.dummyfunction(&quot;GOOGLETRANSLATE($B72,&quot;&quot;en&quot;&quot;,V$1)&quot;);&quot;Ilebula elingachazwanga&quot;)" office:value-type="string" office:string-value="Ilebula elingachazwanga" calcext:value-type="string">
            <text:p>Ilebula elingachazwanga</text:p>
          </table:table-cell>
          <table:table-cell table:style-name="ce2" table:formula="of:=IFERROR(__xludf.dummyfunction(&quot;GOOGLETRANSLATE($B72,&quot;&quot;en&quot;&quot;,W$1)&quot;);&quot;Undefined פירמע&quot;)" office:value-type="string" office:string-value="Undefined פירמע" calcext:value-type="string">
            <text:p>Undefined פירמע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UNHANDLED OPERATION</text:p>
          </table:table-cell>
          <table:table-cell table:style-name="ce2" table:formula="of:=IFERROR(__xludf.dummyfunction(&quot;GOOGLETRANSLATE($B73,&quot;&quot;en&quot;&quot;,C$1)&quot;);&quot;처리되지 않은 작동&quot;)" office:value-type="string" office:string-value="처리되지 않은 작동" calcext:value-type="string">
            <text:p>처리되지 않은 작동</text:p>
          </table:table-cell>
          <table:table-cell table:style-name="ce2" table:formula="of:=IFERROR(__xludf.dummyfunction(&quot;GOOGLETRANSLATE($B73,&quot;&quot;en&quot;&quot;,D$1)&quot;);&quot;Opération de non-géandée&quot;)" office:value-type="string" office:string-value="Opération de non-géandée" calcext:value-type="string">
            <text:p>Opération de non-géandée</text:p>
          </table:table-cell>
          <table:table-cell table:style-name="ce2" table:formula="of:=IFERROR(__xludf.dummyfunction(&quot;GOOGLETRANSLATE($B73,&quot;&quot;en&quot;&quot;,E$1)&quot;);&quot;Nicht behandelter Operation&quot;)" office:value-type="string" office:string-value="Nicht behandelter Operation" calcext:value-type="string">
            <text:p>Nicht behandelter Operation</text:p>
          </table:table-cell>
          <table:table-cell table:style-name="ce2" table:formula="of:=IFERROR(__xludf.dummyfunction(&quot;GOOGLETRANSLATE($B73,&quot;&quot;en&quot;&quot;,F$1)&quot;);&quot;未经处理的操作&quot;)" office:value-type="string" office:string-value="未经处理的操作" calcext:value-type="string">
            <text:p>未经处理的操作</text:p>
          </table:table-cell>
          <table:table-cell table:style-name="ce2" table:formula="of:=IFERROR(__xludf.dummyfunction(&quot;GOOGLETRANSLATE($B73,&quot;&quot;en&quot;&quot;,G$1)&quot;);&quot;Operación no controlada&quot;)" office:value-type="string" office:string-value="Operación no controlada" calcext:value-type="string">
            <text:p>Operación no controlada</text:p>
          </table:table-cell>
          <table:table-cell table:style-name="ce2" table:formula="of:=IFERROR(__xludf.dummyfunction(&quot;GOOGLETRANSLATE($B73,&quot;&quot;en&quot;&quot;,H$1)&quot;);&quot;عملية غير معطلة&quot;)" office:value-type="string" office:string-value="عملية غير معطلة" calcext:value-type="string">
            <text:p>عملية غير معطلة</text:p>
          </table:table-cell>
          <table:table-cell table:style-name="ce2" table:formula="of:=IFERROR(__xludf.dummyfunction(&quot;GOOGLETRANSLATE($B73,&quot;&quot;en&quot;&quot;,I$1)&quot;);&quot;Неупомянутая операция&quot;)" office:value-type="string" office:string-value="Неупомянутая операция" calcext:value-type="string">
            <text:p>Неупомянутая операция</text:p>
          </table:table-cell>
          <table:table-cell table:style-name="ce2" table:formula="of:=IFERROR(__xludf.dummyfunction(&quot;GOOGLETRANSLATE($B73,&quot;&quot;en&quot;&quot;,J$1)&quot;);&quot;अनहेल्दी संचालन&quot;)" office:value-type="string" office:string-value="अनहेल्दी संचालन" calcext:value-type="string">
            <text:p>अनहेल्दी संचालन</text:p>
          </table:table-cell>
          <table:table-cell table:style-name="ce2" table:formula="of:=IFERROR(__xludf.dummyfunction(&quot;GOOGLETRANSLATE($B73,&quot;&quot;en&quot;&quot;,K$1)&quot;);&quot;Unhanded অপারেশন&quot;)" office:value-type="string" office:string-value="Unhanded অপারেশন" calcext:value-type="string">
            <text:p>Unhanded অপারেশন</text:p>
          </table:table-cell>
          <table:table-cell table:style-name="ce2" table:formula="of:=IFERROR(__xludf.dummyfunction(&quot;GOOGLETRANSLATE($B73,&quot;&quot;en&quot;&quot;,L$1)&quot;);&quot;Operação não combinada&quot;)" office:value-type="string" office:string-value="Operação não combinada" calcext:value-type="string">
            <text:p>Operação não combinada</text:p>
          </table:table-cell>
          <table:table-cell table:style-name="ce2" table:formula="of:=IFERROR(__xludf.dummyfunction(&quot;GOOGLETRANSLATE($B73,&quot;&quot;en&quot;&quot;,M$1)&quot;);&quot;Operasi yang tidak ditangani&quot;)" office:value-type="string" office:string-value="Operasi yang tidak ditangani" calcext:value-type="string">
            <text:p>Operasi yang tidak ditangani</text:p>
          </table:table-cell>
          <table:table-cell table:style-name="ce2" table:formula="of:=IFERROR(__xludf.dummyfunction(&quot;GOOGLETRANSLATE($B73,&quot;&quot;en&quot;&quot;,N$1)&quot;);&quot;未処理の操作&quot;)" office:value-type="string" office:string-value="未処理の操作" calcext:value-type="string">
            <text:p>未処理の操作</text:p>
          </table:table-cell>
          <table:table-cell table:style-name="ce2" table:formula="of:=IFERROR(__xludf.dummyfunction(&quot;GOOGLETRANSLATE($B73,&quot;&quot;en&quot;&quot;,O$1)&quot;);&quot;פעולה לא מטופלת&quot;)" office:value-type="string" office:string-value="פעולה לא מטופלת" calcext:value-type="string">
            <text:p>פעולה לא מטופלת</text:p>
          </table:table-cell>
          <table:table-cell table:style-name="ce2" table:formula="of:=IFERROR(__xludf.dummyfunction(&quot;GOOGLETRANSLATE($B73,&quot;&quot;en&quot;&quot;,P$1)&quot;);&quot;Neinstruita operacio&quot;)" office:value-type="string" office:string-value="Neinstruita operacio" calcext:value-type="string">
            <text:p>Neinstruita operacio</text:p>
          </table:table-cell>
          <table:table-cell table:style-name="ce2" table:formula="of:=IFERROR(__xludf.dummyfunction(&quot;GOOGLETRANSLATE($B73,&quot;&quot;en&quot;&quot;,Q$1)&quot;);&quot;Operesheni isiyosababishwa&quot;)" office:value-type="string" office:string-value="Operesheni isiyosababishwa" calcext:value-type="string">
            <text:p>Operesheni isiyosababishwa</text:p>
          </table:table-cell>
          <table:table-cell table:style-name="ce2" table:formula="of:=IFERROR(__xludf.dummyfunction(&quot;GOOGLETRANSLATE($B73,&quot;&quot;en&quot;&quot;,R$1)&quot;);&quot;Hindi nag -iisang operasyon&quot;)" office:value-type="string" office:string-value="Hindi nag -iisang operasyon" calcext:value-type="string">
            <text:p>Hindi nag -iisang operasyon</text:p>
          </table:table-cell>
          <table:table-cell table:style-name="ce2" table:formula="of:=IFERROR(__xludf.dummyfunction(&quot;GOOGLETRANSLATE($B73,&quot;&quot;en&quot;&quot;,S$1)&quot;);&quot;غیر منقولہ آپریشن&quot;)" office:value-type="string" office:string-value="غیر منقولہ آپریشن" calcext:value-type="string">
            <text:p>غیر منقولہ آپریشن</text:p>
          </table:table-cell>
          <table:table-cell table:style-name="ce2" table:formula="of:=IFERROR(__xludf.dummyfunction(&quot;GOOGLETRANSLATE($B73,&quot;&quot;en&quot;&quot;,T$1)&quot;);&quot;Unharled operatio&quot;)" office:value-type="string" office:string-value="Unharled operatio" calcext:value-type="string">
            <text:p>Unharled operatio</text:p>
          </table:table-cell>
          <table:table-cell table:style-name="ce2" table:formula="of:=IFERROR(__xludf.dummyfunction(&quot;GOOGLETRANSLATE($B73,&quot;&quot;en&quot;&quot;,U$1)&quot;);&quot;Gweithrediad heb ei drin&quot;)" office:value-type="string" office:string-value="Gweithrediad heb ei drin" calcext:value-type="string">
            <text:p>Gweithrediad heb ei drin</text:p>
          </table:table-cell>
          <table:table-cell table:style-name="ce2" table:formula="of:=IFERROR(__xludf.dummyfunction(&quot;GOOGLETRANSLATE($B73,&quot;&quot;en&quot;&quot;,V$1)&quot;);&quot;Ukusebenza okungenamkhawulo&quot;)" office:value-type="string" office:string-value="Ukusebenza okungenamkhawulo" calcext:value-type="string">
            <text:p>Ukusebenza okungenamkhawulo</text:p>
          </table:table-cell>
          <table:table-cell table:style-name="ce2" table:formula="of:=IFERROR(__xludf.dummyfunction(&quot;GOOGLETRANSLATE($B73,&quot;&quot;en&quot;&quot;,W$1)&quot;);&quot;ונהאַנדלעד אָפּעראַציע&quot;)" office:value-type="string" office:string-value="ונהאַנדלעד אָפּעראַציע" calcext:value-type="string">
            <text:p>ונהאַנדלעד אָפּעראַציע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UNHANDLED OPERATION CODE</text:p>
          </table:table-cell>
          <table:table-cell table:style-name="ce2" table:formula="of:=IFERROR(__xludf.dummyfunction(&quot;GOOGLETRANSLATE($B74,&quot;&quot;en&quot;&quot;,C$1)&quot;);&quot;처리되지 않은 작동 코드&quot;)" office:value-type="string" office:string-value="처리되지 않은 작동 코드" calcext:value-type="string">
            <text:p>처리되지 않은 작동 코드</text:p>
          </table:table-cell>
          <table:table-cell table:style-name="ce2" table:formula="of:=IFERROR(__xludf.dummyfunction(&quot;GOOGLETRANSLATE($B74,&quot;&quot;en&quot;&quot;,D$1)&quot;);&quot;Code d'opération non géré&quot;)" office:value-type="string" office:string-value="Code d'opération non géré" calcext:value-type="string">
            <text:p>Code d'opération non géré</text:p>
          </table:table-cell>
          <table:table-cell table:style-name="ce2" table:formula="of:=IFERROR(__xludf.dummyfunction(&quot;GOOGLETRANSLATE($B74,&quot;&quot;en&quot;&quot;,E$1)&quot;);&quot;Nicht behandelter Betriebscode&quot;)" office:value-type="string" office:string-value="Nicht behandelter Betriebscode" calcext:value-type="string">
            <text:p>Nicht behandelter Betriebscode</text:p>
          </table:table-cell>
          <table:table-cell table:style-name="ce2" table:formula="of:=IFERROR(__xludf.dummyfunction(&quot;GOOGLETRANSLATE($B74,&quot;&quot;en&quot;&quot;,F$1)&quot;);&quot;未经处理的操作代码&quot;)" office:value-type="string" office:string-value="未经处理的操作代码" calcext:value-type="string">
            <text:p>未经处理的操作代码</text:p>
          </table:table-cell>
          <table:table-cell table:style-name="ce2" table:formula="of:=IFERROR(__xludf.dummyfunction(&quot;GOOGLETRANSLATE($B74,&quot;&quot;en&quot;&quot;,G$1)&quot;);&quot;Código de operación no controlado&quot;)" office:value-type="string" office:string-value="Código de operación no controlado" calcext:value-type="string">
            <text:p>Código de operación no controlado</text:p>
          </table:table-cell>
          <table:table-cell table:style-name="ce2" table:formula="of:=IFERROR(__xludf.dummyfunction(&quot;GOOGLETRANSLATE($B74,&quot;&quot;en&quot;&quot;,H$1)&quot;);&quot;رمز التشغيل غير المعقول&quot;)" office:value-type="string" office:string-value="رمز التشغيل غير المعقول" calcext:value-type="string">
            <text:p>رمز التشغيل غير المعقول</text:p>
          </table:table-cell>
          <table:table-cell table:style-name="ce2" table:formula="of:=IFERROR(__xludf.dummyfunction(&quot;GOOGLETRANSLATE($B74,&quot;&quot;en&quot;&quot;,I$1)&quot;);&quot;Код операции нездоровой&quot;)" office:value-type="string" office:string-value="Код операции нездоровой" calcext:value-type="string">
            <text:p>Код операции нездоровой</text:p>
          </table:table-cell>
          <table:table-cell table:style-name="ce2" table:formula="of:=IFERROR(__xludf.dummyfunction(&quot;GOOGLETRANSLATE($B74,&quot;&quot;en&quot;&quot;,J$1)&quot;);&quot;अनियंत्रित ऑपरेशन कोड&quot;)" office:value-type="string" office:string-value="अनियंत्रित ऑपरेशन कोड" calcext:value-type="string">
            <text:p>अनियंत्रित ऑपरेशन कोड</text:p>
          </table:table-cell>
          <table:table-cell table:style-name="ce2" table:formula="of:=IFERROR(__xludf.dummyfunction(&quot;GOOGLETRANSLATE($B74,&quot;&quot;en&quot;&quot;,K$1)&quot;);&quot;Unhandled অপারেশন কোড&quot;)" office:value-type="string" office:string-value="Unhandled অপারেশন কোড" calcext:value-type="string">
            <text:p>Unhandled অপারেশন কোড</text:p>
          </table:table-cell>
          <table:table-cell table:style-name="ce2" table:formula="of:=IFERROR(__xludf.dummyfunction(&quot;GOOGLETRANSLATE($B74,&quot;&quot;en&quot;&quot;,L$1)&quot;);&quot;Código de operação não atribuído&quot;)" office:value-type="string" office:string-value="Código de operação não atribuído" calcext:value-type="string">
            <text:p>Código de operação não atribuído</text:p>
          </table:table-cell>
          <table:table-cell table:style-name="ce2" table:formula="of:=IFERROR(__xludf.dummyfunction(&quot;GOOGLETRANSLATE($B74,&quot;&quot;en&quot;&quot;,M$1)&quot;);&quot;Kode operasi yang tidak ditangani&quot;)" office:value-type="string" office:string-value="Kode operasi yang tidak ditangani" calcext:value-type="string">
            <text:p>Kode operasi yang tidak ditangani</text:p>
          </table:table-cell>
          <table:table-cell table:style-name="ce2" table:formula="of:=IFERROR(__xludf.dummyfunction(&quot;GOOGLETRANSLATE($B74,&quot;&quot;en&quot;&quot;,N$1)&quot;);&quot;未処理の操作コード&quot;)" office:value-type="string" office:string-value="未処理の操作コード" calcext:value-type="string">
            <text:p>未処理の操作コード</text:p>
          </table:table-cell>
          <table:table-cell table:style-name="ce2" table:formula="of:=IFERROR(__xludf.dummyfunction(&quot;GOOGLETRANSLATE($B74,&quot;&quot;en&quot;&quot;,O$1)&quot;);&quot;קוד פעולה לא מטופל&quot;)" office:value-type="string" office:string-value="קוד פעולה לא מטופל" calcext:value-type="string">
            <text:p>קוד פעולה לא מטופל</text:p>
          </table:table-cell>
          <table:table-cell table:style-name="ce2" table:formula="of:=IFERROR(__xludf.dummyfunction(&quot;GOOGLETRANSLATE($B74,&quot;&quot;en&quot;&quot;,P$1)&quot;);&quot;Malkonata Operacia Kodo&quot;)" office:value-type="string" office:string-value="Malkonata Operacia Kodo" calcext:value-type="string">
            <text:p>Malkonata Operacia Kodo</text:p>
          </table:table-cell>
          <table:table-cell table:style-name="ce2" table:formula="of:=IFERROR(__xludf.dummyfunction(&quot;GOOGLETRANSLATE($B74,&quot;&quot;en&quot;&quot;,Q$1)&quot;);&quot;Nambari ya operesheni isiyozuiliwa&quot;)" office:value-type="string" office:string-value="Nambari ya operesheni isiyozuiliwa" calcext:value-type="string">
            <text:p>Nambari ya operesheni isiyozuiliwa</text:p>
          </table:table-cell>
          <table:table-cell table:style-name="ce2" table:formula="of:=IFERROR(__xludf.dummyfunction(&quot;GOOGLETRANSLATE($B74,&quot;&quot;en&quot;&quot;,R$1)&quot;);&quot;Hindi naka -iwas na code ng operasyon&quot;)" office:value-type="string" office:string-value="Hindi naka -iwas na code ng operasyon" calcext:value-type="string">
            <text:p>Hindi naka -iwas na code ng operasyon</text:p>
          </table:table-cell>
          <table:table-cell table:style-name="ce2" table:formula="of:=IFERROR(__xludf.dummyfunction(&quot;GOOGLETRANSLATE($B74,&quot;&quot;en&quot;&quot;,S$1)&quot;);&quot;غیر منقولہ آپریشن کوڈ&quot;)" office:value-type="string" office:string-value="غیر منقولہ آپریشن کوڈ" calcext:value-type="string">
            <text:p>غیر منقولہ آپریشن کوڈ</text:p>
          </table:table-cell>
          <table:table-cell table:style-name="ce2" table:formula="of:=IFERROR(__xludf.dummyfunction(&quot;GOOGLETRANSLATE($B74,&quot;&quot;en&quot;&quot;,T$1)&quot;);&quot;Unhared operatio codice&quot;)" office:value-type="string" office:string-value="Unhared operatio codice" calcext:value-type="string">
            <text:p>Unhared operatio codice</text:p>
          </table:table-cell>
          <table:table-cell table:style-name="ce2" table:formula="of:=IFERROR(__xludf.dummyfunction(&quot;GOOGLETRANSLATE($B74,&quot;&quot;en&quot;&quot;,U$1)&quot;);&quot;Cod gweithredu heb ei drin&quot;)" office:value-type="string" office:string-value="Cod gweithredu heb ei drin" calcext:value-type="string">
            <text:p>Cod gweithredu heb ei drin</text:p>
          </table:table-cell>
          <table:table-cell table:style-name="ce2" table:formula="of:=IFERROR(__xludf.dummyfunction(&quot;GOOGLETRANSLATE($B74,&quot;&quot;en&quot;&quot;,V$1)&quot;);&quot;Ikhodi yokusebenza engathandeki&quot;)" office:value-type="string" office:string-value="Ikhodi yokusebenza engathandeki" calcext:value-type="string">
            <text:p>Ikhodi yokusebenza engathandeki</text:p>
          </table:table-cell>
          <table:table-cell table:style-name="ce2" table:formula="of:=IFERROR(__xludf.dummyfunction(&quot;GOOGLETRANSLATE($B74,&quot;&quot;en&quot;&quot;,W$1)&quot;);&quot;ונהאַנדלעד אָפּעראַציע קאָד&quot;)" office:value-type="string" office:string-value="ונהאַנדלעד אָפּעראַציע קאָד" calcext:value-type="string">
            <text:p>ונהאַנדלעד אָפּעראַציע קאָד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UNKNOWN IF LABEL</text:p>
          </table:table-cell>
          <table:table-cell table:style-name="ce2" table:formula="of:=IFERROR(__xludf.dummyfunction(&quot;GOOGLETRANSLATE($B75,&quot;&quot;en&quot;&quot;,C$1)&quot;);&quot;라벨이 알려지지 않았습니다&quot;)" office:value-type="string" office:string-value="라벨이 알려지지 않았습니다" calcext:value-type="string">
            <text:p>라벨이 알려지지 않았습니다</text:p>
          </table:table-cell>
          <table:table-cell table:style-name="ce2" table:formula="of:=IFERROR(__xludf.dummyfunction(&quot;GOOGLETRANSLATE($B75,&quot;&quot;en&quot;&quot;,D$1)&quot;);&quot;Inconnu si l'étiquette&quot;)" office:value-type="string" office:string-value="Inconnu si l'étiquette" calcext:value-type="string">
            <text:p>Inconnu si l'étiquette</text:p>
          </table:table-cell>
          <table:table-cell table:style-name="ce2" table:formula="of:=IFERROR(__xludf.dummyfunction(&quot;GOOGLETRANSLATE($B75,&quot;&quot;en&quot;&quot;,E$1)&quot;);&quot;Unbekannt, wenn Etikett&quot;)" office:value-type="string" office:string-value="Unbekannt, wenn Etikett" calcext:value-type="string">
            <text:p>Unbekannt, wenn Etikett</text:p>
          </table:table-cell>
          <table:table-cell table:style-name="ce2" table:formula="of:=IFERROR(__xludf.dummyfunction(&quot;GOOGLETRANSLATE($B75,&quot;&quot;en&quot;&quot;,F$1)&quot;);&quot;未知是否标签&quot;)" office:value-type="string" office:string-value="未知是否标签" calcext:value-type="string">
            <text:p>未知是否标签</text:p>
          </table:table-cell>
          <table:table-cell table:style-name="ce2" table:formula="of:=IFERROR(__xludf.dummyfunction(&quot;GOOGLETRANSLATE($B75,&quot;&quot;en&quot;&quot;,G$1)&quot;);&quot;Desconocido si la etiqueta&quot;)" office:value-type="string" office:string-value="Desconocido si la etiqueta" calcext:value-type="string">
            <text:p>Desconocido si la etiqueta</text:p>
          </table:table-cell>
          <table:table-cell table:style-name="ce2" table:formula="of:=IFERROR(__xludf.dummyfunction(&quot;GOOGLETRANSLATE($B75,&quot;&quot;en&quot;&quot;,H$1)&quot;);&quot;غير معروف إذا كانت العلامة&quot;)" office:value-type="string" office:string-value="غير معروف إذا كانت العلامة" calcext:value-type="string">
            <text:p>غير معروف إذا كانت العلامة</text:p>
          </table:table-cell>
          <table:table-cell table:style-name="ce2" table:formula="of:=IFERROR(__xludf.dummyfunction(&quot;GOOGLETRANSLATE($B75,&quot;&quot;en&quot;&quot;,I$1)&quot;);&quot;Неизвестно, если этикетка&quot;)" office:value-type="string" office:string-value="Неизвестно, если этикетка" calcext:value-type="string">
            <text:p>Неизвестно, если этикетка</text:p>
          </table:table-cell>
          <table:table-cell table:style-name="ce2" table:formula="of:=IFERROR(__xludf.dummyfunction(&quot;GOOGLETRANSLATE($B75,&quot;&quot;en&quot;&quot;,J$1)&quot;);&quot;अज्ञात अगर लेबल&quot;)" office:value-type="string" office:string-value="अज्ञात अगर लेबल" calcext:value-type="string">
            <text:p>अज्ञात अगर लेबल</text:p>
          </table:table-cell>
          <table:table-cell table:style-name="ce2" table:formula="of:=IFERROR(__xludf.dummyfunction(&quot;GOOGLETRANSLATE($B75,&quot;&quot;en&quot;&quot;,K$1)&quot;);&quot;অজানা যদি লেবেল&quot;)" office:value-type="string" office:string-value="অজানা যদি লেবেল" calcext:value-type="string">
            <text:p>অজানা যদি লেবেল</text:p>
          </table:table-cell>
          <table:table-cell table:style-name="ce2" table:formula="of:=IFERROR(__xludf.dummyfunction(&quot;GOOGLETRANSLATE($B75,&quot;&quot;en&quot;&quot;,L$1)&quot;);&quot;Desconhecido se rótulo&quot;)" office:value-type="string" office:string-value="Desconhecido se rótulo" calcext:value-type="string">
            <text:p>Desconhecido se rótulo</text:p>
          </table:table-cell>
          <table:table-cell table:style-name="ce2" table:formula="of:=IFERROR(__xludf.dummyfunction(&quot;GOOGLETRANSLATE($B75,&quot;&quot;en&quot;&quot;,M$1)&quot;);&quot;Tidak diketahui jika label&quot;)" office:value-type="string" office:string-value="Tidak diketahui jika label" calcext:value-type="string">
            <text:p>Tidak diketahui jika label</text:p>
          </table:table-cell>
          <table:table-cell table:style-name="ce2" table:formula="of:=IFERROR(__xludf.dummyfunction(&quot;GOOGLETRANSLATE($B75,&quot;&quot;en&quot;&quot;,N$1)&quot;);&quot;ラベルの場合は不明です&quot;)" office:value-type="string" office:string-value="ラベルの場合は不明です" calcext:value-type="string">
            <text:p>ラベルの場合は不明です</text:p>
          </table:table-cell>
          <table:table-cell table:style-name="ce2" table:formula="of:=IFERROR(__xludf.dummyfunction(&quot;GOOGLETRANSLATE($B75,&quot;&quot;en&quot;&quot;,O$1)&quot;);&quot;לא ידוע אם תווית&quot;)" office:value-type="string" office:string-value="לא ידוע אם תווית" calcext:value-type="string">
            <text:p>לא ידוע אם תווית</text:p>
          </table:table-cell>
          <table:table-cell table:style-name="ce2" table:formula="of:=IFERROR(__xludf.dummyfunction(&quot;GOOGLETRANSLATE($B75,&quot;&quot;en&quot;&quot;,P$1)&quot;);&quot;Nekonata se etikedo&quot;)" office:value-type="string" office:string-value="Nekonata se etikedo" calcext:value-type="string">
            <text:p>Nekonata se etikedo</text:p>
          </table:table-cell>
          <table:table-cell table:style-name="ce2" table:formula="of:=IFERROR(__xludf.dummyfunction(&quot;GOOGLETRANSLATE($B75,&quot;&quot;en&quot;&quot;,Q$1)&quot;);&quot;Haijulikani ikiwa lebo&quot;)" office:value-type="string" office:string-value="Haijulikani ikiwa lebo" calcext:value-type="string">
            <text:p>Haijulikani ikiwa lebo</text:p>
          </table:table-cell>
          <table:table-cell table:style-name="ce2" table:formula="of:=IFERROR(__xludf.dummyfunction(&quot;GOOGLETRANSLATE($B75,&quot;&quot;en&quot;&quot;,R$1)&quot;);&quot;Hindi alam kung label&quot;)" office:value-type="string" office:string-value="Hindi alam kung label" calcext:value-type="string">
            <text:p>Hindi alam kung label</text:p>
          </table:table-cell>
          <table:table-cell table:style-name="ce2" table:formula="of:=IFERROR(__xludf.dummyfunction(&quot;GOOGLETRANSLATE($B75,&quot;&quot;en&quot;&quot;,S$1)&quot;);&quot;نامعلوم اگر لیبل ہے&quot;)" office:value-type="string" office:string-value="نامعلوم اگر لیبل ہے" calcext:value-type="string">
            <text:p>نامعلوم اگر لیبل ہے</text:p>
          </table:table-cell>
          <table:table-cell table:style-name="ce2" table:formula="of:=IFERROR(__xludf.dummyfunction(&quot;GOOGLETRANSLATE($B75,&quot;&quot;en&quot;&quot;,T$1)&quot;);&quot;Ignotum si label&quot;)" office:value-type="string" office:string-value="Ignotum si label" calcext:value-type="string">
            <text:p>Ignotum si label</text:p>
          </table:table-cell>
          <table:table-cell table:style-name="ce2" table:formula="of:=IFERROR(__xludf.dummyfunction(&quot;GOOGLETRANSLATE($B75,&quot;&quot;en&quot;&quot;,U$1)&quot;);&quot;Anhysbys os label&quot;)" office:value-type="string" office:string-value="Anhysbys os label" calcext:value-type="string">
            <text:p>Anhysbys os label</text:p>
          </table:table-cell>
          <table:table-cell table:style-name="ce2" table:formula="of:=IFERROR(__xludf.dummyfunction(&quot;GOOGLETRANSLATE($B75,&quot;&quot;en&quot;&quot;,V$1)&quot;);&quot;Akwaziwa uma ilebula&quot;)" office:value-type="string" office:string-value="Akwaziwa uma ilebula" calcext:value-type="string">
            <text:p>Akwaziwa uma ilebula</text:p>
          </table:table-cell>
          <table:table-cell table:style-name="ce2" table:formula="of:=IFERROR(__xludf.dummyfunction(&quot;GOOGLETRANSLATE($B75,&quot;&quot;en&quot;&quot;,W$1)&quot;);&quot;אומבאַקאַנט אויב פירמע&quot;)" office:value-type="string" office:string-value="אומבאַקאַנט אויב פירמע" calcext:value-type="string">
            <text:p>אומבאַקאַנט אויב פירמע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UNRECOGNIZED DOUBLE MATH OPERATION</text:p>
          </table:table-cell>
          <table:table-cell table:style-name="ce2" table:formula="of:=IFERROR(__xludf.dummyfunction(&quot;GOOGLETRANSLATE($B76,&quot;&quot;en&quot;&quot;,C$1)&quot;);&quot;인식되지 않은 이중 수학 작동&quot;)" office:value-type="string" office:string-value="인식되지 않은 이중 수학 작동" calcext:value-type="string">
            <text:p>인식되지 않은 이중 수학 작동</text:p>
          </table:table-cell>
          <table:table-cell table:style-name="ce2" table:formula="of:=IFERROR(__xludf.dummyfunction(&quot;GOOGLETRANSLATE($B76,&quot;&quot;en&quot;&quot;,D$1)&quot;);&quot;Opération de double mathématiques non reconnue&quot;)" office:value-type="string" office:string-value="Opération de double mathématiques non reconnue" calcext:value-type="string">
            <text:p>Opération de double mathématiques non reconnue</text:p>
          </table:table-cell>
          <table:table-cell table:style-name="ce2" table:formula="of:=IFERROR(__xludf.dummyfunction(&quot;GOOGLETRANSLATE($B76,&quot;&quot;en&quot;&quot;,E$1)&quot;);&quot;Unerkannter Doppelmathematikoperation&quot;)" office:value-type="string" office:string-value="Unerkannter Doppelmathematikoperation" calcext:value-type="string">
            <text:p>Unerkannter Doppelmathematikoperation</text:p>
          </table:table-cell>
          <table:table-cell table:style-name="ce2" table:formula="of:=IFERROR(__xludf.dummyfunction(&quot;GOOGLETRANSLATE($B76,&quot;&quot;en&quot;&quot;,F$1)&quot;);&quot;未识别的双重数学操作&quot;)" office:value-type="string" office:string-value="未识别的双重数学操作" calcext:value-type="string">
            <text:p>未识别的双重数学操作</text:p>
          </table:table-cell>
          <table:table-cell table:style-name="ce2" table:formula="of:=IFERROR(__xludf.dummyfunction(&quot;GOOGLETRANSLATE($B76,&quot;&quot;en&quot;&quot;,G$1)&quot;);&quot;Operación de matemáticas doble no reconocida&quot;)" office:value-type="string" office:string-value="Operación de matemáticas doble no reconocida" calcext:value-type="string">
            <text:p>Operación de matemáticas doble no reconocida</text:p>
          </table:table-cell>
          <table:table-cell table:style-name="ce2" table:formula="of:=IFERROR(__xludf.dummyfunction(&quot;GOOGLETRANSLATE($B76,&quot;&quot;en&quot;&quot;,H$1)&quot;);&quot;عملية رياضيات مزدوجة غير معترف بها&quot;)" office:value-type="string" office:string-value="عملية رياضيات مزدوجة غير معترف بها" calcext:value-type="string">
            <text:p>عملية رياضيات مزدوجة غير معترف بها</text:p>
          </table:table-cell>
          <table:table-cell table:style-name="ce2" table:formula="of:=IFERROR(__xludf.dummyfunction(&quot;GOOGLETRANSLATE($B76,&quot;&quot;en&quot;&quot;,I$1)&quot;);&quot;Нераспознанная двойная математическая операция&quot;)" office:value-type="string" office:string-value="Нераспознанная двойная математическая операция" calcext:value-type="string">
            <text:p>Нераспознанная двойная математическая операция</text:p>
          </table:table-cell>
          <table:table-cell table:style-name="ce2" table:formula="of:=IFERROR(__xludf.dummyfunction(&quot;GOOGLETRANSLATE($B76,&quot;&quot;en&quot;&quot;,J$1)&quot;);&quot;अपरिचित दोहरे गणित संचालन&quot;)" office:value-type="string" office:string-value="अपरिचित दोहरे गणित संचालन" calcext:value-type="string">
            <text:p>अपरिचित दोहरे गणित संचालन</text:p>
          </table:table-cell>
          <table:table-cell table:style-name="ce2" table:formula="of:=IFERROR(__xludf.dummyfunction(&quot;GOOGLETRANSLATE($B76,&quot;&quot;en&quot;&quot;,K$1)&quot;);&quot;অচেনা ডাবল গণিত অপারেশন&quot;)" office:value-type="string" office:string-value="অচেনা ডাবল গণিত অপারেশন" calcext:value-type="string">
            <text:p>অচেনা ডাবল গণিত অপারেশন</text:p>
          </table:table-cell>
          <table:table-cell table:style-name="ce2" table:formula="of:=IFERROR(__xludf.dummyfunction(&quot;GOOGLETRANSLATE($B76,&quot;&quot;en&quot;&quot;,L$1)&quot;);&quot;Operação de matemática dupla não reconhecida&quot;)" office:value-type="string" office:string-value="Operação de matemática dupla não reconhecida" calcext:value-type="string">
            <text:p>Operação de matemática dupla não reconhecida</text:p>
          </table:table-cell>
          <table:table-cell table:style-name="ce2" table:formula="of:=IFERROR(__xludf.dummyfunction(&quot;GOOGLETRANSLATE($B76,&quot;&quot;en&quot;&quot;,M$1)&quot;);&quot;Operasi matematika ganda yang tidak dikenal&quot;)" office:value-type="string" office:string-value="Operasi matematika ganda yang tidak dikenal" calcext:value-type="string">
            <text:p>Operasi matematika ganda yang tidak dikenal</text:p>
          </table:table-cell>
          <table:table-cell table:style-name="ce2" table:formula="of:=IFERROR(__xludf.dummyfunction(&quot;GOOGLETRANSLATE($B76,&quot;&quot;en&quot;&quot;,N$1)&quot;);&quot;認識されていない二重数学操作&quot;)" office:value-type="string" office:string-value="認識されていない二重数学操作" calcext:value-type="string">
            <text:p>認識されていない二重数学操作</text:p>
          </table:table-cell>
          <table:table-cell table:style-name="ce2" table:formula="of:=IFERROR(__xludf.dummyfunction(&quot;GOOGLETRANSLATE($B76,&quot;&quot;en&quot;&quot;,O$1)&quot;);&quot;פעולת מתמטיקה כפולה לא מוכרת&quot;)" office:value-type="string" office:string-value="פעולת מתמטיקה כפולה לא מוכרת" calcext:value-type="string">
            <text:p>פעולת מתמטיקה כפולה לא מוכרת</text:p>
          </table:table-cell>
          <table:table-cell table:style-name="ce2" table:formula="of:=IFERROR(__xludf.dummyfunction(&quot;GOOGLETRANSLATE($B76,&quot;&quot;en&quot;&quot;,P$1)&quot;);&quot;Ne rekonita duobla matematika operacio&quot;)" office:value-type="string" office:string-value="Ne rekonita duobla matematika operacio" calcext:value-type="string">
            <text:p>Ne rekonita duobla matematika operacio</text:p>
          </table:table-cell>
          <table:table-cell table:style-name="ce2" table:formula="of:=IFERROR(__xludf.dummyfunction(&quot;GOOGLETRANSLATE($B76,&quot;&quot;en&quot;&quot;,Q$1)&quot;);&quot;Operesheni ya hesabu mara mbili isiyojulikana&quot;)" office:value-type="string" office:string-value="Operesheni ya hesabu mara mbili isiyojulikana" calcext:value-type="string">
            <text:p>Operesheni ya hesabu mara mbili isiyojulikana</text:p>
          </table:table-cell>
          <table:table-cell table:style-name="ce2" table:formula="of:=IFERROR(__xludf.dummyfunction(&quot;GOOGLETRANSLATE($B76,&quot;&quot;en&quot;&quot;,R$1)&quot;);&quot;Hindi nakikilalang dobleng operasyon sa matematika&quot;)" office:value-type="string" office:string-value="Hindi nakikilalang dobleng operasyon sa matematika" calcext:value-type="string">
            <text:p>Hindi nakikilalang dobleng operasyon sa matematika</text:p>
          </table:table-cell>
          <table:table-cell table:style-name="ce2" table:formula="of:=IFERROR(__xludf.dummyfunction(&quot;GOOGLETRANSLATE($B76,&quot;&quot;en&quot;&quot;,S$1)&quot;);&quot;غیر تسلیم شدہ ڈبل ریاضی کا آپریشن&quot;)" office:value-type="string" office:string-value="غیر تسلیم شدہ ڈبل ریاضی کا آپریشن" calcext:value-type="string">
            <text:p>غیر تسلیم شدہ ڈبل ریاضی کا آپریشن</text:p>
          </table:table-cell>
          <table:table-cell table:style-name="ce2" table:formula="of:=IFERROR(__xludf.dummyfunction(&quot;GOOGLETRANSLATE($B76,&quot;&quot;en&quot;&quot;,T$1)&quot;);&quot;Duplex duplici math operandi&quot;)" office:value-type="string" office:string-value="Duplex duplici math operandi" calcext:value-type="string">
            <text:p>Duplex duplici math operandi</text:p>
          </table:table-cell>
          <table:table-cell table:style-name="ce2" table:formula="of:=IFERROR(__xludf.dummyfunction(&quot;GOOGLETRANSLATE($B76,&quot;&quot;en&quot;&quot;,U$1)&quot;);&quot;Gweithrediad mathemateg dwbl heb ei gydnabod&quot;)" office:value-type="string" office:string-value="Gweithrediad mathemateg dwbl heb ei gydnabod" calcext:value-type="string">
            <text:p>Gweithrediad mathemateg dwbl heb ei gydnabod</text:p>
          </table:table-cell>
          <table:table-cell table:style-name="ce2" table:formula="of:=IFERROR(__xludf.dummyfunction(&quot;GOOGLETRANSLATE($B76,&quot;&quot;en&quot;&quot;,V$1)&quot;);&quot;Ukusebenza okungaziwa okuphindwe kabili kwezibalo&quot;)" office:value-type="string" office:string-value="Ukusebenza okungaziwa okuphindwe kabili kwezibalo" calcext:value-type="string">
            <text:p>Ukusebenza okungaziwa okuphindwe kabili kwezibalo</text:p>
          </table:table-cell>
          <table:table-cell table:style-name="ce2" table:formula="of:=IFERROR(__xludf.dummyfunction(&quot;GOOGLETRANSLATE($B76,&quot;&quot;en&quot;&quot;,W$1)&quot;);&quot;אַנרעקאַגנייזד טאָפּל מאַט אָפּעראַציע&quot;)" office:value-type="string" office:string-value="אַנרעקאַגנייזד טאָפּל מאַט אָפּעראַציע" calcext:value-type="string">
            <text:p>אַנרעקאַגנייזד טאָפּל מאַט אָפּעראַציע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UNRECOGNIZED FUNCTION FUNCTION DEFINITION</text:p>
          </table:table-cell>
          <table:table-cell table:style-name="ce2" table:formula="of:=IFERROR(__xludf.dummyfunction(&quot;GOOGLETRANSLATE($B77,&quot;&quot;en&quot;&quot;,C$1)&quot;);&quot;인식되지 않은 함수 기능 정의&quot;)" office:value-type="string" office:string-value="인식되지 않은 함수 기능 정의" calcext:value-type="string">
            <text:p>인식되지 않은 함수 기능 정의</text:p>
          </table:table-cell>
          <table:table-cell table:style-name="ce2" table:formula="of:=IFERROR(__xludf.dummyfunction(&quot;GOOGLETRANSLATE($B77,&quot;&quot;en&quot;&quot;,D$1)&quot;);&quot;Définition de la fonction de fonction non reconnue&quot;)" office:value-type="string" office:string-value="Définition de la fonction de fonction non reconnue" calcext:value-type="string">
            <text:p>Définition de la fonction de fonction non reconnue</text:p>
          </table:table-cell>
          <table:table-cell table:style-name="ce2" table:formula="of:=IFERROR(__xludf.dummyfunction(&quot;GOOGLETRANSLATE($B77,&quot;&quot;en&quot;&quot;,E$1)&quot;);&quot;Nicht erkannte Funktionsfunktionsdefinition&quot;)" office:value-type="string" office:string-value="Nicht erkannte Funktionsfunktionsdefinition" calcext:value-type="string">
            <text:p>Nicht erkannte Funktionsfunktionsdefinition</text:p>
          </table:table-cell>
          <table:table-cell table:style-name="ce2" table:formula="of:=IFERROR(__xludf.dummyfunction(&quot;GOOGLETRANSLATE($B77,&quot;&quot;en&quot;&quot;,F$1)&quot;);&quot;无法识别的功能函数定义&quot;)" office:value-type="string" office:string-value="无法识别的功能函数定义" calcext:value-type="string">
            <text:p>无法识别的功能函数定义</text:p>
          </table:table-cell>
          <table:table-cell table:style-name="ce2" table:formula="of:=IFERROR(__xludf.dummyfunction(&quot;GOOGLETRANSLATE($B77,&quot;&quot;en&quot;&quot;,G$1)&quot;);&quot;Definición de función de función no reconocida&quot;)" office:value-type="string" office:string-value="Definición de función de función no reconocida" calcext:value-type="string">
            <text:p>Definición de función de función no reconocida</text:p>
          </table:table-cell>
          <table:table-cell table:style-name="ce2" table:formula="of:=IFERROR(__xludf.dummyfunction(&quot;GOOGLETRANSLATE($B77,&quot;&quot;en&quot;&quot;,H$1)&quot;);&quot;تعريف الوظيفة غير المعترف به&quot;)" office:value-type="string" office:string-value="تعريف الوظيفة غير المعترف به" calcext:value-type="string">
            <text:p>تعريف الوظيفة غير المعترف به</text:p>
          </table:table-cell>
          <table:table-cell table:style-name="ce2" table:formula="of:=IFERROR(__xludf.dummyfunction(&quot;GOOGLETRANSLATE($B77,&quot;&quot;en&quot;&quot;,I$1)&quot;);&quot;Определение функции нерасположенной функции&quot;)" office:value-type="string" office:string-value="Определение функции нерасположенной функции" calcext:value-type="string">
            <text:p>Определение функции нерасположенной функции</text:p>
          </table:table-cell>
          <table:table-cell table:style-name="ce2" table:formula="of:=IFERROR(__xludf.dummyfunction(&quot;GOOGLETRANSLATE($B77,&quot;&quot;en&quot;&quot;,J$1)&quot;);&quot;अपरिचित फ़ंक्शन फ़ंक्शन परिभाषा&quot;)" office:value-type="string" office:string-value="अपरिचित फ़ंक्शन फ़ंक्शन परिभाषा" calcext:value-type="string">
            <text:p>अपरिचित फ़ंक्शन फ़ंक्शन परिभाषा</text:p>
          </table:table-cell>
          <table:table-cell table:style-name="ce2" table:formula="of:=IFERROR(__xludf.dummyfunction(&quot;GOOGLETRANSLATE($B77,&quot;&quot;en&quot;&quot;,K$1)&quot;);&quot;অচেনা ফাংশন ফাংশন সংজ্ঞা&quot;)" office:value-type="string" office:string-value="অচেনা ফাংশন ফাংশন সংজ্ঞা" calcext:value-type="string">
            <text:p>অচেনা ফাংশন ফাংশন সংজ্ঞা</text:p>
          </table:table-cell>
          <table:table-cell table:style-name="ce2" table:formula="of:=IFERROR(__xludf.dummyfunction(&quot;GOOGLETRANSLATE($B77,&quot;&quot;en&quot;&quot;,L$1)&quot;);&quot;Definição de função não reconhecida&quot;)" office:value-type="string" office:string-value="Definição de função não reconhecida" calcext:value-type="string">
            <text:p>Definição de função não reconhecida</text:p>
          </table:table-cell>
          <table:table-cell table:style-name="ce2" table:formula="of:=IFERROR(__xludf.dummyfunction(&quot;GOOGLETRANSLATE($B77,&quot;&quot;en&quot;&quot;,M$1)&quot;);&quot;Definisi fungsi fungsi yang tidak dikenal&quot;)" office:value-type="string" office:string-value="Definisi fungsi fungsi yang tidak dikenal" calcext:value-type="string">
            <text:p>Definisi fungsi fungsi yang tidak dikenal</text:p>
          </table:table-cell>
          <table:table-cell table:style-name="ce2" table:formula="of:=IFERROR(__xludf.dummyfunction(&quot;GOOGLETRANSLATE($B77,&quot;&quot;en&quot;&quot;,N$1)&quot;);&quot;認識されていない関数関数定義&quot;)" office:value-type="string" office:string-value="認識されていない関数関数定義" calcext:value-type="string">
            <text:p>認識されていない関数関数定義</text:p>
          </table:table-cell>
          <table:table-cell table:style-name="ce2" table:formula="of:=IFERROR(__xludf.dummyfunction(&quot;GOOGLETRANSLATE($B77,&quot;&quot;en&quot;&quot;,O$1)&quot;);&quot;הגדרת פונקציה לא מוכרת&quot;)" office:value-type="string" office:string-value="הגדרת פונקציה לא מוכרת" calcext:value-type="string">
            <text:p>הגדרת פונקציה לא מוכרת</text:p>
          </table:table-cell>
          <table:table-cell table:style-name="ce2" table:formula="of:=IFERROR(__xludf.dummyfunction(&quot;GOOGLETRANSLATE($B77,&quot;&quot;en&quot;&quot;,P$1)&quot;);&quot;Ne rekonita funkcia funkcia difino&quot;)" office:value-type="string" office:string-value="Ne rekonita funkcia funkcia difino" calcext:value-type="string">
            <text:p>Ne rekonita funkcia funkcia difino</text:p>
          </table:table-cell>
          <table:table-cell table:style-name="ce2" table:formula="of:=IFERROR(__xludf.dummyfunction(&quot;GOOGLETRANSLATE($B77,&quot;&quot;en&quot;&quot;,Q$1)&quot;);&quot;Ufafanuzi wa kazi ya kazi isiyojulikana&quot;)" office:value-type="string" office:string-value="Ufafanuzi wa kazi ya kazi isiyojulikana" calcext:value-type="string">
            <text:p>Ufafanuzi wa kazi ya kazi isiyojulikana</text:p>
          </table:table-cell>
          <table:table-cell table:style-name="ce2" table:formula="of:=IFERROR(__xludf.dummyfunction(&quot;GOOGLETRANSLATE($B77,&quot;&quot;en&quot;&quot;,R$1)&quot;);&quot;Hindi nakikilalang kahulugan ng pag -andar ng pag -andar&quot;)" office:value-type="string" office:string-value="Hindi nakikilalang kahulugan ng pag -andar ng pag -andar" calcext:value-type="string">
            <text:p>Hindi nakikilalang kahulugan ng pag -andar ng pag -andar</text:p>
          </table:table-cell>
          <table:table-cell table:style-name="ce2" table:formula="of:=IFERROR(__xludf.dummyfunction(&quot;GOOGLETRANSLATE($B77,&quot;&quot;en&quot;&quot;,S$1)&quot;);&quot;غیر تسلیم شدہ فنکشن کی تعریف&quot;)" office:value-type="string" office:string-value="غیر تسلیم شدہ فنکشن کی تعریف" calcext:value-type="string">
            <text:p>غیر تسلیم شدہ فنکشن کی تعریف</text:p>
          </table:table-cell>
          <table:table-cell table:style-name="ce2" table:formula="of:=IFERROR(__xludf.dummyfunction(&quot;GOOGLETRANSLATE($B77,&quot;&quot;en&quot;&quot;,T$1)&quot;);&quot;Cognita munus munus definitio&quot;)" office:value-type="string" office:string-value="Cognita munus munus definitio" calcext:value-type="string">
            <text:p>Cognita munus munus definitio</text:p>
          </table:table-cell>
          <table:table-cell table:style-name="ce2" table:formula="of:=IFERROR(__xludf.dummyfunction(&quot;GOOGLETRANSLATE($B77,&quot;&quot;en&quot;&quot;,U$1)&quot;);&quot;Diffiniad swyddogaeth heb ei gydnabod&quot;)" office:value-type="string" office:string-value="Diffiniad swyddogaeth heb ei gydnabod" calcext:value-type="string">
            <text:p>Diffiniad swyddogaeth heb ei gydnabod</text:p>
          </table:table-cell>
          <table:table-cell table:style-name="ce2" table:formula="of:=IFERROR(__xludf.dummyfunction(&quot;GOOGLETRANSLATE($B77,&quot;&quot;en&quot;&quot;,V$1)&quot;);&quot;Ukuchazwa Okungaziwa Umsebenzi Wokusebenza&quot;)" office:value-type="string" office:string-value="Ukuchazwa Okungaziwa Umsebenzi Wokusebenza" calcext:value-type="string">
            <text:p>Ukuchazwa Okungaziwa Umsebenzi Wokusebenza</text:p>
          </table:table-cell>
          <table:table-cell table:style-name="ce2" table:formula="of:=IFERROR(__xludf.dummyfunction(&quot;GOOGLETRANSLATE($B77,&quot;&quot;en&quot;&quot;,W$1)&quot;);&quot;אַנרעקאַגנייזד פונקציע פונקציע דעפֿיניציע&quot;)" office:value-type="string" office:string-value="אַנרעקאַגנייזד פונקציע פונקציע דעפֿיניציע" calcext:value-type="string">
            <text:p>אַנרעקאַגנייזד פונקציע פונקציע דעפֿיניציע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UNRECOGNIZED GOSUB LABEL</text:p>
          </table:table-cell>
          <table:table-cell table:style-name="ce2" table:formula="of:=IFERROR(__xludf.dummyfunction(&quot;GOOGLETRANSLATE($B78,&quot;&quot;en&quot;&quot;,C$1)&quot;);&quot;인식되지 않은 GOSUB 레이블&quot;)" office:value-type="string" office:string-value="인식되지 않은 GOSUB 레이블" calcext:value-type="string">
            <text:p>인식되지 않은 GOSUB 레이블</text:p>
          </table:table-cell>
          <table:table-cell table:style-name="ce2" table:formula="of:=IFERROR(__xludf.dummyfunction(&quot;GOOGLETRANSLATE($B78,&quot;&quot;en&quot;&quot;,D$1)&quot;);&quot;Étiquette Gosub non reconnue&quot;)" office:value-type="string" office:string-value="Étiquette Gosub non reconnue" calcext:value-type="string">
            <text:p>Étiquette Gosub non reconnue</text:p>
          </table:table-cell>
          <table:table-cell table:style-name="ce2" table:formula="of:=IFERROR(__xludf.dummyfunction(&quot;GOOGLETRANSLATE($B78,&quot;&quot;en&quot;&quot;,E$1)&quot;);&quot;Nicht anerkanntes Gosub -Label&quot;)" office:value-type="string" office:string-value="Nicht anerkanntes Gosub -Label" calcext:value-type="string">
            <text:p>Nicht anerkanntes Gosub -Label</text:p>
          </table:table-cell>
          <table:table-cell table:style-name="ce2" table:formula="of:=IFERROR(__xludf.dummyfunction(&quot;GOOGLETRANSLATE($B78,&quot;&quot;en&quot;&quot;,F$1)&quot;);&quot;无法识别的GoSub标签&quot;)" office:value-type="string" office:string-value="无法识别的GoSub标签" calcext:value-type="string">
            <text:p>无法识别的GoSub标签</text:p>
          </table:table-cell>
          <table:table-cell table:style-name="ce2" table:formula="of:=IFERROR(__xludf.dummyfunction(&quot;GOOGLETRANSLATE($B78,&quot;&quot;en&quot;&quot;,G$1)&quot;);&quot;Etiqueta gosub no reconocida&quot;)" office:value-type="string" office:string-value="Etiqueta gosub no reconocida" calcext:value-type="string">
            <text:p>Etiqueta gosub no reconocida</text:p>
          </table:table-cell>
          <table:table-cell table:style-name="ce2" table:formula="of:=IFERROR(__xludf.dummyfunction(&quot;GOOGLETRANSLATE($B78,&quot;&quot;en&quot;&quot;,H$1)&quot;);&quot;تسمية Gosub غير المعترف بها&quot;)" office:value-type="string" office:string-value="تسمية Gosub غير المعترف بها" calcext:value-type="string">
            <text:p>تسمية Gosub غير المعترف بها</text:p>
          </table:table-cell>
          <table:table-cell table:style-name="ce2" table:formula="of:=IFERROR(__xludf.dummyfunction(&quot;GOOGLETRANSLATE($B78,&quot;&quot;en&quot;&quot;,I$1)&quot;);&quot;Непознанный лейбл Госуба&quot;)" office:value-type="string" office:string-value="Непознанный лейбл Госуба" calcext:value-type="string">
            <text:p>Непознанный лейбл Госуба</text:p>
          </table:table-cell>
          <table:table-cell table:style-name="ce2" table:formula="of:=IFERROR(__xludf.dummyfunction(&quot;GOOGLETRANSLATE($B78,&quot;&quot;en&quot;&quot;,J$1)&quot;);&quot;अपरिचित gosub लेबल&quot;)" office:value-type="string" office:string-value="अपरिचित gosub लेबल" calcext:value-type="string">
            <text:p>अपरिचित gosub लेबल</text:p>
          </table:table-cell>
          <table:table-cell table:style-name="ce2" table:formula="of:=IFERROR(__xludf.dummyfunction(&quot;GOOGLETRANSLATE($B78,&quot;&quot;en&quot;&quot;,K$1)&quot;);&quot;অচেনা গোসব লেবেল&quot;)" office:value-type="string" office:string-value="অচেনা গোসব লেবেল" calcext:value-type="string">
            <text:p>অচেনা গোসব লেবেল</text:p>
          </table:table-cell>
          <table:table-cell table:style-name="ce2" table:formula="of:=IFERROR(__xludf.dummyfunction(&quot;GOOGLETRANSLATE($B78,&quot;&quot;en&quot;&quot;,L$1)&quot;);&quot;Etiqueta Gosub não reconhecida&quot;)" office:value-type="string" office:string-value="Etiqueta Gosub não reconhecida" calcext:value-type="string">
            <text:p>Etiqueta Gosub não reconhecida</text:p>
          </table:table-cell>
          <table:table-cell table:style-name="ce2" table:formula="of:=IFERROR(__xludf.dummyfunction(&quot;GOOGLETRANSLATE($B78,&quot;&quot;en&quot;&quot;,M$1)&quot;);&quot;Label Gosub yang tidak dikenali&quot;)" office:value-type="string" office:string-value="Label Gosub yang tidak dikenali" calcext:value-type="string">
            <text:p>Label Gosub yang tidak dikenali</text:p>
          </table:table-cell>
          <table:table-cell table:style-name="ce2" table:formula="of:=IFERROR(__xludf.dummyfunction(&quot;GOOGLETRANSLATE($B78,&quot;&quot;en&quot;&quot;,N$1)&quot;);&quot;認識されていないゴスブラベル&quot;)" office:value-type="string" office:string-value="認識されていないゴスブラベル" calcext:value-type="string">
            <text:p>認識されていないゴスブラベル</text:p>
          </table:table-cell>
          <table:table-cell table:style-name="ce2" table:formula="of:=IFERROR(__xludf.dummyfunction(&quot;GOOGLETRANSLATE($B78,&quot;&quot;en&quot;&quot;,O$1)&quot;);&quot;תווית Gosub לא מוכרת&quot;)" office:value-type="string" office:string-value="תווית Gosub לא מוכרת" calcext:value-type="string">
            <text:p>תווית Gosub לא מוכרת</text:p>
          </table:table-cell>
          <table:table-cell table:style-name="ce2" table:formula="of:=IFERROR(__xludf.dummyfunction(&quot;GOOGLETRANSLATE($B78,&quot;&quot;en&quot;&quot;,P$1)&quot;);&quot;Ne rekonita gosub -etikedo&quot;)" office:value-type="string" office:string-value="Ne rekonita gosub -etikedo" calcext:value-type="string">
            <text:p>Ne rekonita gosub -etikedo</text:p>
          </table:table-cell>
          <table:table-cell table:style-name="ce2" table:formula="of:=IFERROR(__xludf.dummyfunction(&quot;GOOGLETRANSLATE($B78,&quot;&quot;en&quot;&quot;,Q$1)&quot;);&quot;Lebo isiyojulikana ya Gosub&quot;)" office:value-type="string" office:string-value="Lebo isiyojulikana ya Gosub" calcext:value-type="string">
            <text:p>Lebo isiyojulikana ya Gosub</text:p>
          </table:table-cell>
          <table:table-cell table:style-name="ce2" table:formula="of:=IFERROR(__xludf.dummyfunction(&quot;GOOGLETRANSLATE($B78,&quot;&quot;en&quot;&quot;,R$1)&quot;);&quot;Hindi nakikilalang label ng GOSUB&quot;)" office:value-type="string" office:string-value="Hindi nakikilalang label ng GOSUB" calcext:value-type="string">
            <text:p>Hindi nakikilalang label ng GOSUB</text:p>
          </table:table-cell>
          <table:table-cell table:style-name="ce2" table:formula="of:=IFERROR(__xludf.dummyfunction(&quot;GOOGLETRANSLATE($B78,&quot;&quot;en&quot;&quot;,S$1)&quot;);&quot;غیر تسلیم شدہ گوسب لیبل&quot;)" office:value-type="string" office:string-value="غیر تسلیم شدہ گوسب لیبل" calcext:value-type="string">
            <text:p>غیر تسلیم شدہ گوسب لیبل</text:p>
          </table:table-cell>
          <table:table-cell table:style-name="ce2" table:formula="of:=IFERROR(__xludf.dummyfunction(&quot;GOOGLETRANSLATE($B78,&quot;&quot;en&quot;&quot;,T$1)&quot;);&quot;Cognita Gosob Label&quot;)" office:value-type="string" office:string-value="Cognita Gosob Label" calcext:value-type="string">
            <text:p>Cognita Gosob Label</text:p>
          </table:table-cell>
          <table:table-cell table:style-name="ce2" table:formula="of:=IFERROR(__xludf.dummyfunction(&quot;GOOGLETRANSLATE($B78,&quot;&quot;en&quot;&quot;,U$1)&quot;);&quot;Label gosub heb ei gydnabod&quot;)" office:value-type="string" office:string-value="Label gosub heb ei gydnabod" calcext:value-type="string">
            <text:p>Label gosub heb ei gydnabod</text:p>
          </table:table-cell>
          <table:table-cell table:style-name="ce2" table:formula="of:=IFERROR(__xludf.dummyfunction(&quot;GOOGLETRANSLATE($B78,&quot;&quot;en&quot;&quot;,V$1)&quot;);&quot;Ilebula ye-GOSUB engaziwa&quot;)" office:value-type="string" office:string-value="Ilebula ye-GOSUB engaziwa" calcext:value-type="string">
            <text:p>Ilebula ye-GOSUB engaziwa</text:p>
          </table:table-cell>
          <table:table-cell table:style-name="ce2" table:formula="of:=IFERROR(__xludf.dummyfunction(&quot;GOOGLETRANSLATE($B78,&quot;&quot;en&quot;&quot;,W$1)&quot;);&quot;אַנרעקאַגנייזד Gosub לאַבעל&quot;)" office:value-type="string" office:string-value="אַנרעקאַגנייזד Gosub לאַבעל" calcext:value-type="string">
            <text:p>אַנרעקאַגנייזד Gosub לאַבעל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UNRECOGNIZED GOTO LABEL</text:p>
          </table:table-cell>
          <table:table-cell table:style-name="ce2" table:formula="of:=IFERROR(__xludf.dummyfunction(&quot;GOOGLETRANSLATE($B79,&quot;&quot;en&quot;&quot;,C$1)&quot;);&quot;인식되지 않은 GOTO 레이블&quot;)" office:value-type="string" office:string-value="인식되지 않은 GOTO 레이블" calcext:value-type="string">
            <text:p>인식되지 않은 GOTO 레이블</text:p>
          </table:table-cell>
          <table:table-cell table:style-name="ce2" table:formula="of:=IFERROR(__xludf.dummyfunction(&quot;GOOGLETRANSLATE($B79,&quot;&quot;en&quot;&quot;,D$1)&quot;);&quot;Étiquette goto non reconnue&quot;)" office:value-type="string" office:string-value="Étiquette goto non reconnue" calcext:value-type="string">
            <text:p>Étiquette goto non reconnue</text:p>
          </table:table-cell>
          <table:table-cell table:style-name="ce2" table:formula="of:=IFERROR(__xludf.dummyfunction(&quot;GOOGLETRANSLATE($B79,&quot;&quot;en&quot;&quot;,E$1)&quot;);&quot;Nicht anerkanntes Goto -Label&quot;)" office:value-type="string" office:string-value="Nicht anerkanntes Goto -Label" calcext:value-type="string">
            <text:p>Nicht anerkanntes Goto -Label</text:p>
          </table:table-cell>
          <table:table-cell table:style-name="ce2" table:formula="of:=IFERROR(__xludf.dummyfunction(&quot;GOOGLETRANSLATE($B79,&quot;&quot;en&quot;&quot;,F$1)&quot;);&quot;无法识别的Goto标签&quot;)" office:value-type="string" office:string-value="无法识别的Goto标签" calcext:value-type="string">
            <text:p>无法识别的Goto标签</text:p>
          </table:table-cell>
          <table:table-cell table:style-name="ce2" table:formula="of:=IFERROR(__xludf.dummyfunction(&quot;GOOGLETRANSLATE($B79,&quot;&quot;en&quot;&quot;,G$1)&quot;);&quot;Etiqueta goto no reconocida&quot;)" office:value-type="string" office:string-value="Etiqueta goto no reconocida" calcext:value-type="string">
            <text:p>Etiqueta goto no reconocida</text:p>
          </table:table-cell>
          <table:table-cell table:style-name="ce2" table:formula="of:=IFERROR(__xludf.dummyfunction(&quot;GOOGLETRANSLATE($B79,&quot;&quot;en&quot;&quot;,H$1)&quot;);&quot;تسمية Goto غير المعترف بها&quot;)" office:value-type="string" office:string-value="تسمية Goto غير المعترف بها" calcext:value-type="string">
            <text:p>تسمية Goto غير المعترف بها</text:p>
          </table:table-cell>
          <table:table-cell table:style-name="ce2" table:formula="of:=IFERROR(__xludf.dummyfunction(&quot;GOOGLETRANSLATE($B79,&quot;&quot;en&quot;&quot;,I$1)&quot;);&quot;Непознанный лейбл Goto&quot;)" office:value-type="string" office:string-value="Непознанный лейбл Goto" calcext:value-type="string">
            <text:p>Непознанный лейбл Goto</text:p>
          </table:table-cell>
          <table:table-cell table:style-name="ce2" table:formula="of:=IFERROR(__xludf.dummyfunction(&quot;GOOGLETRANSLATE($B79,&quot;&quot;en&quot;&quot;,J$1)&quot;);&quot;गैर -मान्यता प्राप्त गोटो लेबल&quot;)" office:value-type="string" office:string-value="गैर -मान्यता प्राप्त गोटो लेबल" calcext:value-type="string">
            <text:p>गैर -मान्यता प्राप्त गोटो लेबल</text:p>
          </table:table-cell>
          <table:table-cell table:style-name="ce2" table:formula="of:=IFERROR(__xludf.dummyfunction(&quot;GOOGLETRANSLATE($B79,&quot;&quot;en&quot;&quot;,K$1)&quot;);&quot;অজ্ঞাত গোটো লেবেল&quot;)" office:value-type="string" office:string-value="অজ্ঞাত গোটো লেবেল" calcext:value-type="string">
            <text:p>অজ্ঞাত গোটো লেবেল</text:p>
          </table:table-cell>
          <table:table-cell table:style-name="ce2" table:formula="of:=IFERROR(__xludf.dummyfunction(&quot;GOOGLETRANSLATE($B79,&quot;&quot;en&quot;&quot;,L$1)&quot;);&quot;Rótulo Goto não reconhecido&quot;)" office:value-type="string" office:string-value="Rótulo Goto não reconhecido" calcext:value-type="string">
            <text:p>Rótulo Goto não reconhecido</text:p>
          </table:table-cell>
          <table:table-cell table:style-name="ce2" table:formula="of:=IFERROR(__xludf.dummyfunction(&quot;GOOGLETRANSLATE($B79,&quot;&quot;en&quot;&quot;,M$1)&quot;);&quot;Label GOTO yang tidak dikenali&quot;)" office:value-type="string" office:string-value="Label GOTO yang tidak dikenali" calcext:value-type="string">
            <text:p>Label GOTO yang tidak dikenali</text:p>
          </table:table-cell>
          <table:table-cell table:style-name="ce2" table:formula="of:=IFERROR(__xludf.dummyfunction(&quot;GOOGLETRANSLATE($B79,&quot;&quot;en&quot;&quot;,N$1)&quot;);&quot;認識されていないgotoラベル&quot;)" office:value-type="string" office:string-value="認識されていないgotoラベル" calcext:value-type="string">
            <text:p>認識されていないgotoラベル</text:p>
          </table:table-cell>
          <table:table-cell table:style-name="ce2" table:formula="of:=IFERROR(__xludf.dummyfunction(&quot;GOOGLETRANSLATE($B79,&quot;&quot;en&quot;&quot;,O$1)&quot;);&quot;תווית GOTO לא מוכרת&quot;)" office:value-type="string" office:string-value="תווית GOTO לא מוכרת" calcext:value-type="string">
            <text:p>תווית GOTO לא מוכרת</text:p>
          </table:table-cell>
          <table:table-cell table:style-name="ce2" table:formula="of:=IFERROR(__xludf.dummyfunction(&quot;GOOGLETRANSLATE($B79,&quot;&quot;en&quot;&quot;,P$1)&quot;);&quot;Ne rekonita goto -etikedo&quot;)" office:value-type="string" office:string-value="Ne rekonita goto -etikedo" calcext:value-type="string">
            <text:p>Ne rekonita goto -etikedo</text:p>
          </table:table-cell>
          <table:table-cell table:style-name="ce2" table:formula="of:=IFERROR(__xludf.dummyfunction(&quot;GOOGLETRANSLATE($B79,&quot;&quot;en&quot;&quot;,Q$1)&quot;);&quot;Lebo isiyojulikana ya Goto&quot;)" office:value-type="string" office:string-value="Lebo isiyojulikana ya Goto" calcext:value-type="string">
            <text:p>Lebo isiyojulikana ya Goto</text:p>
          </table:table-cell>
          <table:table-cell table:style-name="ce2" table:formula="of:=IFERROR(__xludf.dummyfunction(&quot;GOOGLETRANSLATE($B79,&quot;&quot;en&quot;&quot;,R$1)&quot;);&quot;Hindi nakikilalang label ng Goto&quot;)" office:value-type="string" office:string-value="Hindi nakikilalang label ng Goto" calcext:value-type="string">
            <text:p>Hindi nakikilalang label ng Goto</text:p>
          </table:table-cell>
          <table:table-cell table:style-name="ce2" table:formula="of:=IFERROR(__xludf.dummyfunction(&quot;GOOGLETRANSLATE($B79,&quot;&quot;en&quot;&quot;,S$1)&quot;);&quot;غیر تسلیم شدہ گوٹو لیبل&quot;)" office:value-type="string" office:string-value="غیر تسلیم شدہ گوٹو لیبل" calcext:value-type="string">
            <text:p>غیر تسلیم شدہ گوٹو لیبل</text:p>
          </table:table-cell>
          <table:table-cell table:style-name="ce2" table:formula="of:=IFERROR(__xludf.dummyfunction(&quot;GOOGLETRANSLATE($B79,&quot;&quot;en&quot;&quot;,T$1)&quot;);&quot;Cognita gata label&quot;)" office:value-type="string" office:string-value="Cognita gata label" calcext:value-type="string">
            <text:p>Cognita gata label</text:p>
          </table:table-cell>
          <table:table-cell table:style-name="ce2" table:formula="of:=IFERROR(__xludf.dummyfunction(&quot;GOOGLETRANSLATE($B79,&quot;&quot;en&quot;&quot;,U$1)&quot;);&quot;Label goto heb ei gydnabod&quot;)" office:value-type="string" office:string-value="Label goto heb ei gydnabod" calcext:value-type="string">
            <text:p>Label goto heb ei gydnabod</text:p>
          </table:table-cell>
          <table:table-cell table:style-name="ce2" table:formula="of:=IFERROR(__xludf.dummyfunction(&quot;GOOGLETRANSLATE($B79,&quot;&quot;en&quot;&quot;,V$1)&quot;);&quot;Ilebula ye-goto engaziwa&quot;)" office:value-type="string" office:string-value="Ilebula ye-goto engaziwa" calcext:value-type="string">
            <text:p>Ilebula ye-goto engaziwa</text:p>
          </table:table-cell>
          <table:table-cell table:style-name="ce2" table:formula="of:=IFERROR(__xludf.dummyfunction(&quot;GOOGLETRANSLATE($B79,&quot;&quot;en&quot;&quot;,W$1)&quot;);&quot;אַנרעקאַגנייזד גאָטאָ פירמע&quot;)" office:value-type="string" office:string-value="אַנרעקאַגנייזד גאָטאָ פירמע" calcext:value-type="string">
            <text:p>אַנרעקאַגנייזד גאָטאָ פירמע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UNRECOGNIZED INPUT</text:p>
          </table:table-cell>
          <table:table-cell table:style-name="ce2" table:formula="of:=IFERROR(__xludf.dummyfunction(&quot;GOOGLETRANSLATE($B80,&quot;&quot;en&quot;&quot;,C$1)&quot;);&quot;인식되지 않은 입력&quot;)" office:value-type="string" office:string-value="인식되지 않은 입력" calcext:value-type="string">
            <text:p>인식되지 않은 입력</text:p>
          </table:table-cell>
          <table:table-cell table:style-name="ce2" table:formula="of:=IFERROR(__xludf.dummyfunction(&quot;GOOGLETRANSLATE($B80,&quot;&quot;en&quot;&quot;,D$1)&quot;);&quot;Entrée non reconnue&quot;)" office:value-type="string" office:string-value="Entrée non reconnue" calcext:value-type="string">
            <text:p>Entrée non reconnue</text:p>
          </table:table-cell>
          <table:table-cell table:style-name="ce2" table:formula="of:=IFERROR(__xludf.dummyfunction(&quot;GOOGLETRANSLATE($B80,&quot;&quot;en&quot;&quot;,E$1)&quot;);&quot;Unerkannte Eingabe&quot;)" office:value-type="string" office:string-value="Unerkannte Eingabe" calcext:value-type="string">
            <text:p>Unerkannte Eingabe</text:p>
          </table:table-cell>
          <table:table-cell table:style-name="ce2" table:formula="of:=IFERROR(__xludf.dummyfunction(&quot;GOOGLETRANSLATE($B80,&quot;&quot;en&quot;&quot;,F$1)&quot;);&quot;未识别的输入&quot;)" office:value-type="string" office:string-value="未识别的输入" calcext:value-type="string">
            <text:p>未识别的输入</text:p>
          </table:table-cell>
          <table:table-cell table:style-name="ce2" table:formula="of:=IFERROR(__xludf.dummyfunction(&quot;GOOGLETRANSLATE($B80,&quot;&quot;en&quot;&quot;,G$1)&quot;);&quot;Entrada no reconocida&quot;)" office:value-type="string" office:string-value="Entrada no reconocida" calcext:value-type="string">
            <text:p>Entrada no reconocida</text:p>
          </table:table-cell>
          <table:table-cell table:style-name="ce2" table:formula="of:=IFERROR(__xludf.dummyfunction(&quot;GOOGLETRANSLATE($B80,&quot;&quot;en&quot;&quot;,H$1)&quot;);&quot;المدخلات غير المعترف بها&quot;)" office:value-type="string" office:string-value="المدخلات غير المعترف بها" calcext:value-type="string">
            <text:p>المدخلات غير المعترف بها</text:p>
          </table:table-cell>
          <table:table-cell table:style-name="ce2" table:formula="of:=IFERROR(__xludf.dummyfunction(&quot;GOOGLETRANSLATE($B80,&quot;&quot;en&quot;&quot;,I$1)&quot;);&quot;Непознанный вход&quot;)" office:value-type="string" office:string-value="Непознанный вход" calcext:value-type="string">
            <text:p>Непознанный вход</text:p>
          </table:table-cell>
          <table:table-cell table:style-name="ce2" table:formula="of:=IFERROR(__xludf.dummyfunction(&quot;GOOGLETRANSLATE($B80,&quot;&quot;en&quot;&quot;,J$1)&quot;);&quot;अपरिचित इनपुट&quot;)" office:value-type="string" office:string-value="अपरिचित इनपुट" calcext:value-type="string">
            <text:p>अपरिचित इनपुट</text:p>
          </table:table-cell>
          <table:table-cell table:style-name="ce2" table:formula="of:=IFERROR(__xludf.dummyfunction(&quot;GOOGLETRANSLATE($B80,&quot;&quot;en&quot;&quot;,K$1)&quot;);&quot;অচেনা ইনপুট&quot;)" office:value-type="string" office:string-value="অচেনা ইনপুট" calcext:value-type="string">
            <text:p>অচেনা ইনপুট</text:p>
          </table:table-cell>
          <table:table-cell table:style-name="ce2" table:formula="of:=IFERROR(__xludf.dummyfunction(&quot;GOOGLETRANSLATE($B80,&quot;&quot;en&quot;&quot;,L$1)&quot;);&quot;Entrada não reconhecida&quot;)" office:value-type="string" office:string-value="Entrada não reconhecida" calcext:value-type="string">
            <text:p>Entrada não reconhecida</text:p>
          </table:table-cell>
          <table:table-cell table:style-name="ce2" table:formula="of:=IFERROR(__xludf.dummyfunction(&quot;GOOGLETRANSLATE($B80,&quot;&quot;en&quot;&quot;,M$1)&quot;);&quot;Input yang tidak diakui&quot;)" office:value-type="string" office:string-value="Input yang tidak diakui" calcext:value-type="string">
            <text:p>Input yang tidak diakui</text:p>
          </table:table-cell>
          <table:table-cell table:style-name="ce2" table:formula="of:=IFERROR(__xludf.dummyfunction(&quot;GOOGLETRANSLATE($B80,&quot;&quot;en&quot;&quot;,N$1)&quot;);&quot;認識されていない入力&quot;)" office:value-type="string" office:string-value="認識されていない入力" calcext:value-type="string">
            <text:p>認識されていない入力</text:p>
          </table:table-cell>
          <table:table-cell table:style-name="ce2" table:formula="of:=IFERROR(__xludf.dummyfunction(&quot;GOOGLETRANSLATE($B80,&quot;&quot;en&quot;&quot;,O$1)&quot;);&quot;קלט לא מוכר&quot;)" office:value-type="string" office:string-value="קלט לא מוכר" calcext:value-type="string">
            <text:p>קלט לא מוכר</text:p>
          </table:table-cell>
          <table:table-cell table:style-name="ce2" table:formula="of:=IFERROR(__xludf.dummyfunction(&quot;GOOGLETRANSLATE($B80,&quot;&quot;en&quot;&quot;,P$1)&quot;);&quot;Ne rekonita enigo&quot;)" office:value-type="string" office:string-value="Ne rekonita enigo" calcext:value-type="string">
            <text:p>Ne rekonita enigo</text:p>
          </table:table-cell>
          <table:table-cell table:style-name="ce2" table:formula="of:=IFERROR(__xludf.dummyfunction(&quot;GOOGLETRANSLATE($B80,&quot;&quot;en&quot;&quot;,Q$1)&quot;);&quot;Pembejeo isiyojulikana&quot;)" office:value-type="string" office:string-value="Pembejeo isiyojulikana" calcext:value-type="string">
            <text:p>Pembejeo isiyojulikana</text:p>
          </table:table-cell>
          <table:table-cell table:style-name="ce2" table:formula="of:=IFERROR(__xludf.dummyfunction(&quot;GOOGLETRANSLATE($B80,&quot;&quot;en&quot;&quot;,R$1)&quot;);&quot;Hindi nakikilalang input&quot;)" office:value-type="string" office:string-value="Hindi nakikilalang input" calcext:value-type="string">
            <text:p>Hindi nakikilalang input</text:p>
          </table:table-cell>
          <table:table-cell table:style-name="ce2" table:formula="of:=IFERROR(__xludf.dummyfunction(&quot;GOOGLETRANSLATE($B80,&quot;&quot;en&quot;&quot;,S$1)&quot;);&quot;غیر تسلیم شدہ ان پٹ&quot;)" office:value-type="string" office:string-value="غیر تسلیم شدہ ان پٹ" calcext:value-type="string">
            <text:p>غیر تسلیم شدہ ان پٹ</text:p>
          </table:table-cell>
          <table:table-cell table:style-name="ce2" table:formula="of:=IFERROR(__xludf.dummyfunction(&quot;GOOGLETRANSLATE($B80,&quot;&quot;en&quot;&quot;,T$1)&quot;);&quot;Input&quot;)" office:value-type="string" office:string-value="Input" calcext:value-type="string">
            <text:p>Input</text:p>
          </table:table-cell>
          <table:table-cell table:style-name="ce2" table:formula="of:=IFERROR(__xludf.dummyfunction(&quot;GOOGLETRANSLATE($B80,&quot;&quot;en&quot;&quot;,U$1)&quot;);&quot;Mewnbwn heb ei gydnabod&quot;)" office:value-type="string" office:string-value="Mewnbwn heb ei gydnabod" calcext:value-type="string">
            <text:p>Mewnbwn heb ei gydnabod</text:p>
          </table:table-cell>
          <table:table-cell table:style-name="ce2" table:formula="of:=IFERROR(__xludf.dummyfunction(&quot;GOOGLETRANSLATE($B80,&quot;&quot;en&quot;&quot;,V$1)&quot;);&quot;Okokufaka okungaziwa&quot;)" office:value-type="string" office:string-value="Okokufaka okungaziwa" calcext:value-type="string">
            <text:p>Okokufaka okungaziwa</text:p>
          </table:table-cell>
          <table:table-cell table:style-name="ce2" table:formula="of:=IFERROR(__xludf.dummyfunction(&quot;GOOGLETRANSLATE($B80,&quot;&quot;en&quot;&quot;,W$1)&quot;);&quot;אַנרעקאַגנייזד אַרייַנשרייַב&quot;)" office:value-type="string" office:string-value="אַנרעקאַגנייזד אַרייַנשרייַב" calcext:value-type="string">
            <text:p>אַנרעקאַגנייזד אַרייַנשרייַב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UNRECOGNIZED INTEGER MATH OPERATION</text:p>
          </table:table-cell>
          <table:table-cell table:style-name="ce2" table:formula="of:=IFERROR(__xludf.dummyfunction(&quot;GOOGLETRANSLATE($B81,&quot;&quot;en&quot;&quot;,C$1)&quot;);&quot;인식되지 않은 정수 수학 작동&quot;)" office:value-type="string" office:string-value="인식되지 않은 정수 수학 작동" calcext:value-type="string">
            <text:p>인식되지 않은 정수 수학 작동</text:p>
          </table:table-cell>
          <table:table-cell table:style-name="ce2" table:formula="of:=IFERROR(__xludf.dummyfunction(&quot;GOOGLETRANSLATE($B81,&quot;&quot;en&quot;&quot;,D$1)&quot;);&quot;Opération mathématique entier non reconnue&quot;)" office:value-type="string" office:string-value="Opération mathématique entier non reconnue" calcext:value-type="string">
            <text:p>Opération mathématique entier non reconnue</text:p>
          </table:table-cell>
          <table:table-cell table:style-name="ce2" table:formula="of:=IFERROR(__xludf.dummyfunction(&quot;GOOGLETRANSLATE($B81,&quot;&quot;en&quot;&quot;,E$1)&quot;);&quot;Unerkannte Ganzzahl -Mathematikoperation&quot;)" office:value-type="string" office:string-value="Unerkannte Ganzzahl -Mathematikoperation" calcext:value-type="string">
            <text:p>Unerkannte Ganzzahl -Mathematikoperation</text:p>
          </table:table-cell>
          <table:table-cell table:style-name="ce2" table:formula="of:=IFERROR(__xludf.dummyfunction(&quot;GOOGLETRANSLATE($B81,&quot;&quot;en&quot;&quot;,F$1)&quot;);&quot;无法识别的整数数学操作&quot;)" office:value-type="string" office:string-value="无法识别的整数数学操作" calcext:value-type="string">
            <text:p>无法识别的整数数学操作</text:p>
          </table:table-cell>
          <table:table-cell table:style-name="ce2" table:formula="of:=IFERROR(__xludf.dummyfunction(&quot;GOOGLETRANSLATE($B81,&quot;&quot;en&quot;&quot;,G$1)&quot;);&quot;Operación de matemáticas enteras no reconocidas&quot;)" office:value-type="string" office:string-value="Operación de matemáticas enteras no reconocidas" calcext:value-type="string">
            <text:p>Operación de matemáticas enteras no reconocidas</text:p>
          </table:table-cell>
          <table:table-cell table:style-name="ce2" table:formula="of:=IFERROR(__xludf.dummyfunction(&quot;GOOGLETRANSLATE($B81,&quot;&quot;en&quot;&quot;,H$1)&quot;);&quot;عملية رياضيات عدد صحيح غير معترف بها&quot;)" office:value-type="string" office:string-value="عملية رياضيات عدد صحيح غير معترف بها" calcext:value-type="string">
            <text:p>عملية رياضيات عدد صحيح غير معترف بها</text:p>
          </table:table-cell>
          <table:table-cell table:style-name="ce2" table:formula="of:=IFERROR(__xludf.dummyfunction(&quot;GOOGLETRANSLATE($B81,&quot;&quot;en&quot;&quot;,I$1)&quot;);&quot;Непознанная целочисленная математическая операция&quot;)" office:value-type="string" office:string-value="Непознанная целочисленная математическая операция" calcext:value-type="string">
            <text:p>Непознанная целочисленная математическая операция</text:p>
          </table:table-cell>
          <table:table-cell table:style-name="ce2" table:formula="of:=IFERROR(__xludf.dummyfunction(&quot;GOOGLETRANSLATE($B81,&quot;&quot;en&quot;&quot;,J$1)&quot;);&quot;निहित पूर्णांक गणित संचालन&quot;)" office:value-type="string" office:string-value="निहित पूर्णांक गणित संचालन" calcext:value-type="string">
            <text:p>निहित पूर्णांक गणित संचालन</text:p>
          </table:table-cell>
          <table:table-cell table:style-name="ce2" table:formula="of:=IFERROR(__xludf.dummyfunction(&quot;GOOGLETRANSLATE($B81,&quot;&quot;en&quot;&quot;,K$1)&quot;);&quot;অচেনা পূর্ণসংখ্যা গণিত অপারেশন&quot;)" office:value-type="string" office:string-value="অচেনা পূর্ণসংখ্যা গণিত অপারেশন" calcext:value-type="string">
            <text:p>অচেনা পূর্ণসংখ্যা গণিত অপারেশন</text:p>
          </table:table-cell>
          <table:table-cell table:style-name="ce2" table:formula="of:=IFERROR(__xludf.dummyfunction(&quot;GOOGLETRANSLATE($B81,&quot;&quot;en&quot;&quot;,L$1)&quot;);&quot;Operação de matemática inteira não reconhecida&quot;)" office:value-type="string" office:string-value="Operação de matemática inteira não reconhecida" calcext:value-type="string">
            <text:p>Operação de matemática inteira não reconhecida</text:p>
          </table:table-cell>
          <table:table-cell table:style-name="ce2" table:formula="of:=IFERROR(__xludf.dummyfunction(&quot;GOOGLETRANSLATE($B81,&quot;&quot;en&quot;&quot;,M$1)&quot;);&quot;Operasi matematika integer yang tidak dikenal&quot;)" office:value-type="string" office:string-value="Operasi matematika integer yang tidak dikenal" calcext:value-type="string">
            <text:p>Operasi matematika integer yang tidak dikenal</text:p>
          </table:table-cell>
          <table:table-cell table:style-name="ce2" table:formula="of:=IFERROR(__xludf.dummyfunction(&quot;GOOGLETRANSLATE($B81,&quot;&quot;en&quot;&quot;,N$1)&quot;);&quot;認識されていない整数数学操作&quot;)" office:value-type="string" office:string-value="認識されていない整数数学操作" calcext:value-type="string">
            <text:p>認識されていない整数数学操作</text:p>
          </table:table-cell>
          <table:table-cell table:style-name="ce2" table:formula="of:=IFERROR(__xludf.dummyfunction(&quot;GOOGLETRANSLATE($B81,&quot;&quot;en&quot;&quot;,O$1)&quot;);&quot;פעולת מתמטיקה שלמה לא מוכרת&quot;)" office:value-type="string" office:string-value="פעולת מתמטיקה שלמה לא מוכרת" calcext:value-type="string">
            <text:p>פעולת מתמטיקה שלמה לא מוכרת</text:p>
          </table:table-cell>
          <table:table-cell table:style-name="ce2" table:formula="of:=IFERROR(__xludf.dummyfunction(&quot;GOOGLETRANSLATE($B81,&quot;&quot;en&quot;&quot;,P$1)&quot;);&quot;Ne rekonita entjera matematika operacio&quot;)" office:value-type="string" office:string-value="Ne rekonita entjera matematika operacio" calcext:value-type="string">
            <text:p>Ne rekonita entjera matematika operacio</text:p>
          </table:table-cell>
          <table:table-cell table:style-name="ce2" table:formula="of:=IFERROR(__xludf.dummyfunction(&quot;GOOGLETRANSLATE($B81,&quot;&quot;en&quot;&quot;,Q$1)&quot;);&quot;Operesheni ya hesabu isiyojulikana&quot;)" office:value-type="string" office:string-value="Operesheni ya hesabu isiyojulikana" calcext:value-type="string">
            <text:p>Operesheni ya hesabu isiyojulikana</text:p>
          </table:table-cell>
          <table:table-cell table:style-name="ce2" table:formula="of:=IFERROR(__xludf.dummyfunction(&quot;GOOGLETRANSLATE($B81,&quot;&quot;en&quot;&quot;,R$1)&quot;);&quot;Hindi nakikilalang operasyon ng integer matematika&quot;)" office:value-type="string" office:string-value="Hindi nakikilalang operasyon ng integer matematika" calcext:value-type="string">
            <text:p>Hindi nakikilalang operasyon ng integer matematika</text:p>
          </table:table-cell>
          <table:table-cell table:style-name="ce2" table:formula="of:=IFERROR(__xludf.dummyfunction(&quot;GOOGLETRANSLATE($B81,&quot;&quot;en&quot;&quot;,S$1)&quot;);&quot;غیر تسلیم شدہ انٹیجر ریاضی آپریشن&quot;)" office:value-type="string" office:string-value="غیر تسلیم شدہ انٹیجر ریاضی آپریشن" calcext:value-type="string">
            <text:p>غیر تسلیم شدہ انٹیجر ریاضی آپریشن</text:p>
          </table:table-cell>
          <table:table-cell table:style-name="ce2" table:formula="of:=IFERROR(__xludf.dummyfunction(&quot;GOOGLETRANSLATE($B81,&quot;&quot;en&quot;&quot;,T$1)&quot;);&quot;Cognita integer math operandi&quot;)" office:value-type="string" office:string-value="Cognita integer math operandi" calcext:value-type="string">
            <text:p>Cognita integer math operandi</text:p>
          </table:table-cell>
          <table:table-cell table:style-name="ce2" table:formula="of:=IFERROR(__xludf.dummyfunction(&quot;GOOGLETRANSLATE($B81,&quot;&quot;en&quot;&quot;,U$1)&quot;);&quot;Gweithrediad mathemateg cyfanrif heb ei gydnabod&quot;)" office:value-type="string" office:string-value="Gweithrediad mathemateg cyfanrif heb ei gydnabod" calcext:value-type="string">
            <text:p>Gweithrediad mathemateg cyfanrif heb ei gydnabod</text:p>
          </table:table-cell>
          <table:table-cell table:style-name="ce2" table:formula="of:=IFERROR(__xludf.dummyfunction(&quot;GOOGLETRANSLATE($B81,&quot;&quot;en&quot;&quot;,V$1)&quot;);&quot;Ukusebenza okungaziwa kwe-Integer Math&quot;)" office:value-type="string" office:string-value="Ukusebenza okungaziwa kwe-Integer Math" calcext:value-type="string">
            <text:p>Ukusebenza okungaziwa kwe-Integer Math</text:p>
          </table:table-cell>
          <table:table-cell table:style-name="ce2" table:formula="of:=IFERROR(__xludf.dummyfunction(&quot;GOOGLETRANSLATE($B81,&quot;&quot;en&quot;&quot;,W$1)&quot;);&quot;אַנרעקאַגנייזד ינטאַדזשער מאַט אָפּעראַציע&quot;)" office:value-type="string" office:string-value="אַנרעקאַגנייזד ינטאַדזשער מאַט אָפּעראַציע" calcext:value-type="string">
            <text:p>אַנרעקאַגנייזד ינטאַדזשער מאַט אָפּעראַציע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UNRECOGNIZED MATH TYPE</text:p>
          </table:table-cell>
          <table:table-cell table:style-name="ce2" table:formula="of:=IFERROR(__xludf.dummyfunction(&quot;GOOGLETRANSLATE($B82,&quot;&quot;en&quot;&quot;,C$1)&quot;);&quot;인식되지 않은 수학 유형&quot;)" office:value-type="string" office:string-value="인식되지 않은 수학 유형" calcext:value-type="string">
            <text:p>인식되지 않은 수학 유형</text:p>
          </table:table-cell>
          <table:table-cell table:style-name="ce2" table:formula="of:=IFERROR(__xludf.dummyfunction(&quot;GOOGLETRANSLATE($B82,&quot;&quot;en&quot;&quot;,D$1)&quot;);&quot;Type mathématique non reconnu&quot;)" office:value-type="string" office:string-value="Type mathématique non reconnu" calcext:value-type="string">
            <text:p>Type mathématique non reconnu</text:p>
          </table:table-cell>
          <table:table-cell table:style-name="ce2" table:formula="of:=IFERROR(__xludf.dummyfunction(&quot;GOOGLETRANSLATE($B82,&quot;&quot;en&quot;&quot;,E$1)&quot;);&quot;Unerkannter mathematischer Typ&quot;)" office:value-type="string" office:string-value="Unerkannter mathematischer Typ" calcext:value-type="string">
            <text:p>Unerkannter mathematischer Typ</text:p>
          </table:table-cell>
          <table:table-cell table:style-name="ce2" table:formula="of:=IFERROR(__xludf.dummyfunction(&quot;GOOGLETRANSLATE($B82,&quot;&quot;en&quot;&quot;,F$1)&quot;);&quot;无法识别的数学类型&quot;)" office:value-type="string" office:string-value="无法识别的数学类型" calcext:value-type="string">
            <text:p>无法识别的数学类型</text:p>
          </table:table-cell>
          <table:table-cell table:style-name="ce2" table:formula="of:=IFERROR(__xludf.dummyfunction(&quot;GOOGLETRANSLATE($B82,&quot;&quot;en&quot;&quot;,G$1)&quot;);&quot;Tipo de matemáticas no reconocido&quot;)" office:value-type="string" office:string-value="Tipo de matemáticas no reconocido" calcext:value-type="string">
            <text:p>Tipo de matemáticas no reconocido</text:p>
          </table:table-cell>
          <table:table-cell table:style-name="ce2" table:formula="of:=IFERROR(__xludf.dummyfunction(&quot;GOOGLETRANSLATE($B82,&quot;&quot;en&quot;&quot;,H$1)&quot;);&quot;نوع الرياضيات غير المعترف به&quot;)" office:value-type="string" office:string-value="نوع الرياضيات غير المعترف به" calcext:value-type="string">
            <text:p>نوع الرياضيات غير المعترف به</text:p>
          </table:table-cell>
          <table:table-cell table:style-name="ce2" table:formula="of:=IFERROR(__xludf.dummyfunction(&quot;GOOGLETRANSLATE($B82,&quot;&quot;en&quot;&quot;,I$1)&quot;);&quot;Непознанный математический тип&quot;)" office:value-type="string" office:string-value="Непознанный математический тип" calcext:value-type="string">
            <text:p>Непознанный математический тип</text:p>
          </table:table-cell>
          <table:table-cell table:style-name="ce2" table:formula="of:=IFERROR(__xludf.dummyfunction(&quot;GOOGLETRANSLATE($B82,&quot;&quot;en&quot;&quot;,J$1)&quot;);&quot;बिना मान्यता प्राप्त गणित प्रकार&quot;)" office:value-type="string" office:string-value="बिना मान्यता प्राप्त गणित प्रकार" calcext:value-type="string">
            <text:p>बिना मान्यता प्राप्त गणित प्रकार</text:p>
          </table:table-cell>
          <table:table-cell table:style-name="ce2" table:formula="of:=IFERROR(__xludf.dummyfunction(&quot;GOOGLETRANSLATE($B82,&quot;&quot;en&quot;&quot;,K$1)&quot;);&quot;স্বীকৃত গণিতের ধরণ&quot;)" office:value-type="string" office:string-value="স্বীকৃত গণিতের ধরণ" calcext:value-type="string">
            <text:p>স্বীকৃত গণিতের ধরণ</text:p>
          </table:table-cell>
          <table:table-cell table:style-name="ce2" table:formula="of:=IFERROR(__xludf.dummyfunction(&quot;GOOGLETRANSLATE($B82,&quot;&quot;en&quot;&quot;,L$1)&quot;);&quot;Tipo de matemática não reconhecido&quot;)" office:value-type="string" office:string-value="Tipo de matemática não reconhecido" calcext:value-type="string">
            <text:p>Tipo de matemática não reconhecido</text:p>
          </table:table-cell>
          <table:table-cell table:style-name="ce2" table:formula="of:=IFERROR(__xludf.dummyfunction(&quot;GOOGLETRANSLATE($B82,&quot;&quot;en&quot;&quot;,M$1)&quot;);&quot;Jenis matematika yang tidak dikenal&quot;)" office:value-type="string" office:string-value="Jenis matematika yang tidak dikenal" calcext:value-type="string">
            <text:p>Jenis matematika yang tidak dikenal</text:p>
          </table:table-cell>
          <table:table-cell table:style-name="ce2" table:formula="of:=IFERROR(__xludf.dummyfunction(&quot;GOOGLETRANSLATE($B82,&quot;&quot;en&quot;&quot;,N$1)&quot;);&quot;認識されていない数学タイプ&quot;)" office:value-type="string" office:string-value="認識されていない数学タイプ" calcext:value-type="string">
            <text:p>認識されていない数学タイプ</text:p>
          </table:table-cell>
          <table:table-cell table:style-name="ce2" table:formula="of:=IFERROR(__xludf.dummyfunction(&quot;GOOGLETRANSLATE($B82,&quot;&quot;en&quot;&quot;,O$1)&quot;);&quot;סוג מתמטיקה לא מוכר&quot;)" office:value-type="string" office:string-value="סוג מתמטיקה לא מוכר" calcext:value-type="string">
            <text:p>סוג מתמטיקה לא מוכר</text:p>
          </table:table-cell>
          <table:table-cell table:style-name="ce2" table:formula="of:=IFERROR(__xludf.dummyfunction(&quot;GOOGLETRANSLATE($B82,&quot;&quot;en&quot;&quot;,P$1)&quot;);&quot;Ne rekonita matematika tipo&quot;)" office:value-type="string" office:string-value="Ne rekonita matematika tipo" calcext:value-type="string">
            <text:p>Ne rekonita matematika tipo</text:p>
          </table:table-cell>
          <table:table-cell table:style-name="ce2" table:formula="of:=IFERROR(__xludf.dummyfunction(&quot;GOOGLETRANSLATE($B82,&quot;&quot;en&quot;&quot;,Q$1)&quot;);&quot;Aina ya hesabu isiyojulikana&quot;)" office:value-type="string" office:string-value="Aina ya hesabu isiyojulikana" calcext:value-type="string">
            <text:p>Aina ya hesabu isiyojulikana</text:p>
          </table:table-cell>
          <table:table-cell table:style-name="ce2" table:formula="of:=IFERROR(__xludf.dummyfunction(&quot;GOOGLETRANSLATE($B82,&quot;&quot;en&quot;&quot;,R$1)&quot;);&quot;Hindi nakikilalang uri ng matematika&quot;)" office:value-type="string" office:string-value="Hindi nakikilalang uri ng matematika" calcext:value-type="string">
            <text:p>Hindi nakikilalang uri ng matematika</text:p>
          </table:table-cell>
          <table:table-cell table:style-name="ce2" table:formula="of:=IFERROR(__xludf.dummyfunction(&quot;GOOGLETRANSLATE($B82,&quot;&quot;en&quot;&quot;,S$1)&quot;);&quot;غیر تسلیم شدہ ریاضی کی قسم&quot;)" office:value-type="string" office:string-value="غیر تسلیم شدہ ریاضی کی قسم" calcext:value-type="string">
            <text:p>غیر تسلیم شدہ ریاضی کی قسم</text:p>
          </table:table-cell>
          <table:table-cell table:style-name="ce2" table:formula="of:=IFERROR(__xludf.dummyfunction(&quot;GOOGLETRANSLATE($B82,&quot;&quot;en&quot;&quot;,T$1)&quot;);&quot;Cognita math type&quot;)" office:value-type="string" office:string-value="Cognita math type" calcext:value-type="string">
            <text:p>Cognita math type</text:p>
          </table:table-cell>
          <table:table-cell table:style-name="ce2" table:formula="of:=IFERROR(__xludf.dummyfunction(&quot;GOOGLETRANSLATE($B82,&quot;&quot;en&quot;&quot;,U$1)&quot;);&quot;Math mathemateg heb ei gydnabod&quot;)" office:value-type="string" office:string-value="Math mathemateg heb ei gydnabod" calcext:value-type="string">
            <text:p>Math mathemateg heb ei gydnabod</text:p>
          </table:table-cell>
          <table:table-cell table:style-name="ce2" table:formula="of:=IFERROR(__xludf.dummyfunction(&quot;GOOGLETRANSLATE($B82,&quot;&quot;en&quot;&quot;,V$1)&quot;);&quot;Uhlobo lwezibalo olungaziwa&quot;)" office:value-type="string" office:string-value="Uhlobo lwezibalo olungaziwa" calcext:value-type="string">
            <text:p>Uhlobo lwezibalo olungaziwa</text:p>
          </table:table-cell>
          <table:table-cell table:style-name="ce2" table:formula="of:=IFERROR(__xludf.dummyfunction(&quot;GOOGLETRANSLATE($B82,&quot;&quot;en&quot;&quot;,W$1)&quot;);&quot;אַנרעקאַגנייזד מאַטאַמאַטיק טיפּ&quot;)" office:value-type="string" office:string-value="אַנרעקאַגנייזד מאַטאַמאַטיק טיפּ" calcext:value-type="string">
            <text:p>אַנרעקאַגנייזד מאַטאַמאַטיק טיפּ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UNRECOGNIZED NEXT VARIABLE</text:p>
          </table:table-cell>
          <table:table-cell table:style-name="ce2" table:formula="of:=IFERROR(__xludf.dummyfunction(&quot;GOOGLETRANSLATE($B83,&quot;&quot;en&quot;&quot;,C$1)&quot;);&quot;인식되지 않은 다음 변수&quot;)" office:value-type="string" office:string-value="인식되지 않은 다음 변수" calcext:value-type="string">
            <text:p>인식되지 않은 다음 변수</text:p>
          </table:table-cell>
          <table:table-cell table:style-name="ce2" table:formula="of:=IFERROR(__xludf.dummyfunction(&quot;GOOGLETRANSLATE($B83,&quot;&quot;en&quot;&quot;,D$1)&quot;);&quot;Variable suivante non reconnue&quot;)" office:value-type="string" office:string-value="Variable suivante non reconnue" calcext:value-type="string">
            <text:p>Variable suivante non reconnue</text:p>
          </table:table-cell>
          <table:table-cell table:style-name="ce2" table:formula="of:=IFERROR(__xludf.dummyfunction(&quot;GOOGLETRANSLATE($B83,&quot;&quot;en&quot;&quot;,E$1)&quot;);&quot;Unerkannte nächste Variable&quot;)" office:value-type="string" office:string-value="Unerkannte nächste Variable" calcext:value-type="string">
            <text:p>Unerkannte nächste Variable</text:p>
          </table:table-cell>
          <table:table-cell table:style-name="ce2" table:formula="of:=IFERROR(__xludf.dummyfunction(&quot;GOOGLETRANSLATE($B83,&quot;&quot;en&quot;&quot;,F$1)&quot;);&quot;未识别的下一个变量&quot;)" office:value-type="string" office:string-value="未识别的下一个变量" calcext:value-type="string">
            <text:p>未识别的下一个变量</text:p>
          </table:table-cell>
          <table:table-cell table:style-name="ce2" table:formula="of:=IFERROR(__xludf.dummyfunction(&quot;GOOGLETRANSLATE($B83,&quot;&quot;en&quot;&quot;,G$1)&quot;);&quot;Next Variable no reconocida&quot;)" office:value-type="string" office:string-value="Next Variable no reconocida" calcext:value-type="string">
            <text:p>Next Variable no reconocida</text:p>
          </table:table-cell>
          <table:table-cell table:style-name="ce2" table:formula="of:=IFERROR(__xludf.dummyfunction(&quot;GOOGLETRANSLATE($B83,&quot;&quot;en&quot;&quot;,H$1)&quot;);&quot;المتغير التالي غير المعترف به&quot;)" office:value-type="string" office:string-value="المتغير التالي غير المعترف به" calcext:value-type="string">
            <text:p>المتغير التالي غير المعترف به</text:p>
          </table:table-cell>
          <table:table-cell table:style-name="ce2" table:formula="of:=IFERROR(__xludf.dummyfunction(&quot;GOOGLETRANSLATE($B83,&quot;&quot;en&quot;&quot;,I$1)&quot;);&quot;Непознанная следующая переменная&quot;)" office:value-type="string" office:string-value="Непознанная следующая переменная" calcext:value-type="string">
            <text:p>Непознанная следующая переменная</text:p>
          </table:table-cell>
          <table:table-cell table:style-name="ce2" table:formula="of:=IFERROR(__xludf.dummyfunction(&quot;GOOGLETRANSLATE($B83,&quot;&quot;en&quot;&quot;,J$1)&quot;);&quot;अगला चर की पहचान की गई&quot;)" office:value-type="string" office:string-value="अगला चर की पहचान की गई" calcext:value-type="string">
            <text:p>अगला चर की पहचान की गई</text:p>
          </table:table-cell>
          <table:table-cell table:style-name="ce2" table:formula="of:=IFERROR(__xludf.dummyfunction(&quot;GOOGLETRANSLATE($B83,&quot;&quot;en&quot;&quot;,K$1)&quot;);&quot;অচেনা পরবর্তী পরিবর্তনশীল&quot;)" office:value-type="string" office:string-value="অচেনা পরবর্তী পরিবর্তনশীল" calcext:value-type="string">
            <text:p>অচেনা পরবর্তী পরিবর্তনশীল</text:p>
          </table:table-cell>
          <table:table-cell table:style-name="ce2" table:formula="of:=IFERROR(__xludf.dummyfunction(&quot;GOOGLETRANSLATE($B83,&quot;&quot;en&quot;&quot;,L$1)&quot;);&quot;Próxima variável não reconhecida&quot;)" office:value-type="string" office:string-value="Próxima variável não reconhecida" calcext:value-type="string">
            <text:p>Próxima variável não reconhecida</text:p>
          </table:table-cell>
          <table:table-cell table:style-name="ce2" table:formula="of:=IFERROR(__xludf.dummyfunction(&quot;GOOGLETRANSLATE($B83,&quot;&quot;en&quot;&quot;,M$1)&quot;);&quot;Variabel berikutnya yang tidak dikenali&quot;)" office:value-type="string" office:string-value="Variabel berikutnya yang tidak dikenali" calcext:value-type="string">
            <text:p>Variabel berikutnya yang tidak dikenali</text:p>
          </table:table-cell>
          <table:table-cell table:style-name="ce2" table:formula="of:=IFERROR(__xludf.dummyfunction(&quot;GOOGLETRANSLATE($B83,&quot;&quot;en&quot;&quot;,N$1)&quot;);&quot;認識されていない次の変数&quot;)" office:value-type="string" office:string-value="認識されていない次の変数" calcext:value-type="string">
            <text:p>認識されていない次の変数</text:p>
          </table:table-cell>
          <table:table-cell table:style-name="ce2" table:formula="of:=IFERROR(__xludf.dummyfunction(&quot;GOOGLETRANSLATE($B83,&quot;&quot;en&quot;&quot;,O$1)&quot;);&quot;משתנה הבא לא מוכר&quot;)" office:value-type="string" office:string-value="משתנה הבא לא מוכר" calcext:value-type="string">
            <text:p>משתנה הבא לא מוכר</text:p>
          </table:table-cell>
          <table:table-cell table:style-name="ce2" table:formula="of:=IFERROR(__xludf.dummyfunction(&quot;GOOGLETRANSLATE($B83,&quot;&quot;en&quot;&quot;,P$1)&quot;);&quot;Ne rekonita sekva variablo&quot;)" office:value-type="string" office:string-value="Ne rekonita sekva variablo" calcext:value-type="string">
            <text:p>Ne rekonita sekva variablo</text:p>
          </table:table-cell>
          <table:table-cell table:style-name="ce2" table:formula="of:=IFERROR(__xludf.dummyfunction(&quot;GOOGLETRANSLATE($B83,&quot;&quot;en&quot;&quot;,Q$1)&quot;);&quot;Kutofaulu kutofautisha inayofuata&quot;)" office:value-type="string" office:string-value="Kutofaulu kutofautisha inayofuata" calcext:value-type="string">
            <text:p>Kutofaulu kutofautisha inayofuata</text:p>
          </table:table-cell>
          <table:table-cell table:style-name="ce2" table:formula="of:=IFERROR(__xludf.dummyfunction(&quot;GOOGLETRANSLATE($B83,&quot;&quot;en&quot;&quot;,R$1)&quot;);&quot;Hindi nakikilalang susunod na variable&quot;)" office:value-type="string" office:string-value="Hindi nakikilalang susunod na variable" calcext:value-type="string">
            <text:p>Hindi nakikilalang susunod na variable</text:p>
          </table:table-cell>
          <table:table-cell table:style-name="ce2" table:formula="of:=IFERROR(__xludf.dummyfunction(&quot;GOOGLETRANSLATE($B83,&quot;&quot;en&quot;&quot;,S$1)&quot;);&quot;غیر تسلیم شدہ اگلا متغیر&quot;)" office:value-type="string" office:string-value="غیر تسلیم شدہ اگلا متغیر" calcext:value-type="string">
            <text:p>غیر تسلیم شدہ اگلا متغیر</text:p>
          </table:table-cell>
          <table:table-cell table:style-name="ce2" table:formula="of:=IFERROR(__xludf.dummyfunction(&quot;GOOGLETRANSLATE($B83,&quot;&quot;en&quot;&quot;,T$1)&quot;);&quot;Latuit Next variabilis&quot;)" office:value-type="string" office:string-value="Latuit Next variabilis" calcext:value-type="string">
            <text:p>Latuit Next variabilis</text:p>
          </table:table-cell>
          <table:table-cell table:style-name="ce2" table:formula="of:=IFERROR(__xludf.dummyfunction(&quot;GOOGLETRANSLATE($B83,&quot;&quot;en&quot;&quot;,U$1)&quot;);&quot;Newidyn nesaf heb ei gydnabod&quot;)" office:value-type="string" office:string-value="Newidyn nesaf heb ei gydnabod" calcext:value-type="string">
            <text:p>Newidyn nesaf heb ei gydnabod</text:p>
          </table:table-cell>
          <table:table-cell table:style-name="ce2" table:formula="of:=IFERROR(__xludf.dummyfunction(&quot;GOOGLETRANSLATE($B83,&quot;&quot;en&quot;&quot;,V$1)&quot;);&quot;Ukuhlukahluka okungaziwa okulandelayo&quot;)" office:value-type="string" office:string-value="Ukuhlukahluka okungaziwa okulandelayo" calcext:value-type="string">
            <text:p>Ukuhlukahluka okungaziwa okulandelayo</text:p>
          </table:table-cell>
          <table:table-cell table:style-name="ce2" table:formula="of:=IFERROR(__xludf.dummyfunction(&quot;GOOGLETRANSLATE($B83,&quot;&quot;en&quot;&quot;,W$1)&quot;);&quot;אַנרעקאַגנייזד ווייַטער בייַטעוודיק&quot;)" office:value-type="string" office:string-value="אַנרעקאַגנייזד ווייַטער בייַטעוודיק" calcext:value-type="string">
            <text:p>אַנרעקאַגנייזד ווייַטער בייַטעוודיק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UNRECOGNIZED OP IN PRINT</text:p>
          </table:table-cell>
          <table:table-cell table:style-name="ce2" table:formula="of:=IFERROR(__xludf.dummyfunction(&quot;GOOGLETRANSLATE($B84,&quot;&quot;en&quot;&quot;,C$1)&quot;);&quot;인식되지 않은 OP 인쇄&quot;)" office:value-type="string" office:string-value="인식되지 않은 OP 인쇄" calcext:value-type="string">
            <text:p>인식되지 않은 OP 인쇄</text:p>
          </table:table-cell>
          <table:table-cell table:style-name="ce2" table:formula="of:=IFERROR(__xludf.dummyfunction(&quot;GOOGLETRANSLATE($B84,&quot;&quot;en&quot;&quot;,D$1)&quot;);&quot;OP non reconnu sur papier&quot;)" office:value-type="string" office:string-value="OP non reconnu sur papier" calcext:value-type="string">
            <text:p>OP non reconnu sur papier</text:p>
          </table:table-cell>
          <table:table-cell table:style-name="ce2" table:formula="of:=IFERROR(__xludf.dummyfunction(&quot;GOOGLETRANSLATE($B84,&quot;&quot;en&quot;&quot;,E$1)&quot;);&quot;Unerkannter OP in gedruckter Form&quot;)" office:value-type="string" office:string-value="Unerkannter OP in gedruckter Form" calcext:value-type="string">
            <text:p>Unerkannter OP in gedruckter Form</text:p>
          </table:table-cell>
          <table:table-cell table:style-name="ce2" table:formula="of:=IFERROR(__xludf.dummyfunction(&quot;GOOGLETRANSLATE($B84,&quot;&quot;en&quot;&quot;,F$1)&quot;);&quot;未识别的OP印刷&quot;)" office:value-type="string" office:string-value="未识别的OP印刷" calcext:value-type="string">
            <text:p>未识别的OP印刷</text:p>
          </table:table-cell>
          <table:table-cell table:style-name="ce2" table:formula="of:=IFERROR(__xludf.dummyfunction(&quot;GOOGLETRANSLATE($B84,&quot;&quot;en&quot;&quot;,G$1)&quot;);&quot;OP no reconocido impreso&quot;)" office:value-type="string" office:string-value="OP no reconocido impreso" calcext:value-type="string">
            <text:p>OP no reconocido impreso</text:p>
          </table:table-cell>
          <table:table-cell table:style-name="ce2" table:formula="of:=IFERROR(__xludf.dummyfunction(&quot;GOOGLETRANSLATE($B84,&quot;&quot;en&quot;&quot;,H$1)&quot;);&quot;OP غير المعترف به في الطباعة&quot;)" office:value-type="string" office:string-value="OP غير المعترف به في الطباعة" calcext:value-type="string">
            <text:p>OP غير المعترف به في الطباعة</text:p>
          </table:table-cell>
          <table:table-cell table:style-name="ce2" table:formula="of:=IFERROR(__xludf.dummyfunction(&quot;GOOGLETRANSLATE($B84,&quot;&quot;en&quot;&quot;,I$1)&quot;);&quot;Непознанный OP в печати&quot;)" office:value-type="string" office:string-value="Непознанный OP в печати" calcext:value-type="string">
            <text:p>Непознанный OP в печати</text:p>
          </table:table-cell>
          <table:table-cell table:style-name="ce2" table:formula="of:=IFERROR(__xludf.dummyfunction(&quot;GOOGLETRANSLATE($B84,&quot;&quot;en&quot;&quot;,J$1)&quot;);&quot;प्रिंट में अपरिचित ओपी&quot;)" office:value-type="string" office:string-value="प्रिंट में अपरिचित ओपी" calcext:value-type="string">
            <text:p>प्रिंट में अपरिचित ओपी</text:p>
          </table:table-cell>
          <table:table-cell table:style-name="ce2" table:formula="of:=IFERROR(__xludf.dummyfunction(&quot;GOOGLETRANSLATE($B84,&quot;&quot;en&quot;&quot;,K$1)&quot;);&quot;মুদ্রণে অচেনা ওপি&quot;)" office:value-type="string" office:string-value="মুদ্রণে অচেনা ওপি" calcext:value-type="string">
            <text:p>মুদ্রণে অচেনা ওপি</text:p>
          </table:table-cell>
          <table:table-cell table:style-name="ce2" table:formula="of:=IFERROR(__xludf.dummyfunction(&quot;GOOGLETRANSLATE($B84,&quot;&quot;en&quot;&quot;,L$1)&quot;);&quot;OP não reconhecido na impressão&quot;)" office:value-type="string" office:string-value="OP não reconhecido na impressão" calcext:value-type="string">
            <text:p>OP não reconhecido na impressão</text:p>
          </table:table-cell>
          <table:table-cell table:style-name="ce2" table:formula="of:=IFERROR(__xludf.dummyfunction(&quot;GOOGLETRANSLATE($B84,&quot;&quot;en&quot;&quot;,M$1)&quot;);&quot;OP yang tidak diakui di media cetak&quot;)" office:value-type="string" office:string-value="OP yang tidak diakui di media cetak" calcext:value-type="string">
            <text:p>OP yang tidak diakui di media cetak</text:p>
          </table:table-cell>
          <table:table-cell table:style-name="ce2" table:formula="of:=IFERROR(__xludf.dummyfunction(&quot;GOOGLETRANSLATE($B84,&quot;&quot;en&quot;&quot;,N$1)&quot;);&quot;印刷されていない認識されていないOP&quot;)" office:value-type="string" office:string-value="印刷されていない認識されていないOP" calcext:value-type="string">
            <text:p>印刷されていない認識されていないOP</text:p>
          </table:table-cell>
          <table:table-cell table:style-name="ce2" table:formula="of:=IFERROR(__xludf.dummyfunction(&quot;GOOGLETRANSLATE($B84,&quot;&quot;en&quot;&quot;,O$1)&quot;);&quot;OP לא מוכר בהדפס&quot;)" office:value-type="string" office:string-value="OP לא מוכר בהדפס" calcext:value-type="string">
            <text:p>OP לא מוכר בהדפס</text:p>
          </table:table-cell>
          <table:table-cell table:style-name="ce2" table:formula="of:=IFERROR(__xludf.dummyfunction(&quot;GOOGLETRANSLATE($B84,&quot;&quot;en&quot;&quot;,P$1)&quot;);&quot;Ne rekonita OP en presaĵo&quot;)" office:value-type="string" office:string-value="Ne rekonita OP en presaĵo" calcext:value-type="string">
            <text:p>Ne rekonita OP en presaĵo</text:p>
          </table:table-cell>
          <table:table-cell table:style-name="ce2" table:formula="of:=IFERROR(__xludf.dummyfunction(&quot;GOOGLETRANSLATE($B84,&quot;&quot;en&quot;&quot;,Q$1)&quot;);&quot;OP isiyojulikana kwa kuchapishwa&quot;)" office:value-type="string" office:string-value="OP isiyojulikana kwa kuchapishwa" calcext:value-type="string">
            <text:p>OP isiyojulikana kwa kuchapishwa</text:p>
          </table:table-cell>
          <table:table-cell table:style-name="ce2" table:formula="of:=IFERROR(__xludf.dummyfunction(&quot;GOOGLETRANSLATE($B84,&quot;&quot;en&quot;&quot;,R$1)&quot;);&quot;Hindi nakikilalang op sa print&quot;)" office:value-type="string" office:string-value="Hindi nakikilalang op sa print" calcext:value-type="string">
            <text:p>Hindi nakikilalang op sa print</text:p>
          </table:table-cell>
          <table:table-cell table:style-name="ce2" table:formula="of:=IFERROR(__xludf.dummyfunction(&quot;GOOGLETRANSLATE($B84,&quot;&quot;en&quot;&quot;,S$1)&quot;);&quot;پرنٹ میں غیر تسلیم شدہ او پی&quot;)" office:value-type="string" office:string-value="پرنٹ میں غیر تسلیم شدہ او پی" calcext:value-type="string">
            <text:p>پرنٹ میں غیر تسلیم شدہ او پی</text:p>
          </table:table-cell>
          <table:table-cell table:style-name="ce2" table:formula="of:=IFERROR(__xludf.dummyfunction(&quot;GOOGLETRANSLATE($B84,&quot;&quot;en&quot;&quot;,T$1)&quot;);&quot;Cognita OP in Print&quot;)" office:value-type="string" office:string-value="Cognita OP in Print" calcext:value-type="string">
            <text:p>Cognita OP in Print</text:p>
          </table:table-cell>
          <table:table-cell table:style-name="ce2" table:formula="of:=IFERROR(__xludf.dummyfunction(&quot;GOOGLETRANSLATE($B84,&quot;&quot;en&quot;&quot;,U$1)&quot;);&quot;OP heb ei gydnabod mewn print&quot;)" office:value-type="string" office:string-value="OP heb ei gydnabod mewn print" calcext:value-type="string">
            <text:p>OP heb ei gydnabod mewn print</text:p>
          </table:table-cell>
          <table:table-cell table:style-name="ce2" table:formula="of:=IFERROR(__xludf.dummyfunction(&quot;GOOGLETRANSLATE($B84,&quot;&quot;en&quot;&quot;,V$1)&quot;);&quot;I-op engaziwa&quot;)" office:value-type="string" office:string-value="I-op engaziwa" calcext:value-type="string">
            <text:p>I-op engaziwa</text:p>
          </table:table-cell>
          <table:table-cell table:style-name="ce2" table:formula="of:=IFERROR(__xludf.dummyfunction(&quot;GOOGLETRANSLATE($B84,&quot;&quot;en&quot;&quot;,W$1)&quot;);&quot;אַנרעקאַגנייזד אַפּ אין דרוקן&quot;)" office:value-type="string" office:string-value="אַנרעקאַגנייזד אַפּ אין דרוקן" calcext:value-type="string">
            <text:p>אַנרעקאַגנייזד אַפּ אין דרוקן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UNRECOGNIZED RATIONAL MATH OPERATION</text:p>
          </table:table-cell>
          <table:table-cell table:style-name="ce2" table:formula="of:=IFERROR(__xludf.dummyfunction(&quot;GOOGLETRANSLATE($B85,&quot;&quot;en&quot;&quot;,C$1)&quot;);&quot;인식되지 않은 합리적 수학 운영&quot;)" office:value-type="string" office:string-value="인식되지 않은 합리적 수학 운영" calcext:value-type="string">
            <text:p>인식되지 않은 합리적 수학 운영</text:p>
          </table:table-cell>
          <table:table-cell table:style-name="ce2" table:formula="of:=IFERROR(__xludf.dummyfunction(&quot;GOOGLETRANSLATE($B85,&quot;&quot;en&quot;&quot;,D$1)&quot;);&quot;Opération de mathématiques rationnelles non reconnue&quot;)" office:value-type="string" office:string-value="Opération de mathématiques rationnelles non reconnue" calcext:value-type="string">
            <text:p>Opération de mathématiques rationnelles non reconnue</text:p>
          </table:table-cell>
          <table:table-cell table:style-name="ce2" table:formula="of:=IFERROR(__xludf.dummyfunction(&quot;GOOGLETRANSLATE($B85,&quot;&quot;en&quot;&quot;,E$1)&quot;);&quot;Unerkannter rationaler mathematischer Operation&quot;)" office:value-type="string" office:string-value="Unerkannter rationaler mathematischer Operation" calcext:value-type="string">
            <text:p>Unerkannter rationaler mathematischer Operation</text:p>
          </table:table-cell>
          <table:table-cell table:style-name="ce2" table:formula="of:=IFERROR(__xludf.dummyfunction(&quot;GOOGLETRANSLATE($B85,&quot;&quot;en&quot;&quot;,F$1)&quot;);&quot;未被认可的理性数学操作&quot;)" office:value-type="string" office:string-value="未被认可的理性数学操作" calcext:value-type="string">
            <text:p>未被认可的理性数学操作</text:p>
          </table:table-cell>
          <table:table-cell table:style-name="ce2" table:formula="of:=IFERROR(__xludf.dummyfunction(&quot;GOOGLETRANSLATE($B85,&quot;&quot;en&quot;&quot;,G$1)&quot;);&quot;Operación matemática racional no reconocida&quot;)" office:value-type="string" office:string-value="Operación matemática racional no reconocida" calcext:value-type="string">
            <text:p>Operación matemática racional no reconocida</text:p>
          </table:table-cell>
          <table:table-cell table:style-name="ce2" table:formula="of:=IFERROR(__xludf.dummyfunction(&quot;GOOGLETRANSLATE($B85,&quot;&quot;en&quot;&quot;,H$1)&quot;);&quot;عملية الرياضيات العقلانية غير المعترف بها&quot;)" office:value-type="string" office:string-value="عملية الرياضيات العقلانية غير المعترف بها" calcext:value-type="string">
            <text:p>عملية الرياضيات العقلانية غير المعترف بها</text:p>
          </table:table-cell>
          <table:table-cell table:style-name="ce2" table:formula="of:=IFERROR(__xludf.dummyfunction(&quot;GOOGLETRANSLATE($B85,&quot;&quot;en&quot;&quot;,I$1)&quot;);&quot;Нераспознанная рациональная математическая операция&quot;)" office:value-type="string" office:string-value="Нераспознанная рациональная математическая операция" calcext:value-type="string">
            <text:p>Нераспознанная рациональная математическая операция</text:p>
          </table:table-cell>
          <table:table-cell table:style-name="ce2" table:formula="of:=IFERROR(__xludf.dummyfunction(&quot;GOOGLETRANSLATE($B85,&quot;&quot;en&quot;&quot;,J$1)&quot;);&quot;अप्रकाशित तर्कसंगत गणित संचालन&quot;)" office:value-type="string" office:string-value="अप्रकाशित तर्कसंगत गणित संचालन" calcext:value-type="string">
            <text:p>अप्रकाशित तर्कसंगत गणित संचालन</text:p>
          </table:table-cell>
          <table:table-cell table:style-name="ce2" table:formula="of:=IFERROR(__xludf.dummyfunction(&quot;GOOGLETRANSLATE($B85,&quot;&quot;en&quot;&quot;,K$1)&quot;);&quot;অচেনা যুক্তিযুক্ত গণিত অপারেশন&quot;)" office:value-type="string" office:string-value="অচেনা যুক্তিযুক্ত গণিত অপারেশন" calcext:value-type="string">
            <text:p>অচেনা যুক্তিযুক্ত গণিত অপারেশন</text:p>
          </table:table-cell>
          <table:table-cell table:style-name="ce2" table:formula="of:=IFERROR(__xludf.dummyfunction(&quot;GOOGLETRANSLATE($B85,&quot;&quot;en&quot;&quot;,L$1)&quot;);&quot;Operação de matemática racional não reconhecida&quot;)" office:value-type="string" office:string-value="Operação de matemática racional não reconhecida" calcext:value-type="string">
            <text:p>Operação de matemática racional não reconhecida</text:p>
          </table:table-cell>
          <table:table-cell table:style-name="ce2" table:formula="of:=IFERROR(__xludf.dummyfunction(&quot;GOOGLETRANSLATE($B85,&quot;&quot;en&quot;&quot;,M$1)&quot;);&quot;Operasi matematika rasional yang tidak dikenal&quot;)" office:value-type="string" office:string-value="Operasi matematika rasional yang tidak dikenal" calcext:value-type="string">
            <text:p>Operasi matematika rasional yang tidak dikenal</text:p>
          </table:table-cell>
          <table:table-cell table:style-name="ce2" table:formula="of:=IFERROR(__xludf.dummyfunction(&quot;GOOGLETRANSLATE($B85,&quot;&quot;en&quot;&quot;,N$1)&quot;);&quot;認識されていない合理的な数学操作&quot;)" office:value-type="string" office:string-value="認識されていない合理的な数学操作" calcext:value-type="string">
            <text:p>認識されていない合理的な数学操作</text:p>
          </table:table-cell>
          <table:table-cell table:style-name="ce2" table:formula="of:=IFERROR(__xludf.dummyfunction(&quot;GOOGLETRANSLATE($B85,&quot;&quot;en&quot;&quot;,O$1)&quot;);&quot;פעולת מתמטיקה רציונלית לא מוכרת&quot;)" office:value-type="string" office:string-value="פעולת מתמטיקה רציונלית לא מוכרת" calcext:value-type="string">
            <text:p>פעולת מתמטיקה רציונלית לא מוכרת</text:p>
          </table:table-cell>
          <table:table-cell table:style-name="ce2" table:formula="of:=IFERROR(__xludf.dummyfunction(&quot;GOOGLETRANSLATE($B85,&quot;&quot;en&quot;&quot;,P$1)&quot;);&quot;Ne rekonita racia matematika operacio&quot;)" office:value-type="string" office:string-value="Ne rekonita racia matematika operacio" calcext:value-type="string">
            <text:p>Ne rekonita racia matematika operacio</text:p>
          </table:table-cell>
          <table:table-cell table:style-name="ce2" table:formula="of:=IFERROR(__xludf.dummyfunction(&quot;GOOGLETRANSLATE($B85,&quot;&quot;en&quot;&quot;,Q$1)&quot;);&quot;Operesheni ya hesabu isiyojulikana&quot;)" office:value-type="string" office:string-value="Operesheni ya hesabu isiyojulikana" calcext:value-type="string">
            <text:p>Operesheni ya hesabu isiyojulikana</text:p>
          </table:table-cell>
          <table:table-cell table:style-name="ce2" table:formula="of:=IFERROR(__xludf.dummyfunction(&quot;GOOGLETRANSLATE($B85,&quot;&quot;en&quot;&quot;,R$1)&quot;);&quot;Hindi nakikilalang operasyon na makatarungang matematika&quot;)" office:value-type="string" office:string-value="Hindi nakikilalang operasyon na makatarungang matematika" calcext:value-type="string">
            <text:p>Hindi nakikilalang operasyon na makatarungang matematika</text:p>
          </table:table-cell>
          <table:table-cell table:style-name="ce2" table:formula="of:=IFERROR(__xludf.dummyfunction(&quot;GOOGLETRANSLATE($B85,&quot;&quot;en&quot;&quot;,S$1)&quot;);&quot;غیر تسلیم شدہ عقلی ریاضی کا آپریشن&quot;)" office:value-type="string" office:string-value="غیر تسلیم شدہ عقلی ریاضی کا آپریشن" calcext:value-type="string">
            <text:p>غیر تسلیم شدہ عقلی ریاضی کا آپریشن</text:p>
          </table:table-cell>
          <table:table-cell table:style-name="ce2" table:formula="of:=IFERROR(__xludf.dummyfunction(&quot;GOOGLETRANSLATE($B85,&quot;&quot;en&quot;&quot;,T$1)&quot;);&quot;Cognita rationalis math operandi&quot;)" office:value-type="string" office:string-value="Cognita rationalis math operandi" calcext:value-type="string">
            <text:p>Cognita rationalis math operandi</text:p>
          </table:table-cell>
          <table:table-cell table:style-name="ce2" table:formula="of:=IFERROR(__xludf.dummyfunction(&quot;GOOGLETRANSLATE($B85,&quot;&quot;en&quot;&quot;,U$1)&quot;);&quot;Gweithrediad mathemateg rhesymegol heb ei gydnabod&quot;)" office:value-type="string" office:string-value="Gweithrediad mathemateg rhesymegol heb ei gydnabod" calcext:value-type="string">
            <text:p>Gweithrediad mathemateg rhesymegol heb ei gydnabod</text:p>
          </table:table-cell>
          <table:table-cell table:style-name="ce2" table:formula="of:=IFERROR(__xludf.dummyfunction(&quot;GOOGLETRANSLATE($B85,&quot;&quot;en&quot;&quot;,V$1)&quot;);&quot;Ukusebenza okungaziwa okungaziwa kwezibalo&quot;)" office:value-type="string" office:string-value="Ukusebenza okungaziwa okungaziwa kwezibalo" calcext:value-type="string">
            <text:p>Ukusebenza okungaziwa okungaziwa kwezibalo</text:p>
          </table:table-cell>
          <table:table-cell table:style-name="ce2" table:formula="of:=IFERROR(__xludf.dummyfunction(&quot;GOOGLETRANSLATE($B85,&quot;&quot;en&quot;&quot;,W$1)&quot;);&quot;אַנרעקאַגנייזד באַרדאַסדיק מאַט אָפּעראַציע&quot;)" office:value-type="string" office:string-value="אַנרעקאַגנייזד באַרדאַסדיק מאַט אָפּעראַציע" calcext:value-type="string">
            <text:p>אַנרעקאַגנייזד באַרדאַסדיק מאַט אָפּעראַציע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UNRECOGNIZED VARIABLE TYPE</text:p>
          </table:table-cell>
          <table:table-cell table:style-name="ce2" table:formula="of:=IFERROR(__xludf.dummyfunction(&quot;GOOGLETRANSLATE($B86,&quot;&quot;en&quot;&quot;,C$1)&quot;);&quot;인식되지 않은 변수 유형&quot;)" office:value-type="string" office:string-value="인식되지 않은 변수 유형" calcext:value-type="string">
            <text:p>인식되지 않은 변수 유형</text:p>
          </table:table-cell>
          <table:table-cell table:style-name="ce2" table:formula="of:=IFERROR(__xludf.dummyfunction(&quot;GOOGLETRANSLATE($B86,&quot;&quot;en&quot;&quot;,D$1)&quot;);&quot;Type variable non reconnu&quot;)" office:value-type="string" office:string-value="Type variable non reconnu" calcext:value-type="string">
            <text:p>Type variable non reconnu</text:p>
          </table:table-cell>
          <table:table-cell table:style-name="ce2" table:formula="of:=IFERROR(__xludf.dummyfunction(&quot;GOOGLETRANSLATE($B86,&quot;&quot;en&quot;&quot;,E$1)&quot;);&quot;Unerkannter variabler Typ&quot;)" office:value-type="string" office:string-value="Unerkannter variabler Typ" calcext:value-type="string">
            <text:p>Unerkannter variabler Typ</text:p>
          </table:table-cell>
          <table:table-cell table:style-name="ce2" table:formula="of:=IFERROR(__xludf.dummyfunction(&quot;GOOGLETRANSLATE($B86,&quot;&quot;en&quot;&quot;,F$1)&quot;);&quot;无法识别的变量类型&quot;)" office:value-type="string" office:string-value="无法识别的变量类型" calcext:value-type="string">
            <text:p>无法识别的变量类型</text:p>
          </table:table-cell>
          <table:table-cell table:style-name="ce2" table:formula="of:=IFERROR(__xludf.dummyfunction(&quot;GOOGLETRANSLATE($B86,&quot;&quot;en&quot;&quot;,G$1)&quot;);&quot;Tipo de variable no reconocido&quot;)" office:value-type="string" office:string-value="Tipo de variable no reconocido" calcext:value-type="string">
            <text:p>Tipo de variable no reconocido</text:p>
          </table:table-cell>
          <table:table-cell table:style-name="ce2" table:formula="of:=IFERROR(__xludf.dummyfunction(&quot;GOOGLETRANSLATE($B86,&quot;&quot;en&quot;&quot;,H$1)&quot;);&quot;نوع متغير غير معترف به&quot;)" office:value-type="string" office:string-value="نوع متغير غير معترف به" calcext:value-type="string">
            <text:p>نوع متغير غير معترف به</text:p>
          </table:table-cell>
          <table:table-cell table:style-name="ce2" table:formula="of:=IFERROR(__xludf.dummyfunction(&quot;GOOGLETRANSLATE($B86,&quot;&quot;en&quot;&quot;,I$1)&quot;);&quot;Непознанный тип переменной&quot;)" office:value-type="string" office:string-value="Непознанный тип переменной" calcext:value-type="string">
            <text:p>Непознанный тип переменной</text:p>
          </table:table-cell>
          <table:table-cell table:style-name="ce2" table:formula="of:=IFERROR(__xludf.dummyfunction(&quot;GOOGLETRANSLATE($B86,&quot;&quot;en&quot;&quot;,J$1)&quot;);&quot;अपरिचित चर प्रकार&quot;)" office:value-type="string" office:string-value="अपरिचित चर प्रकार" calcext:value-type="string">
            <text:p>अपरिचित चर प्रकार</text:p>
          </table:table-cell>
          <table:table-cell table:style-name="ce2" table:formula="of:=IFERROR(__xludf.dummyfunction(&quot;GOOGLETRANSLATE($B86,&quot;&quot;en&quot;&quot;,K$1)&quot;);&quot;অচেনা পরিবর্তনশীল প্রকার&quot;)" office:value-type="string" office:string-value="অচেনা পরিবর্তনশীল প্রকার" calcext:value-type="string">
            <text:p>অচেনা পরিবর্তনশীল প্রকার</text:p>
          </table:table-cell>
          <table:table-cell table:style-name="ce2" table:formula="of:=IFERROR(__xludf.dummyfunction(&quot;GOOGLETRANSLATE($B86,&quot;&quot;en&quot;&quot;,L$1)&quot;);&quot;Tipo de variável não reconhecido&quot;)" office:value-type="string" office:string-value="Tipo de variável não reconhecido" calcext:value-type="string">
            <text:p>Tipo de variável não reconhecido</text:p>
          </table:table-cell>
          <table:table-cell table:style-name="ce2" table:formula="of:=IFERROR(__xludf.dummyfunction(&quot;GOOGLETRANSLATE($B86,&quot;&quot;en&quot;&quot;,M$1)&quot;);&quot;Jenis variabel yang tidak dikenali&quot;)" office:value-type="string" office:string-value="Jenis variabel yang tidak dikenali" calcext:value-type="string">
            <text:p>Jenis variabel yang tidak dikenali</text:p>
          </table:table-cell>
          <table:table-cell table:style-name="ce2" table:formula="of:=IFERROR(__xludf.dummyfunction(&quot;GOOGLETRANSLATE($B86,&quot;&quot;en&quot;&quot;,N$1)&quot;);&quot;認識されていない変数タイプ&quot;)" office:value-type="string" office:string-value="認識されていない変数タイプ" calcext:value-type="string">
            <text:p>認識されていない変数タイプ</text:p>
          </table:table-cell>
          <table:table-cell table:style-name="ce2" table:formula="of:=IFERROR(__xludf.dummyfunction(&quot;GOOGLETRANSLATE($B86,&quot;&quot;en&quot;&quot;,O$1)&quot;);&quot;סוג משתנה לא מוכר&quot;)" office:value-type="string" office:string-value="סוג משתנה לא מוכר" calcext:value-type="string">
            <text:p>סוג משתנה לא מוכר</text:p>
          </table:table-cell>
          <table:table-cell table:style-name="ce2" table:formula="of:=IFERROR(__xludf.dummyfunction(&quot;GOOGLETRANSLATE($B86,&quot;&quot;en&quot;&quot;,P$1)&quot;);&quot;Ne rekonita varia tipo&quot;)" office:value-type="string" office:string-value="Ne rekonita varia tipo" calcext:value-type="string">
            <text:p>Ne rekonita varia tipo</text:p>
          </table:table-cell>
          <table:table-cell table:style-name="ce2" table:formula="of:=IFERROR(__xludf.dummyfunction(&quot;GOOGLETRANSLATE($B86,&quot;&quot;en&quot;&quot;,Q$1)&quot;);&quot;Aina ya kutofautisha isiyojulikana&quot;)" office:value-type="string" office:string-value="Aina ya kutofautisha isiyojulikana" calcext:value-type="string">
            <text:p>Aina ya kutofautisha isiyojulikana</text:p>
          </table:table-cell>
          <table:table-cell table:style-name="ce2" table:formula="of:=IFERROR(__xludf.dummyfunction(&quot;GOOGLETRANSLATE($B86,&quot;&quot;en&quot;&quot;,R$1)&quot;);&quot;Hindi nakikilalang uri ng variable&quot;)" office:value-type="string" office:string-value="Hindi nakikilalang uri ng variable" calcext:value-type="string">
            <text:p>Hindi nakikilalang uri ng variable</text:p>
          </table:table-cell>
          <table:table-cell table:style-name="ce2" table:formula="of:=IFERROR(__xludf.dummyfunction(&quot;GOOGLETRANSLATE($B86,&quot;&quot;en&quot;&quot;,S$1)&quot;);&quot;غیر تسلیم شدہ متغیر قسم&quot;)" office:value-type="string" office:string-value="غیر تسلیم شدہ متغیر قسم" calcext:value-type="string">
            <text:p>غیر تسلیم شدہ متغیر قسم</text:p>
          </table:table-cell>
          <table:table-cell table:style-name="ce2" table:formula="of:=IFERROR(__xludf.dummyfunction(&quot;GOOGLETRANSLATE($B86,&quot;&quot;en&quot;&quot;,T$1)&quot;);&quot;Cognita variabilis type&quot;)" office:value-type="string" office:string-value="Cognita variabilis type" calcext:value-type="string">
            <text:p>Cognita variabilis type</text:p>
          </table:table-cell>
          <table:table-cell table:style-name="ce2" table:formula="of:=IFERROR(__xludf.dummyfunction(&quot;GOOGLETRANSLATE($B86,&quot;&quot;en&quot;&quot;,U$1)&quot;);&quot;Math Amrywiol heb ei gydnabod&quot;)" office:value-type="string" office:string-value="Math Amrywiol heb ei gydnabod" calcext:value-type="string">
            <text:p>Math Amrywiol heb ei gydnabod</text:p>
          </table:table-cell>
          <table:table-cell table:style-name="ce2" table:formula="of:=IFERROR(__xludf.dummyfunction(&quot;GOOGLETRANSLATE($B86,&quot;&quot;en&quot;&quot;,V$1)&quot;);&quot;Uhlobo olungenakuqhathaniswa&quot;)" office:value-type="string" office:string-value="Uhlobo olungenakuqhathaniswa" calcext:value-type="string">
            <text:p>Uhlobo olungenakuqhathaniswa</text:p>
          </table:table-cell>
          <table:table-cell table:style-name="ce2" table:formula="of:=IFERROR(__xludf.dummyfunction(&quot;GOOGLETRANSLATE($B86,&quot;&quot;en&quot;&quot;,W$1)&quot;);&quot;אַנרעקאַגנייזד בייַטעוודיק טיפּ&quot;)" office:value-type="string" office:string-value="אַנרעקאַגנייזד בייַטעוודיק טיפּ" calcext:value-type="string">
            <text:p>אַנרעקאַגנייזד בייַטעוודיק טיפּ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UNSET ENVIRONMENT VARIABLE</text:p>
          </table:table-cell>
          <table:table-cell table:style-name="ce2" table:formula="of:=IFERROR(__xludf.dummyfunction(&quot;GOOGLETRANSLATE($B87,&quot;&quot;en&quot;&quot;,C$1)&quot;);&quot;미세한 환경 변수&quot;)" office:value-type="string" office:string-value="미세한 환경 변수" calcext:value-type="string">
            <text:p>미세한 환경 변수</text:p>
          </table:table-cell>
          <table:table-cell table:style-name="ce2" table:formula="of:=IFERROR(__xludf.dummyfunction(&quot;GOOGLETRANSLATE($B87,&quot;&quot;en&quot;&quot;,D$1)&quot;);&quot;Variable d'environnement non.&quot;)" office:value-type="string" office:string-value="Variable d'environnement non." calcext:value-type="string">
            <text:p>Variable d'environnement non.</text:p>
          </table:table-cell>
          <table:table-cell table:style-name="ce2" table:formula="of:=IFERROR(__xludf.dummyfunction(&quot;GOOGLETRANSLATE($B87,&quot;&quot;en&quot;&quot;,E$1)&quot;);&quot;Unbegrenzte Umgebungsvariable&quot;)" office:value-type="string" office:string-value="Unbegrenzte Umgebungsvariable" calcext:value-type="string">
            <text:p>Unbegrenzte Umgebungsvariable</text:p>
          </table:table-cell>
          <table:table-cell table:style-name="ce2" table:formula="of:=IFERROR(__xludf.dummyfunction(&quot;GOOGLETRANSLATE($B87,&quot;&quot;en&quot;&quot;,F$1)&quot;);&quot;未设置的环境变量&quot;)" office:value-type="string" office:string-value="未设置的环境变量" calcext:value-type="string">
            <text:p>未设置的环境变量</text:p>
          </table:table-cell>
          <table:table-cell table:style-name="ce2" table:formula="of:=IFERROR(__xludf.dummyfunction(&quot;GOOGLETRANSLATE($B87,&quot;&quot;en&quot;&quot;,G$1)&quot;);&quot;Variable de entorno no establecida&quot;)" office:value-type="string" office:string-value="Variable de entorno no establecida" calcext:value-type="string">
            <text:p>Variable de entorno no establecida</text:p>
          </table:table-cell>
          <table:table-cell table:style-name="ce2" table:formula="of:=IFERROR(__xludf.dummyfunction(&quot;GOOGLETRANSLATE($B87,&quot;&quot;en&quot;&quot;,H$1)&quot;);&quot;غير متغير البيئة&quot;)" office:value-type="string" office:string-value="غير متغير البيئة" calcext:value-type="string">
            <text:p>غير متغير البيئة</text:p>
          </table:table-cell>
          <table:table-cell table:style-name="ce2" table:formula="of:=IFERROR(__xludf.dummyfunction(&quot;GOOGLETRANSLATE($B87,&quot;&quot;en&quot;&quot;,I$1)&quot;);&quot;Неоткрытая переменная среды&quot;)" office:value-type="string" office:string-value="Неоткрытая переменная среды" calcext:value-type="string">
            <text:p>Неоткрытая переменная среды</text:p>
          </table:table-cell>
          <table:table-cell table:style-name="ce2" table:formula="of:=IFERROR(__xludf.dummyfunction(&quot;GOOGLETRANSLATE($B87,&quot;&quot;en&quot;&quot;,J$1)&quot;);&quot;अस्वाभाविक पर्यावरण चर&quot;)" office:value-type="string" office:string-value="अस्वाभाविक पर्यावरण चर" calcext:value-type="string">
            <text:p>अस्वाभाविक पर्यावरण चर</text:p>
          </table:table-cell>
          <table:table-cell table:style-name="ce2" table:formula="of:=IFERROR(__xludf.dummyfunction(&quot;GOOGLETRANSLATE($B87,&quot;&quot;en&quot;&quot;,K$1)&quot;);&quot;আনসেট পরিবেশ পরিবর্তনশীল&quot;)" office:value-type="string" office:string-value="আনসেট পরিবেশ পরিবর্তনশীল" calcext:value-type="string">
            <text:p>আনসেট পরিবেশ পরিবর্তনশীল</text:p>
          </table:table-cell>
          <table:table-cell table:style-name="ce2" table:formula="of:=IFERROR(__xludf.dummyfunction(&quot;GOOGLETRANSLATE($B87,&quot;&quot;en&quot;&quot;,L$1)&quot;);&quot;Variável de ambiente não definido&quot;)" office:value-type="string" office:string-value="Variável de ambiente não definido" calcext:value-type="string">
            <text:p>Variável de ambiente não definido</text:p>
          </table:table-cell>
          <table:table-cell table:style-name="ce2" table:formula="of:=IFERROR(__xludf.dummyfunction(&quot;GOOGLETRANSLATE($B87,&quot;&quot;en&quot;&quot;,M$1)&quot;);&quot;Variabel Lingkungan yang Tidak Terbaik&quot;)" office:value-type="string" office:string-value="Variabel Lingkungan yang Tidak Terbaik" calcext:value-type="string">
            <text:p>Variabel Lingkungan yang Tidak Terbaik</text:p>
          </table:table-cell>
          <table:table-cell table:style-name="ce2" table:formula="of:=IFERROR(__xludf.dummyfunction(&quot;GOOGLETRANSLATE($B87,&quot;&quot;en&quot;&quot;,N$1)&quot;);&quot;設定されていない環境変数&quot;)" office:value-type="string" office:string-value="設定されていない環境変数" calcext:value-type="string">
            <text:p>設定されていない環境変数</text:p>
          </table:table-cell>
          <table:table-cell table:style-name="ce2" table:formula="of:=IFERROR(__xludf.dummyfunction(&quot;GOOGLETRANSLATE($B87,&quot;&quot;en&quot;&quot;,O$1)&quot;);&quot;ביטול סביבת הסביבה&quot;)" office:value-type="string" office:string-value="ביטול סביבת הסביבה" calcext:value-type="string">
            <text:p>ביטול סביבת הסביבה</text:p>
          </table:table-cell>
          <table:table-cell table:style-name="ce2" table:formula="of:=IFERROR(__xludf.dummyfunction(&quot;GOOGLETRANSLATE($B87,&quot;&quot;en&quot;&quot;,P$1)&quot;);&quot;Malŝaltita media variablo&quot;)" office:value-type="string" office:string-value="Malŝaltita media variablo" calcext:value-type="string">
            <text:p>Malŝaltita media variablo</text:p>
          </table:table-cell>
          <table:table-cell table:style-name="ce2" table:formula="of:=IFERROR(__xludf.dummyfunction(&quot;GOOGLETRANSLATE($B87,&quot;&quot;en&quot;&quot;,Q$1)&quot;);&quot;Mazingira ya kutofautisha&quot;)" office:value-type="string" office:string-value="Mazingira ya kutofautisha" calcext:value-type="string">
            <text:p>Mazingira ya kutofautisha</text:p>
          </table:table-cell>
          <table:table-cell table:style-name="ce2" table:formula="of:=IFERROR(__xludf.dummyfunction(&quot;GOOGLETRANSLATE($B87,&quot;&quot;en&quot;&quot;,R$1)&quot;);&quot;Unset variable variable&quot;)" office:value-type="string" office:string-value="Unset variable variable" calcext:value-type="string">
            <text:p>Unset variable variable</text:p>
          </table:table-cell>
          <table:table-cell table:style-name="ce2" table:formula="of:=IFERROR(__xludf.dummyfunction(&quot;GOOGLETRANSLATE($B87,&quot;&quot;en&quot;&quot;,S$1)&quot;);&quot;غیر سیٹ ماحول متغیر&quot;)" office:value-type="string" office:string-value="غیر سیٹ ماحول متغیر" calcext:value-type="string">
            <text:p>غیر سیٹ ماحول متغیر</text:p>
          </table:table-cell>
          <table:table-cell table:style-name="ce2" table:formula="of:=IFERROR(__xludf.dummyfunction(&quot;GOOGLETRANSLATE($B87,&quot;&quot;en&quot;&quot;,T$1)&quot;);&quot;Unset environment variabilis&quot;)" office:value-type="string" office:string-value="Unset environment variabilis" calcext:value-type="string">
            <text:p>Unset environment variabilis</text:p>
          </table:table-cell>
          <table:table-cell table:style-name="ce2" table:formula="of:=IFERROR(__xludf.dummyfunction(&quot;GOOGLETRANSLATE($B87,&quot;&quot;en&quot;&quot;,U$1)&quot;);&quot;Newidyn amgylchedd dadosod&quot;)" office:value-type="string" office:string-value="Newidyn amgylchedd dadosod" calcext:value-type="string">
            <text:p>Newidyn amgylchedd dadosod</text:p>
          </table:table-cell>
          <table:table-cell table:style-name="ce2" table:formula="of:=IFERROR(__xludf.dummyfunction(&quot;GOOGLETRANSLATE($B87,&quot;&quot;en&quot;&quot;,V$1)&quot;);&quot;Ukuhlukahluka kwemvelo ye-UNESET&quot;)" office:value-type="string" office:string-value="Ukuhlukahluka kwemvelo ye-UNESET" calcext:value-type="string">
            <text:p>Ukuhlukahluka kwemvelo ye-UNESET</text:p>
          </table:table-cell>
          <table:table-cell table:style-name="ce2" table:formula="of:=IFERROR(__xludf.dummyfunction(&quot;GOOGLETRANSLATE($B87,&quot;&quot;en&quot;&quot;,W$1)&quot;);&quot;ונעט סוויווע בייַטעוודיק&quot;)" office:value-type="string" office:string-value="ונעט סוויווע בייַטעוודיק" calcext:value-type="string">
            <text:p>ונעט סוויווע בייַטעוודיק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VARIABLE / ARRAY DEFINITION MISMATCH</text:p>
          </table:table-cell>
          <table:table-cell table:style-name="ce2" table:formula="of:=IFERROR(__xludf.dummyfunction(&quot;GOOGLETRANSLATE($B88,&quot;&quot;en&quot;&quot;,C$1)&quot;);&quot;변수 / 배열 정의 불일치&quot;)" office:value-type="string" office:string-value="변수 / 배열 정의 불일치" calcext:value-type="string">
            <text:p>변수 / 배열 정의 불일치</text:p>
          </table:table-cell>
          <table:table-cell table:style-name="ce2" table:formula="of:=IFERROR(__xludf.dummyfunction(&quot;GOOGLETRANSLATE($B88,&quot;&quot;en&quot;&quot;,D$1)&quot;);&quot;Déliaté de définition variable / tableau&quot;)" office:value-type="string" office:string-value="Déliaté de définition variable / tableau" calcext:value-type="string">
            <text:p>Déliaté de définition variable / tableau</text:p>
          </table:table-cell>
          <table:table-cell table:style-name="ce2" table:formula="of:=IFERROR(__xludf.dummyfunction(&quot;GOOGLETRANSLATE($B88,&quot;&quot;en&quot;&quot;,E$1)&quot;);&quot;Variable / Array -Definition Fehlanpassung&quot;)" office:value-type="string" office:string-value="Variable / Array -Definition Fehlanpassung" calcext:value-type="string">
            <text:p>Variable / Array -Definition Fehlanpassung</text:p>
          </table:table-cell>
          <table:table-cell table:style-name="ce2" table:formula="of:=IFERROR(__xludf.dummyfunction(&quot;GOOGLETRANSLATE($B88,&quot;&quot;en&quot;&quot;,F$1)&quot;);&quot;变量 /数组定义不匹配&quot;)" office:value-type="string" office:string-value="变量 /数组定义不匹配" calcext:value-type="string">
            <text:p>变量 /数组定义不匹配</text:p>
          </table:table-cell>
          <table:table-cell table:style-name="ce2" table:formula="of:=IFERROR(__xludf.dummyfunction(&quot;GOOGLETRANSLATE($B88,&quot;&quot;en&quot;&quot;,G$1)&quot;);&quot;Desajuste de definición de variable / matriz&quot;)" office:value-type="string" office:string-value="Desajuste de definición de variable / matriz" calcext:value-type="string">
            <text:p>Desajuste de definición de variable / matriz</text:p>
          </table:table-cell>
          <table:table-cell table:style-name="ce2" table:formula="of:=IFERROR(__xludf.dummyfunction(&quot;GOOGLETRANSLATE($B88,&quot;&quot;en&quot;&quot;,H$1)&quot;);&quot;متغير / تعريف تعريف عدم تطابق&quot;)" office:value-type="string" office:string-value="متغير / تعريف تعريف عدم تطابق" calcext:value-type="string">
            <text:p>متغير / تعريف تعريف عدم تطابق</text:p>
          </table:table-cell>
          <table:table-cell table:style-name="ce2" table:formula="of:=IFERROR(__xludf.dummyfunction(&quot;GOOGLETRANSLATE($B88,&quot;&quot;en&quot;&quot;,I$1)&quot;);&quot;Несоответствие определения переменной / массива&quot;)" office:value-type="string" office:string-value="Несоответствие определения переменной / массива" calcext:value-type="string">
            <text:p>Несоответствие определения переменной / массива</text:p>
          </table:table-cell>
          <table:table-cell table:style-name="ce2" table:formula="of:=IFERROR(__xludf.dummyfunction(&quot;GOOGLETRANSLATE($B88,&quot;&quot;en&quot;&quot;,J$1)&quot;);&quot;परिवर्तनीय / सरणी परिभाषा बेमेल&quot;)" office:value-type="string" office:string-value="परिवर्तनीय / सरणी परिभाषा बेमेल" calcext:value-type="string">
            <text:p>परिवर्तनीय / सरणी परिभाषा बेमेल</text:p>
          </table:table-cell>
          <table:table-cell table:style-name="ce2" table:formula="of:=IFERROR(__xludf.dummyfunction(&quot;GOOGLETRANSLATE($B88,&quot;&quot;en&quot;&quot;,K$1)&quot;);&quot;পরিবর্তনশীল / অ্যারে সংজ্ঞা অমিল&quot;)" office:value-type="string" office:string-value="পরিবর্তনশীল / অ্যারে সংজ্ঞা অমিল" calcext:value-type="string">
            <text:p>পরিবর্তনশীল / অ্যারে সংজ্ঞা অমিল</text:p>
          </table:table-cell>
          <table:table-cell table:style-name="ce2" table:formula="of:=IFERROR(__xludf.dummyfunction(&quot;GOOGLETRANSLATE($B88,&quot;&quot;en&quot;&quot;,L$1)&quot;);&quot;Variável / Definição de Array incompatibilidade&quot;)" office:value-type="string" office:string-value="Variável / Definição de Array incompatibilidade" calcext:value-type="string">
            <text:p>Variável / Definição de Array incompatibilidade</text:p>
          </table:table-cell>
          <table:table-cell table:style-name="ce2" table:formula="of:=IFERROR(__xludf.dummyfunction(&quot;GOOGLETRANSLATE($B88,&quot;&quot;en&quot;&quot;,M$1)&quot;);&quot;Ketidakcocokan Definisi Variabel / Array&quot;)" office:value-type="string" office:string-value="Ketidakcocokan Definisi Variabel / Array" calcext:value-type="string">
            <text:p>Ketidakcocokan Definisi Variabel / Array</text:p>
          </table:table-cell>
          <table:table-cell table:style-name="ce2" table:formula="of:=IFERROR(__xludf.dummyfunction(&quot;GOOGLETRANSLATE($B88,&quot;&quot;en&quot;&quot;,N$1)&quot;);&quot;変数 /配列定義の不一致&quot;)" office:value-type="string" office:string-value="変数 /配列定義の不一致" calcext:value-type="string">
            <text:p>変数 /配列定義の不一致</text:p>
          </table:table-cell>
          <table:table-cell table:style-name="ce2" table:formula="of:=IFERROR(__xludf.dummyfunction(&quot;GOOGLETRANSLATE($B88,&quot;&quot;en&quot;&quot;,O$1)&quot;);&quot;משתנה / מערך הגדרת חוסר התאמה&quot;)" office:value-type="string" office:string-value="משתנה / מערך הגדרת חוסר התאמה" calcext:value-type="string">
            <text:p>משתנה / מערך הגדרת חוסר התאמה</text:p>
          </table:table-cell>
          <table:table-cell table:style-name="ce2" table:formula="of:=IFERROR(__xludf.dummyfunction(&quot;GOOGLETRANSLATE($B88,&quot;&quot;en&quot;&quot;,P$1)&quot;);&quot;Variabla / Array -Difino Malsukcesa&quot;)" office:value-type="string" office:string-value="Variabla / Array -Difino Malsukcesa" calcext:value-type="string">
            <text:p>Variabla / Array -Difino Malsukcesa</text:p>
          </table:table-cell>
          <table:table-cell table:style-name="ce2" table:formula="of:=IFERROR(__xludf.dummyfunction(&quot;GOOGLETRANSLATE($B88,&quot;&quot;en&quot;&quot;,Q$1)&quot;);&quot;Kutofautisha / safu ya ufafanuzi&quot;)" office:value-type="string" office:string-value="Kutofautisha / safu ya ufafanuzi" calcext:value-type="string">
            <text:p>Kutofautisha / safu ya ufafanuzi</text:p>
          </table:table-cell>
          <table:table-cell table:style-name="ce2" table:formula="of:=IFERROR(__xludf.dummyfunction(&quot;GOOGLETRANSLATE($B88,&quot;&quot;en&quot;&quot;,R$1)&quot;);&quot;Variable / Array Definition mismatch&quot;)" office:value-type="string" office:string-value="Variable / Array Definition mismatch" calcext:value-type="string">
            <text:p>Variable / Array Definition mismatch</text:p>
          </table:table-cell>
          <table:table-cell table:style-name="ce2" table:formula="of:=IFERROR(__xludf.dummyfunction(&quot;GOOGLETRANSLATE($B88,&quot;&quot;en&quot;&quot;,S$1)&quot;);&quot;متغیر / سرنی تعریف مماثل&quot;)" office:value-type="string" office:string-value="متغیر / سرنی تعریف مماثل" calcext:value-type="string">
            <text:p>متغیر / سرنی تعریف مماثل</text:p>
          </table:table-cell>
          <table:table-cell table:style-name="ce2" table:formula="of:=IFERROR(__xludf.dummyfunction(&quot;GOOGLETRANSLATE($B88,&quot;&quot;en&quot;&quot;,T$1)&quot;);&quot;Variabilis / ordinata Definitio Mismatch&quot;)" office:value-type="string" office:string-value="Variabilis / ordinata Definitio Mismatch" calcext:value-type="string">
            <text:p>Variabilis / ordinata Definitio Mismatch</text:p>
          </table:table-cell>
          <table:table-cell table:style-name="ce2" table:formula="of:=IFERROR(__xludf.dummyfunction(&quot;GOOGLETRANSLATE($B88,&quot;&quot;en&quot;&quot;,U$1)&quot;);&quot;Camgymhariad Diffiniad Amrywiol / Array&quot;)" office:value-type="string" office:string-value="Camgymhariad Diffiniad Amrywiol / Array" calcext:value-type="string">
            <text:p>Camgymhariad Diffiniad Amrywiol / Array</text:p>
          </table:table-cell>
          <table:table-cell table:style-name="ce2" table:formula="of:=IFERROR(__xludf.dummyfunction(&quot;GOOGLETRANSLATE($B88,&quot;&quot;en&quot;&quot;,V$1)&quot;);&quot;Okuguqukayo / Ukuchazwa kwencazelo Mismatch&quot;)" office:value-type="string" office:string-value="Okuguqukayo / Ukuchazwa kwencazelo Mismatch" calcext:value-type="string">
            <text:p>Okuguqukayo / Ukuchazwa kwencazelo Mismatch</text:p>
          </table:table-cell>
          <table:table-cell table:style-name="ce2" table:formula="of:=IFERROR(__xludf.dummyfunction(&quot;GOOGLETRANSLATE($B88,&quot;&quot;en&quot;&quot;,W$1)&quot;);&quot;וואַריאַנטע / מענגע דעפֿיניציע מיסמאַטש&quot;)" office:value-type="string" office:string-value="וואַריאַנטע / מענגע דעפֿיניציע מיסמאַטש" calcext:value-type="string">
            <text:p>וואַריאַנטע / מענגע דעפֿיניציע מיסמאַטש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VARIABLE DEFINED AS ARRAY</text:p>
          </table:table-cell>
          <table:table-cell table:style-name="ce2" table:formula="of:=IFERROR(__xludf.dummyfunction(&quot;GOOGLETRANSLATE($B89,&quot;&quot;en&quot;&quot;,C$1)&quot;);&quot;변수 배열로 정의됩니다&quot;)" office:value-type="string" office:string-value="변수 배열로 정의됩니다" calcext:value-type="string">
            <text:p>변수 배열로 정의됩니다</text:p>
          </table:table-cell>
          <table:table-cell table:style-name="ce2" table:formula="of:=IFERROR(__xludf.dummyfunction(&quot;GOOGLETRANSLATE($B89,&quot;&quot;en&quot;&quot;,D$1)&quot;);&quot;Variable définie comme un tableau&quot;)" office:value-type="string" office:string-value="Variable définie comme un tableau" calcext:value-type="string">
            <text:p>Variable définie comme un tableau</text:p>
          </table:table-cell>
          <table:table-cell table:style-name="ce2" table:formula="of:=IFERROR(__xludf.dummyfunction(&quot;GOOGLETRANSLATE($B89,&quot;&quot;en&quot;&quot;,E$1)&quot;);&quot;Variable als Array definiert&quot;)" office:value-type="string" office:string-value="Variable als Array definiert" calcext:value-type="string">
            <text:p>Variable als Array definiert</text:p>
          </table:table-cell>
          <table:table-cell table:style-name="ce2" table:formula="of:=IFERROR(__xludf.dummyfunction(&quot;GOOGLETRANSLATE($B89,&quot;&quot;en&quot;&quot;,F$1)&quot;);&quot;变量定义为数组&quot;)" office:value-type="string" office:string-value="变量定义为数组" calcext:value-type="string">
            <text:p>变量定义为数组</text:p>
          </table:table-cell>
          <table:table-cell table:style-name="ce2" table:formula="of:=IFERROR(__xludf.dummyfunction(&quot;GOOGLETRANSLATE($B89,&quot;&quot;en&quot;&quot;,G$1)&quot;);&quot;Variable definida como matriz&quot;)" office:value-type="string" office:string-value="Variable definida como matriz" calcext:value-type="string">
            <text:p>Variable definida como matriz</text:p>
          </table:table-cell>
          <table:table-cell table:style-name="ce2" table:formula="of:=IFERROR(__xludf.dummyfunction(&quot;GOOGLETRANSLATE($B89,&quot;&quot;en&quot;&quot;,H$1)&quot;);&quot;متغير محدد على أنه صفيف&quot;)" office:value-type="string" office:string-value="متغير محدد على أنه صفيف" calcext:value-type="string">
            <text:p>متغير محدد على أنه صفيف</text:p>
          </table:table-cell>
          <table:table-cell table:style-name="ce2" table:formula="of:=IFERROR(__xludf.dummyfunction(&quot;GOOGLETRANSLATE($B89,&quot;&quot;en&quot;&quot;,I$1)&quot;);&quot;Переменная, определенная как массив&quot;)" office:value-type="string" office:string-value="Переменная, определенная как массив" calcext:value-type="string">
            <text:p>Переменная, определенная как массив</text:p>
          </table:table-cell>
          <table:table-cell table:style-name="ce2" table:formula="of:=IFERROR(__xludf.dummyfunction(&quot;GOOGLETRANSLATE($B89,&quot;&quot;en&quot;&quot;,J$1)&quot;);&quot;चर को सरणी के रूप में परिभाषित किया गया&quot;)" office:value-type="string" office:string-value="चर को सरणी के रूप में परिभाषित किया गया" calcext:value-type="string">
            <text:p>चर को सरणी के रूप में परिभाषित किया गया</text:p>
          </table:table-cell>
          <table:table-cell table:style-name="ce2" table:formula="of:=IFERROR(__xludf.dummyfunction(&quot;GOOGLETRANSLATE($B89,&quot;&quot;en&quot;&quot;,K$1)&quot;);&quot;পরিবর্তনশীল অ্যারে হিসাবে সংজ্ঞায়িত&quot;)" office:value-type="string" office:string-value="পরিবর্তনশীল অ্যারে হিসাবে সংজ্ঞায়িত" calcext:value-type="string">
            <text:p>পরিবর্তনশীল অ্যারে হিসাবে সংজ্ঞায়িত</text:p>
          </table:table-cell>
          <table:table-cell table:style-name="ce2" table:formula="of:=IFERROR(__xludf.dummyfunction(&quot;GOOGLETRANSLATE($B89,&quot;&quot;en&quot;&quot;,L$1)&quot;);&quot;Variável definida como matriz&quot;)" office:value-type="string" office:string-value="Variável definida como matriz" calcext:value-type="string">
            <text:p>Variável definida como matriz</text:p>
          </table:table-cell>
          <table:table-cell table:style-name="ce2" table:formula="of:=IFERROR(__xludf.dummyfunction(&quot;GOOGLETRANSLATE($B89,&quot;&quot;en&quot;&quot;,M$1)&quot;);&quot;Variabel didefinisikan sebagai array&quot;)" office:value-type="string" office:string-value="Variabel didefinisikan sebagai array" calcext:value-type="string">
            <text:p>Variabel didefinisikan sebagai array</text:p>
          </table:table-cell>
          <table:table-cell table:style-name="ce2" table:formula="of:=IFERROR(__xludf.dummyfunction(&quot;GOOGLETRANSLATE($B89,&quot;&quot;en&quot;&quot;,N$1)&quot;);&quot;配列として定義された変数&quot;)" office:value-type="string" office:string-value="配列として定義された変数" calcext:value-type="string">
            <text:p>配列として定義された変数</text:p>
          </table:table-cell>
          <table:table-cell table:style-name="ce2" table:formula="of:=IFERROR(__xludf.dummyfunction(&quot;GOOGLETRANSLATE($B89,&quot;&quot;en&quot;&quot;,O$1)&quot;);&quot;משתנה המוגדר כמערך&quot;)" office:value-type="string" office:string-value="משתנה המוגדר כמערך" calcext:value-type="string">
            <text:p>משתנה המוגדר כמערך</text:p>
          </table:table-cell>
          <table:table-cell table:style-name="ce2" table:formula="of:=IFERROR(__xludf.dummyfunction(&quot;GOOGLETRANSLATE($B89,&quot;&quot;en&quot;&quot;,P$1)&quot;);&quot;Variaĵo difinita kiel tabelo&quot;)" office:value-type="string" office:string-value="Variaĵo difinita kiel tabelo" calcext:value-type="string">
            <text:p>Variaĵo difinita kiel tabelo</text:p>
          </table:table-cell>
          <table:table-cell table:style-name="ce2" table:formula="of:=IFERROR(__xludf.dummyfunction(&quot;GOOGLETRANSLATE($B89,&quot;&quot;en&quot;&quot;,Q$1)&quot;);&quot;Inaweza kufafanuliwa kama safu&quot;)" office:value-type="string" office:string-value="Inaweza kufafanuliwa kama safu" calcext:value-type="string">
            <text:p>Inaweza kufafanuliwa kama safu</text:p>
          </table:table-cell>
          <table:table-cell table:style-name="ce2" table:formula="of:=IFERROR(__xludf.dummyfunction(&quot;GOOGLETRANSLATE($B89,&quot;&quot;en&quot;&quot;,R$1)&quot;);&quot;Variable na tinukoy bilang array&quot;)" office:value-type="string" office:string-value="Variable na tinukoy bilang array" calcext:value-type="string">
            <text:p>Variable na tinukoy bilang array</text:p>
          </table:table-cell>
          <table:table-cell table:style-name="ce2" table:formula="of:=IFERROR(__xludf.dummyfunction(&quot;GOOGLETRANSLATE($B89,&quot;&quot;en&quot;&quot;,S$1)&quot;);&quot;متغیر کی وضاحت سرنی کے طور پر کی گئی ہے&quot;)" office:value-type="string" office:string-value="متغیر کی وضاحت سرنی کے طور پر کی گئی ہے" calcext:value-type="string">
            <text:p>متغیر کی وضاحت سرنی کے طور پر کی گئی ہے</text:p>
          </table:table-cell>
          <table:table-cell table:style-name="ce2" table:formula="of:=IFERROR(__xludf.dummyfunction(&quot;GOOGLETRANSLATE($B89,&quot;&quot;en&quot;&quot;,T$1)&quot;);&quot;Variabilis defined as ordinata&quot;)" office:value-type="string" office:string-value="Variabilis defined as ordinata" calcext:value-type="string">
            <text:p>Variabilis defined as ordinata</text:p>
          </table:table-cell>
          <table:table-cell table:style-name="ce2" table:formula="of:=IFERROR(__xludf.dummyfunction(&quot;GOOGLETRANSLATE($B89,&quot;&quot;en&quot;&quot;,U$1)&quot;);&quot;Amrywiol wedi'i ddiffinio fel arae&quot;)" office:value-type="string" office:string-value="Amrywiol wedi'i ddiffinio fel arae" calcext:value-type="string">
            <text:p>Amrywiol wedi'i ddiffinio fel arae</text:p>
          </table:table-cell>
          <table:table-cell table:style-name="ce2" table:formula="of:=IFERROR(__xludf.dummyfunction(&quot;GOOGLETRANSLATE($B89,&quot;&quot;en&quot;&quot;,V$1)&quot;);&quot;Okuguquguqukayo okuchaziwe njengohlu&quot;)" office:value-type="string" office:string-value="Okuguquguqukayo okuchaziwe njengohlu" calcext:value-type="string">
            <text:p>Okuguquguqukayo okuchaziwe njengohlu</text:p>
          </table:table-cell>
          <table:table-cell table:style-name="ce2" table:formula="of:=IFERROR(__xludf.dummyfunction(&quot;GOOGLETRANSLATE($B89,&quot;&quot;en&quot;&quot;,W$1)&quot;);&quot;וואַריאַבלע דיפיינד ווי מענגע&quot;)" office:value-type="string" office:string-value="וואַריאַבלע דיפיינד ווי מענגע" calcext:value-type="string">
            <text:p>וואַריאַבלע דיפיינד ווי מענגע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VARIABLE DEFINED AS NONARRAY</text:p>
          </table:table-cell>
          <table:table-cell table:style-name="ce2" table:formula="of:=IFERROR(__xludf.dummyfunction(&quot;GOOGLETRANSLATE($B90,&quot;&quot;en&quot;&quot;,C$1)&quot;);&quot;변수가 아닌 것으로 정의됩니다&quot;)" office:value-type="string" office:string-value="변수가 아닌 것으로 정의됩니다" calcext:value-type="string">
            <text:p>변수가 아닌 것으로 정의됩니다</text:p>
          </table:table-cell>
          <table:table-cell table:style-name="ce2" table:formula="of:=IFERROR(__xludf.dummyfunction(&quot;GOOGLETRANSLATE($B90,&quot;&quot;en&quot;&quot;,D$1)&quot;);&quot;Variable définie comme non.&quot;)" office:value-type="string" office:string-value="Variable définie comme non." calcext:value-type="string">
            <text:p>Variable définie comme non.</text:p>
          </table:table-cell>
          <table:table-cell table:style-name="ce2" table:formula="of:=IFERROR(__xludf.dummyfunction(&quot;GOOGLETRANSLATE($B90,&quot;&quot;en&quot;&quot;,E$1)&quot;);&quot;Variable definiert als Nonarray&quot;)" office:value-type="string" office:string-value="Variable definiert als Nonarray" calcext:value-type="string">
            <text:p>Variable definiert als Nonarray</text:p>
          </table:table-cell>
          <table:table-cell table:style-name="ce2" table:formula="of:=IFERROR(__xludf.dummyfunction(&quot;GOOGLETRANSLATE($B90,&quot;&quot;en&quot;&quot;,F$1)&quot;);&quot;定义为非阵列的变量&quot;)" office:value-type="string" office:string-value="定义为非阵列的变量" calcext:value-type="string">
            <text:p>定义为非阵列的变量</text:p>
          </table:table-cell>
          <table:table-cell table:style-name="ce2" table:formula="of:=IFERROR(__xludf.dummyfunction(&quot;GOOGLETRANSLATE($B90,&quot;&quot;en&quot;&quot;,G$1)&quot;);&quot;Variable definida como no matriz&quot;)" office:value-type="string" office:string-value="Variable definida como no matriz" calcext:value-type="string">
            <text:p>Variable definida como no matriz</text:p>
          </table:table-cell>
          <table:table-cell table:style-name="ce2" table:formula="of:=IFERROR(__xludf.dummyfunction(&quot;GOOGLETRANSLATE($B90,&quot;&quot;en&quot;&quot;,H$1)&quot;);&quot;متغير تعريف&quot;)" office:value-type="string" office:string-value="متغير تعريف" calcext:value-type="string">
            <text:p>متغير تعريف</text:p>
          </table:table-cell>
          <table:table-cell table:style-name="ce2" table:formula="of:=IFERROR(__xludf.dummyfunction(&quot;GOOGLETRANSLATE($B90,&quot;&quot;en&quot;&quot;,I$1)&quot;);&quot;Переменная, определяемая как nonArray&quot;)" office:value-type="string" office:string-value="Переменная, определяемая как nonArray" calcext:value-type="string">
            <text:p>Переменная, определяемая как nonArray</text:p>
          </table:table-cell>
          <table:table-cell table:style-name="ce2" table:formula="of:=IFERROR(__xludf.dummyfunction(&quot;GOOGLETRANSLATE($B90,&quot;&quot;en&quot;&quot;,J$1)&quot;);&quot;वैरिएबल को नॉनरे के रूप में परिभाषित किया गया&quot;)" office:value-type="string" office:string-value="वैरिएबल को नॉनरे के रूप में परिभाषित किया गया" calcext:value-type="string">
            <text:p>वैरिएबल को नॉनरे के रूप में परिभाषित किया गया</text:p>
          </table:table-cell>
          <table:table-cell table:style-name="ce2" table:formula="of:=IFERROR(__xludf.dummyfunction(&quot;GOOGLETRANSLATE($B90,&quot;&quot;en&quot;&quot;,K$1)&quot;);&quot;পরিবর্তনশীল ননআরে হিসাবে সংজ্ঞায়িত&quot;)" office:value-type="string" office:string-value="পরিবর্তনশীল ননআরে হিসাবে সংজ্ঞায়িত" calcext:value-type="string">
            <text:p>পরিবর্তনশীল ননআরে হিসাবে সংজ্ঞায়িত</text:p>
          </table:table-cell>
          <table:table-cell table:style-name="ce2" table:formula="of:=IFERROR(__xludf.dummyfunction(&quot;GOOGLETRANSLATE($B90,&quot;&quot;en&quot;&quot;,L$1)&quot;);&quot;Variável definida como não -marge&quot;)" office:value-type="string" office:string-value="Variável definida como não -marge" calcext:value-type="string">
            <text:p>Variável definida como não -marge</text:p>
          </table:table-cell>
          <table:table-cell table:style-name="ce2" table:formula="of:=IFERROR(__xludf.dummyfunction(&quot;GOOGLETRANSLATE($B90,&quot;&quot;en&quot;&quot;,M$1)&quot;);&quot;Variabel didefinisikan sebagai nonarray&quot;)" office:value-type="string" office:string-value="Variabel didefinisikan sebagai nonarray" calcext:value-type="string">
            <text:p>Variabel didefinisikan sebagai nonarray</text:p>
          </table:table-cell>
          <table:table-cell table:style-name="ce2" table:formula="of:=IFERROR(__xludf.dummyfunction(&quot;GOOGLETRANSLATE($B90,&quot;&quot;en&quot;&quot;,N$1)&quot;);&quot;非アレイとして定義された変数&quot;)" office:value-type="string" office:string-value="非アレイとして定義された変数" calcext:value-type="string">
            <text:p>非アレイとして定義された変数</text:p>
          </table:table-cell>
          <table:table-cell table:style-name="ce2" table:formula="of:=IFERROR(__xludf.dummyfunction(&quot;GOOGLETRANSLATE($B90,&quot;&quot;en&quot;&quot;,O$1)&quot;);&quot;משתנה המוגדר כלא מערך&quot;)" office:value-type="string" office:string-value="משתנה המוגדר כלא מערך" calcext:value-type="string">
            <text:p>משתנה המוגדר כלא מערך</text:p>
          </table:table-cell>
          <table:table-cell table:style-name="ce2" table:formula="of:=IFERROR(__xludf.dummyfunction(&quot;GOOGLETRANSLATE($B90,&quot;&quot;en&quot;&quot;,P$1)&quot;);&quot;Variaĵo difinita kiel nearray&quot;)" office:value-type="string" office:string-value="Variaĵo difinita kiel nearray" calcext:value-type="string">
            <text:p>Variaĵo difinita kiel nearray</text:p>
          </table:table-cell>
          <table:table-cell table:style-name="ce2" table:formula="of:=IFERROR(__xludf.dummyfunction(&quot;GOOGLETRANSLATE($B90,&quot;&quot;en&quot;&quot;,Q$1)&quot;);&quot;Inaweza kufafanuliwa kama nonarray&quot;)" office:value-type="string" office:string-value="Inaweza kufafanuliwa kama nonarray" calcext:value-type="string">
            <text:p>Inaweza kufafanuliwa kama nonarray</text:p>
          </table:table-cell>
          <table:table-cell table:style-name="ce2" table:formula="of:=IFERROR(__xludf.dummyfunction(&quot;GOOGLETRANSLATE($B90,&quot;&quot;en&quot;&quot;,R$1)&quot;);&quot;Variable na tinukoy bilang nonarray&quot;)" office:value-type="string" office:string-value="Variable na tinukoy bilang nonarray" calcext:value-type="string">
            <text:p>Variable na tinukoy bilang nonarray</text:p>
          </table:table-cell>
          <table:table-cell table:style-name="ce2" table:formula="of:=IFERROR(__xludf.dummyfunction(&quot;GOOGLETRANSLATE($B90,&quot;&quot;en&quot;&quot;,S$1)&quot;);&quot;متغیر کی وضاحت نانری کے طور پر کی گئی ہے&quot;)" office:value-type="string" office:string-value="متغیر کی وضاحت نانری کے طور پر کی گئی ہے" calcext:value-type="string">
            <text:p>متغیر کی وضاحت نانری کے طور پر کی گئی ہے</text:p>
          </table:table-cell>
          <table:table-cell table:style-name="ce2" table:formula="of:=IFERROR(__xludf.dummyfunction(&quot;GOOGLETRANSLATE($B90,&quot;&quot;en&quot;&quot;,T$1)&quot;);&quot;Variabilis defined ut nonarray&quot;)" office:value-type="string" office:string-value="Variabilis defined ut nonarray" calcext:value-type="string">
            <text:p>Variabilis defined ut nonarray</text:p>
          </table:table-cell>
          <table:table-cell table:style-name="ce2" table:formula="of:=IFERROR(__xludf.dummyfunction(&quot;GOOGLETRANSLATE($B90,&quot;&quot;en&quot;&quot;,U$1)&quot;);&quot;Amrywiol wedi'i ddiffinio fel nonarray&quot;)" office:value-type="string" office:string-value="Amrywiol wedi'i ddiffinio fel nonarray" calcext:value-type="string">
            <text:p>Amrywiol wedi'i ddiffinio fel nonarray</text:p>
          </table:table-cell>
          <table:table-cell table:style-name="ce2" table:formula="of:=IFERROR(__xludf.dummyfunction(&quot;GOOGLETRANSLATE($B90,&quot;&quot;en&quot;&quot;,V$1)&quot;);&quot;Okuguquguqukayo kuchazwe njenge-nonray&quot;)" office:value-type="string" office:string-value="Okuguquguqukayo kuchazwe njenge-nonray" calcext:value-type="string">
            <text:p>Okuguquguqukayo kuchazwe njenge-nonray</text:p>
          </table:table-cell>
          <table:table-cell table:style-name="ce2" table:formula="of:=IFERROR(__xludf.dummyfunction(&quot;GOOGLETRANSLATE($B90,&quot;&quot;en&quot;&quot;,W$1)&quot;);&quot;וואַריאַבלע דיפיינד ווי ניט מער&quot;)" office:value-type="string" office:string-value="וואַריאַבלע דיפיינד ווי ניט מער" calcext:value-type="string">
            <text:p>וואַריאַבלע דיפיינד ווי ניט מער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VARIABLE HAS NO VALUE</text:p>
          </table:table-cell>
          <table:table-cell table:style-name="ce2" table:formula="of:=IFERROR(__xludf.dummyfunction(&quot;GOOGLETRANSLATE($B91,&quot;&quot;en&quot;&quot;,C$1)&quot;);&quot;변수는 값이 없습니다&quot;)" office:value-type="string" office:string-value="변수는 값이 없습니다" calcext:value-type="string">
            <text:p>변수는 값이 없습니다</text:p>
          </table:table-cell>
          <table:table-cell table:style-name="ce2" table:formula="of:=IFERROR(__xludf.dummyfunction(&quot;GOOGLETRANSLATE($B91,&quot;&quot;en&quot;&quot;,D$1)&quot;);&quot;La variable n'a aucune valeur&quot;)" office:value-type="string" office:string-value="La variable n'a aucune valeur" calcext:value-type="string">
            <text:p>La variable n'a aucune valeur</text:p>
          </table:table-cell>
          <table:table-cell table:style-name="ce2" table:formula="of:=IFERROR(__xludf.dummyfunction(&quot;GOOGLETRANSLATE($B91,&quot;&quot;en&quot;&quot;,E$1)&quot;);&quot;Variable hat keinen Wert&quot;)" office:value-type="string" office:string-value="Variable hat keinen Wert" calcext:value-type="string">
            <text:p>Variable hat keinen Wert</text:p>
          </table:table-cell>
          <table:table-cell table:style-name="ce2" table:formula="of:=IFERROR(__xludf.dummyfunction(&quot;GOOGLETRANSLATE($B91,&quot;&quot;en&quot;&quot;,F$1)&quot;);&quot;变量没有值&quot;)" office:value-type="string" office:string-value="变量没有值" calcext:value-type="string">
            <text:p>变量没有值</text:p>
          </table:table-cell>
          <table:table-cell table:style-name="ce2" table:formula="of:=IFERROR(__xludf.dummyfunction(&quot;GOOGLETRANSLATE($B91,&quot;&quot;en&quot;&quot;,G$1)&quot;);&quot;La variable no tiene valor&quot;)" office:value-type="string" office:string-value="La variable no tiene valor" calcext:value-type="string">
            <text:p>La variable no tiene valor</text:p>
          </table:table-cell>
          <table:table-cell table:style-name="ce2" table:formula="of:=IFERROR(__xludf.dummyfunction(&quot;GOOGLETRANSLATE($B91,&quot;&quot;en&quot;&quot;,H$1)&quot;);&quot;المتغير ليس له قيمة&quot;)" office:value-type="string" office:string-value="المتغير ليس له قيمة" calcext:value-type="string">
            <text:p>المتغير ليس له قيمة</text:p>
          </table:table-cell>
          <table:table-cell table:style-name="ce2" table:formula="of:=IFERROR(__xludf.dummyfunction(&quot;GOOGLETRANSLATE($B91,&quot;&quot;en&quot;&quot;,I$1)&quot;);&quot;Переменная не имеет значения&quot;)" office:value-type="string" office:string-value="Переменная не имеет значения" calcext:value-type="string">
            <text:p>Переменная не имеет значения</text:p>
          </table:table-cell>
          <table:table-cell table:style-name="ce2" table:formula="of:=IFERROR(__xludf.dummyfunction(&quot;GOOGLETRANSLATE($B91,&quot;&quot;en&quot;&quot;,J$1)&quot;);&quot;चर का कोई मूल्य नहीं है&quot;)" office:value-type="string" office:string-value="चर का कोई मूल्य नहीं है" calcext:value-type="string">
            <text:p>चर का कोई मूल्य नहीं है</text:p>
          </table:table-cell>
          <table:table-cell table:style-name="ce2" table:formula="of:=IFERROR(__xludf.dummyfunction(&quot;GOOGLETRANSLATE($B91,&quot;&quot;en&quot;&quot;,K$1)&quot;);&quot;ভেরিয়েবলের কোনও মান নেই&quot;)" office:value-type="string" office:string-value="ভেরিয়েবলের কোনও মান নেই" calcext:value-type="string">
            <text:p>ভেরিয়েবলের কোনও মান নেই</text:p>
          </table:table-cell>
          <table:table-cell table:style-name="ce2" table:formula="of:=IFERROR(__xludf.dummyfunction(&quot;GOOGLETRANSLATE($B91,&quot;&quot;en&quot;&quot;,L$1)&quot;);&quot;A variável não tem valor&quot;)" office:value-type="string" office:string-value="A variável não tem valor" calcext:value-type="string">
            <text:p>A variável não tem valor</text:p>
          </table:table-cell>
          <table:table-cell table:style-name="ce2" table:formula="of:=IFERROR(__xludf.dummyfunction(&quot;GOOGLETRANSLATE($B91,&quot;&quot;en&quot;&quot;,M$1)&quot;);&quot;Variabel tidak memiliki nilai&quot;)" office:value-type="string" office:string-value="Variabel tidak memiliki nilai" calcext:value-type="string">
            <text:p>Variabel tidak memiliki nilai</text:p>
          </table:table-cell>
          <table:table-cell table:style-name="ce2" table:formula="of:=IFERROR(__xludf.dummyfunction(&quot;GOOGLETRANSLATE($B91,&quot;&quot;en&quot;&quot;,N$1)&quot;);&quot;変数には値がありません&quot;)" office:value-type="string" office:string-value="変数には値がありません" calcext:value-type="string">
            <text:p>変数には値がありません</text:p>
          </table:table-cell>
          <table:table-cell table:style-name="ce2" table:formula="of:=IFERROR(__xludf.dummyfunction(&quot;GOOGLETRANSLATE($B91,&quot;&quot;en&quot;&quot;,O$1)&quot;);&quot;למשתנה אין שום ערך&quot;)" office:value-type="string" office:string-value="למשתנה אין שום ערך" calcext:value-type="string">
            <text:p>למשתנה אין שום ערך</text:p>
          </table:table-cell>
          <table:table-cell table:style-name="ce2" table:formula="of:=IFERROR(__xludf.dummyfunction(&quot;GOOGLETRANSLATE($B91,&quot;&quot;en&quot;&quot;,P$1)&quot;);&quot;Variaĵo havas neniun valoron&quot;)" office:value-type="string" office:string-value="Variaĵo havas neniun valoron" calcext:value-type="string">
            <text:p>Variaĵo havas neniun valoron</text:p>
          </table:table-cell>
          <table:table-cell table:style-name="ce2" table:formula="of:=IFERROR(__xludf.dummyfunction(&quot;GOOGLETRANSLATE($B91,&quot;&quot;en&quot;&quot;,Q$1)&quot;);&quot;Kutofautisha haina thamani&quot;)" office:value-type="string" office:string-value="Kutofautisha haina thamani" calcext:value-type="string">
            <text:p>Kutofautisha haina thamani</text:p>
          </table:table-cell>
          <table:table-cell table:style-name="ce2" table:formula="of:=IFERROR(__xludf.dummyfunction(&quot;GOOGLETRANSLATE($B91,&quot;&quot;en&quot;&quot;,R$1)&quot;);&quot;Ang variable ay walang halaga&quot;)" office:value-type="string" office:string-value="Ang variable ay walang halaga" calcext:value-type="string">
            <text:p>Ang variable ay walang halaga</text:p>
          </table:table-cell>
          <table:table-cell table:style-name="ce2" table:formula="of:=IFERROR(__xludf.dummyfunction(&quot;GOOGLETRANSLATE($B91,&quot;&quot;en&quot;&quot;,S$1)&quot;);&quot;متغیر کی کوئی قیمت نہیں ہے&quot;)" office:value-type="string" office:string-value="متغیر کی کوئی قیمت نہیں ہے" calcext:value-type="string">
            <text:p>متغیر کی کوئی قیمت نہیں ہے</text:p>
          </table:table-cell>
          <table:table-cell table:style-name="ce2" table:formula="of:=IFERROR(__xludf.dummyfunction(&quot;GOOGLETRANSLATE($B91,&quot;&quot;en&quot;&quot;,T$1)&quot;);&quot;Variabilis habet valorem&quot;)" office:value-type="string" office:string-value="Variabilis habet valorem" calcext:value-type="string">
            <text:p>Variabilis habet valorem</text:p>
          </table:table-cell>
          <table:table-cell table:style-name="ce2" table:formula="of:=IFERROR(__xludf.dummyfunction(&quot;GOOGLETRANSLATE($B91,&quot;&quot;en&quot;&quot;,U$1)&quot;);&quot;Nid oes gwerth i newidyn&quot;)" office:value-type="string" office:string-value="Nid oes gwerth i newidyn" calcext:value-type="string">
            <text:p>Nid oes gwerth i newidyn</text:p>
          </table:table-cell>
          <table:table-cell table:style-name="ce2" table:formula="of:=IFERROR(__xludf.dummyfunction(&quot;GOOGLETRANSLATE($B91,&quot;&quot;en&quot;&quot;,V$1)&quot;);&quot;Okuguqukayo akunanzuzo&quot;)" office:value-type="string" office:string-value="Okuguqukayo akunanzuzo" calcext:value-type="string">
            <text:p>Okuguqukayo akunanzuzo</text:p>
          </table:table-cell>
          <table:table-cell table:style-name="ce2" table:formula="of:=IFERROR(__xludf.dummyfunction(&quot;GOOGLETRANSLATE($B91,&quot;&quot;en&quot;&quot;,W$1)&quot;);&quot;וואַריאַבלע האט קיין ווערט&quot;)" office:value-type="string" office:string-value="וואַריאַבלע האט קיין ווערט" calcext:value-type="string">
            <text:p>וואַריאַבלע האט קיין ווערט</text:p>
          </table:table-cell>
          <table:table-cell table:number-columns-repeated="1001"/>
        </table:table-row>
        <table:table-row table:style-name="ro1">
          <table:table-cell/>
          <table:table-cell table:style-name="ce1" office:value-type="string" calcext:value-type="string">
            <text:p>VARIABLE IS NOT AN ARRAY</text:p>
          </table:table-cell>
          <table:table-cell table:style-name="ce2" table:formula="of:=IFERROR(__xludf.dummyfunction(&quot;GOOGLETRANSLATE($B92,&quot;&quot;en&quot;&quot;,C$1)&quot;);&quot;변수는 배열이 아닙니다&quot;)" office:value-type="string" office:string-value="변수는 배열이 아닙니다" calcext:value-type="string">
            <text:p>변수는 배열이 아닙니다</text:p>
          </table:table-cell>
          <table:table-cell table:style-name="ce2" table:formula="of:=IFERROR(__xludf.dummyfunction(&quot;GOOGLETRANSLATE($B92,&quot;&quot;en&quot;&quot;,D$1)&quot;);&quot;La variable n'est pas un tableau&quot;)" office:value-type="string" office:string-value="La variable n'est pas un tableau" calcext:value-type="string">
            <text:p>La variable n'est pas un tableau</text:p>
          </table:table-cell>
          <table:table-cell table:style-name="ce2" table:formula="of:=IFERROR(__xludf.dummyfunction(&quot;GOOGLETRANSLATE($B92,&quot;&quot;en&quot;&quot;,E$1)&quot;);&quot;Variable ist kein Array&quot;)" office:value-type="string" office:string-value="Variable ist kein Array" calcext:value-type="string">
            <text:p>Variable ist kein Array</text:p>
          </table:table-cell>
          <table:table-cell table:style-name="ce2" table:formula="of:=IFERROR(__xludf.dummyfunction(&quot;GOOGLETRANSLATE($B92,&quot;&quot;en&quot;&quot;,F$1)&quot;);&quot;变量不是数组&quot;)" office:value-type="string" office:string-value="变量不是数组" calcext:value-type="string">
            <text:p>变量不是数组</text:p>
          </table:table-cell>
          <table:table-cell table:style-name="ce2" table:formula="of:=IFERROR(__xludf.dummyfunction(&quot;GOOGLETRANSLATE($B92,&quot;&quot;en&quot;&quot;,G$1)&quot;);&quot;La variable no es una matriz&quot;)" office:value-type="string" office:string-value="La variable no es una matriz" calcext:value-type="string">
            <text:p>La variable no es una matriz</text:p>
          </table:table-cell>
          <table:table-cell table:style-name="ce2" table:formula="of:=IFERROR(__xludf.dummyfunction(&quot;GOOGLETRANSLATE($B92,&quot;&quot;en&quot;&quot;,H$1)&quot;);&quot;المتغير ليس صفيفًا&quot;)" office:value-type="string" office:string-value="المتغير ليس صفيفًا" calcext:value-type="string">
            <text:p>المتغير ليس صفيفًا</text:p>
          </table:table-cell>
          <table:table-cell table:style-name="ce2" table:formula="of:=IFERROR(__xludf.dummyfunction(&quot;GOOGLETRANSLATE($B92,&quot;&quot;en&quot;&quot;,I$1)&quot;);&quot;Переменная не массив&quot;)" office:value-type="string" office:string-value="Переменная не массив" calcext:value-type="string">
            <text:p>Переменная не массив</text:p>
          </table:table-cell>
          <table:table-cell table:style-name="ce2" table:formula="of:=IFERROR(__xludf.dummyfunction(&quot;GOOGLETRANSLATE($B92,&quot;&quot;en&quot;&quot;,J$1)&quot;);&quot;चर एक सरणी नहीं है&quot;)" office:value-type="string" office:string-value="चर एक सरणी नहीं है" calcext:value-type="string">
            <text:p>चर एक सरणी नहीं है</text:p>
          </table:table-cell>
          <table:table-cell table:style-name="ce2" table:formula="of:=IFERROR(__xludf.dummyfunction(&quot;GOOGLETRANSLATE($B92,&quot;&quot;en&quot;&quot;,K$1)&quot;);&quot;পরিবর্তনশীল একটি অ্যারে নয়&quot;)" office:value-type="string" office:string-value="পরিবর্তনশীল একটি অ্যারে নয়" calcext:value-type="string">
            <text:p>পরিবর্তনশীল একটি অ্যারে নয়</text:p>
          </table:table-cell>
          <table:table-cell table:style-name="ce2" table:formula="of:=IFERROR(__xludf.dummyfunction(&quot;GOOGLETRANSLATE($B92,&quot;&quot;en&quot;&quot;,L$1)&quot;);&quot;A variável não é uma matriz&quot;)" office:value-type="string" office:string-value="A variável não é uma matriz" calcext:value-type="string">
            <text:p>A variável não é uma matriz</text:p>
          </table:table-cell>
          <table:table-cell table:style-name="ce2" table:formula="of:=IFERROR(__xludf.dummyfunction(&quot;GOOGLETRANSLATE($B92,&quot;&quot;en&quot;&quot;,M$1)&quot;);&quot;Variabel bukan array&quot;)" office:value-type="string" office:string-value="Variabel bukan array" calcext:value-type="string">
            <text:p>Variabel bukan array</text:p>
          </table:table-cell>
          <table:table-cell table:style-name="ce2" table:formula="of:=IFERROR(__xludf.dummyfunction(&quot;GOOGLETRANSLATE($B92,&quot;&quot;en&quot;&quot;,N$1)&quot;);&quot;変数は配列ではありません&quot;)" office:value-type="string" office:string-value="変数は配列ではありません" calcext:value-type="string">
            <text:p>変数は配列ではありません</text:p>
          </table:table-cell>
          <table:table-cell table:style-name="ce2" table:formula="of:=IFERROR(__xludf.dummyfunction(&quot;GOOGLETRANSLATE($B92,&quot;&quot;en&quot;&quot;,O$1)&quot;);&quot;משתנה אינו מערך&quot;)" office:value-type="string" office:string-value="משתנה אינו מערך" calcext:value-type="string">
            <text:p>משתנה אינו מערך</text:p>
          </table:table-cell>
          <table:table-cell table:style-name="ce2" table:formula="of:=IFERROR(__xludf.dummyfunction(&quot;GOOGLETRANSLATE($B92,&quot;&quot;en&quot;&quot;,P$1)&quot;);&quot;Variaĵo ne estas tabelo&quot;)" office:value-type="string" office:string-value="Variaĵo ne estas tabelo" calcext:value-type="string">
            <text:p>Variaĵo ne estas tabelo</text:p>
          </table:table-cell>
          <table:table-cell table:style-name="ce2" table:formula="of:=IFERROR(__xludf.dummyfunction(&quot;GOOGLETRANSLATE($B92,&quot;&quot;en&quot;&quot;,Q$1)&quot;);&quot;Kubadilika sio safu&quot;)" office:value-type="string" office:string-value="Kubadilika sio safu" calcext:value-type="string">
            <text:p>Kubadilika sio safu</text:p>
          </table:table-cell>
          <table:table-cell table:style-name="ce2" table:formula="of:=IFERROR(__xludf.dummyfunction(&quot;GOOGLETRANSLATE($B92,&quot;&quot;en&quot;&quot;,R$1)&quot;);&quot;Ang variable ay hindi isang array&quot;)" office:value-type="string" office:string-value="Ang variable ay hindi isang array" calcext:value-type="string">
            <text:p>Ang variable ay hindi isang array</text:p>
          </table:table-cell>
          <table:table-cell table:style-name="ce2" table:formula="of:=IFERROR(__xludf.dummyfunction(&quot;GOOGLETRANSLATE($B92,&quot;&quot;en&quot;&quot;,S$1)&quot;);&quot;متغیر کوئی صف نہیں ہے&quot;)" office:value-type="string" office:string-value="متغیر کوئی صف نہیں ہے" calcext:value-type="string">
            <text:p>متغیر کوئی صف نہیں ہے</text:p>
          </table:table-cell>
          <table:table-cell table:style-name="ce2" table:formula="of:=IFERROR(__xludf.dummyfunction(&quot;GOOGLETRANSLATE($B92,&quot;&quot;en&quot;&quot;,T$1)&quot;);&quot;Variabilis non est ordinata&quot;)" office:value-type="string" office:string-value="Variabilis non est ordinata" calcext:value-type="string">
            <text:p>Variabilis non est ordinata</text:p>
          </table:table-cell>
          <table:table-cell table:style-name="ce2" table:formula="of:=IFERROR(__xludf.dummyfunction(&quot;GOOGLETRANSLATE($B92,&quot;&quot;en&quot;&quot;,U$1)&quot;);&quot;Nid yw newidyn yn arae&quot;)" office:value-type="string" office:string-value="Nid yw newidyn yn arae" calcext:value-type="string">
            <text:p>Nid yw newidyn yn arae</text:p>
          </table:table-cell>
          <table:table-cell table:style-name="ce2" table:formula="of:=IFERROR(__xludf.dummyfunction(&quot;GOOGLETRANSLATE($B92,&quot;&quot;en&quot;&quot;,V$1)&quot;);&quot;Okuguqukayo akuyona i-array&quot;)" office:value-type="string" office:string-value="Okuguqukayo akuyona i-array" calcext:value-type="string">
            <text:p>Okuguqukayo akuyona i-array</text:p>
          </table:table-cell>
          <table:table-cell table:style-name="ce2" table:formula="of:=IFERROR(__xludf.dummyfunction(&quot;GOOGLETRANSLATE($B92,&quot;&quot;en&quot;&quot;,W$1)&quot;);&quot;וואַריאַבלע איז נישט אַ מענגע&quot;)" office:value-type="string" office:string-value="וואַריאַבלע איז נישט אַ מענגע" calcext:value-type="string">
            <text:p>וואַריאַבלע איז נישט אַ מענגע</text:p>
          </table:table-cell>
          <table:table-cell table:number-columns-repeated="1001"/>
        </table:table-row>
        <table:table-row table:style-name="ro1" table:number-rows-repeated="3">
          <table:table-cell/>
          <table:table-cell table:style-name="ce1" table:number-columns-repeated="22"/>
          <table:table-cell table:number-columns-repeated="1001"/>
        </table:table-row>
        <table:table-row table:style-name="ro2" table:number-rows-repeated="104848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47" meta:object-count="0"/>
    <meta:generator>LibreOfficeDev/6.0.5.2$Linux_X86_64 LibreOffice_project/</meta:generator>
  </office:meta>
</office:document-meta>
</file>